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4.2917in"/>
    </style:style>
    <style:style style:name="co5" style:family="table-column">
      <style:table-column-properties fo:break-before="auto" style:column-width="1.5146in"/>
    </style:style>
    <style:style style:name="co6" style:family="table-column">
      <style:table-column-properties fo:break-before="auto" style:column-width="2.8201in"/>
    </style:style>
    <style:style style:name="co9" style:family="table-column">
      <style:table-column-properties fo:break-before="auto" style:column-width="2.8335in"/>
    </style:style>
    <style:style style:name="co10" style:family="table-column">
      <style:table-column-properties fo:break-before="auto" style:column-width="2.7047in"/>
    </style:style>
    <style:style style:name="co11" style:family="table-column">
      <style:table-column-properties fo:break-before="auto" style:column-width="2.8661in"/>
    </style:style>
    <style:style style:name="co12" style:family="table-column">
      <style:table-column-properties fo:break-before="auto" style:column-width="2.9118in"/>
    </style:style>
    <style:style style:name="co13" style:family="table-column">
      <style:table-column-properties fo:break-before="auto" style:column-width="2.3965in"/>
    </style:style>
    <style:style style:name="co14" style:family="table-column">
      <style:table-column-properties fo:break-before="auto" style:column-width="2.5882in"/>
    </style:style>
    <style:style style:name="co15" style:family="table-column">
      <style:table-column-properties fo:break-before="auto" style:column-width="2.1665in"/>
    </style:style>
    <style:style style:name="co16" style:family="table-column">
      <style:table-column-properties fo:break-before="auto" style:column-width="3.448in"/>
    </style:style>
    <style:style style:name="co17" style:family="table-column">
      <style:table-column-properties fo:break-before="auto" style:column-width="3.7618in"/>
    </style:style>
    <style:style style:name="co18" style:family="table-column">
      <style:table-column-properties fo:break-before="auto" style:column-width="4.65in"/>
    </style:style>
    <style:style style:name="co19" style:family="table-column">
      <style:table-column-properties fo:break-before="auto" style:column-width="3.777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ext-properties style:font-name="Liberation Sans" style:font-name-asian="WenQuanYi Micro Hei" style:font-name-complex="Lohit Hindi"/>
    </style:style>
    <style:style style:name="ce6" style:family="table-cell" style:parent-style-name="Default">
      <style:table-cell-properties fo:background-color="#ffff99"/>
      <style:text-properties style:font-name="Liberation Sans" style:font-name-asian="WenQuanYi Micro Hei" style:font-name-complex="Lohit Hindi"/>
    </style:style>
    <style:style style:name="ce7" style:family="table-cell" style:parent-style-name="Default">
      <style:table-cell-properties fo:background-color="#83caff"/>
    </style:style>
    <style:style style:name="ce8" style:family="table-cell" style:parent-style-name="Default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</office:automatic-styles>
  <office:body>
    <office:spreadsheet>
      <table:table table:name="files" table:style-name="ta1">
        <office:forms form:automatic-focus="false" form:apply-design-mode="false"/>
        <table:table-column table:style-name="co5" table:default-cell-style-name="Default"/>
        <table:table-column table:style-name="co2" table:number-columns-repeated="9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5" table:default-cell-style-name="Default"/>
        <table:table-row table:style-name="ro5">
          <table:table-cell table:style-name="ce1" office:value-type="string">
            <text:p>Section Titles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Lesson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Compos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Alt-name</text:p>
          </table:table-cell>
          <table:table-cell table:style-name="ce1" office:value-type="string">
            <text:p>Midi suffix</text:p>
          </table:table-cell>
          <table:table-cell table:style-name="ce1" office:value-type="string">
            <text:p>IMSLP</text:p>
          </table:table-cell>
          <table:table-cell office:value-type="string">
            <text:p>MIDI Filename</text:p>
          </table:table-cell>
          <table:table-cell office:value-type="string">
            <text:p>OldFilename</text:p>
          </table:table-cell>
          <table:table-cell office:value-type="string">
            <text:p>PDF Makefile</text:p>
          </table:table-cell>
          <table:table-cell office:value-type="string">
            <text:p>Midi makefile</text:p>
          </table:table-cell>
          <table:table-cell office:value-type="string">
            <text:p>Notes include</text:p>
          </table:table-cell>
          <table:table-cell office:value-type="string">
            <text:p>Layout <text:s/>Rename</text:p>
          </table:table-cell>
          <table:table-cell office:value-type="string">
            <text:p>MIDI copy</text:p>
          </table:table-cell>
          <table:table-cell office:value-type="string">
            <text:p>Notes copy</text:p>
          </table:table-cell>
          <table:table-cell office:value-type="string">
            <text:p>Include music</text:p>
          </table:table-cell>
          <table:table-cell office:value-type="string">
            <text:p>Include pdf makefile</text:p>
          </table:table-cell>
          <table:table-cell office:value-type="string">
            <text:p>Book output</text:p>
          </table:table-cell>
          <table:table-cell office:value-type="string">
            <text:p>Include midi makefile</text:p>
          </table:table-cell>
          <table:table-cell table:number-columns-repeated="4"/>
          <table:table-cell office:value-type="string">
            <text:p>Comment</text:p>
          </table:table-cell>
        </table:table-row>
        <table:table-row table:style-name="ro5">
          <table:table-cell table:style-name="ce2" office:value-type="string">
            <text:p>Book</text:p>
          </table:table-cell>
          <table:table-cell table:style-name="ce1" table:number-columns-repeated="9"/>
          <table:table-cell/>
          <table:table-cell office:value-type="string">
            <text:p>art-of-playing-pf-book.ly</text:p>
          </table:table-cell>
          <table:table-cell table:style-name="ce4" office:value-type="string">
            <text:p>clementi-op42-pdf-makefile.ly</text:p>
          </table:table-cell>
          <table:table-cell table:style-name="ce4" office:value-type="string">
            <text:p>clementi-op42-midi-makefile.ly</text:p>
          </table:table-cell>
          <table:table-cell/>
          <table:table-cell table:style-name="ce4" table:formula="of:=&quot;git mv &quot;&amp;[.L2]&amp;&quot; &quot;&amp;[.M2]" office:value-type="string" office:string-value="git mv art-of-playing-pf-book.ly clementi-op42-pdf-makefile.ly">
            <text:p>git mv art-of-playing-pf-book.ly clementi-op42-pdf-makefile.ly</text:p>
          </table:table-cell>
          <table:table-cell table:number-columns-repeated="11"/>
        </table:table-row>
        <table:table-row table:style-name="ro2">
          <table:table-cell office:value-type="string">
            <text:p>Cover</text:p>
          </table:table-cell>
          <table:table-cell office:value-type="float" office:value="1">
            <text:p>1</text:p>
          </table:table-cell>
          <table:table-cell table:number-columns-repeated="9"/>
          <table:table-cell table:number-columns-repeated="3" office:value-type="string">
            <text:p>n/a</text:p>
          </table:table-cell>
          <table:table-cell table:number-columns-repeated="13"/>
        </table:table-row>
        <table:table-row table:style-name="ro1">
          <table:table-cell office:value-type="string">
            <text:p>Inner Cove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string">
            <text:p>inner-cover</text:p>
          </table:table-cell>
          <table:table-cell table:number-columns-repeated="3"/>
          <table:table-cell office:value-type="string">
            <text:p>art-of-playing-inner-cover.ily</text:p>
          </table:table-cell>
          <table:table-cell table:style-name="ce4" table:formula="of:=prefix&amp;&quot;p&quot;&amp;[.B4]&amp;&quot;-&quot;&amp;IF([.C4]&lt;10;&quot;0&quot;;&quot;&quot;)&amp;[.C4]&amp;&quot;-&quot;&amp;[.H4]&amp;&quot;.ily&quot;" office:value-type="string" office:string-value="clementi-op42-p1-01-inner-cover.ily">
            <text:p>clementi-op42-p1-01-inner-cover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4]&amp;&quot; ./ilys/&quot;&amp;[.M4]" office:value-type="string" office:string-value="git mv art-of-playing-inner-cover.ily ./ilys/clementi-op42-p1-01-inner-cover.ily">
            <text:p>git mv art-of-playing-inner-cover.ily ./ilys/clementi-op42-p1-01-inner-cover.ily</text:p>
          </table:table-cell>
          <table:table-cell table:number-columns-repeated="11"/>
        </table:table-row>
        <table:table-row table:style-name="ro2">
          <table:table-cell office:value-type="string">
            <text:p>Table Of Contents</text:p>
          </table:table-cell>
          <table:table-cell office:value-type="float" office:value="1">
            <text:p>1</text:p>
          </table:table-cell>
          <table:table-cell table:number-columns-repeated="9"/>
          <table:table-cell table:number-columns-repeated="3" office:value-type="string">
            <text:p>n/a</text:p>
          </table:table-cell>
          <table:table-cell table:number-columns-repeated="13"/>
        </table:table-row>
        <table:table-row table:style-name="ro1">
          <table:table-cell office:value-type="string">
            <text:p>Preliminari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prelims</text:p>
          </table:table-cell>
          <table:table-cell table:number-columns-repeated="3"/>
          <table:table-cell office:value-type="string">
            <text:p>art-of-playing-part1-preliminaries.ily</text:p>
          </table:table-cell>
          <table:table-cell table:style-name="ce4" table:formula="of:=prefix&amp;&quot;p&quot;&amp;[.B6]&amp;&quot;-&quot;&amp;IF([.C6]&lt;10;&quot;0&quot;;&quot;&quot;)&amp;[.C6]&amp;&quot;-&quot;&amp;[.H6]&amp;&quot;.ily&quot;" office:value-type="string" office:string-value="clementi-op42-p1-02-prelims.ily">
            <text:p>clementi-op42-p1-02-prelims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6]&amp;&quot; ./ilys/&quot;&amp;[.M6]" office:value-type="string" office:string-value="git mv art-of-playing-part1-preliminaries.ily ./ilys/clementi-op42-p1-02-prelims.ily">
            <text:p>git mv art-of-playing-part1-preliminaries.ily ./ilys/clementi-op42-p1-02-prelims.ily</text:p>
          </table:table-cell>
          <table:table-cell table:number-columns-repeated="11"/>
        </table:table-row>
        <table:table-row table:style-name="ro1">
          <table:table-cell office:value-type="string">
            <text:p>Clef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clefs</text:p>
          </table:table-cell>
          <table:table-cell table:number-columns-repeated="3"/>
          <table:table-cell office:value-type="string">
            <text:p>art-of-playing-part1-clefs.ily</text:p>
          </table:table-cell>
          <table:table-cell table:formula="of:=prefix&amp;&quot;p&quot;&amp;[.B7]&amp;&quot;-&quot;&amp;IF([.C7]&lt;10;&quot;0&quot;;&quot;&quot;)&amp;[.C7]&amp;&quot;-&quot;&amp;[.H7]&amp;&quot;.ily&quot;" office:value-type="string" office:string-value="clementi-op42-p1-03-clefs.ily">
            <text:p>clementi-op42-p1-03-clefs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7]&amp;&quot; ./ilys/&quot;&amp;[.M7]" office:value-type="string" office:string-value="git mv art-of-playing-part1-clefs.ily ./ilys/clementi-op42-p1-03-clefs.ily">
            <text:p>git mv art-of-playing-part1-clefs.ily ./ilys/clementi-op42-p1-03-clefs.ily</text:p>
          </table:table-cell>
          <table:table-cell table:number-columns-repeated="11"/>
        </table:table-row>
        <table:table-row table:style-name="ro1">
          <table:table-cell office:value-type="string">
            <text:p>The Sca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scale</text:p>
          </table:table-cell>
          <table:table-cell table:number-columns-repeated="3"/>
          <table:table-cell office:value-type="string">
            <text:p>art-of-playing-part1-scale.ily</text:p>
          </table:table-cell>
          <table:table-cell table:formula="of:=prefix&amp;&quot;p&quot;&amp;[.B8]&amp;&quot;-&quot;&amp;IF([.C8]&lt;10;&quot;0&quot;;&quot;&quot;)&amp;[.C8]&amp;&quot;-&quot;&amp;[.H8]&amp;&quot;.ily&quot;" office:value-type="string" office:string-value="clementi-op42-p1-04-scale.ily">
            <text:p>clementi-op42-p1-04-scale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8]&amp;&quot; ./ilys/&quot;&amp;[.M8]" office:value-type="string" office:string-value="git mv art-of-playing-part1-scale.ily ./ilys/clementi-op42-p1-04-scale.ily">
            <text:p>git mv art-of-playing-part1-scale.ily ./ilys/clementi-op42-p1-04-scale.ily</text:p>
          </table:table-cell>
          <table:table-cell table:number-columns-repeated="3"/>
          <table:table-cell table:style-name="ce8" table:formula="of:=&quot;  \include &quot;&quot;ilys/&quot;&amp;[.M8]&amp;&quot;&quot;&quot;&quot;" office:value-type="string" office:string-value="  \include &quot;ilys/clementi-op42-p1-04-scale.ily&quot;">
            <text:p><text:s text:c="2"/>\include "ilys/clementi-op42-p1-04-scale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Interval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intervals</text:p>
          </table:table-cell>
          <table:table-cell table:number-columns-repeated="3"/>
          <table:table-cell office:value-type="string">
            <text:p>art-of-playing-part1-intervals.ily</text:p>
          </table:table-cell>
          <table:table-cell table:formula="of:=prefix&amp;&quot;p&quot;&amp;[.B9]&amp;&quot;-&quot;&amp;IF([.C9]&lt;10;&quot;0&quot;;&quot;&quot;)&amp;[.C9]&amp;&quot;-&quot;&amp;[.H9]&amp;&quot;.ily&quot;" office:value-type="string" office:string-value="clementi-op42-p1-05-intervals.ily">
            <text:p>clementi-op42-p1-05-intervals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9]&amp;&quot; ./ilys/&quot;&amp;[.M9]" office:value-type="string" office:string-value="git mv art-of-playing-part1-intervals.ily ./ilys/clementi-op42-p1-05-intervals.ily">
            <text:p>git mv art-of-playing-part1-intervals.ily ./ilys/clementi-op42-p1-05-intervals.ily</text:p>
          </table:table-cell>
          <table:table-cell table:number-columns-repeated="3"/>
          <table:table-cell table:style-name="ce8" table:formula="of:=&quot;  \include &quot;&quot;ilys/&quot;&amp;[.M9]&amp;&quot;&quot;&quot;&quot;" office:value-type="string" office:string-value="  \include &quot;ilys/clementi-op42-p1-05-intervals.ily&quot;">
            <text:p><text:s text:c="2"/>\include "ilys/clementi-op42-p1-05-interval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TCTS clef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clefs-expl</text:p>
          </table:table-cell>
          <table:table-cell table:number-columns-repeated="3"/>
          <table:table-cell office:value-type="string">
            <text:p>art-of-playing-part1-clefs-explained.ily</text:p>
          </table:table-cell>
          <table:table-cell table:formula="of:=prefix&amp;&quot;p&quot;&amp;[.B10]&amp;&quot;-&quot;&amp;IF([.C10]&lt;10;&quot;0&quot;;&quot;&quot;)&amp;[.C10]&amp;&quot;-&quot;&amp;[.H10]&amp;&quot;.ily&quot;" office:value-type="string" office:string-value="clementi-op42-p1-06-clefs-expl.ily">
            <text:p>clementi-op42-p1-06-clefs-expl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0]&amp;&quot; ./ilys/&quot;&amp;[.M10]" office:value-type="string" office:string-value="git mv art-of-playing-part1-clefs-explained.ily ./ilys/clementi-op42-p1-06-clefs-expl.ily">
            <text:p>git mv art-of-playing-part1-clefs-explained.ily ./ilys/clementi-op42-p1-06-clefs-expl.ily</text:p>
          </table:table-cell>
          <table:table-cell table:number-columns-repeated="3"/>
          <table:table-cell table:style-name="ce8" table:formula="of:=&quot;  \include &quot;&quot;ilys/&quot;&amp;[.M10]&amp;&quot;&quot;&quot;&quot;" office:value-type="string" office:string-value="  \include &quot;ilys/clementi-op42-p1-06-clefs-expl.ily&quot;">
            <text:p><text:s text:c="2"/>\include "ilys/clementi-op42-p1-06-clefs-expl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Notes and Rest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notes</text:p>
          </table:table-cell>
          <table:table-cell table:number-columns-repeated="3"/>
          <table:table-cell office:value-type="string">
            <text:p>art-of-playing-part1-note-values.ily</text:p>
          </table:table-cell>
          <table:table-cell table:formula="of:=prefix&amp;&quot;p&quot;&amp;[.B11]&amp;&quot;-&quot;&amp;IF([.C11]&lt;10;&quot;0&quot;;&quot;&quot;)&amp;[.C11]&amp;&quot;-&quot;&amp;[.H11]&amp;&quot;.ily&quot;" office:value-type="string" office:string-value="clementi-op42-p1-07-notes.ily">
            <text:p>clementi-op42-p1-07-note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1]&amp;&quot; ./ilys/&quot;&amp;[.M11]" office:value-type="string" office:string-value="git mv art-of-playing-part1-note-values.ily ./ilys/clementi-op42-p1-07-notes.ily">
            <text:p>git mv art-of-playing-part1-note-values.ily ./ilys/clementi-op42-p1-07-notes.ily</text:p>
          </table:table-cell>
          <table:table-cell table:number-columns-repeated="3"/>
          <table:table-cell table:style-name="ce8" table:formula="of:=&quot;  \include &quot;&quot;ilys/&quot;&amp;[.M11]&amp;&quot;&quot;&quot;&quot;" office:value-type="string" office:string-value="  \include &quot;ilys/clementi-op42-p1-07-notes.ily&quot;">
            <text:p><text:s text:c="2"/>\include "ilys/clementi-op42-p1-07-note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time</text:p>
          </table:table-cell>
          <table:table-cell table:number-columns-repeated="3"/>
          <table:table-cell office:value-type="string">
            <text:p>art-of-playing-part1-time-divisions.ily</text:p>
          </table:table-cell>
          <table:table-cell table:formula="of:=prefix&amp;&quot;p&quot;&amp;[.B12]&amp;&quot;-&quot;&amp;IF([.C12]&lt;10;&quot;0&quot;;&quot;&quot;)&amp;[.C12]&amp;&quot;-&quot;&amp;[.H12]&amp;&quot;.ily&quot;" office:value-type="string" office:string-value="clementi-op42-p1-08-time.ily">
            <text:p>clementi-op42-p1-08-time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2]&amp;&quot; ./ilys/&quot;&amp;[.M12]" office:value-type="string" office:string-value="git mv art-of-playing-part1-time-divisions.ily ./ilys/clementi-op42-p1-08-time.ily">
            <text:p>git mv art-of-playing-part1-time-divisions.ily ./ilys/clementi-op42-p1-08-time.ily</text:p>
          </table:table-cell>
          <table:table-cell table:number-columns-repeated="3"/>
          <table:table-cell table:style-name="ce8" table:formula="of:=&quot;  \include &quot;&quot;ilys/&quot;&amp;[.M12]&amp;&quot;&quot;&quot;&quot;" office:value-type="string" office:string-value="  \include &quot;ilys/clementi-op42-p1-08-time.ily&quot;">
            <text:p><text:s text:c="2"/>\include "ilys/clementi-op42-p1-08-time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Sharps Flat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string">
            <text:p>sharps-flats</text:p>
          </table:table-cell>
          <table:table-cell table:number-columns-repeated="3"/>
          <table:table-cell office:value-type="string">
            <text:p>art-of-playing-part1-sharps-flats.ily</text:p>
          </table:table-cell>
          <table:table-cell table:formula="of:=prefix&amp;&quot;p&quot;&amp;[.B13]&amp;&quot;-&quot;&amp;IF([.C13]&lt;10;&quot;0&quot;;&quot;&quot;)&amp;[.C13]&amp;&quot;-&quot;&amp;[.H13]&amp;&quot;.ily&quot;" office:value-type="string" office:string-value="clementi-op42-p1-09-sharps-flats.ily">
            <text:p>clementi-op42-p1-09-sharps-flat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3]&amp;&quot; ./ilys/&quot;&amp;[.M13]" office:value-type="string" office:string-value="git mv art-of-playing-part1-sharps-flats.ily ./ilys/clementi-op42-p1-09-sharps-flats.ily">
            <text:p>git mv art-of-playing-part1-sharps-flats.ily ./ilys/clementi-op42-p1-09-sharps-flats.ily</text:p>
          </table:table-cell>
          <table:table-cell table:number-columns-repeated="3"/>
          <table:table-cell table:style-name="ce8" table:formula="of:=&quot;  \include &quot;&quot;ilys/&quot;&amp;[.M13]&amp;&quot;&quot;&quot;&quot;" office:value-type="string" office:string-value="  \include &quot;ilys/clementi-op42-p1-09-sharps-flats.ily&quot;">
            <text:p><text:s text:c="2"/>\include "ilys/clementi-op42-p1-09-sharps-flat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Other Mark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marks</text:p>
          </table:table-cell>
          <table:table-cell table:number-columns-repeated="3"/>
          <table:table-cell office:value-type="string">
            <text:p>art-of-playing-part1-other-marks.ily</text:p>
          </table:table-cell>
          <table:table-cell table:formula="of:=prefix&amp;&quot;p&quot;&amp;[.B14]&amp;&quot;-&quot;&amp;IF([.C14]&lt;10;&quot;0&quot;;&quot;&quot;)&amp;[.C14]&amp;&quot;-&quot;&amp;[.H14]&amp;&quot;.ily&quot;" office:value-type="string" office:string-value="clementi-op42-p1-10-marks.ily">
            <text:p>clementi-op42-p1-10-mark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4]&amp;&quot; ./ilys/&quot;&amp;[.M14]" office:value-type="string" office:string-value="git mv art-of-playing-part1-other-marks.ily ./ilys/clementi-op42-p1-10-marks.ily">
            <text:p>git mv art-of-playing-part1-other-marks.ily ./ilys/clementi-op42-p1-10-marks.ily</text:p>
          </table:table-cell>
          <table:table-cell table:number-columns-repeated="3"/>
          <table:table-cell table:style-name="ce8" table:formula="of:=&quot;  \include &quot;&quot;ilys/&quot;&amp;[.M14]&amp;&quot;&quot;&quot;&quot;" office:value-type="string" office:string-value="  \include &quot;ilys/clementi-op42-p1-10-marks.ily&quot;">
            <text:p><text:s text:c="2"/>\include "ilys/clementi-op42-p1-10-mark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Abbreviations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abbrevs</text:p>
          </table:table-cell>
          <table:table-cell table:number-columns-repeated="3"/>
          <table:table-cell office:value-type="string">
            <text:p>art-of-playing-part1-abbreviations.ily</text:p>
          </table:table-cell>
          <table:table-cell table:formula="of:=prefix&amp;&quot;p&quot;&amp;[.B15]&amp;&quot;-&quot;&amp;IF([.C15]&lt;10;&quot;0&quot;;&quot;&quot;)&amp;[.C15]&amp;&quot;-&quot;&amp;[.H15]&amp;&quot;.ily&quot;" office:value-type="string" office:string-value="clementi-op42-p1-11-abbrevs.ily">
            <text:p>clementi-op42-p1-11-abbrev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5]&amp;&quot; ./ilys/&quot;&amp;[.M15]" office:value-type="string" office:string-value="git mv art-of-playing-part1-abbreviations.ily ./ilys/clementi-op42-p1-11-abbrevs.ily">
            <text:p>git mv art-of-playing-part1-abbreviations.ily ./ilys/clementi-op42-p1-11-abbrevs.ily</text:p>
          </table:table-cell>
          <table:table-cell table:number-columns-repeated="3"/>
          <table:table-cell table:style-name="ce8" table:formula="of:=&quot;  \include &quot;&quot;ilys/&quot;&amp;[.M15]&amp;&quot;&quot;&quot;&quot;" office:value-type="string" office:string-value="  \include &quot;ilys/clementi-op42-p1-11-abbrevs.ily&quot;">
            <text:p><text:s text:c="2"/>\include "ilys/clementi-op42-p1-11-abbrev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Style Grace Expression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string">
            <text:p>style</text:p>
          </table:table-cell>
          <table:table-cell table:number-columns-repeated="3"/>
          <table:table-cell office:value-type="string">
            <text:p>art-of-playing-part1-style-graces.ily</text:p>
          </table:table-cell>
          <table:table-cell table:formula="of:=prefix&amp;&quot;p&quot;&amp;[.B16]&amp;&quot;-&quot;&amp;IF([.C16]&lt;10;&quot;0&quot;;&quot;&quot;)&amp;[.C16]&amp;&quot;-&quot;&amp;[.H16]&amp;&quot;.ily&quot;" office:value-type="string" office:string-value="clementi-op42-p1-12-style.ily">
            <text:p>clementi-op42-p1-12-style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6]&amp;&quot; ./ilys/&quot;&amp;[.M16]" office:value-type="string" office:string-value="git mv art-of-playing-part1-style-graces.ily ./ilys/clementi-op42-p1-12-style.ily">
            <text:p>git mv art-of-playing-part1-style-graces.ily ./ilys/clementi-op42-p1-12-style.ily</text:p>
          </table:table-cell>
          <table:table-cell table:number-columns-repeated="3"/>
          <table:table-cell table:style-name="ce8" table:formula="of:=&quot;  \include &quot;&quot;ilys/&quot;&amp;[.M16]&amp;&quot;&quot;&quot;&quot;" office:value-type="string" office:string-value="  \include &quot;ilys/clementi-op42-p1-12-style.ily&quot;">
            <text:p><text:s text:c="2"/>\include "ilys/clementi-op42-p1-12-style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Turns Shakes Beats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string">
            <text:p>turns</text:p>
          </table:table-cell>
          <table:table-cell table:number-columns-repeated="3"/>
          <table:table-cell office:value-type="string">
            <text:p>art-of-playing-part1-turns-shakes.ily</text:p>
          </table:table-cell>
          <table:table-cell table:formula="of:=prefix&amp;&quot;p&quot;&amp;[.B17]&amp;&quot;-&quot;&amp;IF([.C17]&lt;10;&quot;0&quot;;&quot;&quot;)&amp;[.C17]&amp;&quot;-&quot;&amp;[.H17]&amp;&quot;.ily&quot;" office:value-type="string" office:string-value="clementi-op42-p1-13-turns.ily">
            <text:p>clementi-op42-p1-13-turn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7]&amp;&quot; ./ilys/&quot;&amp;[.M17]" office:value-type="string" office:string-value="git mv art-of-playing-part1-turns-shakes.ily ./ilys/clementi-op42-p1-13-turns.ily">
            <text:p>git mv art-of-playing-part1-turns-shakes.ily ./ilys/clementi-op42-p1-13-turns.ily</text:p>
          </table:table-cell>
          <table:table-cell table:number-columns-repeated="3"/>
          <table:table-cell table:style-name="ce8" table:formula="of:=&quot;  \include &quot;&quot;ilys/&quot;&amp;[.M17]&amp;&quot;&quot;&quot;&quot;" office:value-type="string" office:string-value="  \include &quot;ilys/clementi-op42-p1-13-turns.ily&quot;">
            <text:p><text:s text:c="2"/>\include "ilys/clementi-op42-p1-13-turn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Major Minor Keys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maj-min</text:p>
          </table:table-cell>
          <table:table-cell table:number-columns-repeated="3"/>
          <table:table-cell office:value-type="string">
            <text:p>art-of-playing-part1-major-minor-keys.ily</text:p>
          </table:table-cell>
          <table:table-cell table:formula="of:=prefix&amp;&quot;p&quot;&amp;[.B18]&amp;&quot;-&quot;&amp;IF([.C18]&lt;10;&quot;0&quot;;&quot;&quot;)&amp;[.C18]&amp;&quot;-&quot;&amp;[.H18]&amp;&quot;.ily&quot;" office:value-type="string" office:string-value="clementi-op42-p1-14-maj-min.ily">
            <text:p>clementi-op42-p1-14-maj-min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8]&amp;&quot; ./ilys/&quot;&amp;[.M18]" office:value-type="string" office:string-value="git mv art-of-playing-part1-major-minor-keys.ily ./ilys/clementi-op42-p1-14-maj-min.ily">
            <text:p>git mv art-of-playing-part1-major-minor-keys.ily ./ilys/clementi-op42-p1-14-maj-min.ily</text:p>
          </table:table-cell>
          <table:table-cell table:number-columns-repeated="3"/>
          <table:table-cell table:style-name="ce8" table:formula="of:=&quot;  \include &quot;&quot;ilys/&quot;&amp;[.M18]&amp;&quot;&quot;&quot;&quot;" office:value-type="string" office:string-value="  \include &quot;ilys/clementi-op42-p1-14-maj-min.ily&quot;">
            <text:p><text:s text:c="2"/>\include "ilys/clementi-op42-p1-14-maj-min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Various Terms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terms</text:p>
          </table:table-cell>
          <table:table-cell table:number-columns-repeated="3"/>
          <table:table-cell office:value-type="string">
            <text:p>art-of-playing-part1-explain-various-terms.ily</text:p>
          </table:table-cell>
          <table:table-cell table:formula="of:=prefix&amp;&quot;p&quot;&amp;[.B19]&amp;&quot;-&quot;&amp;IF([.C19]&lt;10;&quot;0&quot;;&quot;&quot;)&amp;[.C19]&amp;&quot;-&quot;&amp;[.H19]&amp;&quot;.ily&quot;" office:value-type="string" office:string-value="clementi-op42-p1-15-terms.ily">
            <text:p>clementi-op42-p1-15-term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9]&amp;&quot; ./ilys/&quot;&amp;[.M19]" office:value-type="string" office:string-value="git mv art-of-playing-part1-explain-various-terms.ily ./ilys/clementi-op42-p1-15-terms.ily">
            <text:p>git mv art-of-playing-part1-explain-various-terms.ily ./ilys/clementi-op42-p1-15-terms.ily</text:p>
          </table:table-cell>
          <table:table-cell table:number-columns-repeated="3"/>
          <table:table-cell table:style-name="ce8" table:formula="of:=&quot;  \include &quot;&quot;ilys/&quot;&amp;[.M19]&amp;&quot;&quot;&quot;&quot;" office:value-type="string" office:string-value="  \include &quot;ilys/clementi-op42-p1-15-terms.ily&quot;">
            <text:p><text:s text:c="2"/>\include "ilys/clementi-op42-p1-15-term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Fingering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fingering</text:p>
          </table:table-cell>
          <table:table-cell table:number-columns-repeated="3"/>
          <table:table-cell office:value-type="string">
            <text:p>art-of-playing-part1-fingering.ily</text:p>
          </table:table-cell>
          <table:table-cell table:formula="of:=prefix&amp;&quot;p&quot;&amp;[.B20]&amp;&quot;-&quot;&amp;IF([.C20]&lt;10;&quot;0&quot;;&quot;&quot;)&amp;[.C20]&amp;&quot;-&quot;&amp;[.H20]&amp;&quot;.ily&quot;" office:value-type="string" office:string-value="clementi-op42-p1-16-fingering.ily">
            <text:p>clementi-op42-p1-16-fingering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0]&amp;&quot; ./ilys/&quot;&amp;[.M20]" office:value-type="string" office:string-value="git mv art-of-playing-part1-fingering.ily ./ilys/clementi-op42-p1-16-fingering.ily">
            <text:p>git mv art-of-playing-part1-fingering.ily ./ilys/clementi-op42-p1-16-fingering.ily</text:p>
          </table:table-cell>
          <table:table-cell table:number-columns-repeated="3"/>
          <table:table-cell table:style-name="ce8" table:formula="of:=&quot;  \include &quot;&quot;ilys/&quot;&amp;[.M20]&amp;&quot;&quot;&quot;&quot;" office:value-type="string" office:string-value="  \include &quot;ilys/clementi-op42-p1-16-fingering.ily&quot;">
            <text:p><text:s text:c="2"/>\include "ilys/clementi-op42-p1-16-fingering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Prelim Directions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string">
            <text:p>directions</text:p>
          </table:table-cell>
          <table:table-cell table:number-columns-repeated="3"/>
          <table:table-cell office:value-type="string">
            <text:p>art-of-playing-part1-prelim-directions.ily</text:p>
          </table:table-cell>
          <table:table-cell table:formula="of:=prefix&amp;&quot;p&quot;&amp;[.B21]&amp;&quot;-&quot;&amp;IF([.C21]&lt;10;&quot;0&quot;;&quot;&quot;)&amp;[.C21]&amp;&quot;-&quot;&amp;[.H21]&amp;&quot;.ily&quot;" office:value-type="string" office:string-value="clementi-op42-p1-17-directions.ily">
            <text:p>clementi-op42-p1-17-direction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1]&amp;&quot; ./ilys/&quot;&amp;[.M21]" office:value-type="string" office:string-value="git mv art-of-playing-part1-prelim-directions.ily ./ilys/clementi-op42-p1-17-directions.ily">
            <text:p>git mv art-of-playing-part1-prelim-directions.ily ./ilys/clementi-op42-p1-17-directions.ily</text:p>
          </table:table-cell>
          <table:table-cell table:number-columns-repeated="3"/>
          <table:table-cell table:style-name="ce8" table:formula="of:=&quot;  \include &quot;&quot;ilys/&quot;&amp;[.M21]&amp;&quot;&quot;&quot;&quot;" office:value-type="string" office:string-value="  \include &quot;ilys/clementi-op42-p1-17-directions.ily&quot;">
            <text:p><text:s text:c="2"/>\include "ilys/clementi-op42-p1-17-direction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Scales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string">
            <text:p>scales</text:p>
          </table:table-cell>
          <table:table-cell table:number-columns-repeated="3"/>
          <table:table-cell office:value-type="string">
            <text:p>art-of-playing-part1-scales.ily</text:p>
          </table:table-cell>
          <table:table-cell table:formula="of:=prefix&amp;&quot;p&quot;&amp;[.B22]&amp;&quot;-&quot;&amp;IF([.C22]&lt;10;&quot;0&quot;;&quot;&quot;)&amp;[.C22]&amp;&quot;-&quot;&amp;[.H22]&amp;&quot;.ily&quot;" office:value-type="string" office:string-value="clementi-op42-p1-18-scales.ily">
            <text:p>clementi-op42-p1-18-scale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2]&amp;&quot; ./ilys/&quot;&amp;[.M22]" office:value-type="string" office:string-value="git mv art-of-playing-part1-scales.ily ./ilys/clementi-op42-p1-18-scales.ily">
            <text:p>git mv art-of-playing-part1-scales.ily ./ilys/clementi-op42-p1-18-scales.ily</text:p>
          </table:table-cell>
          <table:table-cell table:number-columns-repeated="3"/>
          <table:table-cell table:style-name="ce8" table:formula="of:=&quot;  \include &quot;&quot;ilys/&quot;&amp;[.M22]&amp;&quot;&quot;&quot;&quot;" office:value-type="string" office:string-value="  \include &quot;ilys/clementi-op42-p1-18-scales.ily&quot;">
            <text:p><text:s text:c="2"/>\include "ilys/clementi-op42-p1-18-scale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Remarks on Scales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string">
            <text:p>scales</text:p>
          </table:table-cell>
          <table:table-cell table:number-columns-repeated="3"/>
          <table:table-cell office:value-type="string">
            <text:p>art-of-playing-part1-scales-remarks.ily</text:p>
          </table:table-cell>
          <table:table-cell table:formula="of:=prefix&amp;&quot;p&quot;&amp;[.B23]&amp;&quot;-&quot;&amp;IF([.C23]&lt;10;&quot;0&quot;;&quot;&quot;)&amp;[.C23]&amp;&quot;-&quot;&amp;[.H23]&amp;&quot;.ily&quot;" office:value-type="string" office:string-value="clementi-op42-p1-19-scales.ily">
            <text:p>clementi-op42-p1-19-scale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3]&amp;&quot; ./ilys/&quot;&amp;[.M23]" office:value-type="string" office:string-value="git mv art-of-playing-part1-scales-remarks.ily ./ilys/clementi-op42-p1-19-scales.ily">
            <text:p>git mv art-of-playing-part1-scales-remarks.ily ./ilys/clementi-op42-p1-19-scales.ily</text:p>
          </table:table-cell>
          <table:table-cell table:number-columns-repeated="3"/>
          <table:table-cell table:style-name="ce8" table:formula="of:=&quot;  \include &quot;&quot;ilys/&quot;&amp;[.M23]&amp;&quot;&quot;&quot;&quot;" office:value-type="string" office:string-value="  \include &quot;ilys/clementi-op42-p1-19-scales.ily&quot;">
            <text:p><text:s text:c="2"/>\include "ilys/clementi-op42-p1-19-scale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Extensions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extensions</text:p>
          </table:table-cell>
          <table:table-cell table:number-columns-repeated="3"/>
          <table:table-cell office:value-type="string">
            <text:p>art-of-playing-part1-extensions.ily</text:p>
          </table:table-cell>
          <table:table-cell table:formula="of:=prefix&amp;&quot;p&quot;&amp;[.B24]&amp;&quot;-&quot;&amp;IF([.C24]&lt;10;&quot;0&quot;;&quot;&quot;)&amp;[.C24]&amp;&quot;-&quot;&amp;[.H24]&amp;&quot;.ily&quot;" office:value-type="string" office:string-value="clementi-op42-p1-20-extensions.ily">
            <text:p>clementi-op42-p1-20-extension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4]&amp;&quot; ./ilys/&quot;&amp;[.M24]" office:value-type="string" office:string-value="git mv art-of-playing-part1-extensions.ily ./ilys/clementi-op42-p1-20-extensions.ily">
            <text:p>git mv art-of-playing-part1-extensions.ily ./ilys/clementi-op42-p1-20-extensions.ily</text:p>
          </table:table-cell>
          <table:table-cell table:number-columns-repeated="3"/>
          <table:table-cell table:style-name="ce8" table:formula="of:=&quot;  \include &quot;&quot;ilys/&quot;&amp;[.M24]&amp;&quot;&quot;&quot;&quot;" office:value-type="string" office:string-value="  \include &quot;ilys/clementi-op42-p1-20-extensions.ily&quot;">
            <text:p><text:s text:c="2"/>\include "ilys/clementi-op42-p1-20-extension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Fingering RH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exercise-rh</text:p>
          </table:table-cell>
          <table:table-cell table:number-columns-repeated="3"/>
          <table:table-cell office:value-type="string">
            <text:p>art-of-playing-part1-fingering-exerc-rh.ily</text:p>
          </table:table-cell>
          <table:table-cell table:formula="of:=prefix&amp;&quot;p&quot;&amp;[.B25]&amp;&quot;-&quot;&amp;IF([.C25]&lt;10;&quot;0&quot;;&quot;&quot;)&amp;[.C25]&amp;&quot;-&quot;&amp;[.H25]&amp;&quot;.ily&quot;" office:value-type="string" office:string-value="clementi-op42-p1-21-exercise-rh.ily">
            <text:p>clementi-op42-p1-21-exercise-rh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5]&amp;&quot; ./ilys/&quot;&amp;[.M25]" office:value-type="string" office:string-value="git mv art-of-playing-part1-fingering-exerc-rh.ily ./ilys/clementi-op42-p1-21-exercise-rh.ily">
            <text:p>git mv art-of-playing-part1-fingering-exerc-rh.ily ./ilys/clementi-op42-p1-21-exercise-rh.ily</text:p>
          </table:table-cell>
          <table:table-cell table:number-columns-repeated="3"/>
          <table:table-cell table:style-name="ce8" table:formula="of:=&quot;  \include &quot;&quot;ilys/&quot;&amp;[.M25]&amp;&quot;&quot;&quot;&quot;" office:value-type="string" office:string-value="  \include &quot;ilys/clementi-op42-p1-21-exercise-rh.ily&quot;">
            <text:p><text:s text:c="2"/>\include "ilys/clementi-op42-p1-21-exercise-rh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Fingering LH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string">
            <text:p>exercise-lh</text:p>
          </table:table-cell>
          <table:table-cell table:number-columns-repeated="3"/>
          <table:table-cell office:value-type="string">
            <text:p>art-of-playing-part1-fingering-exerc-lh.ily</text:p>
          </table:table-cell>
          <table:table-cell table:formula="of:=prefix&amp;&quot;p&quot;&amp;[.B26]&amp;&quot;-&quot;&amp;IF([.C26]&lt;10;&quot;0&quot;;&quot;&quot;)&amp;[.C26]&amp;&quot;-&quot;&amp;[.H26]&amp;&quot;.ily&quot;" office:value-type="string" office:string-value="clementi-op42-p1-22-exercise-lh.ily">
            <text:p>clementi-op42-p1-22-exercise-lh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6]&amp;&quot; ./ilys/&quot;&amp;[.M26]" office:value-type="string" office:string-value="git mv art-of-playing-part1-fingering-exerc-lh.ily ./ilys/clementi-op42-p1-22-exercise-lh.ily">
            <text:p>git mv art-of-playing-part1-fingering-exerc-lh.ily ./ilys/clementi-op42-p1-22-exercise-lh.ily</text:p>
          </table:table-cell>
          <table:table-cell table:number-columns-repeated="3"/>
          <table:table-cell table:style-name="ce8" table:formula="of:=&quot;  \include &quot;&quot;ilys/&quot;&amp;[.M26]&amp;&quot;&quot;&quot;&quot;" office:value-type="string" office:string-value="  \include &quot;ilys/clementi-op42-p1-22-exercise-lh.ily&quot;">
            <text:p><text:s text:c="2"/>\include "ilys/clementi-op42-p1-22-exercise-lh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Intro Part 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introduction</text:p>
          </table:table-cell>
          <table:table-cell table:number-columns-repeated="3"/>
          <table:table-cell office:value-type="string">
            <text:p>art-of-playing-part2-introduction.ily</text:p>
          </table:table-cell>
          <table:table-cell table:formula="of:=prefix&amp;&quot;p&quot;&amp;[.B27]&amp;&quot;-&quot;&amp;IF([.C27]&lt;10;&quot;0&quot;;&quot;&quot;)&amp;[.C27]&amp;&quot;-&quot;&amp;[.H27]&amp;&quot;.ily&quot;" office:value-type="string" office:string-value="clementi-op42-p2-01-introduction.ily">
            <text:p>clementi-op42-p2-01-introduction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7]&amp;&quot; ./ilys/&quot;&amp;[.M27]" office:value-type="string" office:string-value="git mv art-of-playing-part2-introduction.ily ./ilys/clementi-op42-p2-01-introduction.ily">
            <text:p>git mv art-of-playing-part2-introduction.ily ./ilys/clementi-op42-p2-01-introduction.ily</text:p>
          </table:table-cell>
          <table:table-cell table:number-columns-repeated="3"/>
          <table:table-cell table:style-name="ce8" table:formula="of:=&quot;  \include &quot;&quot;ilys/&quot;&amp;[.M27]&amp;&quot;&quot;&quot;&quot;" office:value-type="string" office:string-value="  \include &quot;ilys/clementi-op42-p2-01-introduction.ily&quot;">
            <text:p><text:s text:c="2"/>\include "ilys/clementi-op42-p2-01-introduction.ily"</text:p>
          </table:table-cell>
          <table:table-cell table:style-name="ce8"/>
          <table:table-cell table:number-columns-repeated="6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IF(NOT(ISBLANK([.I28]));&quot;-&quot;&amp;[.I28];&quot;&quot;)" office:value-type="string" office:string-value="clementi-op42-les01-prel-cmaj">
            <text:p>clementi-op42-les01-prel-cmaj</text:p>
          </table:table-cell>
          <table:table-cell office:value-type="string">
            <text:p>art-of-playing-part2-lesson1-prel-cmaj.ily</text:p>
          </table:table-cell>
          <table:table-cell table:formula="of:=midiprefix&amp;&quot;lyt-L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&quot;.ily&quot;" office:value-type="string" office:string-value="clementi-op42-lyt-L01-prel-cmaj.ily">
            <text:p>clementi-op42-lyt-L01-prel-cmaj.ily</text:p>
          </table:table-cell>
          <table:table-cell table:formula="of:=midiprefix&amp;&quot;mid-L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&quot;.ily&quot;" office:value-type="string" office:string-value="clementi-op42-mid-L01-prel-cmaj.ily">
            <text:p>clementi-op42-mid-L01-prel-cmaj.ily</text:p>
          </table:table-cell>
          <table:table-cell table:style-name="ce5" table:formula="of:=midiprefix&amp;&quot;mus-L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&quot;.ily&quot;" office:value-type="string" office:string-value="clementi-op42-mus-L01-prel-cmaj.ily">
            <text:p>clementi-op42-mus-L01-prel-cmaj.ily</text:p>
          </table:table-cell>
          <table:table-cell table:style-name="ce4" table:formula="of:=&quot;cp &quot;&amp;[.L28]&amp;&quot; ./ilys/&quot;&amp;[.M28]" office:value-type="string" office:string-value="cp art-of-playing-part2-lesson1-prel-cmaj.ily ./ilys/clementi-op42-lyt-L01-prel-cmaj.ily">
            <text:p>cp art-of-playing-part2-lesson1-prel-cmaj.ily ./ilys/clementi-op42-lyt-L01-prel-cmaj.ily</text:p>
          </table:table-cell>
          <table:table-cell table:style-name="ce4" table:formula="of:=&quot;cp &quot;&amp;[.L28]&amp;&quot;  ./ilys/&quot;&amp;[.N28]" office:value-type="string" office:string-value="cp art-of-playing-part2-lesson1-prel-cmaj.ily  ./ilys/clementi-op42-mid-L01-prel-cmaj.ily">
            <text:p>cp art-of-playing-part2-lesson1-prel-cmaj.ily <text:s/>./ilys/clementi-op42-mid-L01-prel-cmaj.ily</text:p>
          </table:table-cell>
          <table:table-cell table:style-name="ce4" table:formula="of:=&quot;cp &quot;&amp;[.L28]&amp;&quot;  ./ilys/&quot;&amp;[.O28]" office:value-type="string" office:string-value="cp art-of-playing-part2-lesson1-prel-cmaj.ily  ./ilys/clementi-op42-mus-L01-prel-cmaj.ily">
            <text:p>cp art-of-playing-part2-lesson1-prel-cmaj.ily <text:s/>./ilys/clementi-op42-mus-L01-prel-cmaj.ily</text:p>
          </table:table-cell>
          <table:table-cell table:style-name="ce4" table:formula="of:=&quot;\include &quot;&quot;&quot;&amp;[.O28]&amp;&quot;&quot;&quot;&quot;" office:value-type="string" office:string-value="\include &quot;clementi-op42-mus-L01-prel-cmaj.ily&quot;">
            <text:p>\include "clementi-op42-mus-L01-prel-cmaj.ily"</text:p>
          </table:table-cell>
          <table:table-cell table:style-name="ce4" table:formula="of:=&quot;  \include &quot;&quot;ilys/&quot;&amp;[.M28]&amp;&quot;&quot;&quot;&quot;" office:value-type="string" office:string-value="  \include &quot;ilys/clementi-op42-lyt-L01-prel-cmaj.ily&quot;">
            <text:p><text:s text:c="2"/>\include "ilys/clementi-op42-lyt-L01-prel-cmaj.ily"</text:p>
          </table:table-cell>
          <table:table-cell table:style-name="ce4" table:formula="of:=&quot;\book {   \bookOutputName &quot;&quot;&quot;&amp;[.K28]&amp;&quot;&quot;&quot;&quot;" office:value-type="string" office:string-value="\book {   \bookOutputName &quot;clementi-op42-les01-prel-cmaj&quot;">
            <text:p>\book { <text:s text:c="2"/>\bookOutputName "clementi-op42-les01-prel-cmaj"</text:p>
          </table:table-cell>
          <table:table-cell table:style-name="ce4" table:formula="of:=&quot;\include &quot;&quot;ilys/&quot;&amp;[.N28]&amp;&quot;&quot;&quot;&quot;" office:value-type="string" office:string-value="\include &quot;ilys/clementi-op42-mid-L01-prel-cmaj.ily&quot;">
            <text:p>\include "ilys/clementi-op42-mid-L01-prel-cmaj.ily"</text:p>
          </table:table-cell>
          <table:table-cell table:number-columns-repeated="5"/>
        </table:table-row>
        <table:table-row table:style-name="ro5">
          <table:table-cell office:value-type="string">
            <text:p>Away with melanchol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maj</text:p>
          </table:table-cell>
          <table:table-cell office:value-type="string">
            <text:p>mozart</text:p>
          </table:table-cell>
          <table:table-cell/>
          <table:table-cell office:value-type="string">
            <text:p>moderato</text:p>
          </table:table-cell>
          <table:table-cell/>
          <table:table-cell office:value-type="string">
            <text:p>moder</text:p>
          </table:table-cell>
          <table:table-cell/>
          <table:table-cell table:formula="of:=midiprefix&amp;&quot;les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IF(NOT(ISBLANK([.I29]));&quot;-&quot;&amp;[.I29];&quot;&quot;)" office:value-type="string" office:string-value="clementi-op42-les01-mozart-moder">
            <text:p>clementi-op42-les01-mozart-moder</text:p>
          </table:table-cell>
          <table:table-cell office:value-type="string">
            <text:p>art-of-playing-part2-lesson1-moderato.ily</text:p>
          </table:table-cell>
          <table:table-cell table:formula="of:=midiprefix&amp;&quot;lyt-L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&quot;.ily&quot;" office:value-type="string" office:string-value="clementi-op42-lyt-L01-mozart.ily">
            <text:p>clementi-op42-lyt-L01-mozart.ily</text:p>
          </table:table-cell>
          <table:table-cell table:formula="of:=midiprefix&amp;&quot;mid-L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&quot;.ily&quot;" office:value-type="string" office:string-value="clementi-op42-mid-L01-mozart.ily">
            <text:p>clementi-op42-mid-L01-mozart.ily</text:p>
          </table:table-cell>
          <table:table-cell table:style-name="ce5" table:formula="of:=midiprefix&amp;&quot;mus-L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&quot;.ily&quot;" office:value-type="string" office:string-value="clementi-op42-mus-L01-mozart.ily">
            <text:p>clementi-op42-mus-L01-mozart.ily</text:p>
          </table:table-cell>
          <table:table-cell table:style-name="ce4" table:formula="of:=&quot;cp &quot;&amp;[.L29]&amp;&quot; ./ilys/&quot;&amp;[.M29]" office:value-type="string" office:string-value="cp art-of-playing-part2-lesson1-moderato.ily ./ilys/clementi-op42-lyt-L01-mozart.ily">
            <text:p>cp art-of-playing-part2-lesson1-moderato.ily ./ilys/clementi-op42-lyt-L01-mozart.ily</text:p>
          </table:table-cell>
          <table:table-cell table:style-name="ce4" table:formula="of:=&quot;cp &quot;&amp;[.L29]&amp;&quot;  ./ilys/&quot;&amp;[.N29]" office:value-type="string" office:string-value="cp art-of-playing-part2-lesson1-moderato.ily  ./ilys/clementi-op42-mid-L01-mozart.ily">
            <text:p>cp art-of-playing-part2-lesson1-moderato.ily <text:s/>./ilys/clementi-op42-mid-L01-mozart.ily</text:p>
          </table:table-cell>
          <table:table-cell table:style-name="ce4" table:formula="of:=&quot;cp &quot;&amp;[.L29]&amp;&quot;  ./ilys/&quot;&amp;[.O29]" office:value-type="string" office:string-value="cp art-of-playing-part2-lesson1-moderato.ily  ./ilys/clementi-op42-mus-L01-mozart.ily">
            <text:p>cp art-of-playing-part2-lesson1-moderato.ily <text:s/>./ilys/clementi-op42-mus-L01-mozart.ily</text:p>
          </table:table-cell>
          <table:table-cell table:style-name="ce4" table:formula="of:=&quot;\include &quot;&quot;&quot;&amp;[.O29]&amp;&quot;&quot;&quot;&quot;" office:value-type="string" office:string-value="\include &quot;clementi-op42-mus-L01-mozart.ily&quot;">
            <text:p>\include "clementi-op42-mus-L01-mozart.ily"</text:p>
          </table:table-cell>
          <table:table-cell table:style-name="ce4" table:formula="of:=&quot;  \include &quot;&quot;ilys/&quot;&amp;[.M29]&amp;&quot;&quot;&quot;&quot;" office:value-type="string" office:string-value="  \include &quot;ilys/clementi-op42-lyt-L01-mozart.ily&quot;">
            <text:p><text:s text:c="2"/>\include "ilys/clementi-op42-lyt-L01-mozart.ily"</text:p>
          </table:table-cell>
          <table:table-cell table:style-name="ce4" table:formula="of:=&quot;\book {   \bookOutputName &quot;&quot;&quot;&amp;[.K29]&amp;&quot;&quot;&quot;&quot;" office:value-type="string" office:string-value="\book {   \bookOutputName &quot;clementi-op42-les01-mozart-moder&quot;">
            <text:p>\book { <text:s text:c="2"/>\bookOutputName "clementi-op42-les01-mozart-moder"</text:p>
          </table:table-cell>
          <table:table-cell table:style-name="ce4" table:formula="of:=&quot;\include &quot;&quot;ilys/&quot;&amp;[.N29]&amp;&quot;&quot;&quot;&quot;" office:value-type="string" office:string-value="\include &quot;ilys/clementi-op42-mid-L01-mozart.ily&quot;">
            <text:p>\include "ilys/clementi-op42-mid-L01-mozart.ily"</text:p>
          </table:table-cell>
          <table:table-cell table:number-columns-repeated="5"/>
        </table:table-row>
        <table:table-row table:style-name="ro5">
          <table:table-cell office:value-type="string">
            <text:p>Ari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maj</text:p>
          </table:table-cell>
          <table:table-cell/>
          <table:table-cell office:value-type="string">
            <text:p>aria</text:p>
          </table:table-cell>
          <table:table-cell/>
          <table:table-cell/>
          <table:table-cell office:value-type="string">
            <text:p>cmaj</text:p>
          </table:table-cell>
          <table:table-cell/>
          <table:table-cell table:formula="of:=midiprefix&amp;&quot;les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IF(NOT(ISBLANK([.I30]));&quot;-&quot;&amp;[.I30];&quot;&quot;)" office:value-type="string" office:string-value="clementi-op42-les02-aria-cmaj">
            <text:p>clementi-op42-les02-aria-cmaj</text:p>
          </table:table-cell>
          <table:table-cell office:value-type="string">
            <text:p>art-of-playing-part2-lesson2-aria.ily</text:p>
          </table:table-cell>
          <table:table-cell table:formula="of:=midiprefix&amp;&quot;lyt-L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&quot;.ily&quot;" office:value-type="string" office:string-value="clementi-op42-lyt-L02-aria.ily">
            <text:p>clementi-op42-lyt-L02-aria.ily</text:p>
          </table:table-cell>
          <table:table-cell table:formula="of:=midiprefix&amp;&quot;mid-L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&quot;.ily&quot;" office:value-type="string" office:string-value="clementi-op42-mid-L02-aria.ily">
            <text:p>clementi-op42-mid-L02-aria.ily</text:p>
          </table:table-cell>
          <table:table-cell table:style-name="ce5" table:formula="of:=midiprefix&amp;&quot;mus-L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&quot;.ily&quot;" office:value-type="string" office:string-value="clementi-op42-mus-L02-aria.ily">
            <text:p>clementi-op42-mus-L02-aria.ily</text:p>
          </table:table-cell>
          <table:table-cell table:style-name="ce4" table:formula="of:=&quot;cp &quot;&amp;[.L30]&amp;&quot; ./ilys/&quot;&amp;[.M30]" office:value-type="string" office:string-value="cp art-of-playing-part2-lesson2-aria.ily ./ilys/clementi-op42-lyt-L02-aria.ily">
            <text:p>cp art-of-playing-part2-lesson2-aria.ily ./ilys/clementi-op42-lyt-L02-aria.ily</text:p>
          </table:table-cell>
          <table:table-cell table:style-name="ce4" table:formula="of:=&quot;cp &quot;&amp;[.L30]&amp;&quot;  ./ilys/&quot;&amp;[.N30]" office:value-type="string" office:string-value="cp art-of-playing-part2-lesson2-aria.ily  ./ilys/clementi-op42-mid-L02-aria.ily">
            <text:p>cp art-of-playing-part2-lesson2-aria.ily <text:s/>./ilys/clementi-op42-mid-L02-aria.ily</text:p>
          </table:table-cell>
          <table:table-cell table:style-name="ce4" table:formula="of:=&quot;cp &quot;&amp;[.L30]&amp;&quot;  ./ilys/&quot;&amp;[.O30]" office:value-type="string" office:string-value="cp art-of-playing-part2-lesson2-aria.ily  ./ilys/clementi-op42-mus-L02-aria.ily">
            <text:p>cp art-of-playing-part2-lesson2-aria.ily <text:s/>./ilys/clementi-op42-mus-L02-aria.ily</text:p>
          </table:table-cell>
          <table:table-cell table:style-name="ce4" table:formula="of:=&quot;\include &quot;&quot;&quot;&amp;[.O30]&amp;&quot;&quot;&quot;&quot;" office:value-type="string" office:string-value="\include &quot;clementi-op42-mus-L02-aria.ily&quot;">
            <text:p>\include "clementi-op42-mus-L02-aria.ily"</text:p>
          </table:table-cell>
          <table:table-cell table:style-name="ce4" table:formula="of:=&quot;  \include &quot;&quot;ilys/&quot;&amp;[.M30]&amp;&quot;&quot;&quot;&quot;" office:value-type="string" office:string-value="  \include &quot;ilys/clementi-op42-lyt-L02-aria.ily&quot;">
            <text:p><text:s text:c="2"/>\include "ilys/clementi-op42-lyt-L02-aria.ily"</text:p>
          </table:table-cell>
          <table:table-cell table:style-name="ce4" table:formula="of:=&quot;\book {   \bookOutputName &quot;&quot;&quot;&amp;[.K30]&amp;&quot;&quot;&quot;&quot;" office:value-type="string" office:string-value="\book {   \bookOutputName &quot;clementi-op42-les02-aria-cmaj&quot;">
            <text:p>\book { <text:s text:c="2"/>\bookOutputName "clementi-op42-les02-aria-cmaj"</text:p>
          </table:table-cell>
          <table:table-cell table:style-name="ce4" table:formula="of:=&quot;\include &quot;&quot;ilys/&quot;&amp;[.N30]&amp;&quot;&quot;&quot;&quot;" office:value-type="string" office:string-value="\include &quot;ilys/clementi-op42-mid-L02-aria.ily&quot;">
            <text:p>\include "ilys/clementi-op42-mid-L02-aria.ily"</text:p>
          </table:table-cell>
          <table:table-cell table:number-columns-repeated="5"/>
        </table:table-row>
        <table:table-row table:style-name="ro5">
          <table:table-cell office:value-type="string">
            <text:p>Air, in Atalan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maj</text:p>
          </table:table-cell>
          <table:table-cell office:value-type="string">
            <text:p>handel</text:p>
          </table:table-cell>
          <table:table-cell office:value-type="string">
            <text:p>air</text:p>
          </table:table-cell>
          <table:table-cell/>
          <table:table-cell/>
          <table:table-cell office:value-type="string">
            <text:p>air</text:p>
          </table:table-cell>
          <table:table-cell/>
          <table:table-cell table:formula="of:=midiprefix&amp;&quot;les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IF(NOT(ISBLANK([.I31]));&quot;-&quot;&amp;[.I31];&quot;&quot;)" office:value-type="string" office:string-value="clementi-op42-les03-handel-air">
            <text:p>clementi-op42-les03-handel-air</text:p>
          </table:table-cell>
          <table:table-cell office:value-type="string">
            <text:p>art-of-playing-part2-lesson3-air-handel.ily</text:p>
          </table:table-cell>
          <table:table-cell table:formula="of:=midiprefix&amp;&quot;lyt-L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&quot;.ily&quot;" office:value-type="string" office:string-value="clementi-op42-lyt-L03-handel.ily">
            <text:p>clementi-op42-lyt-L03-handel.ily</text:p>
          </table:table-cell>
          <table:table-cell table:formula="of:=midiprefix&amp;&quot;mid-L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&quot;.ily&quot;" office:value-type="string" office:string-value="clementi-op42-mid-L03-handel.ily">
            <text:p>clementi-op42-mid-L03-handel.ily</text:p>
          </table:table-cell>
          <table:table-cell table:style-name="ce5" table:formula="of:=midiprefix&amp;&quot;mus-L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&quot;.ily&quot;" office:value-type="string" office:string-value="clementi-op42-mus-L03-handel.ily">
            <text:p>clementi-op42-mus-L03-handel.ily</text:p>
          </table:table-cell>
          <table:table-cell table:style-name="ce4" table:formula="of:=&quot;cp &quot;&amp;[.L31]&amp;&quot; ./ilys/&quot;&amp;[.M31]" office:value-type="string" office:string-value="cp art-of-playing-part2-lesson3-air-handel.ily ./ilys/clementi-op42-lyt-L03-handel.ily">
            <text:p>cp art-of-playing-part2-lesson3-air-handel.ily ./ilys/clementi-op42-lyt-L03-handel.ily</text:p>
          </table:table-cell>
          <table:table-cell table:style-name="ce4" table:formula="of:=&quot;cp &quot;&amp;[.L31]&amp;&quot;  ./ilys/&quot;&amp;[.N31]" office:value-type="string" office:string-value="cp art-of-playing-part2-lesson3-air-handel.ily  ./ilys/clementi-op42-mid-L03-handel.ily">
            <text:p>cp art-of-playing-part2-lesson3-air-handel.ily <text:s/>./ilys/clementi-op42-mid-L03-handel.ily</text:p>
          </table:table-cell>
          <table:table-cell table:style-name="ce4" table:formula="of:=&quot;cp &quot;&amp;[.L31]&amp;&quot;  ./ilys/&quot;&amp;[.O31]" office:value-type="string" office:string-value="cp art-of-playing-part2-lesson3-air-handel.ily  ./ilys/clementi-op42-mus-L03-handel.ily">
            <text:p>cp art-of-playing-part2-lesson3-air-handel.ily <text:s/>./ilys/clementi-op42-mus-L03-handel.ily</text:p>
          </table:table-cell>
          <table:table-cell table:style-name="ce4" table:formula="of:=&quot;\include &quot;&quot;&quot;&amp;[.O31]&amp;&quot;&quot;&quot;&quot;" office:value-type="string" office:string-value="\include &quot;clementi-op42-mus-L03-handel.ily&quot;">
            <text:p>\include "clementi-op42-mus-L03-handel.ily"</text:p>
          </table:table-cell>
          <table:table-cell table:style-name="ce4" table:formula="of:=&quot;  \include &quot;&quot;ilys/&quot;&amp;[.M31]&amp;&quot;&quot;&quot;&quot;" office:value-type="string" office:string-value="  \include &quot;ilys/clementi-op42-lyt-L03-handel.ily&quot;">
            <text:p><text:s text:c="2"/>\include "ilys/clementi-op42-lyt-L03-handel.ily"</text:p>
          </table:table-cell>
          <table:table-cell table:style-name="ce4" table:formula="of:=&quot;\book {   \bookOutputName &quot;&quot;&quot;&amp;[.K31]&amp;&quot;&quot;&quot;&quot;" office:value-type="string" office:string-value="\book {   \bookOutputName &quot;clementi-op42-les03-handel-air&quot;">
            <text:p>\book { <text:s text:c="2"/>\bookOutputName "clementi-op42-les03-handel-air"</text:p>
          </table:table-cell>
          <table:table-cell table:style-name="ce4" table:formula="of:=&quot;\include &quot;&quot;ilys/&quot;&amp;[.N31]&amp;&quot;&quot;&quot;&quot;" office:value-type="string" office:string-value="\include &quot;ilys/clementi-op42-mid-L03-handel.ily&quot;">
            <text:p>\include "ilys/clementi-op42-mid-L03-handel.ily"</text:p>
          </table:table-cell>
          <table:table-cell table:number-columns-repeated="5"/>
        </table:table-row>
        <table:table-row table:style-name="ro5">
          <table:table-cell office:value-type="string">
            <text:p>Air, in Sau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maj</text:p>
          </table:table-cell>
          <table:table-cell office:value-type="string">
            <text:p>handel</text:p>
          </table:table-cell>
          <table:table-cell office:value-type="string">
            <text:p>air</text:p>
          </table:table-cell>
          <table:table-cell office:value-type="string">
            <text:p>moderato</text:p>
          </table:table-cell>
          <table:table-cell/>
          <table:table-cell office:value-type="string">
            <text:p>air</text:p>
          </table:table-cell>
          <table:table-cell/>
          <table:table-cell table:formula="of:=midiprefix&amp;&quot;les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IF(NOT(ISBLANK([.I32]));&quot;-&quot;&amp;[.I32];&quot;&quot;)" office:value-type="string" office:string-value="clementi-op42-les04-handel-air">
            <text:p>clementi-op42-les04-handel-air</text:p>
          </table:table-cell>
          <table:table-cell office:value-type="string">
            <text:p>art-of-playing-part2-lesson4-air-handel.ily</text:p>
          </table:table-cell>
          <table:table-cell table:formula="of:=midiprefix&amp;&quot;lyt-L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&quot;.ily&quot;" office:value-type="string" office:string-value="clementi-op42-lyt-L04-handel.ily">
            <text:p>clementi-op42-lyt-L04-handel.ily</text:p>
          </table:table-cell>
          <table:table-cell table:formula="of:=midiprefix&amp;&quot;mid-L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&quot;.ily&quot;" office:value-type="string" office:string-value="clementi-op42-mid-L04-handel.ily">
            <text:p>clementi-op42-mid-L04-handel.ily</text:p>
          </table:table-cell>
          <table:table-cell table:style-name="ce5" table:formula="of:=midiprefix&amp;&quot;mus-L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&quot;.ily&quot;" office:value-type="string" office:string-value="clementi-op42-mus-L04-handel.ily">
            <text:p>clementi-op42-mus-L04-handel.ily</text:p>
          </table:table-cell>
          <table:table-cell table:style-name="ce4" table:formula="of:=&quot;cp &quot;&amp;[.L32]&amp;&quot; ./ilys/&quot;&amp;[.M32]" office:value-type="string" office:string-value="cp art-of-playing-part2-lesson4-air-handel.ily ./ilys/clementi-op42-lyt-L04-handel.ily">
            <text:p>cp art-of-playing-part2-lesson4-air-handel.ily ./ilys/clementi-op42-lyt-L04-handel.ily</text:p>
          </table:table-cell>
          <table:table-cell table:style-name="ce4" table:formula="of:=&quot;cp &quot;&amp;[.L32]&amp;&quot;  ./ilys/&quot;&amp;[.N32]" office:value-type="string" office:string-value="cp art-of-playing-part2-lesson4-air-handel.ily  ./ilys/clementi-op42-mid-L04-handel.ily">
            <text:p>cp art-of-playing-part2-lesson4-air-handel.ily <text:s/>./ilys/clementi-op42-mid-L04-handel.ily</text:p>
          </table:table-cell>
          <table:table-cell table:style-name="ce4" table:formula="of:=&quot;cp &quot;&amp;[.L32]&amp;&quot;  ./ilys/&quot;&amp;[.O32]" office:value-type="string" office:string-value="cp art-of-playing-part2-lesson4-air-handel.ily  ./ilys/clementi-op42-mus-L04-handel.ily">
            <text:p>cp art-of-playing-part2-lesson4-air-handel.ily <text:s/>./ilys/clementi-op42-mus-L04-handel.ily</text:p>
          </table:table-cell>
          <table:table-cell table:style-name="ce4" table:formula="of:=&quot;\include &quot;&quot;&quot;&amp;[.O32]&amp;&quot;&quot;&quot;&quot;" office:value-type="string" office:string-value="\include &quot;clementi-op42-mus-L04-handel.ily&quot;">
            <text:p>\include "clementi-op42-mus-L04-handel.ily"</text:p>
          </table:table-cell>
          <table:table-cell table:style-name="ce4" table:formula="of:=&quot;  \include &quot;&quot;ilys/&quot;&amp;[.M32]&amp;&quot;&quot;&quot;&quot;" office:value-type="string" office:string-value="  \include &quot;ilys/clementi-op42-lyt-L04-handel.ily&quot;">
            <text:p><text:s text:c="2"/>\include "ilys/clementi-op42-lyt-L04-handel.ily"</text:p>
          </table:table-cell>
          <table:table-cell table:style-name="ce4" table:formula="of:=&quot;\book {   \bookOutputName &quot;&quot;&quot;&amp;[.K32]&amp;&quot;&quot;&quot;&quot;" office:value-type="string" office:string-value="\book {   \bookOutputName &quot;clementi-op42-les04-handel-air&quot;">
            <text:p>\book { <text:s text:c="2"/>\bookOutputName "clementi-op42-les04-handel-air"</text:p>
          </table:table-cell>
          <table:table-cell table:style-name="ce4" table:formula="of:=&quot;\include &quot;&quot;ilys/&quot;&amp;[.N32]&amp;&quot;&quot;&quot;&quot;" office:value-type="string" office:string-value="\include &quot;ilys/clementi-op42-mid-L04-handel.ily&quot;">
            <text:p>\include "ilys/clementi-op42-mid-L04-handel.ily"</text:p>
          </table:table-cell>
          <table:table-cell table:number-columns-repeated="5"/>
        </table:table-row>
        <table:table-row table:style-name="ro5">
          <table:table-cell office:value-type="string">
            <text:p>Dead March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maj</text:p>
          </table:table-cell>
          <table:table-cell office:value-type="string">
            <text:p>handel</text:p>
          </table:table-cell>
          <table:table-cell/>
          <table:table-cell office:value-type="string">
            <text:p>grave</text:p>
          </table:table-cell>
          <table:table-cell/>
          <table:table-cell office:value-type="string">
            <text:p>grave</text:p>
          </table:table-cell>
          <table:table-cell/>
          <table:table-cell table:formula="of:=midiprefix&amp;&quot;les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IF(NOT(ISBLANK([.I33]));&quot;-&quot;&amp;[.I33];&quot;&quot;)" office:value-type="string" office:string-value="clementi-op42-les05-handel-grave">
            <text:p>clementi-op42-les05-handel-grave</text:p>
          </table:table-cell>
          <table:table-cell office:value-type="string">
            <text:p>art-of-playing-part2-lesson5-march-handel.ily</text:p>
          </table:table-cell>
          <table:table-cell table:formula="of:=midiprefix&amp;&quot;lyt-L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&quot;.ily&quot;" office:value-type="string" office:string-value="clementi-op42-lyt-L05-handel.ily">
            <text:p>clementi-op42-lyt-L05-handel.ily</text:p>
          </table:table-cell>
          <table:table-cell table:formula="of:=midiprefix&amp;&quot;mid-L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&quot;.ily&quot;" office:value-type="string" office:string-value="clementi-op42-mid-L05-handel.ily">
            <text:p>clementi-op42-mid-L05-handel.ily</text:p>
          </table:table-cell>
          <table:table-cell table:style-name="ce5" table:formula="of:=midiprefix&amp;&quot;mus-L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&quot;.ily&quot;" office:value-type="string" office:string-value="clementi-op42-mus-L05-handel.ily">
            <text:p>clementi-op42-mus-L05-handel.ily</text:p>
          </table:table-cell>
          <table:table-cell table:style-name="ce4" table:formula="of:=&quot;cp &quot;&amp;[.L33]&amp;&quot; ./ilys/&quot;&amp;[.M33]" office:value-type="string" office:string-value="cp art-of-playing-part2-lesson5-march-handel.ily ./ilys/clementi-op42-lyt-L05-handel.ily">
            <text:p>cp art-of-playing-part2-lesson5-march-handel.ily ./ilys/clementi-op42-lyt-L05-handel.ily</text:p>
          </table:table-cell>
          <table:table-cell table:style-name="ce4" table:formula="of:=&quot;cp &quot;&amp;[.L33]&amp;&quot;  ./ilys/&quot;&amp;[.N33]" office:value-type="string" office:string-value="cp art-of-playing-part2-lesson5-march-handel.ily  ./ilys/clementi-op42-mid-L05-handel.ily">
            <text:p>cp art-of-playing-part2-lesson5-march-handel.ily <text:s/>./ilys/clementi-op42-mid-L05-handel.ily</text:p>
          </table:table-cell>
          <table:table-cell table:style-name="ce4" table:formula="of:=&quot;cp &quot;&amp;[.L33]&amp;&quot;  ./ilys/&quot;&amp;[.O33]" office:value-type="string" office:string-value="cp art-of-playing-part2-lesson5-march-handel.ily  ./ilys/clementi-op42-mus-L05-handel.ily">
            <text:p>cp art-of-playing-part2-lesson5-march-handel.ily <text:s/>./ilys/clementi-op42-mus-L05-handel.ily</text:p>
          </table:table-cell>
          <table:table-cell table:style-name="ce4" table:formula="of:=&quot;\include &quot;&quot;&quot;&amp;[.O33]&amp;&quot;&quot;&quot;&quot;" office:value-type="string" office:string-value="\include &quot;clementi-op42-mus-L05-handel.ily&quot;">
            <text:p>\include "clementi-op42-mus-L05-handel.ily"</text:p>
          </table:table-cell>
          <table:table-cell table:style-name="ce4" table:formula="of:=&quot;  \include &quot;&quot;ilys/&quot;&amp;[.M33]&amp;&quot;&quot;&quot;&quot;" office:value-type="string" office:string-value="  \include &quot;ilys/clementi-op42-lyt-L05-handel.ily&quot;">
            <text:p><text:s text:c="2"/>\include "ilys/clementi-op42-lyt-L05-handel.ily"</text:p>
          </table:table-cell>
          <table:table-cell table:style-name="ce4" table:formula="of:=&quot;\book {   \bookOutputName &quot;&quot;&quot;&amp;[.K33]&amp;&quot;&quot;&quot;&quot;" office:value-type="string" office:string-value="\book {   \bookOutputName &quot;clementi-op42-les05-handel-grave&quot;">
            <text:p>\book { <text:s text:c="2"/>\bookOutputName "clementi-op42-les05-handel-grave"</text:p>
          </table:table-cell>
          <table:table-cell table:style-name="ce4" table:formula="of:=&quot;\include &quot;&quot;ilys/&quot;&amp;[.N33]&amp;&quot;&quot;&quot;&quot;" office:value-type="string" office:string-value="\include &quot;ilys/clementi-op42-mid-L05-handel.ily&quot;">
            <text:p>\include "ilys/clementi-op42-mid-L05-handel.ily"</text:p>
          </table:table-cell>
          <table:table-cell table:number-columns-repeated="5"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cmaj</text:p>
          </table:table-cell>
          <table:table-cell office:value-type="string">
            <text:p>corelli</text:p>
          </table:table-cell>
          <table:table-cell/>
          <table:table-cell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IF(NOT(ISBLANK([.I34]));&quot;-&quot;&amp;[.I34];&quot;&quot;)" office:value-type="string" office:string-value="clementi-op42-les06-corelli-alleg">
            <text:p>clementi-op42-les06-corelli-alleg</text:p>
          </table:table-cell>
          <table:table-cell office:value-type="string">
            <text:p>art-of-playing-part2-lesson6-allegro-corelli.ily</text:p>
          </table:table-cell>
          <table:table-cell table:formula="of:=midiprefix&amp;&quot;lyt-L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&quot;.ily&quot;" office:value-type="string" office:string-value="clementi-op42-lyt-L06-corelli.ily">
            <text:p>clementi-op42-lyt-L06-corelli.ily</text:p>
          </table:table-cell>
          <table:table-cell table:formula="of:=midiprefix&amp;&quot;mid-L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&quot;.ily&quot;" office:value-type="string" office:string-value="clementi-op42-mid-L06-corelli.ily">
            <text:p>clementi-op42-mid-L06-corelli.ily</text:p>
          </table:table-cell>
          <table:table-cell table:style-name="ce5" table:formula="of:=midiprefix&amp;&quot;mus-L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&quot;.ily&quot;" office:value-type="string" office:string-value="clementi-op42-mus-L06-corelli.ily">
            <text:p>clementi-op42-mus-L06-corelli.ily</text:p>
          </table:table-cell>
          <table:table-cell table:style-name="ce4" table:formula="of:=&quot;cp &quot;&amp;[.L34]&amp;&quot; ./ilys/&quot;&amp;[.M34]" office:value-type="string" office:string-value="cp art-of-playing-part2-lesson6-allegro-corelli.ily ./ilys/clementi-op42-lyt-L06-corelli.ily">
            <text:p>cp art-of-playing-part2-lesson6-allegro-corelli.ily ./ilys/clementi-op42-lyt-L06-corelli.ily</text:p>
          </table:table-cell>
          <table:table-cell table:style-name="ce4" table:formula="of:=&quot;cp &quot;&amp;[.L34]&amp;&quot;  ./ilys/&quot;&amp;[.N34]" office:value-type="string" office:string-value="cp art-of-playing-part2-lesson6-allegro-corelli.ily  ./ilys/clementi-op42-mid-L06-corelli.ily">
            <text:p>cp art-of-playing-part2-lesson6-allegro-corelli.ily <text:s/>./ilys/clementi-op42-mid-L06-corelli.ily</text:p>
          </table:table-cell>
          <table:table-cell table:style-name="ce4" table:formula="of:=&quot;cp &quot;&amp;[.L34]&amp;&quot;  ./ilys/&quot;&amp;[.O34]" office:value-type="string" office:string-value="cp art-of-playing-part2-lesson6-allegro-corelli.ily  ./ilys/clementi-op42-mus-L06-corelli.ily">
            <text:p>cp art-of-playing-part2-lesson6-allegro-corelli.ily <text:s/>./ilys/clementi-op42-mus-L06-corelli.ily</text:p>
          </table:table-cell>
          <table:table-cell table:style-name="ce4" table:formula="of:=&quot;\include &quot;&quot;&quot;&amp;[.O34]&amp;&quot;&quot;&quot;&quot;" office:value-type="string" office:string-value="\include &quot;clementi-op42-mus-L06-corelli.ily&quot;">
            <text:p>\include "clementi-op42-mus-L06-corelli.ily"</text:p>
          </table:table-cell>
          <table:table-cell table:style-name="ce4" table:formula="of:=&quot;  \include &quot;&quot;ilys/&quot;&amp;[.M34]&amp;&quot;&quot;&quot;&quot;" office:value-type="string" office:string-value="  \include &quot;ilys/clementi-op42-lyt-L06-corelli.ily&quot;">
            <text:p><text:s text:c="2"/>\include "ilys/clementi-op42-lyt-L06-corelli.ily"</text:p>
          </table:table-cell>
          <table:table-cell table:style-name="ce4" table:formula="of:=&quot;\book {   \bookOutputName &quot;&quot;&quot;&amp;[.K34]&amp;&quot;&quot;&quot;&quot;" office:value-type="string" office:string-value="\book {   \bookOutputName &quot;clementi-op42-les06-corelli-alleg&quot;">
            <text:p>\book { <text:s text:c="2"/>\bookOutputName "clementi-op42-les06-corelli-alleg"</text:p>
          </table:table-cell>
          <table:table-cell table:style-name="ce4" table:formula="of:=&quot;\include &quot;&quot;ilys/&quot;&amp;[.N34]&amp;&quot;&quot;&quot;&quot;" office:value-type="string" office:string-value="\include &quot;ilys/clementi-op42-mid-L06-corelli.ily&quot;">
            <text:p>\include "ilys/clementi-op42-mid-L06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a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IF(NOT(ISBLANK([.I35]));&quot;-&quot;&amp;[.I35];&quot;&quot;)" office:value-type="string" office:string-value="clementi-op42-les07-prel-amin">
            <text:p>clementi-op42-les07-prel-amin</text:p>
          </table:table-cell>
          <table:table-cell office:value-type="string">
            <text:p>art-of-playing-part2-lesson7-prel-amin.ily</text:p>
          </table:table-cell>
          <table:table-cell table:formula="of:=midiprefix&amp;&quot;lyt-L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&quot;.ily&quot;" office:value-type="string" office:string-value="clementi-op42-lyt-L07-prel-amin.ily">
            <text:p>clementi-op42-lyt-L07-prel-amin.ily</text:p>
          </table:table-cell>
          <table:table-cell table:formula="of:=midiprefix&amp;&quot;mid-L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&quot;.ily&quot;" office:value-type="string" office:string-value="clementi-op42-mid-L07-prel-amin.ily">
            <text:p>clementi-op42-mid-L07-prel-amin.ily</text:p>
          </table:table-cell>
          <table:table-cell table:style-name="ce5" table:formula="of:=midiprefix&amp;&quot;mus-L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&quot;.ily&quot;" office:value-type="string" office:string-value="clementi-op42-mus-L07-prel-amin.ily">
            <text:p>clementi-op42-mus-L07-prel-amin.ily</text:p>
          </table:table-cell>
          <table:table-cell table:style-name="ce4" table:formula="of:=&quot;cp &quot;&amp;[.L35]&amp;&quot; ./ilys/&quot;&amp;[.M35]" office:value-type="string" office:string-value="cp art-of-playing-part2-lesson7-prel-amin.ily ./ilys/clementi-op42-lyt-L07-prel-amin.ily">
            <text:p>cp art-of-playing-part2-lesson7-prel-amin.ily ./ilys/clementi-op42-lyt-L07-prel-amin.ily</text:p>
          </table:table-cell>
          <table:table-cell table:style-name="ce4" table:formula="of:=&quot;cp &quot;&amp;[.L35]&amp;&quot;  ./ilys/&quot;&amp;[.N35]" office:value-type="string" office:string-value="cp art-of-playing-part2-lesson7-prel-amin.ily  ./ilys/clementi-op42-mid-L07-prel-amin.ily">
            <text:p>cp art-of-playing-part2-lesson7-prel-amin.ily <text:s/>./ilys/clementi-op42-mid-L07-prel-amin.ily</text:p>
          </table:table-cell>
          <table:table-cell table:style-name="ce4" table:formula="of:=&quot;cp &quot;&amp;[.L35]&amp;&quot;  ./ilys/&quot;&amp;[.O35]" office:value-type="string" office:string-value="cp art-of-playing-part2-lesson7-prel-amin.ily  ./ilys/clementi-op42-mus-L07-prel-amin.ily">
            <text:p>cp art-of-playing-part2-lesson7-prel-amin.ily <text:s/>./ilys/clementi-op42-mus-L07-prel-amin.ily</text:p>
          </table:table-cell>
          <table:table-cell table:style-name="ce4" table:formula="of:=&quot;\include &quot;&quot;&quot;&amp;[.O35]&amp;&quot;&quot;&quot;&quot;" office:value-type="string" office:string-value="\include &quot;clementi-op42-mus-L07-prel-amin.ily&quot;">
            <text:p>\include "clementi-op42-mus-L07-prel-amin.ily"</text:p>
          </table:table-cell>
          <table:table-cell table:style-name="ce4" table:formula="of:=&quot;  \include &quot;&quot;ilys/&quot;&amp;[.M35]&amp;&quot;&quot;&quot;&quot;" office:value-type="string" office:string-value="  \include &quot;ilys/clementi-op42-lyt-L07-prel-amin.ily&quot;">
            <text:p><text:s text:c="2"/>\include "ilys/clementi-op42-lyt-L07-prel-amin.ily"</text:p>
          </table:table-cell>
          <table:table-cell table:style-name="ce4" table:formula="of:=&quot;\book {   \bookOutputName &quot;&quot;&quot;&amp;[.K35]&amp;&quot;&quot;&quot;&quot;" office:value-type="string" office:string-value="\book {   \bookOutputName &quot;clementi-op42-les07-prel-amin&quot;">
            <text:p>\book { <text:s text:c="2"/>\bookOutputName "clementi-op42-les07-prel-amin"</text:p>
          </table:table-cell>
          <table:table-cell table:style-name="ce4" table:formula="of:=&quot;\include &quot;&quot;ilys/&quot;&amp;[.N35]&amp;&quot;&quot;&quot;&quot;" office:value-type="string" office:string-value="\include &quot;ilys/clementi-op42-mid-L07-prel-amin.ily&quot;">
            <text:p>\include "ilys/clementi-op42-mid-L07-prel-amin.ily"</text:p>
          </table:table-cell>
          <table:table-cell table:number-columns-repeated="5"/>
        </table:table-row>
        <table:table-row table:style-name="ro5">
          <table:table-cell office:value-type="string">
            <text:p>Gavotta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amin</text:p>
          </table:table-cell>
          <table:table-cell office:value-type="string">
            <text:p>corelli</text:p>
          </table:table-cell>
          <table:table-cell office:value-type="string">
            <text:p>gavotta</text:p>
          </table:table-cell>
          <table:table-cell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IF(NOT(ISBLANK([.I36]));&quot;-&quot;&amp;[.I36];&quot;&quot;)" office:value-type="string" office:string-value="clementi-op42-les07-corelli-alleg">
            <text:p>clementi-op42-les07-corelli-alleg</text:p>
          </table:table-cell>
          <table:table-cell office:value-type="string">
            <text:p>art-of-playing-part2-lesson7-gavotta-corelli.ily</text:p>
          </table:table-cell>
          <table:table-cell table:formula="of:=midiprefix&amp;&quot;lyt-L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&quot;.ily&quot;" office:value-type="string" office:string-value="clementi-op42-lyt-L07-corelli.ily">
            <text:p>clementi-op42-lyt-L07-corelli.ily</text:p>
          </table:table-cell>
          <table:table-cell table:formula="of:=midiprefix&amp;&quot;mid-L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&quot;.ily&quot;" office:value-type="string" office:string-value="clementi-op42-mid-L07-corelli.ily">
            <text:p>clementi-op42-mid-L07-corelli.ily</text:p>
          </table:table-cell>
          <table:table-cell table:style-name="ce5" table:formula="of:=midiprefix&amp;&quot;mus-L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&quot;.ily&quot;" office:value-type="string" office:string-value="clementi-op42-mus-L07-corelli.ily">
            <text:p>clementi-op42-mus-L07-corelli.ily</text:p>
          </table:table-cell>
          <table:table-cell table:style-name="ce4" table:formula="of:=&quot;cp &quot;&amp;[.L36]&amp;&quot; ./ilys/&quot;&amp;[.M36]" office:value-type="string" office:string-value="cp art-of-playing-part2-lesson7-gavotta-corelli.ily ./ilys/clementi-op42-lyt-L07-corelli.ily">
            <text:p>cp art-of-playing-part2-lesson7-gavotta-corelli.ily ./ilys/clementi-op42-lyt-L07-corelli.ily</text:p>
          </table:table-cell>
          <table:table-cell table:style-name="ce4" table:formula="of:=&quot;cp &quot;&amp;[.L36]&amp;&quot;  ./ilys/&quot;&amp;[.N36]" office:value-type="string" office:string-value="cp art-of-playing-part2-lesson7-gavotta-corelli.ily  ./ilys/clementi-op42-mid-L07-corelli.ily">
            <text:p>cp art-of-playing-part2-lesson7-gavotta-corelli.ily <text:s/>./ilys/clementi-op42-mid-L07-corelli.ily</text:p>
          </table:table-cell>
          <table:table-cell table:style-name="ce4" table:formula="of:=&quot;cp &quot;&amp;[.L36]&amp;&quot;  ./ilys/&quot;&amp;[.O36]" office:value-type="string" office:string-value="cp art-of-playing-part2-lesson7-gavotta-corelli.ily  ./ilys/clementi-op42-mus-L07-corelli.ily">
            <text:p>cp art-of-playing-part2-lesson7-gavotta-corelli.ily <text:s/>./ilys/clementi-op42-mus-L07-corelli.ily</text:p>
          </table:table-cell>
          <table:table-cell table:style-name="ce4" table:formula="of:=&quot;\include &quot;&quot;&quot;&amp;[.O36]&amp;&quot;&quot;&quot;&quot;" office:value-type="string" office:string-value="\include &quot;clementi-op42-mus-L07-corelli.ily&quot;">
            <text:p>\include "clementi-op42-mus-L07-corelli.ily"</text:p>
          </table:table-cell>
          <table:table-cell table:style-name="ce4" table:formula="of:=&quot;  \include &quot;&quot;ilys/&quot;&amp;[.M36]&amp;&quot;&quot;&quot;&quot;" office:value-type="string" office:string-value="  \include &quot;ilys/clementi-op42-lyt-L07-corelli.ily&quot;">
            <text:p><text:s text:c="2"/>\include "ilys/clementi-op42-lyt-L07-corelli.ily"</text:p>
          </table:table-cell>
          <table:table-cell table:style-name="ce4" table:formula="of:=&quot;\book {   \bookOutputName &quot;&quot;&quot;&amp;[.K36]&amp;&quot;&quot;&quot;&quot;" office:value-type="string" office:string-value="\book {   \bookOutputName &quot;clementi-op42-les07-corelli-alleg&quot;">
            <text:p>\book { <text:s text:c="2"/>\bookOutputName "clementi-op42-les07-corelli-alleg"</text:p>
          </table:table-cell>
          <table:table-cell table:style-name="ce4" table:formula="of:=&quot;\include &quot;&quot;ilys/&quot;&amp;[.N36]&amp;&quot;&quot;&quot;&quot;" office:value-type="string" office:string-value="\include &quot;ilys/clementi-op42-mid-L07-corelli.ily&quot;">
            <text:p>\include "ilys/clementi-op42-mid-L07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f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IF(NOT(ISBLANK([.I37]));&quot;-&quot;&amp;[.I37];&quot;&quot;)" office:value-type="string" office:string-value="clementi-op42-les08-prel-fmaj">
            <text:p>clementi-op42-les08-prel-fmaj</text:p>
          </table:table-cell>
          <table:table-cell office:value-type="string">
            <text:p>art-of-playing-part2-lesson8-prel-fmaj.ily</text:p>
          </table:table-cell>
          <table:table-cell table:formula="of:=midiprefix&amp;&quot;lyt-L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&quot;.ily&quot;" office:value-type="string" office:string-value="clementi-op42-lyt-L08-prel-fmaj.ily">
            <text:p>clementi-op42-lyt-L08-prel-fmaj.ily</text:p>
          </table:table-cell>
          <table:table-cell table:formula="of:=midiprefix&amp;&quot;mid-L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&quot;.ily&quot;" office:value-type="string" office:string-value="clementi-op42-mid-L08-prel-fmaj.ily">
            <text:p>clementi-op42-mid-L08-prel-fmaj.ily</text:p>
          </table:table-cell>
          <table:table-cell table:style-name="ce5" table:formula="of:=midiprefix&amp;&quot;mus-L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&quot;.ily&quot;" office:value-type="string" office:string-value="clementi-op42-mus-L08-prel-fmaj.ily">
            <text:p>clementi-op42-mus-L08-prel-fmaj.ily</text:p>
          </table:table-cell>
          <table:table-cell table:style-name="ce4" table:formula="of:=&quot;cp &quot;&amp;[.L37]&amp;&quot; ./ilys/&quot;&amp;[.M37]" office:value-type="string" office:string-value="cp art-of-playing-part2-lesson8-prel-fmaj.ily ./ilys/clementi-op42-lyt-L08-prel-fmaj.ily">
            <text:p>cp art-of-playing-part2-lesson8-prel-fmaj.ily ./ilys/clementi-op42-lyt-L08-prel-fmaj.ily</text:p>
          </table:table-cell>
          <table:table-cell table:style-name="ce4" table:formula="of:=&quot;cp &quot;&amp;[.L37]&amp;&quot;  ./ilys/&quot;&amp;[.N37]" office:value-type="string" office:string-value="cp art-of-playing-part2-lesson8-prel-fmaj.ily  ./ilys/clementi-op42-mid-L08-prel-fmaj.ily">
            <text:p>cp art-of-playing-part2-lesson8-prel-fmaj.ily <text:s/>./ilys/clementi-op42-mid-L08-prel-fmaj.ily</text:p>
          </table:table-cell>
          <table:table-cell table:style-name="ce4" table:formula="of:=&quot;cp &quot;&amp;[.L37]&amp;&quot;  ./ilys/&quot;&amp;[.O37]" office:value-type="string" office:string-value="cp art-of-playing-part2-lesson8-prel-fmaj.ily  ./ilys/clementi-op42-mus-L08-prel-fmaj.ily">
            <text:p>cp art-of-playing-part2-lesson8-prel-fmaj.ily <text:s/>./ilys/clementi-op42-mus-L08-prel-fmaj.ily</text:p>
          </table:table-cell>
          <table:table-cell table:style-name="ce4" table:formula="of:=&quot;\include &quot;&quot;&quot;&amp;[.O37]&amp;&quot;&quot;&quot;&quot;" office:value-type="string" office:string-value="\include &quot;clementi-op42-mus-L08-prel-fmaj.ily&quot;">
            <text:p>\include "clementi-op42-mus-L08-prel-fmaj.ily"</text:p>
          </table:table-cell>
          <table:table-cell table:style-name="ce4" table:formula="of:=&quot;  \include &quot;&quot;ilys/&quot;&amp;[.M37]&amp;&quot;&quot;&quot;&quot;" office:value-type="string" office:string-value="  \include &quot;ilys/clementi-op42-lyt-L08-prel-fmaj.ily&quot;">
            <text:p><text:s text:c="2"/>\include "ilys/clementi-op42-lyt-L08-prel-fmaj.ily"</text:p>
          </table:table-cell>
          <table:table-cell table:style-name="ce4" table:formula="of:=&quot;\book {   \bookOutputName &quot;&quot;&quot;&amp;[.K37]&amp;&quot;&quot;&quot;&quot;" office:value-type="string" office:string-value="\book {   \bookOutputName &quot;clementi-op42-les08-prel-fmaj&quot;">
            <text:p>\book { <text:s text:c="2"/>\bookOutputName "clementi-op42-les08-prel-fmaj"</text:p>
          </table:table-cell>
          <table:table-cell table:style-name="ce4" table:formula="of:=&quot;\include &quot;&quot;ilys/&quot;&amp;[.N37]&amp;&quot;&quot;&quot;&quot;" office:value-type="string" office:string-value="\include &quot;ilys/clementi-op42-mid-L08-prel-fmaj.ily&quot;">
            <text:p>\include "ilys/clementi-op42-mid-L08-prel-fmaj.ily"</text:p>
          </table:table-cell>
          <table:table-cell table:number-columns-repeated="5"/>
        </table:table-row>
        <table:table-row table:style-name="ro5">
          <table:table-cell office:value-type="string">
            <text:p>Air, in Judas Maccabeu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fmaj</text:p>
          </table:table-cell>
          <table:table-cell office:value-type="string">
            <text:p>handel</text:p>
          </table:table-cell>
          <table:table-cell office:value-type="string">
            <text:p>air</text:p>
          </table:table-cell>
          <table:table-cell/>
          <table:table-cell/>
          <table:table-cell office:value-type="string">
            <text:p>air</text:p>
          </table:table-cell>
          <table:table-cell/>
          <table:table-cell table:formula="of:=midiprefix&amp;&quot;les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IF(NOT(ISBLANK([.I38]));&quot;-&quot;&amp;[.I38];&quot;&quot;)" office:value-type="string" office:string-value="clementi-op42-les08-handel-air">
            <text:p>clementi-op42-les08-handel-air</text:p>
          </table:table-cell>
          <table:table-cell office:value-type="string">
            <text:p>art-of-playing-part2-lesson8-air-handel.ily</text:p>
          </table:table-cell>
          <table:table-cell table:formula="of:=midiprefix&amp;&quot;lyt-L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&quot;.ily&quot;" office:value-type="string" office:string-value="clementi-op42-lyt-L08-handel.ily">
            <text:p>clementi-op42-lyt-L08-handel.ily</text:p>
          </table:table-cell>
          <table:table-cell table:formula="of:=midiprefix&amp;&quot;mid-L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&quot;.ily&quot;" office:value-type="string" office:string-value="clementi-op42-mid-L08-handel.ily">
            <text:p>clementi-op42-mid-L08-handel.ily</text:p>
          </table:table-cell>
          <table:table-cell table:style-name="ce5" table:formula="of:=midiprefix&amp;&quot;mus-L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&quot;.ily&quot;" office:value-type="string" office:string-value="clementi-op42-mus-L08-handel.ily">
            <text:p>clementi-op42-mus-L08-handel.ily</text:p>
          </table:table-cell>
          <table:table-cell table:style-name="ce4" table:formula="of:=&quot;cp &quot;&amp;[.L38]&amp;&quot; ./ilys/&quot;&amp;[.M38]" office:value-type="string" office:string-value="cp art-of-playing-part2-lesson8-air-handel.ily ./ilys/clementi-op42-lyt-L08-handel.ily">
            <text:p>cp art-of-playing-part2-lesson8-air-handel.ily ./ilys/clementi-op42-lyt-L08-handel.ily</text:p>
          </table:table-cell>
          <table:table-cell table:style-name="ce4" table:formula="of:=&quot;cp &quot;&amp;[.L38]&amp;&quot;  ./ilys/&quot;&amp;[.N38]" office:value-type="string" office:string-value="cp art-of-playing-part2-lesson8-air-handel.ily  ./ilys/clementi-op42-mid-L08-handel.ily">
            <text:p>cp art-of-playing-part2-lesson8-air-handel.ily <text:s/>./ilys/clementi-op42-mid-L08-handel.ily</text:p>
          </table:table-cell>
          <table:table-cell table:style-name="ce4" table:formula="of:=&quot;cp &quot;&amp;[.L38]&amp;&quot;  ./ilys/&quot;&amp;[.O38]" office:value-type="string" office:string-value="cp art-of-playing-part2-lesson8-air-handel.ily  ./ilys/clementi-op42-mus-L08-handel.ily">
            <text:p>cp art-of-playing-part2-lesson8-air-handel.ily <text:s/>./ilys/clementi-op42-mus-L08-handel.ily</text:p>
          </table:table-cell>
          <table:table-cell table:style-name="ce4" table:formula="of:=&quot;\include &quot;&quot;&quot;&amp;[.O38]&amp;&quot;&quot;&quot;&quot;" office:value-type="string" office:string-value="\include &quot;clementi-op42-mus-L08-handel.ily&quot;">
            <text:p>\include "clementi-op42-mus-L08-handel.ily"</text:p>
          </table:table-cell>
          <table:table-cell table:style-name="ce4" table:formula="of:=&quot;  \include &quot;&quot;ilys/&quot;&amp;[.M38]&amp;&quot;&quot;&quot;&quot;" office:value-type="string" office:string-value="  \include &quot;ilys/clementi-op42-lyt-L08-handel.ily&quot;">
            <text:p><text:s text:c="2"/>\include "ilys/clementi-op42-lyt-L08-handel.ily"</text:p>
          </table:table-cell>
          <table:table-cell table:style-name="ce4" table:formula="of:=&quot;\book {   \bookOutputName &quot;&quot;&quot;&amp;[.K38]&amp;&quot;&quot;&quot;&quot;" office:value-type="string" office:string-value="\book {   \bookOutputName &quot;clementi-op42-les08-handel-air&quot;">
            <text:p>\book { <text:s text:c="2"/>\bookOutputName "clementi-op42-les08-handel-air"</text:p>
          </table:table-cell>
          <table:table-cell table:style-name="ce4" table:formula="of:=&quot;\include &quot;&quot;ilys/&quot;&amp;[.N38]&amp;&quot;&quot;&quot;&quot;" office:value-type="string" office:string-value="\include &quot;ilys/clementi-op42-mid-L08-handel.ily&quot;">
            <text:p>\include "ilys/clementi-op42-mid-L08-handel.ily"</text:p>
          </table:table-cell>
          <table:table-cell table:number-columns-repeated="5"/>
        </table:table-row>
        <table:table-row table:style-name="ro5">
          <table:table-cell office:value-type="string">
            <text:p>March, in Judas Maccabeu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fmaj</text:p>
          </table:table-cell>
          <table:table-cell office:value-type="string">
            <text:p>handel</text:p>
          </table:table-cell>
          <table:table-cell office:value-type="string">
            <text:p>march</text:p>
          </table:table-cell>
          <table:table-cell/>
          <table:table-cell/>
          <table:table-cell office:value-type="string">
            <text:p>march</text:p>
          </table:table-cell>
          <table:table-cell/>
          <table:table-cell table:formula="of:=midiprefix&amp;&quot;les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IF(NOT(ISBLANK([.I39]));&quot;-&quot;&amp;[.I39];&quot;&quot;)" office:value-type="string" office:string-value="clementi-op42-les09-handel-march">
            <text:p>clementi-op42-les09-handel-march</text:p>
          </table:table-cell>
          <table:table-cell office:value-type="string">
            <text:p>art-of-playing-part2-lesson9-march-handel.ily</text:p>
          </table:table-cell>
          <table:table-cell table:formula="of:=midiprefix&amp;&quot;lyt-L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&quot;.ily&quot;" office:value-type="string" office:string-value="clementi-op42-lyt-L09-handel.ily">
            <text:p>clementi-op42-lyt-L09-handel.ily</text:p>
          </table:table-cell>
          <table:table-cell table:formula="of:=midiprefix&amp;&quot;mid-L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&quot;.ily&quot;" office:value-type="string" office:string-value="clementi-op42-mid-L09-handel.ily">
            <text:p>clementi-op42-mid-L09-handel.ily</text:p>
          </table:table-cell>
          <table:table-cell table:style-name="ce5" table:formula="of:=midiprefix&amp;&quot;mus-L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&quot;.ily&quot;" office:value-type="string" office:string-value="clementi-op42-mus-L09-handel.ily">
            <text:p>clementi-op42-mus-L09-handel.ily</text:p>
          </table:table-cell>
          <table:table-cell table:style-name="ce4" table:formula="of:=&quot;cp &quot;&amp;[.L39]&amp;&quot; ./ilys/&quot;&amp;[.M39]" office:value-type="string" office:string-value="cp art-of-playing-part2-lesson9-march-handel.ily ./ilys/clementi-op42-lyt-L09-handel.ily">
            <text:p>cp art-of-playing-part2-lesson9-march-handel.ily ./ilys/clementi-op42-lyt-L09-handel.ily</text:p>
          </table:table-cell>
          <table:table-cell table:style-name="ce4" table:formula="of:=&quot;cp &quot;&amp;[.L39]&amp;&quot;  ./ilys/&quot;&amp;[.N39]" office:value-type="string" office:string-value="cp art-of-playing-part2-lesson9-march-handel.ily  ./ilys/clementi-op42-mid-L09-handel.ily">
            <text:p>cp art-of-playing-part2-lesson9-march-handel.ily <text:s/>./ilys/clementi-op42-mid-L09-handel.ily</text:p>
          </table:table-cell>
          <table:table-cell table:style-name="ce4" table:formula="of:=&quot;cp &quot;&amp;[.L39]&amp;&quot;  ./ilys/&quot;&amp;[.O39]" office:value-type="string" office:string-value="cp art-of-playing-part2-lesson9-march-handel.ily  ./ilys/clementi-op42-mus-L09-handel.ily">
            <text:p>cp art-of-playing-part2-lesson9-march-handel.ily <text:s/>./ilys/clementi-op42-mus-L09-handel.ily</text:p>
          </table:table-cell>
          <table:table-cell table:style-name="ce4" table:formula="of:=&quot;\include &quot;&quot;&quot;&amp;[.O39]&amp;&quot;&quot;&quot;&quot;" office:value-type="string" office:string-value="\include &quot;clementi-op42-mus-L09-handel.ily&quot;">
            <text:p>\include "clementi-op42-mus-L09-handel.ily"</text:p>
          </table:table-cell>
          <table:table-cell table:style-name="ce4" table:formula="of:=&quot;  \include &quot;&quot;ilys/&quot;&amp;[.M39]&amp;&quot;&quot;&quot;&quot;" office:value-type="string" office:string-value="  \include &quot;ilys/clementi-op42-lyt-L09-handel.ily&quot;">
            <text:p><text:s text:c="2"/>\include "ilys/clementi-op42-lyt-L09-handel.ily"</text:p>
          </table:table-cell>
          <table:table-cell table:style-name="ce4" table:formula="of:=&quot;\book {   \bookOutputName &quot;&quot;&quot;&amp;[.K39]&amp;&quot;&quot;&quot;&quot;" office:value-type="string" office:string-value="\book {   \bookOutputName &quot;clementi-op42-les09-handel-march&quot;">
            <text:p>\book { <text:s text:c="2"/>\bookOutputName "clementi-op42-les09-handel-march"</text:p>
          </table:table-cell>
          <table:table-cell table:style-name="ce4" table:formula="of:=&quot;\include &quot;&quot;ilys/&quot;&amp;[.N39]&amp;&quot;&quot;&quot;&quot;" office:value-type="string" office:string-value="\include &quot;ilys/clementi-op42-mid-L09-handel.ily&quot;">
            <text:p>\include "ilys/clementi-op42-mid-L09-handel.ily"</text:p>
          </table:table-cell>
          <table:table-cell table:number-columns-repeated="5"/>
        </table:table-row>
        <table:table-row table:style-name="ro5">
          <table:table-cell office:value-type="string">
            <text:p>Sarabanda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fmaj</text:p>
          </table:table-cell>
          <table:table-cell office:value-type="string">
            <text:p>corelli</text:p>
          </table:table-cell>
          <table:table-cell office:value-type="string">
            <text:p>sarabanda</text:p>
          </table:table-cell>
          <table:table-cell office:value-type="string">
            <text:p>vivace</text:p>
          </table:table-cell>
          <table:table-cell/>
          <table:table-cell office:value-type="string">
            <text:p>sarab</text:p>
          </table:table-cell>
          <table:table-cell/>
          <table:table-cell table:formula="of:=midiprefix&amp;&quot;les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IF(NOT(ISBLANK([.I40]));&quot;-&quot;&amp;[.I40];&quot;&quot;)" office:value-type="string" office:string-value="clementi-op42-les10-corelli-sarab">
            <text:p>clementi-op42-les10-corelli-sarab</text:p>
          </table:table-cell>
          <table:table-cell office:value-type="string">
            <text:p>art-of-playing-part2-lesson10-sarabanda-corelli.ily</text:p>
          </table:table-cell>
          <table:table-cell table:formula="of:=midiprefix&amp;&quot;lyt-L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&quot;.ily&quot;" office:value-type="string" office:string-value="clementi-op42-lyt-L10-corelli.ily">
            <text:p>clementi-op42-lyt-L10-corelli.ily</text:p>
          </table:table-cell>
          <table:table-cell table:formula="of:=midiprefix&amp;&quot;mid-L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&quot;.ily&quot;" office:value-type="string" office:string-value="clementi-op42-mid-L10-corelli.ily">
            <text:p>clementi-op42-mid-L10-corelli.ily</text:p>
          </table:table-cell>
          <table:table-cell table:style-name="ce5" table:formula="of:=midiprefix&amp;&quot;mus-L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&quot;.ily&quot;" office:value-type="string" office:string-value="clementi-op42-mus-L10-corelli.ily">
            <text:p>clementi-op42-mus-L10-corelli.ily</text:p>
          </table:table-cell>
          <table:table-cell table:style-name="ce4" table:formula="of:=&quot;cp &quot;&amp;[.L40]&amp;&quot; ./ilys/&quot;&amp;[.M40]" office:value-type="string" office:string-value="cp art-of-playing-part2-lesson10-sarabanda-corelli.ily ./ilys/clementi-op42-lyt-L10-corelli.ily">
            <text:p>cp art-of-playing-part2-lesson10-sarabanda-corelli.ily ./ilys/clementi-op42-lyt-L10-corelli.ily</text:p>
          </table:table-cell>
          <table:table-cell table:style-name="ce4" table:formula="of:=&quot;cp &quot;&amp;[.L40]&amp;&quot;  ./ilys/&quot;&amp;[.N40]" office:value-type="string" office:string-value="cp art-of-playing-part2-lesson10-sarabanda-corelli.ily  ./ilys/clementi-op42-mid-L10-corelli.ily">
            <text:p>cp art-of-playing-part2-lesson10-sarabanda-corelli.ily <text:s/>./ilys/clementi-op42-mid-L10-corelli.ily</text:p>
          </table:table-cell>
          <table:table-cell table:style-name="ce4" table:formula="of:=&quot;cp &quot;&amp;[.L40]&amp;&quot;  ./ilys/&quot;&amp;[.O40]" office:value-type="string" office:string-value="cp art-of-playing-part2-lesson10-sarabanda-corelli.ily  ./ilys/clementi-op42-mus-L10-corelli.ily">
            <text:p>cp art-of-playing-part2-lesson10-sarabanda-corelli.ily <text:s/>./ilys/clementi-op42-mus-L10-corelli.ily</text:p>
          </table:table-cell>
          <table:table-cell table:style-name="ce4" table:formula="of:=&quot;\include &quot;&quot;&quot;&amp;[.O40]&amp;&quot;&quot;&quot;&quot;" office:value-type="string" office:string-value="\include &quot;clementi-op42-mus-L10-corelli.ily&quot;">
            <text:p>\include "clementi-op42-mus-L10-corelli.ily"</text:p>
          </table:table-cell>
          <table:table-cell table:style-name="ce4" table:formula="of:=&quot;  \include &quot;&quot;ilys/&quot;&amp;[.M40]&amp;&quot;&quot;&quot;&quot;" office:value-type="string" office:string-value="  \include &quot;ilys/clementi-op42-lyt-L10-corelli.ily&quot;">
            <text:p><text:s text:c="2"/>\include "ilys/clementi-op42-lyt-L10-corelli.ily"</text:p>
          </table:table-cell>
          <table:table-cell table:style-name="ce4" table:formula="of:=&quot;\book {   \bookOutputName &quot;&quot;&quot;&amp;[.K40]&amp;&quot;&quot;&quot;&quot;" office:value-type="string" office:string-value="\book {   \bookOutputName &quot;clementi-op42-les10-corelli-sarab&quot;">
            <text:p>\book { <text:s text:c="2"/>\bookOutputName "clementi-op42-les10-corelli-sarab"</text:p>
          </table:table-cell>
          <table:table-cell table:style-name="ce4" table:formula="of:=&quot;\include &quot;&quot;ilys/&quot;&amp;[.N40]&amp;&quot;&quot;&quot;&quot;" office:value-type="string" office:string-value="\include &quot;ilys/clementi-op42-mid-L10-corelli.ily&quot;">
            <text:p>\include "ilys/clementi-op42-mid-L10-corelli.ily"</text:p>
          </table:table-cell>
          <table:table-cell table:number-columns-repeated="5"/>
        </table:table-row>
        <table:table-row table:style-name="ro5">
          <table:table-cell office:value-type="string">
            <text:p>Giga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fmaj</text:p>
          </table:table-cell>
          <table:table-cell office:value-type="string">
            <text:p>corelli</text:p>
          </table:table-cell>
          <table:table-cell office:value-type="string">
            <text:p>giga</text:p>
          </table:table-cell>
          <table:table-cell office:value-type="string">
            <text:p>allegro</text:p>
          </table:table-cell>
          <table:table-cell/>
          <table:table-cell office:value-type="string">
            <text:p>giga</text:p>
          </table:table-cell>
          <table:table-cell/>
          <table:table-cell table:formula="of:=midiprefix&amp;&quot;les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IF(NOT(ISBLANK([.I41]));&quot;-&quot;&amp;[.I41];&quot;&quot;)" office:value-type="string" office:string-value="clementi-op42-les11-corelli-giga">
            <text:p>clementi-op42-les11-corelli-giga</text:p>
          </table:table-cell>
          <table:table-cell office:value-type="string">
            <text:p>art-of-playing-part2-lesson11-giga-corelli.ily</text:p>
          </table:table-cell>
          <table:table-cell table:formula="of:=midiprefix&amp;&quot;lyt-L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&quot;.ily&quot;" office:value-type="string" office:string-value="clementi-op42-lyt-L11-corelli.ily">
            <text:p>clementi-op42-lyt-L11-corelli.ily</text:p>
          </table:table-cell>
          <table:table-cell table:formula="of:=midiprefix&amp;&quot;mid-L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&quot;.ily&quot;" office:value-type="string" office:string-value="clementi-op42-mid-L11-corelli.ily">
            <text:p>clementi-op42-mid-L11-corelli.ily</text:p>
          </table:table-cell>
          <table:table-cell table:style-name="ce5" table:formula="of:=midiprefix&amp;&quot;mus-L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&quot;.ily&quot;" office:value-type="string" office:string-value="clementi-op42-mus-L11-corelli.ily">
            <text:p>clementi-op42-mus-L11-corelli.ily</text:p>
          </table:table-cell>
          <table:table-cell table:style-name="ce4" table:formula="of:=&quot;cp &quot;&amp;[.L41]&amp;&quot; ./ilys/&quot;&amp;[.M41]" office:value-type="string" office:string-value="cp art-of-playing-part2-lesson11-giga-corelli.ily ./ilys/clementi-op42-lyt-L11-corelli.ily">
            <text:p>cp art-of-playing-part2-lesson11-giga-corelli.ily ./ilys/clementi-op42-lyt-L11-corelli.ily</text:p>
          </table:table-cell>
          <table:table-cell table:style-name="ce4" table:formula="of:=&quot;cp &quot;&amp;[.L41]&amp;&quot;  ./ilys/&quot;&amp;[.N41]" office:value-type="string" office:string-value="cp art-of-playing-part2-lesson11-giga-corelli.ily  ./ilys/clementi-op42-mid-L11-corelli.ily">
            <text:p>cp art-of-playing-part2-lesson11-giga-corelli.ily <text:s/>./ilys/clementi-op42-mid-L11-corelli.ily</text:p>
          </table:table-cell>
          <table:table-cell table:style-name="ce4" table:formula="of:=&quot;cp &quot;&amp;[.L41]&amp;&quot;  ./ilys/&quot;&amp;[.O41]" office:value-type="string" office:string-value="cp art-of-playing-part2-lesson11-giga-corelli.ily  ./ilys/clementi-op42-mus-L11-corelli.ily">
            <text:p>cp art-of-playing-part2-lesson11-giga-corelli.ily <text:s/>./ilys/clementi-op42-mus-L11-corelli.ily</text:p>
          </table:table-cell>
          <table:table-cell table:style-name="ce4" table:formula="of:=&quot;\include &quot;&quot;&quot;&amp;[.O41]&amp;&quot;&quot;&quot;&quot;" office:value-type="string" office:string-value="\include &quot;clementi-op42-mus-L11-corelli.ily&quot;">
            <text:p>\include "clementi-op42-mus-L11-corelli.ily"</text:p>
          </table:table-cell>
          <table:table-cell table:style-name="ce4" table:formula="of:=&quot;  \include &quot;&quot;ilys/&quot;&amp;[.M41]&amp;&quot;&quot;&quot;&quot;" office:value-type="string" office:string-value="  \include &quot;ilys/clementi-op42-lyt-L11-corelli.ily&quot;">
            <text:p><text:s text:c="2"/>\include "ilys/clementi-op42-lyt-L11-corelli.ily"</text:p>
          </table:table-cell>
          <table:table-cell table:style-name="ce4" table:formula="of:=&quot;\book {   \bookOutputName &quot;&quot;&quot;&amp;[.K41]&amp;&quot;&quot;&quot;&quot;" office:value-type="string" office:string-value="\book {   \bookOutputName &quot;clementi-op42-les11-corelli-giga&quot;">
            <text:p>\book { <text:s text:c="2"/>\bookOutputName "clementi-op42-les11-corelli-giga"</text:p>
          </table:table-cell>
          <table:table-cell table:style-name="ce4" table:formula="of:=&quot;\include &quot;&quot;ilys/&quot;&amp;[.N41]&amp;&quot;&quot;&quot;&quot;" office:value-type="string" office:string-value="\include &quot;ilys/clementi-op42-mid-L11-corelli.ily&quot;">
            <text:p>\include "ilys/clementi-op42-mid-L11-corelli.ily"</text:p>
          </table:table-cell>
          <table:table-cell table:number-columns-repeated="5"/>
        </table:table-row>
        <table:table-row table:style-name="ro5">
          <table:table-cell office:value-type="string">
            <text:p>Arietta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fmaj</text:p>
          </table:table-cell>
          <table:table-cell office:value-type="string">
            <text:p>mozart</text:p>
          </table:table-cell>
          <table:table-cell office:value-type="string">
            <text:p>arietta</text:p>
          </table:table-cell>
          <table:table-cell office:value-type="string">
            <text:p>andante</text:p>
          </table:table-cell>
          <table:table-cell/>
          <table:table-cell office:value-type="string">
            <text:p>arietta</text:p>
          </table:table-cell>
          <table:table-cell/>
          <table:table-cell table:formula="of:=midiprefix&amp;&quot;les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IF(NOT(ISBLANK([.I42]));&quot;-&quot;&amp;[.I42];&quot;&quot;)" office:value-type="string" office:string-value="clementi-op42-les12-mozart-arietta">
            <text:p>clementi-op42-les12-mozart-arietta</text:p>
          </table:table-cell>
          <table:table-cell office:value-type="string">
            <text:p>art-of-playing-part2-lesson12-arietta-mozart.ily</text:p>
          </table:table-cell>
          <table:table-cell table:formula="of:=midiprefix&amp;&quot;lyt-L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&quot;.ily&quot;" office:value-type="string" office:string-value="clementi-op42-lyt-L12-mozart.ily">
            <text:p>clementi-op42-lyt-L12-mozart.ily</text:p>
          </table:table-cell>
          <table:table-cell table:formula="of:=midiprefix&amp;&quot;mid-L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&quot;.ily&quot;" office:value-type="string" office:string-value="clementi-op42-mid-L12-mozart.ily">
            <text:p>clementi-op42-mid-L12-mozart.ily</text:p>
          </table:table-cell>
          <table:table-cell table:style-name="ce5" table:formula="of:=midiprefix&amp;&quot;mus-L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&quot;.ily&quot;" office:value-type="string" office:string-value="clementi-op42-mus-L12-mozart.ily">
            <text:p>clementi-op42-mus-L12-mozart.ily</text:p>
          </table:table-cell>
          <table:table-cell table:style-name="ce4" table:formula="of:=&quot;cp &quot;&amp;[.L42]&amp;&quot; ./ilys/&quot;&amp;[.M42]" office:value-type="string" office:string-value="cp art-of-playing-part2-lesson12-arietta-mozart.ily ./ilys/clementi-op42-lyt-L12-mozart.ily">
            <text:p>cp art-of-playing-part2-lesson12-arietta-mozart.ily ./ilys/clementi-op42-lyt-L12-mozart.ily</text:p>
          </table:table-cell>
          <table:table-cell table:style-name="ce4" table:formula="of:=&quot;cp &quot;&amp;[.L42]&amp;&quot;  ./ilys/&quot;&amp;[.N42]" office:value-type="string" office:string-value="cp art-of-playing-part2-lesson12-arietta-mozart.ily  ./ilys/clementi-op42-mid-L12-mozart.ily">
            <text:p>cp art-of-playing-part2-lesson12-arietta-mozart.ily <text:s/>./ilys/clementi-op42-mid-L12-mozart.ily</text:p>
          </table:table-cell>
          <table:table-cell table:style-name="ce4" table:formula="of:=&quot;cp &quot;&amp;[.L42]&amp;&quot;  ./ilys/&quot;&amp;[.O42]" office:value-type="string" office:string-value="cp art-of-playing-part2-lesson12-arietta-mozart.ily  ./ilys/clementi-op42-mus-L12-mozart.ily">
            <text:p>cp art-of-playing-part2-lesson12-arietta-mozart.ily <text:s/>./ilys/clementi-op42-mus-L12-mozart.ily</text:p>
          </table:table-cell>
          <table:table-cell table:style-name="ce4" table:formula="of:=&quot;\include &quot;&quot;&quot;&amp;[.O42]&amp;&quot;&quot;&quot;&quot;" office:value-type="string" office:string-value="\include &quot;clementi-op42-mus-L12-mozart.ily&quot;">
            <text:p>\include "clementi-op42-mus-L12-mozart.ily"</text:p>
          </table:table-cell>
          <table:table-cell table:style-name="ce4" table:formula="of:=&quot;  \include &quot;&quot;ilys/&quot;&amp;[.M42]&amp;&quot;&quot;&quot;&quot;" office:value-type="string" office:string-value="  \include &quot;ilys/clementi-op42-lyt-L12-mozart.ily&quot;">
            <text:p><text:s text:c="2"/>\include "ilys/clementi-op42-lyt-L12-mozart.ily"</text:p>
          </table:table-cell>
          <table:table-cell table:style-name="ce4" table:formula="of:=&quot;\book {   \bookOutputName &quot;&quot;&quot;&amp;[.K42]&amp;&quot;&quot;&quot;&quot;" office:value-type="string" office:string-value="\book {   \bookOutputName &quot;clementi-op42-les12-mozart-arietta&quot;">
            <text:p>\book { <text:s text:c="2"/>\bookOutputName "clementi-op42-les12-mozart-arietta"</text:p>
          </table:table-cell>
          <table:table-cell table:style-name="ce4" table:formula="of:=&quot;\include &quot;&quot;ilys/&quot;&amp;[.N42]&amp;&quot;&quot;&quot;&quot;" office:value-type="string" office:string-value="\include &quot;ilys/clementi-op42-mid-L12-mozart.ily&quot;">
            <text:p>\include "ilys/clementi-op42-mid-L12-mozart.ily"</text:p>
          </table:table-cell>
          <table:table-cell table:number-columns-repeated="5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fmaj</text:p>
          </table:table-cell>
          <table:table-cell office:value-type="string">
            <text:p>mozart</text:p>
          </table:table-cell>
          <table:table-cell office:value-type="string">
            <text:p>minuet</text:p>
          </table:table-cell>
          <table:table-cell/>
          <table:table-cell office:value-type="string">
            <text:p>minuet</text:p>
          </table:table-cell>
          <table:table-cell/>
          <table:table-cell/>
          <table:table-cell table:formula="of:=midiprefix&amp;&quot;les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IF(NOT(ISBLANK([.I43]));&quot;-&quot;&amp;[.I43];&quot;&quot;)" office:value-type="string" office:string-value="clementi-op42-les13-mozart-minuet">
            <text:p>clementi-op42-les13-mozart-minuet</text:p>
          </table:table-cell>
          <table:table-cell office:value-type="string">
            <text:p>art-of-playing-part2-lesson13-minuet-mozart.ily</text:p>
          </table:table-cell>
          <table:table-cell table:formula="of:=midiprefix&amp;&quot;lyt-L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&quot;.ily&quot;" office:value-type="string" office:string-value="clementi-op42-lyt-L13-mozart-minuet.ily">
            <text:p>clementi-op42-lyt-L13-mozart-minuet.ily</text:p>
          </table:table-cell>
          <table:table-cell table:formula="of:=midiprefix&amp;&quot;mid-L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&quot;.ily&quot;" office:value-type="string" office:string-value="clementi-op42-mid-L13-mozart-minuet.ily">
            <text:p>clementi-op42-mid-L13-mozart-minuet.ily</text:p>
          </table:table-cell>
          <table:table-cell table:style-name="ce5" table:formula="of:=midiprefix&amp;&quot;mus-L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&quot;.ily&quot;" office:value-type="string" office:string-value="clementi-op42-mus-L13-mozart-minuet.ily">
            <text:p>clementi-op42-mus-L13-mozart-minuet.ily</text:p>
          </table:table-cell>
          <table:table-cell table:style-name="ce4" table:formula="of:=&quot;cp &quot;&amp;[.L43]&amp;&quot; ./ilys/&quot;&amp;[.M43]" office:value-type="string" office:string-value="cp art-of-playing-part2-lesson13-minuet-mozart.ily ./ilys/clementi-op42-lyt-L13-mozart-minuet.ily">
            <text:p>cp art-of-playing-part2-lesson13-minuet-mozart.ily ./ilys/clementi-op42-lyt-L13-mozart-minuet.ily</text:p>
          </table:table-cell>
          <table:table-cell table:style-name="ce4" table:formula="of:=&quot;cp &quot;&amp;[.L43]&amp;&quot;  ./ilys/&quot;&amp;[.N43]" office:value-type="string" office:string-value="cp art-of-playing-part2-lesson13-minuet-mozart.ily  ./ilys/clementi-op42-mid-L13-mozart-minuet.ily">
            <text:p>cp art-of-playing-part2-lesson13-minuet-mozart.ily <text:s/>./ilys/clementi-op42-mid-L13-mozart-minuet.ily</text:p>
          </table:table-cell>
          <table:table-cell table:style-name="ce4" table:formula="of:=&quot;cp &quot;&amp;[.L43]&amp;&quot;  ./ilys/&quot;&amp;[.O43]" office:value-type="string" office:string-value="cp art-of-playing-part2-lesson13-minuet-mozart.ily  ./ilys/clementi-op42-mus-L13-mozart-minuet.ily">
            <text:p>cp art-of-playing-part2-lesson13-minuet-mozart.ily <text:s/>./ilys/clementi-op42-mus-L13-mozart-minuet.ily</text:p>
          </table:table-cell>
          <table:table-cell table:style-name="ce4" table:formula="of:=&quot;\include &quot;&quot;&quot;&amp;[.O43]&amp;&quot;&quot;&quot;&quot;" office:value-type="string" office:string-value="\include &quot;clementi-op42-mus-L13-mozart-minuet.ily&quot;">
            <text:p>\include "clementi-op42-mus-L13-mozart-minuet.ily"</text:p>
          </table:table-cell>
          <table:table-cell table:style-name="ce4" table:formula="of:=&quot;  \include &quot;&quot;ilys/&quot;&amp;[.M43]&amp;&quot;&quot;&quot;&quot;" office:value-type="string" office:string-value="  \include &quot;ilys/clementi-op42-lyt-L13-mozart-minuet.ily&quot;">
            <text:p><text:s text:c="2"/>\include "ilys/clementi-op42-lyt-L13-mozart-minuet.ily"</text:p>
          </table:table-cell>
          <table:table-cell table:style-name="ce4" table:formula="of:=&quot;\book {   \bookOutputName &quot;&quot;&quot;&amp;[.K43]&amp;&quot;&quot;&quot;&quot;" office:value-type="string" office:string-value="\book {   \bookOutputName &quot;clementi-op42-les13-mozart-minuet&quot;">
            <text:p>\book { <text:s text:c="2"/>\bookOutputName "clementi-op42-les13-mozart-minuet"</text:p>
          </table:table-cell>
          <table:table-cell table:style-name="ce4" table:formula="of:=&quot;\include &quot;&quot;ilys/&quot;&amp;[.N43]&amp;&quot;&quot;&quot;&quot;" office:value-type="string" office:string-value="\include &quot;ilys/clementi-op42-mid-L13-mozart-minuet.ily&quot;">
            <text:p>\include "ilys/clementi-op42-mid-L13-mozart-minuet.ily"</text:p>
          </table:table-cell>
          <table:table-cell table:number-columns-repeated="5"/>
        </table:table-row>
        <table:table-row table:style-name="ro5">
          <table:table-cell office:value-type="string">
            <text:p>Trio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fmaj</text:p>
          </table:table-cell>
          <table:table-cell office:value-type="string">
            <text:p>mozart</text:p>
          </table:table-cell>
          <table:table-cell office:value-type="string">
            <text:p>trio</text:p>
          </table:table-cell>
          <table:table-cell/>
          <table:table-cell office:value-type="string">
            <text:p>trio</text:p>
          </table:table-cell>
          <table:table-cell/>
          <table:table-cell/>
          <table:table-cell table:formula="of:=midiprefix&amp;&quot;les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IF(NOT(ISBLANK([.I44]));&quot;-&quot;&amp;[.I44];&quot;&quot;)" office:value-type="string" office:string-value="clementi-op42-les13-mozart-trio">
            <text:p>clementi-op42-les13-mozart-trio</text:p>
          </table:table-cell>
          <table:table-cell office:value-type="string">
            <text:p>art-of-playing-part2-lesson13-trio-mozart.ily</text:p>
          </table:table-cell>
          <table:table-cell table:formula="of:=midiprefix&amp;&quot;lyt-L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&quot;.ily&quot;" office:value-type="string" office:string-value="clementi-op42-lyt-L13-mozart-trio.ily">
            <text:p>clementi-op42-lyt-L13-mozart-trio.ily</text:p>
          </table:table-cell>
          <table:table-cell table:formula="of:=midiprefix&amp;&quot;mid-L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&quot;.ily&quot;" office:value-type="string" office:string-value="clementi-op42-mid-L13-mozart-trio.ily">
            <text:p>clementi-op42-mid-L13-mozart-trio.ily</text:p>
          </table:table-cell>
          <table:table-cell table:style-name="ce5" table:formula="of:=midiprefix&amp;&quot;mus-L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&quot;.ily&quot;" office:value-type="string" office:string-value="clementi-op42-mus-L13-mozart-trio.ily">
            <text:p>clementi-op42-mus-L13-mozart-trio.ily</text:p>
          </table:table-cell>
          <table:table-cell table:style-name="ce4" table:formula="of:=&quot;cp &quot;&amp;[.L44]&amp;&quot; ./ilys/&quot;&amp;[.M44]" office:value-type="string" office:string-value="cp art-of-playing-part2-lesson13-trio-mozart.ily ./ilys/clementi-op42-lyt-L13-mozart-trio.ily">
            <text:p>cp art-of-playing-part2-lesson13-trio-mozart.ily ./ilys/clementi-op42-lyt-L13-mozart-trio.ily</text:p>
          </table:table-cell>
          <table:table-cell table:style-name="ce4" table:formula="of:=&quot;cp &quot;&amp;[.L44]&amp;&quot;  ./ilys/&quot;&amp;[.N44]" office:value-type="string" office:string-value="cp art-of-playing-part2-lesson13-trio-mozart.ily  ./ilys/clementi-op42-mid-L13-mozart-trio.ily">
            <text:p>cp art-of-playing-part2-lesson13-trio-mozart.ily <text:s/>./ilys/clementi-op42-mid-L13-mozart-trio.ily</text:p>
          </table:table-cell>
          <table:table-cell table:style-name="ce4" table:formula="of:=&quot;cp &quot;&amp;[.L44]&amp;&quot;  ./ilys/&quot;&amp;[.O44]" office:value-type="string" office:string-value="cp art-of-playing-part2-lesson13-trio-mozart.ily  ./ilys/clementi-op42-mus-L13-mozart-trio.ily">
            <text:p>cp art-of-playing-part2-lesson13-trio-mozart.ily <text:s/>./ilys/clementi-op42-mus-L13-mozart-trio.ily</text:p>
          </table:table-cell>
          <table:table-cell table:style-name="ce4" table:formula="of:=&quot;\include &quot;&quot;&quot;&amp;[.O44]&amp;&quot;&quot;&quot;&quot;" office:value-type="string" office:string-value="\include &quot;clementi-op42-mus-L13-mozart-trio.ily&quot;">
            <text:p>\include "clementi-op42-mus-L13-mozart-trio.ily"</text:p>
          </table:table-cell>
          <table:table-cell table:style-name="ce4" table:formula="of:=&quot;  \include &quot;&quot;ilys/&quot;&amp;[.M44]&amp;&quot;&quot;&quot;&quot;" office:value-type="string" office:string-value="  \include &quot;ilys/clementi-op42-lyt-L13-mozart-trio.ily&quot;">
            <text:p><text:s text:c="2"/>\include "ilys/clementi-op42-lyt-L13-mozart-trio.ily"</text:p>
          </table:table-cell>
          <table:table-cell table:style-name="ce4" table:formula="of:=&quot;\book {   \bookOutputName &quot;&quot;&quot;&amp;[.K44]&amp;&quot;&quot;&quot;&quot;" office:value-type="string" office:string-value="\book {   \bookOutputName &quot;clementi-op42-les13-mozart-trio&quot;">
            <text:p>\book { <text:s text:c="2"/>\bookOutputName "clementi-op42-les13-mozart-trio"</text:p>
          </table:table-cell>
          <table:table-cell table:style-name="ce4" table:formula="of:=&quot;\include &quot;&quot;ilys/&quot;&amp;[.N44]&amp;&quot;&quot;&quot;&quot;" office:value-type="string" office:string-value="\include &quot;ilys/clementi-op42-mid-L13-mozart-trio.ily&quot;">
            <text:p>\include "ilys/clementi-op42-mid-L13-mozart-trio.ily"</text:p>
          </table:table-cell>
          <table:table-cell table:number-columns-repeated="5"/>
        </table:table-row>
        <table:table-row table:style-name="ro5">
          <table:table-cell office:value-type="string">
            <text:p>Le Reveill-matin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fmaj</text:p>
          </table:table-cell>
          <table:table-cell office:value-type="string">
            <text:p>couperin</text:p>
          </table:table-cell>
          <table:table-cell/>
          <table:table-cell office:value-type="string">
            <text:p>vivace</text:p>
          </table:table-cell>
          <table:table-cell/>
          <table:table-cell office:value-type="string">
            <text:p>vivace</text:p>
          </table:table-cell>
          <table:table-cell/>
          <table:table-cell table:formula="of:=midiprefix&amp;&quot;les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IF(NOT(ISBLANK([.I45]));&quot;-&quot;&amp;[.I45];&quot;&quot;)" office:value-type="string" office:string-value="clementi-op42-les14-couperin-vivace">
            <text:p>clementi-op42-les14-couperin-vivace</text:p>
          </table:table-cell>
          <table:table-cell office:value-type="string">
            <text:p>art-of-playing-part2-lesson14-couperin.ily</text:p>
          </table:table-cell>
          <table:table-cell table:formula="of:=midiprefix&amp;&quot;lyt-L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&quot;.ily&quot;" office:value-type="string" office:string-value="clementi-op42-lyt-L14-couperin.ily">
            <text:p>clementi-op42-lyt-L14-couperin.ily</text:p>
          </table:table-cell>
          <table:table-cell table:formula="of:=midiprefix&amp;&quot;mid-L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&quot;.ily&quot;" office:value-type="string" office:string-value="clementi-op42-mid-L14-couperin.ily">
            <text:p>clementi-op42-mid-L14-couperin.ily</text:p>
          </table:table-cell>
          <table:table-cell table:style-name="ce5" table:formula="of:=midiprefix&amp;&quot;mus-L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&quot;.ily&quot;" office:value-type="string" office:string-value="clementi-op42-mus-L14-couperin.ily">
            <text:p>clementi-op42-mus-L14-couperin.ily</text:p>
          </table:table-cell>
          <table:table-cell table:formula="of:=&quot;cp &quot;&amp;[.L45]&amp;&quot; ./ilys/&quot;&amp;[.M45]" office:value-type="string" office:string-value="cp art-of-playing-part2-lesson14-couperin.ily ./ilys/clementi-op42-lyt-L14-couperin.ily">
            <text:p>cp art-of-playing-part2-lesson14-couperin.ily ./ilys/clementi-op42-lyt-L14-couperin.ily</text:p>
          </table:table-cell>
          <table:table-cell table:formula="of:=&quot;cp &quot;&amp;[.L45]&amp;&quot;  ./ilys/&quot;&amp;[.N45]" office:value-type="string" office:string-value="cp art-of-playing-part2-lesson14-couperin.ily  ./ilys/clementi-op42-mid-L14-couperin.ily">
            <text:p>cp art-of-playing-part2-lesson14-couperin.ily <text:s/>./ilys/clementi-op42-mid-L14-couperin.ily</text:p>
          </table:table-cell>
          <table:table-cell table:formula="of:=&quot;cp &quot;&amp;[.L45]&amp;&quot;  ./ilys/&quot;&amp;[.O45]" office:value-type="string" office:string-value="cp art-of-playing-part2-lesson14-couperin.ily  ./ilys/clementi-op42-mus-L14-couperin.ily">
            <text:p>cp art-of-playing-part2-lesson14-couperin.ily <text:s/>./ilys/clementi-op42-mus-L14-couperin.ily</text:p>
          </table:table-cell>
          <table:table-cell table:formula="of:=&quot;\include &quot;&quot;&quot;&amp;[.O45]&amp;&quot;&quot;&quot;&quot;" office:value-type="string" office:string-value="\include &quot;clementi-op42-mus-L14-couperin.ily&quot;">
            <text:p>\include "clementi-op42-mus-L14-couperin.ily"</text:p>
          </table:table-cell>
          <table:table-cell table:formula="of:=&quot;  \include &quot;&quot;ilys/&quot;&amp;[.M45]&amp;&quot;&quot;&quot;&quot;" office:value-type="string" office:string-value="  \include &quot;ilys/clementi-op42-lyt-L14-couperin.ily&quot;">
            <text:p><text:s text:c="2"/>\include "ilys/clementi-op42-lyt-L14-couperin.ily"</text:p>
          </table:table-cell>
          <table:table-cell table:formula="of:=&quot;\book {   \bookOutputName &quot;&quot;&quot;&amp;[.K45]&amp;&quot;&quot;&quot;&quot;" office:value-type="string" office:string-value="\book {   \bookOutputName &quot;clementi-op42-les14-couperin-vivace&quot;">
            <text:p>\book { <text:s text:c="2"/>\bookOutputName "clementi-op42-les14-couperin-vivace"</text:p>
          </table:table-cell>
          <table:table-cell table:formula="of:=&quot;\include &quot;&quot;ilys/&quot;&amp;[.N45]&amp;&quot;&quot;&quot;&quot;" office:value-type="string" office:string-value="\include &quot;ilys/clementi-op42-mid-L14-couperin.ily&quot;">
            <text:p>\include "ilys/clementi-op42-mid-L14-couperin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d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IF(NOT(ISBLANK([.I46]));&quot;-&quot;&amp;[.I46];&quot;&quot;)" office:value-type="string" office:string-value="clementi-op42-les15-prel-dmin">
            <text:p>clementi-op42-les15-prel-dmin</text:p>
          </table:table-cell>
          <table:table-cell office:value-type="string">
            <text:p>art-of-playing-part2-lesson15-prel-dmin.ily</text:p>
          </table:table-cell>
          <table:table-cell table:formula="of:=midiprefix&amp;&quot;lyt-L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&quot;.ily&quot;" office:value-type="string" office:string-value="clementi-op42-lyt-L15-prel-dmin.ily">
            <text:p>clementi-op42-lyt-L15-prel-dmin.ily</text:p>
          </table:table-cell>
          <table:table-cell table:formula="of:=midiprefix&amp;&quot;mid-L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&quot;.ily&quot;" office:value-type="string" office:string-value="clementi-op42-mid-L15-prel-dmin.ily">
            <text:p>clementi-op42-mid-L15-prel-dmin.ily</text:p>
          </table:table-cell>
          <table:table-cell table:style-name="ce5" table:formula="of:=midiprefix&amp;&quot;mus-L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&quot;.ily&quot;" office:value-type="string" office:string-value="clementi-op42-mus-L15-prel-dmin.ily">
            <text:p>clementi-op42-mus-L15-prel-dmin.ily</text:p>
          </table:table-cell>
          <table:table-cell table:formula="of:=&quot;cp &quot;&amp;[.L46]&amp;&quot; ./ilys/&quot;&amp;[.M46]" office:value-type="string" office:string-value="cp art-of-playing-part2-lesson15-prel-dmin.ily ./ilys/clementi-op42-lyt-L15-prel-dmin.ily">
            <text:p>cp art-of-playing-part2-lesson15-prel-dmin.ily ./ilys/clementi-op42-lyt-L15-prel-dmin.ily</text:p>
          </table:table-cell>
          <table:table-cell table:formula="of:=&quot;cp &quot;&amp;[.L46]&amp;&quot;  ./ilys/&quot;&amp;[.N46]" office:value-type="string" office:string-value="cp art-of-playing-part2-lesson15-prel-dmin.ily  ./ilys/clementi-op42-mid-L15-prel-dmin.ily">
            <text:p>cp art-of-playing-part2-lesson15-prel-dmin.ily <text:s/>./ilys/clementi-op42-mid-L15-prel-dmin.ily</text:p>
          </table:table-cell>
          <table:table-cell table:formula="of:=&quot;cp &quot;&amp;[.L46]&amp;&quot;  ./ilys/&quot;&amp;[.O46]" office:value-type="string" office:string-value="cp art-of-playing-part2-lesson15-prel-dmin.ily  ./ilys/clementi-op42-mus-L15-prel-dmin.ily">
            <text:p>cp art-of-playing-part2-lesson15-prel-dmin.ily <text:s/>./ilys/clementi-op42-mus-L15-prel-dmin.ily</text:p>
          </table:table-cell>
          <table:table-cell table:formula="of:=&quot;\include &quot;&quot;&quot;&amp;[.O46]&amp;&quot;&quot;&quot;&quot;" office:value-type="string" office:string-value="\include &quot;clementi-op42-mus-L15-prel-dmin.ily&quot;">
            <text:p>\include "clementi-op42-mus-L15-prel-dmin.ily"</text:p>
          </table:table-cell>
          <table:table-cell table:formula="of:=&quot;  \include &quot;&quot;ilys/&quot;&amp;[.M46]&amp;&quot;&quot;&quot;&quot;" office:value-type="string" office:string-value="  \include &quot;ilys/clementi-op42-lyt-L15-prel-dmin.ily&quot;">
            <text:p><text:s text:c="2"/>\include "ilys/clementi-op42-lyt-L15-prel-dmin.ily"</text:p>
          </table:table-cell>
          <table:table-cell table:formula="of:=&quot;\book {   \bookOutputName &quot;&quot;&quot;&amp;[.K46]&amp;&quot;&quot;&quot;&quot;" office:value-type="string" office:string-value="\book {   \bookOutputName &quot;clementi-op42-les15-prel-dmin&quot;">
            <text:p>\book { <text:s text:c="2"/>\bookOutputName "clementi-op42-les15-prel-dmin"</text:p>
          </table:table-cell>
          <table:table-cell table:formula="of:=&quot;\include &quot;&quot;ilys/&quot;&amp;[.N46]&amp;&quot;&quot;&quot;&quot;" office:value-type="string" office:string-value="\include &quot;ilys/clementi-op42-mid-L15-prel-dmin.ily&quot;">
            <text:p>\include "ilys/clementi-op42-mid-L15-prel-dmin.ily"</text:p>
          </table:table-cell>
          <table:table-cell table:number-columns-repeated="5"/>
        </table:table-row>
        <table:table-row table:style-name="ro5">
          <table:table-cell office:value-type="string">
            <text:p>Larghetto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dmin</text:p>
          </table:table-cell>
          <table:table-cell office:value-type="string">
            <text:p>scarlatti</text:p>
          </table:table-cell>
          <table:table-cell/>
          <table:table-cell office:value-type="string">
            <text:p>larghetto</text:p>
          </table:table-cell>
          <table:table-cell/>
          <table:table-cell office:value-type="string">
            <text:p>lrghetto</text:p>
          </table:table-cell>
          <table:table-cell/>
          <table:table-cell table:formula="of:=midiprefix&amp;&quot;les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IF(NOT(ISBLANK([.I47]));&quot;-&quot;&amp;[.I47];&quot;&quot;)" office:value-type="string" office:string-value="clementi-op42-les15-scarlatti-lrghetto">
            <text:p>clementi-op42-les15-scarlatti-lrghetto</text:p>
          </table:table-cell>
          <table:table-cell office:value-type="string">
            <text:p>art-of-playing-part2-lesson15-scarlatti.ily</text:p>
          </table:table-cell>
          <table:table-cell table:formula="of:=midiprefix&amp;&quot;lyt-L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&quot;.ily&quot;" office:value-type="string" office:string-value="clementi-op42-lyt-L15-scarlatti.ily">
            <text:p>clementi-op42-lyt-L15-scarlatti.ily</text:p>
          </table:table-cell>
          <table:table-cell table:formula="of:=midiprefix&amp;&quot;mid-L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&quot;.ily&quot;" office:value-type="string" office:string-value="clementi-op42-mid-L15-scarlatti.ily">
            <text:p>clementi-op42-mid-L15-scarlatti.ily</text:p>
          </table:table-cell>
          <table:table-cell table:style-name="ce5" table:formula="of:=midiprefix&amp;&quot;mus-L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&quot;.ily&quot;" office:value-type="string" office:string-value="clementi-op42-mus-L15-scarlatti.ily">
            <text:p>clementi-op42-mus-L15-scarlatti.ily</text:p>
          </table:table-cell>
          <table:table-cell table:formula="of:=&quot;cp &quot;&amp;[.L47]&amp;&quot; ./ilys/&quot;&amp;[.M47]" office:value-type="string" office:string-value="cp art-of-playing-part2-lesson15-scarlatti.ily ./ilys/clementi-op42-lyt-L15-scarlatti.ily">
            <text:p>cp art-of-playing-part2-lesson15-scarlatti.ily ./ilys/clementi-op42-lyt-L15-scarlatti.ily</text:p>
          </table:table-cell>
          <table:table-cell table:formula="of:=&quot;cp &quot;&amp;[.L47]&amp;&quot;  ./ilys/&quot;&amp;[.N47]" office:value-type="string" office:string-value="cp art-of-playing-part2-lesson15-scarlatti.ily  ./ilys/clementi-op42-mid-L15-scarlatti.ily">
            <text:p>cp art-of-playing-part2-lesson15-scarlatti.ily <text:s/>./ilys/clementi-op42-mid-L15-scarlatti.ily</text:p>
          </table:table-cell>
          <table:table-cell table:formula="of:=&quot;cp &quot;&amp;[.L47]&amp;&quot;  ./ilys/&quot;&amp;[.O47]" office:value-type="string" office:string-value="cp art-of-playing-part2-lesson15-scarlatti.ily  ./ilys/clementi-op42-mus-L15-scarlatti.ily">
            <text:p>cp art-of-playing-part2-lesson15-scarlatti.ily <text:s/>./ilys/clementi-op42-mus-L15-scarlatti.ily</text:p>
          </table:table-cell>
          <table:table-cell table:formula="of:=&quot;\include &quot;&quot;&quot;&amp;[.O47]&amp;&quot;&quot;&quot;&quot;" office:value-type="string" office:string-value="\include &quot;clementi-op42-mus-L15-scarlatti.ily&quot;">
            <text:p>\include "clementi-op42-mus-L15-scarlatti.ily"</text:p>
          </table:table-cell>
          <table:table-cell table:formula="of:=&quot;  \include &quot;&quot;ilys/&quot;&amp;[.M47]&amp;&quot;&quot;&quot;&quot;" office:value-type="string" office:string-value="  \include &quot;ilys/clementi-op42-lyt-L15-scarlatti.ily&quot;">
            <text:p><text:s text:c="2"/>\include "ilys/clementi-op42-lyt-L15-scarlatti.ily"</text:p>
          </table:table-cell>
          <table:table-cell table:formula="of:=&quot;\book {   \bookOutputName &quot;&quot;&quot;&amp;[.K47]&amp;&quot;&quot;&quot;&quot;" office:value-type="string" office:string-value="\book {   \bookOutputName &quot;clementi-op42-les15-scarlatti-lrghetto&quot;">
            <text:p>\book { <text:s text:c="2"/>\bookOutputName "clementi-op42-les15-scarlatti-lrghetto"</text:p>
          </table:table-cell>
          <table:table-cell table:formula="of:=&quot;\include &quot;&quot;ilys/&quot;&amp;[.N47]&amp;&quot;&quot;&quot;&quot;" office:value-type="string" office:string-value="\include &quot;ilys/clementi-op42-mid-L15-scarlatti.ily&quot;">
            <text:p>\include "ilys/clementi-op42-mid-L15-scarlatti.ily"</text:p>
          </table:table-cell>
          <table:table-cell table:number-columns-repeated="5"/>
        </table:table-row>
        <table:table-row table:style-name="ro5">
          <table:table-cell office:value-type="string">
            <text:p>Allemanda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dmin</text:p>
          </table:table-cell>
          <table:table-cell office:value-type="string">
            <text:p>corelli</text:p>
          </table:table-cell>
          <table:table-cell office:value-type="string">
            <text:p>allemande</text:p>
          </table:table-cell>
          <table:table-cell office:value-type="string">
            <text:p>allegro</text:p>
          </table:table-cell>
          <table:table-cell/>
          <table:table-cell office:value-type="string">
            <text:p>alleman</text:p>
          </table:table-cell>
          <table:table-cell/>
          <table:table-cell table:formula="of:=midiprefix&amp;&quot;les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IF(NOT(ISBLANK([.I48]));&quot;-&quot;&amp;[.I48];&quot;&quot;)" office:value-type="string" office:string-value="clementi-op42-les16-corelli-alleman">
            <text:p>clementi-op42-les16-corelli-alleman</text:p>
          </table:table-cell>
          <table:table-cell office:value-type="string">
            <text:p>art-of-playing-part2-lesson16-corelli.ily</text:p>
          </table:table-cell>
          <table:table-cell table:formula="of:=midiprefix&amp;&quot;lyt-L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&quot;.ily&quot;" office:value-type="string" office:string-value="clementi-op42-lyt-L16-corelli.ily">
            <text:p>clementi-op42-lyt-L16-corelli.ily</text:p>
          </table:table-cell>
          <table:table-cell table:formula="of:=midiprefix&amp;&quot;mid-L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&quot;.ily&quot;" office:value-type="string" office:string-value="clementi-op42-mid-L16-corelli.ily">
            <text:p>clementi-op42-mid-L16-corelli.ily</text:p>
          </table:table-cell>
          <table:table-cell table:style-name="ce5" table:formula="of:=midiprefix&amp;&quot;mus-L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&quot;.ily&quot;" office:value-type="string" office:string-value="clementi-op42-mus-L16-corelli.ily">
            <text:p>clementi-op42-mus-L16-corelli.ily</text:p>
          </table:table-cell>
          <table:table-cell table:formula="of:=&quot;cp &quot;&amp;[.L48]&amp;&quot; ./ilys/&quot;&amp;[.M48]" office:value-type="string" office:string-value="cp art-of-playing-part2-lesson16-corelli.ily ./ilys/clementi-op42-lyt-L16-corelli.ily">
            <text:p>cp art-of-playing-part2-lesson16-corelli.ily ./ilys/clementi-op42-lyt-L16-corelli.ily</text:p>
          </table:table-cell>
          <table:table-cell table:formula="of:=&quot;cp &quot;&amp;[.L48]&amp;&quot;  ./ilys/&quot;&amp;[.N48]" office:value-type="string" office:string-value="cp art-of-playing-part2-lesson16-corelli.ily  ./ilys/clementi-op42-mid-L16-corelli.ily">
            <text:p>cp art-of-playing-part2-lesson16-corelli.ily <text:s/>./ilys/clementi-op42-mid-L16-corelli.ily</text:p>
          </table:table-cell>
          <table:table-cell table:formula="of:=&quot;cp &quot;&amp;[.L48]&amp;&quot;  ./ilys/&quot;&amp;[.O48]" office:value-type="string" office:string-value="cp art-of-playing-part2-lesson16-corelli.ily  ./ilys/clementi-op42-mus-L16-corelli.ily">
            <text:p>cp art-of-playing-part2-lesson16-corelli.ily <text:s/>./ilys/clementi-op42-mus-L16-corelli.ily</text:p>
          </table:table-cell>
          <table:table-cell table:formula="of:=&quot;\include &quot;&quot;&quot;&amp;[.O48]&amp;&quot;&quot;&quot;&quot;" office:value-type="string" office:string-value="\include &quot;clementi-op42-mus-L16-corelli.ily&quot;">
            <text:p>\include "clementi-op42-mus-L16-corelli.ily"</text:p>
          </table:table-cell>
          <table:table-cell table:formula="of:=&quot;  \include &quot;&quot;ilys/&quot;&amp;[.M48]&amp;&quot;&quot;&quot;&quot;" office:value-type="string" office:string-value="  \include &quot;ilys/clementi-op42-lyt-L16-corelli.ily&quot;">
            <text:p><text:s text:c="2"/>\include "ilys/clementi-op42-lyt-L16-corelli.ily"</text:p>
          </table:table-cell>
          <table:table-cell table:formula="of:=&quot;\book {   \bookOutputName &quot;&quot;&quot;&amp;[.K48]&amp;&quot;&quot;&quot;&quot;" office:value-type="string" office:string-value="\book {   \bookOutputName &quot;clementi-op42-les16-corelli-alleman&quot;">
            <text:p>\book { <text:s text:c="2"/>\bookOutputName "clementi-op42-les16-corelli-alleman"</text:p>
          </table:table-cell>
          <table:table-cell table:formula="of:=&quot;\include &quot;&quot;ilys/&quot;&amp;[.N48]&amp;&quot;&quot;&quot;&quot;" office:value-type="string" office:string-value="\include &quot;ilys/clementi-op42-mid-L16-corelli.ily&quot;">
            <text:p>\include "ilys/clementi-op42-mid-L16-corelli.ily"</text:p>
          </table:table-cell>
          <table:table-cell table:number-columns-repeated="5"/>
        </table:table-row>
        <table:table-row table:style-name="ro5">
          <table:table-cell office:value-type="string">
            <text:p>Sarabanda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dmin</text:p>
          </table:table-cell>
          <table:table-cell office:value-type="string">
            <text:p>corelli</text:p>
          </table:table-cell>
          <table:table-cell office:value-type="string">
            <text:p>sarabanda</text:p>
          </table:table-cell>
          <table:table-cell office:value-type="string">
            <text:p>allegro</text:p>
          </table:table-cell>
          <table:table-cell/>
          <table:table-cell office:value-type="string">
            <text:p>sarab</text:p>
          </table:table-cell>
          <table:table-cell/>
          <table:table-cell table:formula="of:=midiprefix&amp;&quot;les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IF(NOT(ISBLANK([.I49]));&quot;-&quot;&amp;[.I49];&quot;&quot;)" office:value-type="string" office:string-value="clementi-op42-les17-corelli-sarab">
            <text:p>clementi-op42-les17-corelli-sarab</text:p>
          </table:table-cell>
          <table:table-cell office:value-type="string">
            <text:p>art-of-playing-part2-lesson17-corelli.ily</text:p>
          </table:table-cell>
          <table:table-cell table:formula="of:=midiprefix&amp;&quot;lyt-L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&quot;.ily&quot;" office:value-type="string" office:string-value="clementi-op42-lyt-L17-corelli.ily">
            <text:p>clementi-op42-lyt-L17-corelli.ily</text:p>
          </table:table-cell>
          <table:table-cell table:formula="of:=midiprefix&amp;&quot;mid-L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&quot;.ily&quot;" office:value-type="string" office:string-value="clementi-op42-mid-L17-corelli.ily">
            <text:p>clementi-op42-mid-L17-corelli.ily</text:p>
          </table:table-cell>
          <table:table-cell table:style-name="ce5" table:formula="of:=midiprefix&amp;&quot;mus-L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&quot;.ily&quot;" office:value-type="string" office:string-value="clementi-op42-mus-L17-corelli.ily">
            <text:p>clementi-op42-mus-L17-corelli.ily</text:p>
          </table:table-cell>
          <table:table-cell table:formula="of:=&quot;cp &quot;&amp;[.L49]&amp;&quot; ./ilys/&quot;&amp;[.M49]" office:value-type="string" office:string-value="cp art-of-playing-part2-lesson17-corelli.ily ./ilys/clementi-op42-lyt-L17-corelli.ily">
            <text:p>cp art-of-playing-part2-lesson17-corelli.ily ./ilys/clementi-op42-lyt-L17-corelli.ily</text:p>
          </table:table-cell>
          <table:table-cell table:formula="of:=&quot;cp &quot;&amp;[.L49]&amp;&quot;  ./ilys/&quot;&amp;[.N49]" office:value-type="string" office:string-value="cp art-of-playing-part2-lesson17-corelli.ily  ./ilys/clementi-op42-mid-L17-corelli.ily">
            <text:p>cp art-of-playing-part2-lesson17-corelli.ily <text:s/>./ilys/clementi-op42-mid-L17-corelli.ily</text:p>
          </table:table-cell>
          <table:table-cell table:formula="of:=&quot;cp &quot;&amp;[.L49]&amp;&quot;  ./ilys/&quot;&amp;[.O49]" office:value-type="string" office:string-value="cp art-of-playing-part2-lesson17-corelli.ily  ./ilys/clementi-op42-mus-L17-corelli.ily">
            <text:p>cp art-of-playing-part2-lesson17-corelli.ily <text:s/>./ilys/clementi-op42-mus-L17-corelli.ily</text:p>
          </table:table-cell>
          <table:table-cell table:formula="of:=&quot;\include &quot;&quot;&quot;&amp;[.O49]&amp;&quot;&quot;&quot;&quot;" office:value-type="string" office:string-value="\include &quot;clementi-op42-mus-L17-corelli.ily&quot;">
            <text:p>\include "clementi-op42-mus-L17-corelli.ily"</text:p>
          </table:table-cell>
          <table:table-cell table:formula="of:=&quot;  \include &quot;&quot;ilys/&quot;&amp;[.M49]&amp;&quot;&quot;&quot;&quot;" office:value-type="string" office:string-value="  \include &quot;ilys/clementi-op42-lyt-L17-corelli.ily&quot;">
            <text:p><text:s text:c="2"/>\include "ilys/clementi-op42-lyt-L17-corelli.ily"</text:p>
          </table:table-cell>
          <table:table-cell table:formula="of:=&quot;\book {   \bookOutputName &quot;&quot;&quot;&amp;[.K49]&amp;&quot;&quot;&quot;&quot;" office:value-type="string" office:string-value="\book {   \bookOutputName &quot;clementi-op42-les17-corelli-sarab&quot;">
            <text:p>\book { <text:s text:c="2"/>\bookOutputName "clementi-op42-les17-corelli-sarab"</text:p>
          </table:table-cell>
          <table:table-cell table:formula="of:=&quot;\include &quot;&quot;ilys/&quot;&amp;[.N49]&amp;&quot;&quot;&quot;&quot;" office:value-type="string" office:string-value="\include &quot;ilys/clementi-op42-mid-L17-corelli.ily&quot;">
            <text:p>\include "ilys/clementi-op42-mid-L17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g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IF(NOT(ISBLANK([.I50]));&quot;-&quot;&amp;[.I50];&quot;&quot;)" office:value-type="string" office:string-value="clementi-op42-les18-prel-gmaj">
            <text:p>clementi-op42-les18-prel-gmaj</text:p>
          </table:table-cell>
          <table:table-cell office:value-type="string">
            <text:p>art-of-playing-part2-lesson18-prel-gmaj.ily</text:p>
          </table:table-cell>
          <table:table-cell table:formula="of:=midiprefix&amp;&quot;lyt-L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&quot;.ily&quot;" office:value-type="string" office:string-value="clementi-op42-lyt-L18-prel-gmaj.ily">
            <text:p>clementi-op42-lyt-L18-prel-gmaj.ily</text:p>
          </table:table-cell>
          <table:table-cell table:formula="of:=midiprefix&amp;&quot;mid-L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&quot;.ily&quot;" office:value-type="string" office:string-value="clementi-op42-mid-L18-prel-gmaj.ily">
            <text:p>clementi-op42-mid-L18-prel-gmaj.ily</text:p>
          </table:table-cell>
          <table:table-cell table:style-name="ce5" table:formula="of:=midiprefix&amp;&quot;mus-L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&quot;.ily&quot;" office:value-type="string" office:string-value="clementi-op42-mus-L18-prel-gmaj.ily">
            <text:p>clementi-op42-mus-L18-prel-gmaj.ily</text:p>
          </table:table-cell>
          <table:table-cell table:formula="of:=&quot;cp &quot;&amp;[.L50]&amp;&quot; ./ilys/&quot;&amp;[.M50]" office:value-type="string" office:string-value="cp art-of-playing-part2-lesson18-prel-gmaj.ily ./ilys/clementi-op42-lyt-L18-prel-gmaj.ily">
            <text:p>cp art-of-playing-part2-lesson18-prel-gmaj.ily ./ilys/clementi-op42-lyt-L18-prel-gmaj.ily</text:p>
          </table:table-cell>
          <table:table-cell table:formula="of:=&quot;cp &quot;&amp;[.L50]&amp;&quot;  ./ilys/&quot;&amp;[.N50]" office:value-type="string" office:string-value="cp art-of-playing-part2-lesson18-prel-gmaj.ily  ./ilys/clementi-op42-mid-L18-prel-gmaj.ily">
            <text:p>cp art-of-playing-part2-lesson18-prel-gmaj.ily <text:s/>./ilys/clementi-op42-mid-L18-prel-gmaj.ily</text:p>
          </table:table-cell>
          <table:table-cell table:formula="of:=&quot;cp &quot;&amp;[.L50]&amp;&quot;  ./ilys/&quot;&amp;[.O50]" office:value-type="string" office:string-value="cp art-of-playing-part2-lesson18-prel-gmaj.ily  ./ilys/clementi-op42-mus-L18-prel-gmaj.ily">
            <text:p>cp art-of-playing-part2-lesson18-prel-gmaj.ily <text:s/>./ilys/clementi-op42-mus-L18-prel-gmaj.ily</text:p>
          </table:table-cell>
          <table:table-cell table:formula="of:=&quot;\include &quot;&quot;&quot;&amp;[.O50]&amp;&quot;&quot;&quot;&quot;" office:value-type="string" office:string-value="\include &quot;clementi-op42-mus-L18-prel-gmaj.ily&quot;">
            <text:p>\include "clementi-op42-mus-L18-prel-gmaj.ily"</text:p>
          </table:table-cell>
          <table:table-cell table:formula="of:=&quot;  \include &quot;&quot;ilys/&quot;&amp;[.M50]&amp;&quot;&quot;&quot;&quot;" office:value-type="string" office:string-value="  \include &quot;ilys/clementi-op42-lyt-L18-prel-gmaj.ily&quot;">
            <text:p><text:s text:c="2"/>\include "ilys/clementi-op42-lyt-L18-prel-gmaj.ily"</text:p>
          </table:table-cell>
          <table:table-cell table:formula="of:=&quot;\book {   \bookOutputName &quot;&quot;&quot;&amp;[.K50]&amp;&quot;&quot;&quot;&quot;" office:value-type="string" office:string-value="\book {   \bookOutputName &quot;clementi-op42-les18-prel-gmaj&quot;">
            <text:p>\book { <text:s text:c="2"/>\bookOutputName "clementi-op42-les18-prel-gmaj"</text:p>
          </table:table-cell>
          <table:table-cell table:formula="of:=&quot;\include &quot;&quot;ilys/&quot;&amp;[.N50]&amp;&quot;&quot;&quot;&quot;" office:value-type="string" office:string-value="\include &quot;ilys/clementi-op42-mid-L18-prel-gmaj.ily&quot;">
            <text:p>\include "ilys/clementi-op42-mid-L18-prel-gmaj.ily"</text:p>
          </table:table-cell>
          <table:table-cell table:number-columns-repeated="5"/>
        </table:table-row>
        <table:table-row table:style-name="ro5">
          <table:table-cell office:value-type="string">
            <text:p>Ah vous dirai-je maman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gmaj</text:p>
          </table:table-cell>
          <table:table-cell table:number-columns-repeated="2"/>
          <table:table-cell/>
          <table:table-cell office:value-type="string">
            <text:p>ah-vous</text:p>
          </table:table-cell>
          <table:table-cell office:value-type="string">
            <text:p>dirai-je</text:p>
          </table:table-cell>
          <table:table-cell/>
          <table:table-cell table:formula="of:=midiprefix&amp;&quot;les&quot;&amp;IF([.C51]&lt;10;&quot;0&quot;;&quot;&quot;)&amp;[.C51]&amp;IF([.F51]=&quot;prelude&quot;;&quot;-prel-&quot;&amp;[.D51];&quot;-&quot;&amp;IF(NOT(ISBLANK([.E51]));[.E51];IF(NOT(ISBLANK([.F51]));[.F51];&quot;&quot;)))&amp;IF(NOT(ISBLANK([.H51]));&quot;-&quot;&amp;[.H51];&quot;&quot;)&amp;IF(NOT(ISBLANK([.I51]));&quot;-&quot;&amp;[.I51];&quot;&quot;)" office:value-type="string" office:string-value="clementi-op42-les18--ah-vous-dirai-je">
            <text:p>clementi-op42-les18--ah-vous-dirai-je</text:p>
          </table:table-cell>
          <table:table-cell office:value-type="string">
            <text:p>art-of-playing-part2-lesson18-dirai-maman.ily</text:p>
          </table:table-cell>
          <table:table-cell table:style-name="ce3" table:formula="of:=midiprefix&amp;&quot;lyt-L&quot;&amp;IF([.C51]&lt;10;&quot;0&quot;;&quot;&quot;)&amp;[.C51]&amp;IF([.F51]=&quot;prelude&quot;;&quot;-prel-&quot;&amp;[.D51];&quot;-&quot;&amp;IF(NOT(ISBLANK([.E51]));[.E51];IF(NOT(ISBLANK([.F51]));[.F51];&quot;&quot;)))&amp;IF(NOT(ISBLANK([.H51]));[.H51];&quot;&quot;)&amp;&quot;.ily&quot;" office:value-type="string" office:string-value="clementi-op42-lyt-L18-ah-vous.ily">
            <text:p>clementi-op42-lyt-L18-ah-vous.ily</text:p>
          </table:table-cell>
          <table:table-cell table:style-name="ce3" table:formula="of:=midiprefix&amp;&quot;mid-L&quot;&amp;IF([.C51]&lt;10;&quot;0&quot;;&quot;&quot;)&amp;[.C51]&amp;IF([.F51]=&quot;prelude&quot;;&quot;-prel-&quot;&amp;[.D51];&quot;-&quot;&amp;IF(NOT(ISBLANK([.E51]));[.E51];IF(NOT(ISBLANK([.F51]));[.F51];&quot;&quot;)))&amp;IF(NOT(ISBLANK([.H51]));[.H51];&quot;&quot;)&amp;&quot;.ily&quot;" office:value-type="string" office:string-value="clementi-op42-mid-L18-ah-vous.ily">
            <text:p>clementi-op42-mid-L18-ah-vous.ily</text:p>
          </table:table-cell>
          <table:table-cell table:style-name="ce6" table:formula="of:=midiprefix&amp;&quot;mus-L&quot;&amp;IF([.C51]&lt;10;&quot;0&quot;;&quot;&quot;)&amp;[.C51]&amp;IF([.F51]=&quot;prelude&quot;;&quot;-prel-&quot;&amp;[.D51];&quot;-&quot;&amp;IF(NOT(ISBLANK([.E51]));[.E51];IF(NOT(ISBLANK([.F51]));[.F51];&quot;&quot;)))&amp;IF(NOT(ISBLANK([.H51]));[.H51];&quot;&quot;)&amp;&quot;.ily&quot;" office:value-type="string" office:string-value="clementi-op42-mus-L18-ah-vous.ily">
            <text:p>clementi-op42-mus-L18-ah-vous.ily</text:p>
          </table:table-cell>
          <table:table-cell table:formula="of:=&quot;cp &quot;&amp;[.L51]&amp;&quot; ./ilys/&quot;&amp;[.M51]" office:value-type="string" office:string-value="cp art-of-playing-part2-lesson18-dirai-maman.ily ./ilys/clementi-op42-lyt-L18-ah-vous.ily">
            <text:p>cp art-of-playing-part2-lesson18-dirai-maman.ily ./ilys/clementi-op42-lyt-L18-ah-vous.ily</text:p>
          </table:table-cell>
          <table:table-cell table:formula="of:=&quot;cp &quot;&amp;[.L51]&amp;&quot;  ./ilys/&quot;&amp;[.N51]" office:value-type="string" office:string-value="cp art-of-playing-part2-lesson18-dirai-maman.ily  ./ilys/clementi-op42-mid-L18-ah-vous.ily">
            <text:p>cp art-of-playing-part2-lesson18-dirai-maman.ily <text:s/>./ilys/clementi-op42-mid-L18-ah-vous.ily</text:p>
          </table:table-cell>
          <table:table-cell table:formula="of:=&quot;cp &quot;&amp;[.L51]&amp;&quot;  ./ilys/&quot;&amp;[.O51]" office:value-type="string" office:string-value="cp art-of-playing-part2-lesson18-dirai-maman.ily  ./ilys/clementi-op42-mus-L18-ah-vous.ily">
            <text:p>cp art-of-playing-part2-lesson18-dirai-maman.ily <text:s/>./ilys/clementi-op42-mus-L18-ah-vous.ily</text:p>
          </table:table-cell>
          <table:table-cell table:formula="of:=&quot;\include &quot;&quot;&quot;&amp;[.O51]&amp;&quot;&quot;&quot;&quot;" office:value-type="string" office:string-value="\include &quot;clementi-op42-mus-L18-ah-vous.ily&quot;">
            <text:p>\include "clementi-op42-mus-L18-ah-vous.ily"</text:p>
          </table:table-cell>
          <table:table-cell table:formula="of:=&quot;  \include &quot;&quot;ilys/&quot;&amp;[.M51]&amp;&quot;&quot;&quot;&quot;" office:value-type="string" office:string-value="  \include &quot;ilys/clementi-op42-lyt-L18-ah-vous.ily&quot;">
            <text:p><text:s text:c="2"/>\include "ilys/clementi-op42-lyt-L18-ah-vous.ily"</text:p>
          </table:table-cell>
          <table:table-cell table:formula="of:=&quot;\book {   \bookOutputName &quot;&quot;&quot;&amp;[.K51]&amp;&quot;&quot;&quot;&quot;" office:value-type="string" office:string-value="\book {   \bookOutputName &quot;clementi-op42-les18--ah-vous-dirai-je&quot;">
            <text:p>\book { <text:s text:c="2"/>\bookOutputName "clementi-op42-les18--ah-vous-dirai-je"</text:p>
          </table:table-cell>
          <table:table-cell table:formula="of:=&quot;\include &quot;&quot;ilys/&quot;&amp;[.N51]&amp;&quot;&quot;&quot;&quot;" office:value-type="string" office:string-value="\include &quot;ilys/clementi-op42-mid-L18-ah-vous.ily&quot;">
            <text:p>\include "ilys/clementi-op42-mid-L18-ah-vous.ily"</text:p>
          </table:table-cell>
          <table:table-cell table:number-columns-repeated="5"/>
        </table:table-row>
        <table:table-row table:style-name="ro5">
          <table:table-cell office:value-type="string">
            <text:p>Triste raison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gmaj</text:p>
          </table:table-cell>
          <table:table-cell table:number-columns-repeated="2"/>
          <table:table-cell office:value-type="string">
            <text:p>andante</text:p>
          </table:table-cell>
          <table:table-cell office:value-type="string">
            <text:p>triste-raison</text:p>
          </table:table-cell>
          <table:table-cell table:number-columns-repeated="2"/>
          <table:table-cell table:style-name="ce3" table:formula="of:=midiprefix&amp;&quot;les&quot;&amp;IF([.C52]&lt;10;&quot;0&quot;;&quot;&quot;)&amp;[.C52]&amp;IF([.F52]=&quot;prelude&quot;;&quot;-prel-&quot;&amp;[.D52];&quot;-&quot;&amp;IF(NOT(ISBLANK([.E52]));[.E52];IF(NOT(ISBLANK([.F52]));[.F52];&quot;&quot;)))&amp;IF(NOT(ISBLANK([.H52]));[.H52];&quot;&quot;)" office:value-type="string" office:string-value="clementi-op42-les19-triste-raison">
            <text:p>clementi-op42-les19-triste-raison</text:p>
          </table:table-cell>
          <table:table-cell table:style-name="ce3" office:value-type="string">
            <text:p>art-of-playing-part2-lesson19-triste.ily</text:p>
          </table:table-cell>
          <table:table-cell table:style-name="ce3" table:formula="of:=midiprefix&amp;&quot;lyt-L&quot;&amp;IF([.C52]&lt;10;&quot;0&quot;;&quot;&quot;)&amp;[.C52]&amp;IF([.F52]=&quot;prelude&quot;;&quot;-prel-&quot;&amp;[.D52];&quot;-&quot;&amp;IF(NOT(ISBLANK([.E52]));[.E52];IF(NOT(ISBLANK([.F52]));[.F52];&quot;&quot;)))&amp;IF(NOT(ISBLANK([.H52]));[.H52];&quot;&quot;)&amp;&quot;.ily&quot;" office:value-type="string" office:string-value="clementi-op42-lyt-L19-triste-raison.ily">
            <text:p>clementi-op42-lyt-L19-triste-raison.ily</text:p>
          </table:table-cell>
          <table:table-cell table:style-name="ce3" table:formula="of:=midiprefix&amp;&quot;mid-L&quot;&amp;IF([.C52]&lt;10;&quot;0&quot;;&quot;&quot;)&amp;[.C52]&amp;IF([.F52]=&quot;prelude&quot;;&quot;-prel-&quot;&amp;[.D52];&quot;-&quot;&amp;IF(NOT(ISBLANK([.E52]));[.E52];IF(NOT(ISBLANK([.F52]));[.F52];&quot;&quot;)))&amp;IF(NOT(ISBLANK([.H52]));[.H52];&quot;&quot;)&amp;&quot;.ily&quot;" office:value-type="string" office:string-value="clementi-op42-mid-L19-triste-raison.ily">
            <text:p>clementi-op42-mid-L19-triste-raison.ily</text:p>
          </table:table-cell>
          <table:table-cell table:style-name="ce6" table:formula="of:=midiprefix&amp;&quot;mus-L&quot;&amp;IF([.C52]&lt;10;&quot;0&quot;;&quot;&quot;)&amp;[.C52]&amp;IF([.F52]=&quot;prelude&quot;;&quot;-prel-&quot;&amp;[.D52];&quot;-&quot;&amp;IF(NOT(ISBLANK([.E52]));[.E52];IF(NOT(ISBLANK([.F52]));[.F52];&quot;&quot;)))&amp;IF(NOT(ISBLANK([.H52]));[.H52];&quot;&quot;)&amp;&quot;.ily&quot;" office:value-type="string" office:string-value="clementi-op42-mus-L19-triste-raison.ily">
            <text:p>clementi-op42-mus-L19-triste-raison.ily</text:p>
          </table:table-cell>
          <table:table-cell table:formula="of:=&quot;cp &quot;&amp;[.L52]&amp;&quot; ./ilys/&quot;&amp;[.M52]" office:value-type="string" office:string-value="cp art-of-playing-part2-lesson19-triste.ily ./ilys/clementi-op42-lyt-L19-triste-raison.ily">
            <text:p>cp art-of-playing-part2-lesson19-triste.ily ./ilys/clementi-op42-lyt-L19-triste-raison.ily</text:p>
          </table:table-cell>
          <table:table-cell table:formula="of:=&quot;cp &quot;&amp;[.L52]&amp;&quot;  ./ilys/&quot;&amp;[.N52]" office:value-type="string" office:string-value="cp art-of-playing-part2-lesson19-triste.ily  ./ilys/clementi-op42-mid-L19-triste-raison.ily">
            <text:p>cp art-of-playing-part2-lesson19-triste.ily <text:s/>./ilys/clementi-op42-mid-L19-triste-raison.ily</text:p>
          </table:table-cell>
          <table:table-cell table:formula="of:=&quot;cp &quot;&amp;[.L52]&amp;&quot;  ./ilys/&quot;&amp;[.O52]" office:value-type="string" office:string-value="cp art-of-playing-part2-lesson19-triste.ily  ./ilys/clementi-op42-mus-L19-triste-raison.ily">
            <text:p>cp art-of-playing-part2-lesson19-triste.ily <text:s/>./ilys/clementi-op42-mus-L19-triste-raison.ily</text:p>
          </table:table-cell>
          <table:table-cell table:formula="of:=&quot;\include &quot;&quot;&quot;&amp;[.O52]&amp;&quot;&quot;&quot;&quot;" office:value-type="string" office:string-value="\include &quot;clementi-op42-mus-L19-triste-raison.ily&quot;">
            <text:p>\include "clementi-op42-mus-L19-triste-raison.ily"</text:p>
          </table:table-cell>
          <table:table-cell table:formula="of:=&quot;  \include &quot;&quot;ilys/&quot;&amp;[.M52]&amp;&quot;&quot;&quot;&quot;" office:value-type="string" office:string-value="  \include &quot;ilys/clementi-op42-lyt-L19-triste-raison.ily&quot;">
            <text:p><text:s text:c="2"/>\include "ilys/clementi-op42-lyt-L19-triste-raison.ily"</text:p>
          </table:table-cell>
          <table:table-cell table:formula="of:=&quot;\book {   \bookOutputName &quot;&quot;&quot;&amp;[.K52]&amp;&quot;&quot;&quot;&quot;" office:value-type="string" office:string-value="\book {   \bookOutputName &quot;clementi-op42-les19-triste-raison&quot;">
            <text:p>\book { <text:s text:c="2"/>\bookOutputName "clementi-op42-les19-triste-raison"</text:p>
          </table:table-cell>
          <table:table-cell table:formula="of:=&quot;\include &quot;&quot;ilys/&quot;&amp;[.N52]&amp;&quot;&quot;&quot;&quot;" office:value-type="string" office:string-value="\include &quot;ilys/clementi-op42-mid-L19-triste-raison.ily&quot;">
            <text:p>\include "ilys/clementi-op42-mid-L19-triste-raison.ily"</text:p>
          </table:table-cell>
          <table:table-cell table:number-columns-repeated="5"/>
        </table:table-row>
        <table:table-row table:style-name="ro5">
          <table:table-cell office:value-type="string">
            <text:p>Fal, lal, la. Air in the Cheroke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gmaj</text:p>
          </table:table-cell>
          <table:table-cell/>
          <table:table-cell office:value-type="string">
            <text:p>air</text:p>
          </table:table-cell>
          <table:table-cell/>
          <table:table-cell office:value-type="string">
            <text:p>fal-lal-la</text:p>
          </table:table-cell>
          <table:table-cell table:number-columns-repeated="2"/>
          <table:table-cell table:style-name="ce3" table:formula="of:=midiprefix&amp;&quot;les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" office:value-type="string" office:string-value="clementi-op42-les20-air-fal-lal-la">
            <text:p>clementi-op42-les20-air-fal-lal-la</text:p>
          </table:table-cell>
          <table:table-cell table:style-name="ce3" office:value-type="string">
            <text:p>art-of-playing-part2-lesson20-fal-lal-la.ily</text:p>
          </table:table-cell>
          <table:table-cell table:formula="of:=midiprefix&amp;&quot;lyt-L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&amp;&quot;.ily&quot;" office:value-type="string" office:string-value="clementi-op42-lyt-L20-air-fal-lal-la.ily">
            <text:p>clementi-op42-lyt-L20-air-fal-lal-la.ily</text:p>
          </table:table-cell>
          <table:table-cell table:formula="of:=midiprefix&amp;&quot;mid-L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&amp;&quot;.ily&quot;" office:value-type="string" office:string-value="clementi-op42-mid-L20-air-fal-lal-la.ily">
            <text:p>clementi-op42-mid-L20-air-fal-lal-la.ily</text:p>
          </table:table-cell>
          <table:table-cell table:style-name="ce6" table:formula="of:=midiprefix&amp;&quot;mus-L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&amp;&quot;.ily&quot;" office:value-type="string" office:string-value="clementi-op42-mus-L20-air-fal-lal-la.ily">
            <text:p>clementi-op42-mus-L20-air-fal-lal-la.ily</text:p>
          </table:table-cell>
          <table:table-cell table:formula="of:=&quot;cp &quot;&amp;[.L53]&amp;&quot; ./ilys/&quot;&amp;[.M53]" office:value-type="string" office:string-value="cp art-of-playing-part2-lesson20-fal-lal-la.ily ./ilys/clementi-op42-lyt-L20-air-fal-lal-la.ily">
            <text:p>cp art-of-playing-part2-lesson20-fal-lal-la.ily ./ilys/clementi-op42-lyt-L20-air-fal-lal-la.ily</text:p>
          </table:table-cell>
          <table:table-cell table:formula="of:=&quot;cp &quot;&amp;[.L53]&amp;&quot;  ./ilys/&quot;&amp;[.N53]" office:value-type="string" office:string-value="cp art-of-playing-part2-lesson20-fal-lal-la.ily  ./ilys/clementi-op42-mid-L20-air-fal-lal-la.ily">
            <text:p>cp art-of-playing-part2-lesson20-fal-lal-la.ily <text:s/>./ilys/clementi-op42-mid-L20-air-fal-lal-la.ily</text:p>
          </table:table-cell>
          <table:table-cell table:formula="of:=&quot;cp &quot;&amp;[.L53]&amp;&quot;  ./ilys/&quot;&amp;[.O53]" office:value-type="string" office:string-value="cp art-of-playing-part2-lesson20-fal-lal-la.ily  ./ilys/clementi-op42-mus-L20-air-fal-lal-la.ily">
            <text:p>cp art-of-playing-part2-lesson20-fal-lal-la.ily <text:s/>./ilys/clementi-op42-mus-L20-air-fal-lal-la.ily</text:p>
          </table:table-cell>
          <table:table-cell table:formula="of:=&quot;\include &quot;&quot;&quot;&amp;[.O53]&amp;&quot;&quot;&quot;&quot;" office:value-type="string" office:string-value="\include &quot;clementi-op42-mus-L20-air-fal-lal-la.ily&quot;">
            <text:p>\include "clementi-op42-mus-L20-air-fal-lal-la.ily"</text:p>
          </table:table-cell>
          <table:table-cell table:formula="of:=&quot;  \include &quot;&quot;ilys/&quot;&amp;[.M53]&amp;&quot;&quot;&quot;&quot;" office:value-type="string" office:string-value="  \include &quot;ilys/clementi-op42-lyt-L20-air-fal-lal-la.ily&quot;">
            <text:p><text:s text:c="2"/>\include "ilys/clementi-op42-lyt-L20-air-fal-lal-la.ily"</text:p>
          </table:table-cell>
          <table:table-cell table:formula="of:=&quot;\book {   \bookOutputName &quot;&quot;&quot;&amp;[.K53]&amp;&quot;&quot;&quot;&quot;" office:value-type="string" office:string-value="\book {   \bookOutputName &quot;clementi-op42-les20-air-fal-lal-la&quot;">
            <text:p>\book { <text:s text:c="2"/>\bookOutputName "clementi-op42-les20-air-fal-lal-la"</text:p>
          </table:table-cell>
          <table:table-cell table:formula="of:=&quot;\include &quot;&quot;ilys/&quot;&amp;[.N53]&amp;&quot;&quot;&quot;&quot;" office:value-type="string" office:string-value="\include &quot;ilys/clementi-op42-mid-L20-air-fal-lal-la.ily&quot;">
            <text:p>\include "ilys/clementi-op42-mid-L20-air-fal-lal-la.ily"</text:p>
          </table:table-cell>
          <table:table-cell table:number-columns-repeated="4"/>
          <table:table-cell office:value-type="string">
            <text:p>Welch air, arranged and vaired for pianoforte by Jan Ladislav Dussek (1795)</text:p>
          </table:table-cell>
        </table:table-row>
        <table:table-row table:style-name="ro5">
          <table:table-cell office:value-type="string">
            <text:p>Larghetto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/>
          <table:table-cell office:value-type="string">
            <text:p>larghetto</text:p>
          </table:table-cell>
          <table:table-cell/>
          <table:table-cell office:value-type="string">
            <text:p>lrghetto</text:p>
          </table:table-cell>
          <table:table-cell/>
          <table:table-cell table:formula="of:=midiprefix&amp;&quot;les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IF(NOT(ISBLANK([.I54]));&quot;-&quot;&amp;[.I54];&quot;&quot;)" office:value-type="string" office:string-value="clementi-op42-les21-pleyel-lrghetto">
            <text:p>clementi-op42-les21-pleyel-lrghetto</text:p>
          </table:table-cell>
          <table:table-cell office:value-type="string">
            <text:p>art-of-playing-part2-lesson21-pleyel.ily</text:p>
          </table:table-cell>
          <table:table-cell table:formula="of:=midiprefix&amp;&quot;lyt-L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&quot;.ily&quot;" office:value-type="string" office:string-value="clementi-op42-lyt-L21-pleyel.ily">
            <text:p>clementi-op42-lyt-L21-pleyel.ily</text:p>
          </table:table-cell>
          <table:table-cell table:formula="of:=midiprefix&amp;&quot;mid-L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&quot;.ily&quot;" office:value-type="string" office:string-value="clementi-op42-mid-L21-pleyel.ily">
            <text:p>clementi-op42-mid-L21-pleyel.ily</text:p>
          </table:table-cell>
          <table:table-cell table:style-name="ce5" table:formula="of:=midiprefix&amp;&quot;mus-L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&quot;.ily&quot;" office:value-type="string" office:string-value="clementi-op42-mus-L21-pleyel.ily">
            <text:p>clementi-op42-mus-L21-pleyel.ily</text:p>
          </table:table-cell>
          <table:table-cell table:formula="of:=&quot;cp &quot;&amp;[.L54]&amp;&quot; ./ilys/&quot;&amp;[.M54]" office:value-type="string" office:string-value="cp art-of-playing-part2-lesson21-pleyel.ily ./ilys/clementi-op42-lyt-L21-pleyel.ily">
            <text:p>cp art-of-playing-part2-lesson21-pleyel.ily ./ilys/clementi-op42-lyt-L21-pleyel.ily</text:p>
          </table:table-cell>
          <table:table-cell table:formula="of:=&quot;cp &quot;&amp;[.L54]&amp;&quot;  ./ilys/&quot;&amp;[.N54]" office:value-type="string" office:string-value="cp art-of-playing-part2-lesson21-pleyel.ily  ./ilys/clementi-op42-mid-L21-pleyel.ily">
            <text:p>cp art-of-playing-part2-lesson21-pleyel.ily <text:s/>./ilys/clementi-op42-mid-L21-pleyel.ily</text:p>
          </table:table-cell>
          <table:table-cell table:formula="of:=&quot;cp &quot;&amp;[.L54]&amp;&quot;  ./ilys/&quot;&amp;[.O54]" office:value-type="string" office:string-value="cp art-of-playing-part2-lesson21-pleyel.ily  ./ilys/clementi-op42-mus-L21-pleyel.ily">
            <text:p>cp art-of-playing-part2-lesson21-pleyel.ily <text:s/>./ilys/clementi-op42-mus-L21-pleyel.ily</text:p>
          </table:table-cell>
          <table:table-cell table:formula="of:=&quot;\include &quot;&quot;&quot;&amp;[.O54]&amp;&quot;&quot;&quot;&quot;" office:value-type="string" office:string-value="\include &quot;clementi-op42-mus-L21-pleyel.ily&quot;">
            <text:p>\include "clementi-op42-mus-L21-pleyel.ily"</text:p>
          </table:table-cell>
          <table:table-cell table:formula="of:=&quot;  \include &quot;&quot;ilys/&quot;&amp;[.M54]&amp;&quot;&quot;&quot;&quot;" office:value-type="string" office:string-value="  \include &quot;ilys/clementi-op42-lyt-L21-pleyel.ily&quot;">
            <text:p><text:s text:c="2"/>\include "ilys/clementi-op42-lyt-L21-pleyel.ily"</text:p>
          </table:table-cell>
          <table:table-cell table:formula="of:=&quot;\book {   \bookOutputName &quot;&quot;&quot;&amp;[.K54]&amp;&quot;&quot;&quot;&quot;" office:value-type="string" office:string-value="\book {   \bookOutputName &quot;clementi-op42-les21-pleyel-lrghetto&quot;">
            <text:p>\book { <text:s text:c="2"/>\bookOutputName "clementi-op42-les21-pleyel-lrghetto"</text:p>
          </table:table-cell>
          <table:table-cell table:formula="of:=&quot;\include &quot;&quot;ilys/&quot;&amp;[.N54]&amp;&quot;&quot;&quot;&quot;" office:value-type="string" office:string-value="\include &quot;ilys/clementi-op42-mid-L21-pleyel.ily&quot;">
            <text:p>\include "ilys/clementi-op42-mid-L21-pleyel.ily"</text:p>
          </table:table-cell>
          <table:table-cell table:number-columns-repeated="5"/>
        </table:table-row>
        <table:table-row table:style-name="ro5">
          <table:table-cell office:value-type="string">
            <text:p>Arietta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gmaj</text:p>
          </table:table-cell>
          <table:table-cell/>
          <table:table-cell office:value-type="string">
            <text:p>arietta</text:p>
          </table:table-cell>
          <table:table-cell office:value-type="string">
            <text:p>allegro</text:p>
          </table:table-cell>
          <table:table-cell table:number-columns-repeated="2"/>
          <table:table-cell/>
          <table:table-cell table:formula="of:=midiprefix&amp;&quot;les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IF(NOT(ISBLANK([.I55]));&quot;-&quot;&amp;[.I55];&quot;&quot;)" office:value-type="string" office:string-value="clementi-op42-les22-arietta">
            <text:p>clementi-op42-les22-arietta</text:p>
          </table:table-cell>
          <table:table-cell office:value-type="string">
            <text:p>art-of-playing-part2-lesson22-arietta.ily</text:p>
          </table:table-cell>
          <table:table-cell table:formula="of:=midiprefix&amp;&quot;lyt-L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&quot;.ily&quot;" office:value-type="string" office:string-value="clementi-op42-lyt-L22-arietta.ily">
            <text:p>clementi-op42-lyt-L22-arietta.ily</text:p>
          </table:table-cell>
          <table:table-cell table:formula="of:=midiprefix&amp;&quot;mid-L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&quot;.ily&quot;" office:value-type="string" office:string-value="clementi-op42-mid-L22-arietta.ily">
            <text:p>clementi-op42-mid-L22-arietta.ily</text:p>
          </table:table-cell>
          <table:table-cell table:style-name="ce5" table:formula="of:=midiprefix&amp;&quot;mus-L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&quot;.ily&quot;" office:value-type="string" office:string-value="clementi-op42-mus-L22-arietta.ily">
            <text:p>clementi-op42-mus-L22-arietta.ily</text:p>
          </table:table-cell>
          <table:table-cell table:formula="of:=&quot;cp &quot;&amp;[.L55]&amp;&quot; ./ilys/&quot;&amp;[.M55]" office:value-type="string" office:string-value="cp art-of-playing-part2-lesson22-arietta.ily ./ilys/clementi-op42-lyt-L22-arietta.ily">
            <text:p>cp art-of-playing-part2-lesson22-arietta.ily ./ilys/clementi-op42-lyt-L22-arietta.ily</text:p>
          </table:table-cell>
          <table:table-cell table:formula="of:=&quot;cp &quot;&amp;[.L55]&amp;&quot;  ./ilys/&quot;&amp;[.N55]" office:value-type="string" office:string-value="cp art-of-playing-part2-lesson22-arietta.ily  ./ilys/clementi-op42-mid-L22-arietta.ily">
            <text:p>cp art-of-playing-part2-lesson22-arietta.ily <text:s/>./ilys/clementi-op42-mid-L22-arietta.ily</text:p>
          </table:table-cell>
          <table:table-cell table:formula="of:=&quot;cp &quot;&amp;[.L55]&amp;&quot;  ./ilys/&quot;&amp;[.O55]" office:value-type="string" office:string-value="cp art-of-playing-part2-lesson22-arietta.ily  ./ilys/clementi-op42-mus-L22-arietta.ily">
            <text:p>cp art-of-playing-part2-lesson22-arietta.ily <text:s/>./ilys/clementi-op42-mus-L22-arietta.ily</text:p>
          </table:table-cell>
          <table:table-cell table:formula="of:=&quot;\include &quot;&quot;&quot;&amp;[.O55]&amp;&quot;&quot;&quot;&quot;" office:value-type="string" office:string-value="\include &quot;clementi-op42-mus-L22-arietta.ily&quot;">
            <text:p>\include "clementi-op42-mus-L22-arietta.ily"</text:p>
          </table:table-cell>
          <table:table-cell table:formula="of:=&quot;  \include &quot;&quot;ilys/&quot;&amp;[.M55]&amp;&quot;&quot;&quot;&quot;" office:value-type="string" office:string-value="  \include &quot;ilys/clementi-op42-lyt-L22-arietta.ily&quot;">
            <text:p><text:s text:c="2"/>\include "ilys/clementi-op42-lyt-L22-arietta.ily"</text:p>
          </table:table-cell>
          <table:table-cell table:formula="of:=&quot;\book {   \bookOutputName &quot;&quot;&quot;&amp;[.K55]&amp;&quot;&quot;&quot;&quot;" office:value-type="string" office:string-value="\book {   \bookOutputName &quot;clementi-op42-les22-arietta&quot;">
            <text:p>\book { <text:s text:c="2"/>\bookOutputName "clementi-op42-les22-arietta"</text:p>
          </table:table-cell>
          <table:table-cell table:formula="of:=&quot;\include &quot;&quot;ilys/&quot;&amp;[.N55]&amp;&quot;&quot;&quot;&quot;" office:value-type="string" office:string-value="\include &quot;ilys/clementi-op42-mid-L22-arietta.ily&quot;">
            <text:p>\include "ilys/clementi-op42-mid-L22-arietta.ily"</text:p>
          </table:table-cell>
          <table:table-cell table:number-columns-repeated="5"/>
        </table:table-row>
        <table:table-row table:style-name="ro5">
          <table:table-cell office:value-type="string">
            <text:p>German Hymn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theme</text:p>
          </table:table-cell>
          <table:table-cell/>
          <table:table-cell/>
          <table:table-cell table:formula="of:=midiprefix&amp;&quot;les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IF(NOT(ISBLANK([.I56]));&quot;-&quot;&amp;[.I56];&quot;&quot;)" office:value-type="string" office:string-value="clementi-op42-les23-pleyel-theme">
            <text:p>clementi-op42-les23-pleyel-theme</text:p>
          </table:table-cell>
          <table:table-cell office:value-type="string">
            <text:p>art-of-playing-part2-lesson23-hymn.ily</text:p>
          </table:table-cell>
          <table:table-cell table:formula="of:=midiprefix&amp;&quot;lyt-L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&quot;.ily&quot;" office:value-type="string" office:string-value="clementi-op42-lyt-L23-pleyel-theme.ily">
            <text:p>clementi-op42-lyt-L23-pleyel-theme.ily</text:p>
          </table:table-cell>
          <table:table-cell table:formula="of:=midiprefix&amp;&quot;mid-L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&quot;.ily&quot;" office:value-type="string" office:string-value="clementi-op42-mid-L23-pleyel-theme.ily">
            <text:p>clementi-op42-mid-L23-pleyel-theme.ily</text:p>
          </table:table-cell>
          <table:table-cell table:style-name="ce5" table:formula="of:=midiprefix&amp;&quot;mus-L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&quot;.ily&quot;" office:value-type="string" office:string-value="clementi-op42-mus-L23-pleyel-theme.ily">
            <text:p>clementi-op42-mus-L23-pleyel-theme.ily</text:p>
          </table:table-cell>
          <table:table-cell table:formula="of:=&quot;cp &quot;&amp;[.L56]&amp;&quot; ./ilys/&quot;&amp;[.M56]" office:value-type="string" office:string-value="cp art-of-playing-part2-lesson23-hymn.ily ./ilys/clementi-op42-lyt-L23-pleyel-theme.ily">
            <text:p>cp art-of-playing-part2-lesson23-hymn.ily ./ilys/clementi-op42-lyt-L23-pleyel-theme.ily</text:p>
          </table:table-cell>
          <table:table-cell table:formula="of:=&quot;cp &quot;&amp;[.L56]&amp;&quot;  ./ilys/&quot;&amp;[.N56]" office:value-type="string" office:string-value="cp art-of-playing-part2-lesson23-hymn.ily  ./ilys/clementi-op42-mid-L23-pleyel-theme.ily">
            <text:p>cp art-of-playing-part2-lesson23-hymn.ily <text:s/>./ilys/clementi-op42-mid-L23-pleyel-theme.ily</text:p>
          </table:table-cell>
          <table:table-cell table:formula="of:=&quot;cp &quot;&amp;[.L56]&amp;&quot;  ./ilys/&quot;&amp;[.O56]" office:value-type="string" office:string-value="cp art-of-playing-part2-lesson23-hymn.ily  ./ilys/clementi-op42-mus-L23-pleyel-theme.ily">
            <text:p>cp art-of-playing-part2-lesson23-hymn.ily <text:s/>./ilys/clementi-op42-mus-L23-pleyel-theme.ily</text:p>
          </table:table-cell>
          <table:table-cell table:formula="of:=&quot;\include &quot;&quot;&quot;&amp;[.O56]&amp;&quot;&quot;&quot;&quot;" office:value-type="string" office:string-value="\include &quot;clementi-op42-mus-L23-pleyel-theme.ily&quot;">
            <text:p>\include "clementi-op42-mus-L23-pleyel-theme.ily"</text:p>
          </table:table-cell>
          <table:table-cell table:formula="of:=&quot;  \include &quot;&quot;ilys/&quot;&amp;[.M56]&amp;&quot;&quot;&quot;&quot;" office:value-type="string" office:string-value="  \include &quot;ilys/clementi-op42-lyt-L23-pleyel-theme.ily&quot;">
            <text:p><text:s text:c="2"/>\include "ilys/clementi-op42-lyt-L23-pleyel-theme.ily"</text:p>
          </table:table-cell>
          <table:table-cell table:formula="of:=&quot;\book {   \bookOutputName &quot;&quot;&quot;&amp;[.K56]&amp;&quot;&quot;&quot;&quot;" office:value-type="string" office:string-value="\book {   \bookOutputName &quot;clementi-op42-les23-pleyel-theme&quot;">
            <text:p>\book { <text:s text:c="2"/>\bookOutputName "clementi-op42-les23-pleyel-theme"</text:p>
          </table:table-cell>
          <table:table-cell table:formula="of:=&quot;\include &quot;&quot;ilys/&quot;&amp;[.N56]&amp;&quot;&quot;&quot;&quot;" office:value-type="string" office:string-value="\include &quot;ilys/clementi-op42-mid-L23-pleyel-theme.ily&quot;">
            <text:p>\include "ilys/clementi-op42-mid-L23-pleyel-theme.ily"</text:p>
          </table:table-cell>
          <table:table-cell table:number-columns-repeated="5"/>
        </table:table-row>
        <table:table-row table:style-name="ro5">
          <table:table-cell office:value-type="string">
            <text:p>German Hymn v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v1</text:p>
          </table:table-cell>
          <table:table-cell/>
          <table:table-cell/>
          <table:table-cell table:formula="of:=midiprefix&amp;&quot;les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IF(NOT(ISBLANK([.I57]));&quot;-&quot;&amp;[.I57];&quot;&quot;)" office:value-type="string" office:string-value="clementi-op42-les23-pleyel-v1">
            <text:p>clementi-op42-les23-pleyel-v1</text:p>
          </table:table-cell>
          <table:table-cell office:value-type="string">
            <text:p>art-of-playing-part2-lesson23-hymn-v1.ily</text:p>
          </table:table-cell>
          <table:table-cell table:formula="of:=midiprefix&amp;&quot;lyt-L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&quot;.ily&quot;" office:value-type="string" office:string-value="clementi-op42-lyt-L23-pleyel-v1.ily">
            <text:p>clementi-op42-lyt-L23-pleyel-v1.ily</text:p>
          </table:table-cell>
          <table:table-cell table:formula="of:=midiprefix&amp;&quot;mid-L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&quot;.ily&quot;" office:value-type="string" office:string-value="clementi-op42-mid-L23-pleyel-v1.ily">
            <text:p>clementi-op42-mid-L23-pleyel-v1.ily</text:p>
          </table:table-cell>
          <table:table-cell table:style-name="ce5" table:formula="of:=midiprefix&amp;&quot;mus-L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&quot;.ily&quot;" office:value-type="string" office:string-value="clementi-op42-mus-L23-pleyel-v1.ily">
            <text:p>clementi-op42-mus-L23-pleyel-v1.ily</text:p>
          </table:table-cell>
          <table:table-cell table:formula="of:=&quot;cp &quot;&amp;[.L57]&amp;&quot; ./ilys/&quot;&amp;[.M57]" office:value-type="string" office:string-value="cp art-of-playing-part2-lesson23-hymn-v1.ily ./ilys/clementi-op42-lyt-L23-pleyel-v1.ily">
            <text:p>cp art-of-playing-part2-lesson23-hymn-v1.ily ./ilys/clementi-op42-lyt-L23-pleyel-v1.ily</text:p>
          </table:table-cell>
          <table:table-cell table:formula="of:=&quot;cp &quot;&amp;[.L57]&amp;&quot;  ./ilys/&quot;&amp;[.N57]" office:value-type="string" office:string-value="cp art-of-playing-part2-lesson23-hymn-v1.ily  ./ilys/clementi-op42-mid-L23-pleyel-v1.ily">
            <text:p>cp art-of-playing-part2-lesson23-hymn-v1.ily <text:s/>./ilys/clementi-op42-mid-L23-pleyel-v1.ily</text:p>
          </table:table-cell>
          <table:table-cell table:formula="of:=&quot;cp &quot;&amp;[.L57]&amp;&quot;  ./ilys/&quot;&amp;[.O57]" office:value-type="string" office:string-value="cp art-of-playing-part2-lesson23-hymn-v1.ily  ./ilys/clementi-op42-mus-L23-pleyel-v1.ily">
            <text:p>cp art-of-playing-part2-lesson23-hymn-v1.ily <text:s/>./ilys/clementi-op42-mus-L23-pleyel-v1.ily</text:p>
          </table:table-cell>
          <table:table-cell table:formula="of:=&quot;\include &quot;&quot;&quot;&amp;[.O57]&amp;&quot;&quot;&quot;&quot;" office:value-type="string" office:string-value="\include &quot;clementi-op42-mus-L23-pleyel-v1.ily&quot;">
            <text:p>\include "clementi-op42-mus-L23-pleyel-v1.ily"</text:p>
          </table:table-cell>
          <table:table-cell table:formula="of:=&quot;  \include &quot;&quot;ilys/&quot;&amp;[.M57]&amp;&quot;&quot;&quot;&quot;" office:value-type="string" office:string-value="  \include &quot;ilys/clementi-op42-lyt-L23-pleyel-v1.ily&quot;">
            <text:p><text:s text:c="2"/>\include "ilys/clementi-op42-lyt-L23-pleyel-v1.ily"</text:p>
          </table:table-cell>
          <table:table-cell table:formula="of:=&quot;\book {   \bookOutputName &quot;&quot;&quot;&amp;[.K57]&amp;&quot;&quot;&quot;&quot;" office:value-type="string" office:string-value="\book {   \bookOutputName &quot;clementi-op42-les23-pleyel-v1&quot;">
            <text:p>\book { <text:s text:c="2"/>\bookOutputName "clementi-op42-les23-pleyel-v1"</text:p>
          </table:table-cell>
          <table:table-cell table:formula="of:=&quot;\include &quot;&quot;ilys/&quot;&amp;[.N57]&amp;&quot;&quot;&quot;&quot;" office:value-type="string" office:string-value="\include &quot;ilys/clementi-op42-mid-L23-pleyel-v1.ily&quot;">
            <text:p>\include "ilys/clementi-op42-mid-L23-pleyel-v1.ily"</text:p>
          </table:table-cell>
          <table:table-cell table:number-columns-repeated="5"/>
        </table:table-row>
        <table:table-row table:style-name="ro5">
          <table:table-cell office:value-type="string">
            <text:p>German Hymn v2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v2</text:p>
          </table:table-cell>
          <table:table-cell/>
          <table:table-cell/>
          <table:table-cell table:formula="of:=midiprefix&amp;&quot;les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IF(NOT(ISBLANK([.I58]));&quot;-&quot;&amp;[.I58];&quot;&quot;)" office:value-type="string" office:string-value="clementi-op42-les23-pleyel-v2">
            <text:p>clementi-op42-les23-pleyel-v2</text:p>
          </table:table-cell>
          <table:table-cell office:value-type="string">
            <text:p>art-of-playing-part2-lesson23-hymn-v2.ily</text:p>
          </table:table-cell>
          <table:table-cell table:formula="of:=midiprefix&amp;&quot;lyt-L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&quot;.ily&quot;" office:value-type="string" office:string-value="clementi-op42-lyt-L23-pleyel-v2.ily">
            <text:p>clementi-op42-lyt-L23-pleyel-v2.ily</text:p>
          </table:table-cell>
          <table:table-cell table:formula="of:=midiprefix&amp;&quot;mid-L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&quot;.ily&quot;" office:value-type="string" office:string-value="clementi-op42-mid-L23-pleyel-v2.ily">
            <text:p>clementi-op42-mid-L23-pleyel-v2.ily</text:p>
          </table:table-cell>
          <table:table-cell table:style-name="ce5" table:formula="of:=midiprefix&amp;&quot;mus-L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&quot;.ily&quot;" office:value-type="string" office:string-value="clementi-op42-mus-L23-pleyel-v2.ily">
            <text:p>clementi-op42-mus-L23-pleyel-v2.ily</text:p>
          </table:table-cell>
          <table:table-cell table:formula="of:=&quot;cp &quot;&amp;[.L58]&amp;&quot; ./ilys/&quot;&amp;[.M58]" office:value-type="string" office:string-value="cp art-of-playing-part2-lesson23-hymn-v2.ily ./ilys/clementi-op42-lyt-L23-pleyel-v2.ily">
            <text:p>cp art-of-playing-part2-lesson23-hymn-v2.ily ./ilys/clementi-op42-lyt-L23-pleyel-v2.ily</text:p>
          </table:table-cell>
          <table:table-cell table:formula="of:=&quot;cp &quot;&amp;[.L58]&amp;&quot;  ./ilys/&quot;&amp;[.N58]" office:value-type="string" office:string-value="cp art-of-playing-part2-lesson23-hymn-v2.ily  ./ilys/clementi-op42-mid-L23-pleyel-v2.ily">
            <text:p>cp art-of-playing-part2-lesson23-hymn-v2.ily <text:s/>./ilys/clementi-op42-mid-L23-pleyel-v2.ily</text:p>
          </table:table-cell>
          <table:table-cell table:formula="of:=&quot;cp &quot;&amp;[.L58]&amp;&quot;  ./ilys/&quot;&amp;[.O58]" office:value-type="string" office:string-value="cp art-of-playing-part2-lesson23-hymn-v2.ily  ./ilys/clementi-op42-mus-L23-pleyel-v2.ily">
            <text:p>cp art-of-playing-part2-lesson23-hymn-v2.ily <text:s/>./ilys/clementi-op42-mus-L23-pleyel-v2.ily</text:p>
          </table:table-cell>
          <table:table-cell table:formula="of:=&quot;\include &quot;&quot;&quot;&amp;[.O58]&amp;&quot;&quot;&quot;&quot;" office:value-type="string" office:string-value="\include &quot;clementi-op42-mus-L23-pleyel-v2.ily&quot;">
            <text:p>\include "clementi-op42-mus-L23-pleyel-v2.ily"</text:p>
          </table:table-cell>
          <table:table-cell table:formula="of:=&quot;  \include &quot;&quot;ilys/&quot;&amp;[.M58]&amp;&quot;&quot;&quot;&quot;" office:value-type="string" office:string-value="  \include &quot;ilys/clementi-op42-lyt-L23-pleyel-v2.ily&quot;">
            <text:p><text:s text:c="2"/>\include "ilys/clementi-op42-lyt-L23-pleyel-v2.ily"</text:p>
          </table:table-cell>
          <table:table-cell table:formula="of:=&quot;\book {   \bookOutputName &quot;&quot;&quot;&amp;[.K58]&amp;&quot;&quot;&quot;&quot;" office:value-type="string" office:string-value="\book {   \bookOutputName &quot;clementi-op42-les23-pleyel-v2&quot;">
            <text:p>\book { <text:s text:c="2"/>\bookOutputName "clementi-op42-les23-pleyel-v2"</text:p>
          </table:table-cell>
          <table:table-cell table:formula="of:=&quot;\include &quot;&quot;ilys/&quot;&amp;[.N58]&amp;&quot;&quot;&quot;&quot;" office:value-type="string" office:string-value="\include &quot;ilys/clementi-op42-mid-L23-pleyel-v2.ily&quot;">
            <text:p>\include "ilys/clementi-op42-mid-L23-pleyel-v2.ily"</text:p>
          </table:table-cell>
          <table:table-cell table:number-columns-repeated="5"/>
        </table:table-row>
        <table:table-row table:style-name="ro5">
          <table:table-cell office:value-type="string">
            <text:p>German Hymn v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v3</text:p>
          </table:table-cell>
          <table:table-cell/>
          <table:table-cell/>
          <table:table-cell table:formula="of:=midiprefix&amp;&quot;les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IF(NOT(ISBLANK([.I59]));&quot;-&quot;&amp;[.I59];&quot;&quot;)" office:value-type="string" office:string-value="clementi-op42-les23-pleyel-v3">
            <text:p>clementi-op42-les23-pleyel-v3</text:p>
          </table:table-cell>
          <table:table-cell office:value-type="string">
            <text:p>art-of-playing-part2-lesson23-hymn-v3.ily</text:p>
          </table:table-cell>
          <table:table-cell table:formula="of:=midiprefix&amp;&quot;lyt-L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&quot;.ily&quot;" office:value-type="string" office:string-value="clementi-op42-lyt-L23-pleyel-v3.ily">
            <text:p>clementi-op42-lyt-L23-pleyel-v3.ily</text:p>
          </table:table-cell>
          <table:table-cell table:formula="of:=midiprefix&amp;&quot;mid-L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&quot;.ily&quot;" office:value-type="string" office:string-value="clementi-op42-mid-L23-pleyel-v3.ily">
            <text:p>clementi-op42-mid-L23-pleyel-v3.ily</text:p>
          </table:table-cell>
          <table:table-cell table:style-name="ce5" table:formula="of:=midiprefix&amp;&quot;mus-L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&quot;.ily&quot;" office:value-type="string" office:string-value="clementi-op42-mus-L23-pleyel-v3.ily">
            <text:p>clementi-op42-mus-L23-pleyel-v3.ily</text:p>
          </table:table-cell>
          <table:table-cell table:formula="of:=&quot;cp &quot;&amp;[.L59]&amp;&quot; ./ilys/&quot;&amp;[.M59]" office:value-type="string" office:string-value="cp art-of-playing-part2-lesson23-hymn-v3.ily ./ilys/clementi-op42-lyt-L23-pleyel-v3.ily">
            <text:p>cp art-of-playing-part2-lesson23-hymn-v3.ily ./ilys/clementi-op42-lyt-L23-pleyel-v3.ily</text:p>
          </table:table-cell>
          <table:table-cell table:formula="of:=&quot;cp &quot;&amp;[.L59]&amp;&quot;  ./ilys/&quot;&amp;[.N59]" office:value-type="string" office:string-value="cp art-of-playing-part2-lesson23-hymn-v3.ily  ./ilys/clementi-op42-mid-L23-pleyel-v3.ily">
            <text:p>cp art-of-playing-part2-lesson23-hymn-v3.ily <text:s/>./ilys/clementi-op42-mid-L23-pleyel-v3.ily</text:p>
          </table:table-cell>
          <table:table-cell table:formula="of:=&quot;cp &quot;&amp;[.L59]&amp;&quot;  ./ilys/&quot;&amp;[.O59]" office:value-type="string" office:string-value="cp art-of-playing-part2-lesson23-hymn-v3.ily  ./ilys/clementi-op42-mus-L23-pleyel-v3.ily">
            <text:p>cp art-of-playing-part2-lesson23-hymn-v3.ily <text:s/>./ilys/clementi-op42-mus-L23-pleyel-v3.ily</text:p>
          </table:table-cell>
          <table:table-cell table:formula="of:=&quot;\include &quot;&quot;&quot;&amp;[.O59]&amp;&quot;&quot;&quot;&quot;" office:value-type="string" office:string-value="\include &quot;clementi-op42-mus-L23-pleyel-v3.ily&quot;">
            <text:p>\include "clementi-op42-mus-L23-pleyel-v3.ily"</text:p>
          </table:table-cell>
          <table:table-cell table:formula="of:=&quot;  \include &quot;&quot;ilys/&quot;&amp;[.M59]&amp;&quot;&quot;&quot;&quot;" office:value-type="string" office:string-value="  \include &quot;ilys/clementi-op42-lyt-L23-pleyel-v3.ily&quot;">
            <text:p><text:s text:c="2"/>\include "ilys/clementi-op42-lyt-L23-pleyel-v3.ily"</text:p>
          </table:table-cell>
          <table:table-cell table:formula="of:=&quot;\book {   \bookOutputName &quot;&quot;&quot;&amp;[.K59]&amp;&quot;&quot;&quot;&quot;" office:value-type="string" office:string-value="\book {   \bookOutputName &quot;clementi-op42-les23-pleyel-v3&quot;">
            <text:p>\book { <text:s text:c="2"/>\bookOutputName "clementi-op42-les23-pleyel-v3"</text:p>
          </table:table-cell>
          <table:table-cell table:formula="of:=&quot;\include &quot;&quot;ilys/&quot;&amp;[.N59]&amp;&quot;&quot;&quot;&quot;" office:value-type="string" office:string-value="\include &quot;ilys/clementi-op42-mid-L23-pleyel-v3.ily&quot;">
            <text:p>\include "ilys/clementi-op42-mid-L23-pleyel-v3.ily"</text:p>
          </table:table-cell>
          <table:table-cell table:number-columns-repeated="5"/>
        </table:table-row>
        <table:table-row table:style-name="ro5">
          <table:table-cell office:value-type="string">
            <text:p>Andantino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gmaj</text:p>
          </table:table-cell>
          <table:table-cell office:value-type="string">
            <text:p>dussek</text:p>
          </table:table-cell>
          <table:table-cell/>
          <table:table-cell office:value-type="string">
            <text:p>andantino</text:p>
          </table:table-cell>
          <table:table-cell/>
          <table:table-cell office:value-type="string">
            <text:p>and</text:p>
          </table:table-cell>
          <table:table-cell/>
          <table:table-cell table:formula="of:=midiprefix&amp;&quot;les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IF(NOT(ISBLANK([.I60]));&quot;-&quot;&amp;[.I60];&quot;&quot;)" office:value-type="string" office:string-value="clementi-op42-les24-dussek-and">
            <text:p>clementi-op42-les24-dussek-and</text:p>
          </table:table-cell>
          <table:table-cell office:value-type="string">
            <text:p>art-of-playing-part2-lesson24-dussek.ily</text:p>
          </table:table-cell>
          <table:table-cell table:formula="of:=midiprefix&amp;&quot;lyt-L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&quot;.ily&quot;" office:value-type="string" office:string-value="clementi-op42-lyt-L24-dussek.ily">
            <text:p>clementi-op42-lyt-L24-dussek.ily</text:p>
          </table:table-cell>
          <table:table-cell table:formula="of:=midiprefix&amp;&quot;mid-L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&quot;.ily&quot;" office:value-type="string" office:string-value="clementi-op42-mid-L24-dussek.ily">
            <text:p>clementi-op42-mid-L24-dussek.ily</text:p>
          </table:table-cell>
          <table:table-cell table:style-name="ce5" table:formula="of:=midiprefix&amp;&quot;mus-L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&quot;.ily&quot;" office:value-type="string" office:string-value="clementi-op42-mus-L24-dussek.ily">
            <text:p>clementi-op42-mus-L24-dussek.ily</text:p>
          </table:table-cell>
          <table:table-cell table:formula="of:=&quot;cp &quot;&amp;[.L60]&amp;&quot; ./ilys/&quot;&amp;[.M60]" office:value-type="string" office:string-value="cp art-of-playing-part2-lesson24-dussek.ily ./ilys/clementi-op42-lyt-L24-dussek.ily">
            <text:p>cp art-of-playing-part2-lesson24-dussek.ily ./ilys/clementi-op42-lyt-L24-dussek.ily</text:p>
          </table:table-cell>
          <table:table-cell table:formula="of:=&quot;cp &quot;&amp;[.L60]&amp;&quot;  ./ilys/&quot;&amp;[.N60]" office:value-type="string" office:string-value="cp art-of-playing-part2-lesson24-dussek.ily  ./ilys/clementi-op42-mid-L24-dussek.ily">
            <text:p>cp art-of-playing-part2-lesson24-dussek.ily <text:s/>./ilys/clementi-op42-mid-L24-dussek.ily</text:p>
          </table:table-cell>
          <table:table-cell table:formula="of:=&quot;cp &quot;&amp;[.L60]&amp;&quot;  ./ilys/&quot;&amp;[.O60]" office:value-type="string" office:string-value="cp art-of-playing-part2-lesson24-dussek.ily  ./ilys/clementi-op42-mus-L24-dussek.ily">
            <text:p>cp art-of-playing-part2-lesson24-dussek.ily <text:s/>./ilys/clementi-op42-mus-L24-dussek.ily</text:p>
          </table:table-cell>
          <table:table-cell table:formula="of:=&quot;\include &quot;&quot;&quot;&amp;[.O60]&amp;&quot;&quot;&quot;&quot;" office:value-type="string" office:string-value="\include &quot;clementi-op42-mus-L24-dussek.ily&quot;">
            <text:p>\include "clementi-op42-mus-L24-dussek.ily"</text:p>
          </table:table-cell>
          <table:table-cell table:formula="of:=&quot;  \include &quot;&quot;ilys/&quot;&amp;[.M60]&amp;&quot;&quot;&quot;&quot;" office:value-type="string" office:string-value="  \include &quot;ilys/clementi-op42-lyt-L24-dussek.ily&quot;">
            <text:p><text:s text:c="2"/>\include "ilys/clementi-op42-lyt-L24-dussek.ily"</text:p>
          </table:table-cell>
          <table:table-cell table:formula="of:=&quot;\book {   \bookOutputName &quot;&quot;&quot;&amp;[.K60]&amp;&quot;&quot;&quot;&quot;" office:value-type="string" office:string-value="\book {   \bookOutputName &quot;clementi-op42-les24-dussek-and&quot;">
            <text:p>\book { <text:s text:c="2"/>\bookOutputName "clementi-op42-les24-dussek-and"</text:p>
          </table:table-cell>
          <table:table-cell table:formula="of:=&quot;\include &quot;&quot;ilys/&quot;&amp;[.N60]&amp;&quot;&quot;&quot;&quot;" office:value-type="string" office:string-value="\include &quot;ilys/clementi-op42-mid-L24-dussek.ily&quot;">
            <text:p>\include "ilys/clementi-op42-mid-L24-dussek.ily"</text:p>
          </table:table-cell>
          <table:table-cell table:number-columns-repeated="5"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gmaj</text:p>
          </table:table-cell>
          <table:table-cell office:value-type="string">
            <text:p>handel</text:p>
          </table:table-cell>
          <table:table-cell/>
          <table:table-cell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IF(NOT(ISBLANK([.I61]));&quot;-&quot;&amp;[.I61];&quot;&quot;)" office:value-type="string" office:string-value="clementi-op42-les25-handel-alleg">
            <text:p>clementi-op42-les25-handel-alleg</text:p>
          </table:table-cell>
          <table:table-cell office:value-type="string">
            <text:p>art-of-playing-part2-lesson25-handel.ily</text:p>
          </table:table-cell>
          <table:table-cell table:formula="of:=midiprefix&amp;&quot;lyt-L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&quot;.ily&quot;" office:value-type="string" office:string-value="clementi-op42-lyt-L25-handel.ily">
            <text:p>clementi-op42-lyt-L25-handel.ily</text:p>
          </table:table-cell>
          <table:table-cell table:formula="of:=midiprefix&amp;&quot;mid-L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&quot;.ily&quot;" office:value-type="string" office:string-value="clementi-op42-mid-L25-handel.ily">
            <text:p>clementi-op42-mid-L25-handel.ily</text:p>
          </table:table-cell>
          <table:table-cell table:style-name="ce5" table:formula="of:=midiprefix&amp;&quot;mus-L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&quot;.ily&quot;" office:value-type="string" office:string-value="clementi-op42-mus-L25-handel.ily">
            <text:p>clementi-op42-mus-L25-handel.ily</text:p>
          </table:table-cell>
          <table:table-cell table:formula="of:=&quot;cp &quot;&amp;[.L61]&amp;&quot; ./ilys/&quot;&amp;[.M61]" office:value-type="string" office:string-value="cp art-of-playing-part2-lesson25-handel.ily ./ilys/clementi-op42-lyt-L25-handel.ily">
            <text:p>cp art-of-playing-part2-lesson25-handel.ily ./ilys/clementi-op42-lyt-L25-handel.ily</text:p>
          </table:table-cell>
          <table:table-cell table:formula="of:=&quot;cp &quot;&amp;[.L61]&amp;&quot;  ./ilys/&quot;&amp;[.N61]" office:value-type="string" office:string-value="cp art-of-playing-part2-lesson25-handel.ily  ./ilys/clementi-op42-mid-L25-handel.ily">
            <text:p>cp art-of-playing-part2-lesson25-handel.ily <text:s/>./ilys/clementi-op42-mid-L25-handel.ily</text:p>
          </table:table-cell>
          <table:table-cell table:formula="of:=&quot;cp &quot;&amp;[.L61]&amp;&quot;  ./ilys/&quot;&amp;[.O61]" office:value-type="string" office:string-value="cp art-of-playing-part2-lesson25-handel.ily  ./ilys/clementi-op42-mus-L25-handel.ily">
            <text:p>cp art-of-playing-part2-lesson25-handel.ily <text:s/>./ilys/clementi-op42-mus-L25-handel.ily</text:p>
          </table:table-cell>
          <table:table-cell table:formula="of:=&quot;\include &quot;&quot;&quot;&amp;[.O61]&amp;&quot;&quot;&quot;&quot;" office:value-type="string" office:string-value="\include &quot;clementi-op42-mus-L25-handel.ily&quot;">
            <text:p>\include "clementi-op42-mus-L25-handel.ily"</text:p>
          </table:table-cell>
          <table:table-cell table:style-name="ce5" table:formula="of:=&quot;  \include &quot;&quot;ilys/&quot;&amp;[.M61]&amp;&quot;&quot;&quot;&quot;" office:value-type="string" office:string-value="  \include &quot;ilys/clementi-op42-lyt-L25-handel.ily&quot;">
            <text:p><text:s text:c="2"/>\include "ilys/clementi-op42-lyt-L25-handel.ily"</text:p>
          </table:table-cell>
          <table:table-cell table:style-name="ce5" table:formula="of:=&quot;\book {   \bookOutputName &quot;&quot;&quot;&amp;[.K61]&amp;&quot;&quot;&quot;&quot;" office:value-type="string" office:string-value="\book {   \bookOutputName &quot;clementi-op42-les25-handel-alleg&quot;">
            <text:p>\book { <text:s text:c="2"/>\bookOutputName "clementi-op42-les25-handel-alleg"</text:p>
          </table:table-cell>
          <table:table-cell table:formula="of:=&quot;\include &quot;&quot;ilys/&quot;&amp;[.N61]&amp;&quot;&quot;&quot;&quot;" office:value-type="string" office:string-value="\include &quot;ilys/clementi-op42-mid-L25-handel.ily&quot;">
            <text:p>\include "ilys/clementi-op42-mid-L25-handel.ily"</text:p>
          </table:table-cell>
          <table:table-cell table:number-columns-repeated="5"/>
        </table:table-row>
        <table:table-row table:style-name="ro5">
          <table:table-cell office:value-type="string">
            <text:p>Minuet in Samson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gmaj</text:p>
          </table:table-cell>
          <table:table-cell office:value-type="string">
            <text:p>handel</text:p>
          </table:table-cell>
          <table:table-cell office:value-type="string">
            <text:p>minuet</text:p>
          </table:table-cell>
          <table:table-cell/>
          <table:table-cell/>
          <table:table-cell office:value-type="string">
            <text:p>minuet</text:p>
          </table:table-cell>
          <table:table-cell/>
          <table:table-cell table:formula="of:=midiprefix&amp;&quot;les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IF(NOT(ISBLANK([.I62]));&quot;-&quot;&amp;[.I62];&quot;&quot;)" office:value-type="string" office:string-value="clementi-op42-les26-handel-minuet">
            <text:p>clementi-op42-les26-handel-minuet</text:p>
          </table:table-cell>
          <table:table-cell office:value-type="string">
            <text:p>art-of-playing-part2-lesson26-handel.ily</text:p>
          </table:table-cell>
          <table:table-cell table:formula="of:=midiprefix&amp;&quot;lyt-L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&quot;.ily&quot;" office:value-type="string" office:string-value="clementi-op42-lyt-L26-handel.ily">
            <text:p>clementi-op42-lyt-L26-handel.ily</text:p>
          </table:table-cell>
          <table:table-cell table:formula="of:=midiprefix&amp;&quot;mid-L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&quot;.ily&quot;" office:value-type="string" office:string-value="clementi-op42-mid-L26-handel.ily">
            <text:p>clementi-op42-mid-L26-handel.ily</text:p>
          </table:table-cell>
          <table:table-cell table:style-name="ce5" table:formula="of:=midiprefix&amp;&quot;mus-L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&quot;.ily&quot;" office:value-type="string" office:string-value="clementi-op42-mus-L26-handel.ily">
            <text:p>clementi-op42-mus-L26-handel.ily</text:p>
          </table:table-cell>
          <table:table-cell table:formula="of:=&quot;cp &quot;&amp;[.L62]&amp;&quot; ./ilys/&quot;&amp;[.M62]" office:value-type="string" office:string-value="cp art-of-playing-part2-lesson26-handel.ily ./ilys/clementi-op42-lyt-L26-handel.ily">
            <text:p>cp art-of-playing-part2-lesson26-handel.ily ./ilys/clementi-op42-lyt-L26-handel.ily</text:p>
          </table:table-cell>
          <table:table-cell table:formula="of:=&quot;cp &quot;&amp;[.L62]&amp;&quot;  ./ilys/&quot;&amp;[.N62]" office:value-type="string" office:string-value="cp art-of-playing-part2-lesson26-handel.ily  ./ilys/clementi-op42-mid-L26-handel.ily">
            <text:p>cp art-of-playing-part2-lesson26-handel.ily <text:s/>./ilys/clementi-op42-mid-L26-handel.ily</text:p>
          </table:table-cell>
          <table:table-cell table:formula="of:=&quot;cp &quot;&amp;[.L62]&amp;&quot;  ./ilys/&quot;&amp;[.O62]" office:value-type="string" office:string-value="cp art-of-playing-part2-lesson26-handel.ily  ./ilys/clementi-op42-mus-L26-handel.ily">
            <text:p>cp art-of-playing-part2-lesson26-handel.ily <text:s/>./ilys/clementi-op42-mus-L26-handel.ily</text:p>
          </table:table-cell>
          <table:table-cell table:formula="of:=&quot;\include &quot;&quot;&quot;&amp;[.O62]&amp;&quot;&quot;&quot;&quot;" office:value-type="string" office:string-value="\include &quot;clementi-op42-mus-L26-handel.ily&quot;">
            <text:p>\include "clementi-op42-mus-L26-handel.ily"</text:p>
          </table:table-cell>
          <table:table-cell table:style-name="ce5" table:formula="of:=&quot;  \include &quot;&quot;ilys/&quot;&amp;[.M62]&amp;&quot;&quot;&quot;&quot;" office:value-type="string" office:string-value="  \include &quot;ilys/clementi-op42-lyt-L26-handel.ily&quot;">
            <text:p><text:s text:c="2"/>\include "ilys/clementi-op42-lyt-L26-handel.ily"</text:p>
          </table:table-cell>
          <table:table-cell table:style-name="ce5" table:formula="of:=&quot;\book {   \bookOutputName &quot;&quot;&quot;&amp;[.K62]&amp;&quot;&quot;&quot;&quot;" office:value-type="string" office:string-value="\book {   \bookOutputName &quot;clementi-op42-les26-handel-minuet&quot;">
            <text:p>\book { <text:s text:c="2"/>\bookOutputName "clementi-op42-les26-handel-minuet"</text:p>
          </table:table-cell>
          <table:table-cell table:formula="of:=&quot;\include &quot;&quot;ilys/&quot;&amp;[.N62]&amp;&quot;&quot;&quot;&quot;" office:value-type="string" office:string-value="\include &quot;ilys/clementi-op42-mid-L26-handel.ily&quot;">
            <text:p>\include "ilys/clementi-op42-mid-L26-handel.ily"</text:p>
          </table:table-cell>
          <table:table-cell table:number-columns-repeated="5"/>
        </table:table-row>
        <table:table-row table:style-name="ro5">
          <table:table-cell office:value-type="string">
            <text:p>God save the emperor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gmaj</text:p>
          </table:table-cell>
          <table:table-cell office:value-type="string">
            <text:p>haydn</text:p>
          </table:table-cell>
          <table:table-cell/>
          <table:table-cell office:value-type="string">
            <text:p>poco adagio</text:p>
          </table:table-cell>
          <table:table-cell/>
          <table:table-cell office:value-type="string">
            <text:p>adag</text:p>
          </table:table-cell>
          <table:table-cell/>
          <table:table-cell table:formula="of:=midiprefix&amp;&quot;les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IF(NOT(ISBLANK([.I63]));&quot;-&quot;&amp;[.I63];&quot;&quot;)" office:value-type="string" office:string-value="clementi-op42-les27-haydn-adag">
            <text:p>clementi-op42-les27-haydn-adag</text:p>
          </table:table-cell>
          <table:table-cell office:value-type="string">
            <text:p>art-of-playing-part2-lesson27-haydn.ily</text:p>
          </table:table-cell>
          <table:table-cell table:formula="of:=midiprefix&amp;&quot;lyt-L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&quot;.ily&quot;" office:value-type="string" office:string-value="clementi-op42-lyt-L27-haydn.ily">
            <text:p>clementi-op42-lyt-L27-haydn.ily</text:p>
          </table:table-cell>
          <table:table-cell table:formula="of:=midiprefix&amp;&quot;mid-L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&quot;.ily&quot;" office:value-type="string" office:string-value="clementi-op42-mid-L27-haydn.ily">
            <text:p>clementi-op42-mid-L27-haydn.ily</text:p>
          </table:table-cell>
          <table:table-cell table:style-name="ce5" table:formula="of:=midiprefix&amp;&quot;mus-L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&quot;.ily&quot;" office:value-type="string" office:string-value="clementi-op42-mus-L27-haydn.ily">
            <text:p>clementi-op42-mus-L27-haydn.ily</text:p>
          </table:table-cell>
          <table:table-cell table:formula="of:=&quot;cp &quot;&amp;[.L63]&amp;&quot; ./ilys/&quot;&amp;[.M63]" office:value-type="string" office:string-value="cp art-of-playing-part2-lesson27-haydn.ily ./ilys/clementi-op42-lyt-L27-haydn.ily">
            <text:p>cp art-of-playing-part2-lesson27-haydn.ily ./ilys/clementi-op42-lyt-L27-haydn.ily</text:p>
          </table:table-cell>
          <table:table-cell table:formula="of:=&quot;cp &quot;&amp;[.L63]&amp;&quot;  ./ilys/&quot;&amp;[.N63]" office:value-type="string" office:string-value="cp art-of-playing-part2-lesson27-haydn.ily  ./ilys/clementi-op42-mid-L27-haydn.ily">
            <text:p>cp art-of-playing-part2-lesson27-haydn.ily <text:s/>./ilys/clementi-op42-mid-L27-haydn.ily</text:p>
          </table:table-cell>
          <table:table-cell table:formula="of:=&quot;cp &quot;&amp;[.L63]&amp;&quot;  ./ilys/&quot;&amp;[.O63]" office:value-type="string" office:string-value="cp art-of-playing-part2-lesson27-haydn.ily  ./ilys/clementi-op42-mus-L27-haydn.ily">
            <text:p>cp art-of-playing-part2-lesson27-haydn.ily <text:s/>./ilys/clementi-op42-mus-L27-haydn.ily</text:p>
          </table:table-cell>
          <table:table-cell table:formula="of:=&quot;\include &quot;&quot;&quot;&amp;[.O63]&amp;&quot;&quot;&quot;&quot;" office:value-type="string" office:string-value="\include &quot;clementi-op42-mus-L27-haydn.ily&quot;">
            <text:p>\include "clementi-op42-mus-L27-haydn.ily"</text:p>
          </table:table-cell>
          <table:table-cell table:formula="of:=&quot;  \include &quot;&quot;ilys/&quot;&amp;[.M63]&amp;&quot;&quot;&quot;&quot;" office:value-type="string" office:string-value="  \include &quot;ilys/clementi-op42-lyt-L27-haydn.ily&quot;">
            <text:p><text:s text:c="2"/>\include "ilys/clementi-op42-lyt-L27-haydn.ily"</text:p>
          </table:table-cell>
          <table:table-cell table:formula="of:=&quot;\book {   \bookOutputName &quot;&quot;&quot;&amp;[.K63]&amp;&quot;&quot;&quot;&quot;" office:value-type="string" office:string-value="\book {   \bookOutputName &quot;clementi-op42-les27-haydn-adag&quot;">
            <text:p>\book { <text:s text:c="2"/>\bookOutputName "clementi-op42-les27-haydn-adag"</text:p>
          </table:table-cell>
          <table:table-cell table:formula="of:=&quot;\include &quot;&quot;ilys/&quot;&amp;[.N63]&amp;&quot;&quot;&quot;&quot;" office:value-type="string" office:string-value="\include &quot;ilys/clementi-op42-mid-L27-haydn.ily&quot;">
            <text:p>\include "ilys/clementi-op42-mid-L27-haydn.ily"</text:p>
          </table:table-cell>
          <table:table-cell table:number-columns-repeated="5"/>
        </table:table-row>
        <table:table-row table:style-name="ro5">
          <table:table-cell office:value-type="string">
            <text:p>Rondo in the Gipsy stile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gmaj</text:p>
          </table:table-cell>
          <table:table-cell office:value-type="string">
            <text:p>haydn</text:p>
          </table:table-cell>
          <table:table-cell office:value-type="string">
            <text:p>rondo</text:p>
          </table:table-cell>
          <table:table-cell office:value-type="string">
            <text:p>presto</text:p>
          </table:table-cell>
          <table:table-cell/>
          <table:table-cell office:value-type="string">
            <text:p>rondo</text:p>
          </table:table-cell>
          <table:table-cell/>
          <table:table-cell table:formula="of:=midiprefix&amp;&quot;les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IF(NOT(ISBLANK([.I64]));&quot;-&quot;&amp;[.I64];&quot;&quot;)" office:value-type="string" office:string-value="clementi-op42-les28-haydn-rondo">
            <text:p>clementi-op42-les28-haydn-rondo</text:p>
          </table:table-cell>
          <table:table-cell office:value-type="string">
            <text:p>art-of-playing-part2-lesson28-haydn.ily</text:p>
          </table:table-cell>
          <table:table-cell table:formula="of:=midiprefix&amp;&quot;lyt-L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&quot;.ily&quot;" office:value-type="string" office:string-value="clementi-op42-lyt-L28-haydn.ily">
            <text:p>clementi-op42-lyt-L28-haydn.ily</text:p>
          </table:table-cell>
          <table:table-cell table:formula="of:=midiprefix&amp;&quot;mid-L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&quot;.ily&quot;" office:value-type="string" office:string-value="clementi-op42-mid-L28-haydn.ily">
            <text:p>clementi-op42-mid-L28-haydn.ily</text:p>
          </table:table-cell>
          <table:table-cell table:style-name="ce5" table:formula="of:=midiprefix&amp;&quot;mus-L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&quot;.ily&quot;" office:value-type="string" office:string-value="clementi-op42-mus-L28-haydn.ily">
            <text:p>clementi-op42-mus-L28-haydn.ily</text:p>
          </table:table-cell>
          <table:table-cell table:formula="of:=&quot;cp &quot;&amp;[.L64]&amp;&quot; ./ilys/&quot;&amp;[.M64]" office:value-type="string" office:string-value="cp art-of-playing-part2-lesson28-haydn.ily ./ilys/clementi-op42-lyt-L28-haydn.ily">
            <text:p>cp art-of-playing-part2-lesson28-haydn.ily ./ilys/clementi-op42-lyt-L28-haydn.ily</text:p>
          </table:table-cell>
          <table:table-cell table:formula="of:=&quot;cp &quot;&amp;[.L64]&amp;&quot;  ./ilys/&quot;&amp;[.N64]" office:value-type="string" office:string-value="cp art-of-playing-part2-lesson28-haydn.ily  ./ilys/clementi-op42-mid-L28-haydn.ily">
            <text:p>cp art-of-playing-part2-lesson28-haydn.ily <text:s/>./ilys/clementi-op42-mid-L28-haydn.ily</text:p>
          </table:table-cell>
          <table:table-cell table:formula="of:=&quot;cp &quot;&amp;[.L64]&amp;&quot;  ./ilys/&quot;&amp;[.O64]" office:value-type="string" office:string-value="cp art-of-playing-part2-lesson28-haydn.ily  ./ilys/clementi-op42-mus-L28-haydn.ily">
            <text:p>cp art-of-playing-part2-lesson28-haydn.ily <text:s/>./ilys/clementi-op42-mus-L28-haydn.ily</text:p>
          </table:table-cell>
          <table:table-cell table:formula="of:=&quot;\include &quot;&quot;&quot;&amp;[.O64]&amp;&quot;&quot;&quot;&quot;" office:value-type="string" office:string-value="\include &quot;clementi-op42-mus-L28-haydn.ily&quot;">
            <text:p>\include "clementi-op42-mus-L28-haydn.ily"</text:p>
          </table:table-cell>
          <table:table-cell table:formula="of:=&quot;  \include &quot;&quot;ilys/&quot;&amp;[.M64]&amp;&quot;&quot;&quot;&quot;" office:value-type="string" office:string-value="  \include &quot;ilys/clementi-op42-lyt-L28-haydn.ily&quot;">
            <text:p><text:s text:c="2"/>\include "ilys/clementi-op42-lyt-L28-haydn.ily"</text:p>
          </table:table-cell>
          <table:table-cell table:formula="of:=&quot;\book {   \bookOutputName &quot;&quot;&quot;&amp;[.K64]&amp;&quot;&quot;&quot;&quot;" office:value-type="string" office:string-value="\book {   \bookOutputName &quot;clementi-op42-les28-haydn-rondo&quot;">
            <text:p>\book { <text:s text:c="2"/>\bookOutputName "clementi-op42-les28-haydn-rondo"</text:p>
          </table:table-cell>
          <table:table-cell table:formula="of:=&quot;\include &quot;&quot;ilys/&quot;&amp;[.N64]&amp;&quot;&quot;&quot;&quot;" office:value-type="string" office:string-value="\include &quot;ilys/clementi-op42-mid-L28-haydn.ily&quot;">
            <text:p>\include "ilys/clementi-op42-mid-L28-haydn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e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IF(NOT(ISBLANK([.I65]));&quot;-&quot;&amp;[.I65];&quot;&quot;)" office:value-type="string" office:string-value="clementi-op42-les29-prel-emin">
            <text:p>clementi-op42-les29-prel-emin</text:p>
          </table:table-cell>
          <table:table-cell office:value-type="string">
            <text:p>art-of-playing-part2-lesson29-prel-emin.ily</text:p>
          </table:table-cell>
          <table:table-cell table:formula="of:=midiprefix&amp;&quot;lyt-L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&quot;.ily&quot;" office:value-type="string" office:string-value="clementi-op42-lyt-L29-prel-emin.ily">
            <text:p>clementi-op42-lyt-L29-prel-emin.ily</text:p>
          </table:table-cell>
          <table:table-cell table:formula="of:=midiprefix&amp;&quot;mid-L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&quot;.ily&quot;" office:value-type="string" office:string-value="clementi-op42-mid-L29-prel-emin.ily">
            <text:p>clementi-op42-mid-L29-prel-emin.ily</text:p>
          </table:table-cell>
          <table:table-cell table:style-name="ce5" table:formula="of:=midiprefix&amp;&quot;mus-L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&quot;.ily&quot;" office:value-type="string" office:string-value="clementi-op42-mus-L29-prel-emin.ily">
            <text:p>clementi-op42-mus-L29-prel-emin.ily</text:p>
          </table:table-cell>
          <table:table-cell table:formula="of:=&quot;cp &quot;&amp;[.L65]&amp;&quot; ./ilys/&quot;&amp;[.M65]" office:value-type="string" office:string-value="cp art-of-playing-part2-lesson29-prel-emin.ily ./ilys/clementi-op42-lyt-L29-prel-emin.ily">
            <text:p>cp art-of-playing-part2-lesson29-prel-emin.ily ./ilys/clementi-op42-lyt-L29-prel-emin.ily</text:p>
          </table:table-cell>
          <table:table-cell table:formula="of:=&quot;cp &quot;&amp;[.L65]&amp;&quot;  ./ilys/&quot;&amp;[.N65]" office:value-type="string" office:string-value="cp art-of-playing-part2-lesson29-prel-emin.ily  ./ilys/clementi-op42-mid-L29-prel-emin.ily">
            <text:p>cp art-of-playing-part2-lesson29-prel-emin.ily <text:s/>./ilys/clementi-op42-mid-L29-prel-emin.ily</text:p>
          </table:table-cell>
          <table:table-cell table:formula="of:=&quot;cp &quot;&amp;[.L65]&amp;&quot;  ./ilys/&quot;&amp;[.O65]" office:value-type="string" office:string-value="cp art-of-playing-part2-lesson29-prel-emin.ily  ./ilys/clementi-op42-mus-L29-prel-emin.ily">
            <text:p>cp art-of-playing-part2-lesson29-prel-emin.ily <text:s/>./ilys/clementi-op42-mus-L29-prel-emin.ily</text:p>
          </table:table-cell>
          <table:table-cell table:formula="of:=&quot;\include &quot;&quot;&quot;&amp;[.O65]&amp;&quot;&quot;&quot;&quot;" office:value-type="string" office:string-value="\include &quot;clementi-op42-mus-L29-prel-emin.ily&quot;">
            <text:p>\include "clementi-op42-mus-L29-prel-emin.ily"</text:p>
          </table:table-cell>
          <table:table-cell table:formula="of:=&quot;  \include &quot;&quot;ilys/&quot;&amp;[.M65]&amp;&quot;&quot;&quot;&quot;" office:value-type="string" office:string-value="  \include &quot;ilys/clementi-op42-lyt-L29-prel-emin.ily&quot;">
            <text:p><text:s text:c="2"/>\include "ilys/clementi-op42-lyt-L29-prel-emin.ily"</text:p>
          </table:table-cell>
          <table:table-cell table:formula="of:=&quot;\book {   \bookOutputName &quot;&quot;&quot;&amp;[.K65]&amp;&quot;&quot;&quot;&quot;" office:value-type="string" office:string-value="\book {   \bookOutputName &quot;clementi-op42-les29-prel-emin&quot;">
            <text:p>\book { <text:s text:c="2"/>\bookOutputName "clementi-op42-les29-prel-emin"</text:p>
          </table:table-cell>
          <table:table-cell table:formula="of:=&quot;\include &quot;&quot;ilys/&quot;&amp;[.N65]&amp;&quot;&quot;&quot;&quot;" office:value-type="string" office:string-value="\include &quot;ilys/clementi-op42-mid-L29-prel-emin.ily&quot;">
            <text:p>\include "ilys/clementi-op42-mid-L29-prel-emin.ily"</text:p>
          </table:table-cell>
          <table:table-cell table:number-columns-repeated="5"/>
        </table:table-row>
        <table:table-row table:style-name="ro5">
          <table:table-cell office:value-type="string">
            <text:p>Tambourin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emin</text:p>
          </table:table-cell>
          <table:table-cell office:value-type="string">
            <text:p>rameau</text:p>
          </table:table-cell>
          <table:table-cell office:value-type="string">
            <text:p>tambourin</text:p>
          </table:table-cell>
          <table:table-cell office:value-type="string">
            <text:p>vivace</text:p>
          </table:table-cell>
          <table:table-cell/>
          <table:table-cell office:value-type="string">
            <text:p>tambourin</text:p>
          </table:table-cell>
          <table:table-cell office:value-type="string">
            <text:p>02631</text:p>
          </table:table-cell>
          <table:table-cell table:formula="of:=midiprefix&amp;&quot;les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IF(NOT(ISBLANK([.I66]));&quot;-&quot;&amp;[.I66];&quot;&quot;)" office:value-type="string" office:string-value="clementi-op42-les29-rameau-tambourin">
            <text:p>clementi-op42-les29-rameau-tambourin</text:p>
          </table:table-cell>
          <table:table-cell office:value-type="string">
            <text:p>art-of-playing-part2-lesson29-rameau.ily</text:p>
          </table:table-cell>
          <table:table-cell table:formula="of:=midiprefix&amp;&quot;lyt-L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&quot;.ily&quot;" office:value-type="string" office:string-value="clementi-op42-lyt-L29-rameau.ily">
            <text:p>clementi-op42-lyt-L29-rameau.ily</text:p>
          </table:table-cell>
          <table:table-cell table:formula="of:=midiprefix&amp;&quot;mid-L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&quot;.ily&quot;" office:value-type="string" office:string-value="clementi-op42-mid-L29-rameau.ily">
            <text:p>clementi-op42-mid-L29-rameau.ily</text:p>
          </table:table-cell>
          <table:table-cell table:style-name="ce5" table:formula="of:=midiprefix&amp;&quot;mus-L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&quot;.ily&quot;" office:value-type="string" office:string-value="clementi-op42-mus-L29-rameau.ily">
            <text:p>clementi-op42-mus-L29-rameau.ily</text:p>
          </table:table-cell>
          <table:table-cell table:formula="of:=&quot;cp &quot;&amp;[.L66]&amp;&quot; ./ilys/&quot;&amp;[.M66]" office:value-type="string" office:string-value="cp art-of-playing-part2-lesson29-rameau.ily ./ilys/clementi-op42-lyt-L29-rameau.ily">
            <text:p>cp art-of-playing-part2-lesson29-rameau.ily ./ilys/clementi-op42-lyt-L29-rameau.ily</text:p>
          </table:table-cell>
          <table:table-cell table:formula="of:=&quot;cp &quot;&amp;[.L66]&amp;&quot;  ./ilys/&quot;&amp;[.N66]" office:value-type="string" office:string-value="cp art-of-playing-part2-lesson29-rameau.ily  ./ilys/clementi-op42-mid-L29-rameau.ily">
            <text:p>cp art-of-playing-part2-lesson29-rameau.ily <text:s/>./ilys/clementi-op42-mid-L29-rameau.ily</text:p>
          </table:table-cell>
          <table:table-cell table:formula="of:=&quot;cp &quot;&amp;[.L66]&amp;&quot;  ./ilys/&quot;&amp;[.O66]" office:value-type="string" office:string-value="cp art-of-playing-part2-lesson29-rameau.ily  ./ilys/clementi-op42-mus-L29-rameau.ily">
            <text:p>cp art-of-playing-part2-lesson29-rameau.ily <text:s/>./ilys/clementi-op42-mus-L29-rameau.ily</text:p>
          </table:table-cell>
          <table:table-cell table:formula="of:=&quot;\include &quot;&quot;&quot;&amp;[.O66]&amp;&quot;&quot;&quot;&quot;" office:value-type="string" office:string-value="\include &quot;clementi-op42-mus-L29-rameau.ily&quot;">
            <text:p>\include "clementi-op42-mus-L29-rameau.ily"</text:p>
          </table:table-cell>
          <table:table-cell table:formula="of:=&quot;  \include &quot;&quot;ilys/&quot;&amp;[.M66]&amp;&quot;&quot;&quot;&quot;" office:value-type="string" office:string-value="  \include &quot;ilys/clementi-op42-lyt-L29-rameau.ily&quot;">
            <text:p><text:s text:c="2"/>\include "ilys/clementi-op42-lyt-L29-rameau.ily"</text:p>
          </table:table-cell>
          <table:table-cell table:formula="of:=&quot;\book {   \bookOutputName &quot;&quot;&quot;&amp;[.K66]&amp;&quot;&quot;&quot;&quot;" office:value-type="string" office:string-value="\book {   \bookOutputName &quot;clementi-op42-les29-rameau-tambourin&quot;">
            <text:p>\book { <text:s text:c="2"/>\bookOutputName "clementi-op42-les29-rameau-tambourin"</text:p>
          </table:table-cell>
          <table:table-cell table:formula="of:=&quot;\include &quot;&quot;ilys/&quot;&amp;[.N66]&amp;&quot;&quot;&quot;&quot;" office:value-type="string" office:string-value="\include &quot;ilys/clementi-op42-mid-L29-rameau.ily&quot;">
            <text:p>\include "ilys/clementi-op42-mid-L29-rameau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bes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IF(NOT(ISBLANK([.I67]));&quot;-&quot;&amp;[.I67];&quot;&quot;)" office:value-type="string" office:string-value="clementi-op42-les30-prel-besmaj">
            <text:p>clementi-op42-les30-prel-besmaj</text:p>
          </table:table-cell>
          <table:table-cell office:value-type="string">
            <text:p>art-of-playing-part2-lesson30-prel-bfmaj.ily</text:p>
          </table:table-cell>
          <table:table-cell table:formula="of:=midiprefix&amp;&quot;lyt-L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&quot;.ily&quot;" office:value-type="string" office:string-value="clementi-op42-lyt-L30-prel-besmaj.ily">
            <text:p>clementi-op42-lyt-L30-prel-besmaj.ily</text:p>
          </table:table-cell>
          <table:table-cell table:formula="of:=midiprefix&amp;&quot;mid-L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&quot;.ily&quot;" office:value-type="string" office:string-value="clementi-op42-mid-L30-prel-besmaj.ily">
            <text:p>clementi-op42-mid-L30-prel-besmaj.ily</text:p>
          </table:table-cell>
          <table:table-cell table:style-name="ce5" table:formula="of:=midiprefix&amp;&quot;mus-L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&quot;.ily&quot;" office:value-type="string" office:string-value="clementi-op42-mus-L30-prel-besmaj.ily">
            <text:p>clementi-op42-mus-L30-prel-besmaj.ily</text:p>
          </table:table-cell>
          <table:table-cell table:formula="of:=&quot;cp &quot;&amp;[.L67]&amp;&quot; ./ilys/&quot;&amp;[.M67]" office:value-type="string" office:string-value="cp art-of-playing-part2-lesson30-prel-bfmaj.ily ./ilys/clementi-op42-lyt-L30-prel-besmaj.ily">
            <text:p>cp art-of-playing-part2-lesson30-prel-bfmaj.ily ./ilys/clementi-op42-lyt-L30-prel-besmaj.ily</text:p>
          </table:table-cell>
          <table:table-cell table:formula="of:=&quot;cp &quot;&amp;[.L67]&amp;&quot;  ./ilys/&quot;&amp;[.N67]" office:value-type="string" office:string-value="cp art-of-playing-part2-lesson30-prel-bfmaj.ily  ./ilys/clementi-op42-mid-L30-prel-besmaj.ily">
            <text:p>cp art-of-playing-part2-lesson30-prel-bfmaj.ily <text:s/>./ilys/clementi-op42-mid-L30-prel-besmaj.ily</text:p>
          </table:table-cell>
          <table:table-cell table:formula="of:=&quot;cp &quot;&amp;[.L67]&amp;&quot;  ./ilys/&quot;&amp;[.O67]" office:value-type="string" office:string-value="cp art-of-playing-part2-lesson30-prel-bfmaj.ily  ./ilys/clementi-op42-mus-L30-prel-besmaj.ily">
            <text:p>cp art-of-playing-part2-lesson30-prel-bfmaj.ily <text:s/>./ilys/clementi-op42-mus-L30-prel-besmaj.ily</text:p>
          </table:table-cell>
          <table:table-cell table:formula="of:=&quot;\include &quot;&quot;&quot;&amp;[.O67]&amp;&quot;&quot;&quot;&quot;" office:value-type="string" office:string-value="\include &quot;clementi-op42-mus-L30-prel-besmaj.ily&quot;">
            <text:p>\include "clementi-op42-mus-L30-prel-besmaj.ily"</text:p>
          </table:table-cell>
          <table:table-cell table:formula="of:=&quot;  \include &quot;&quot;ilys/&quot;&amp;[.M67]&amp;&quot;&quot;&quot;&quot;" office:value-type="string" office:string-value="  \include &quot;ilys/clementi-op42-lyt-L30-prel-besmaj.ily&quot;">
            <text:p><text:s text:c="2"/>\include "ilys/clementi-op42-lyt-L30-prel-besmaj.ily"</text:p>
          </table:table-cell>
          <table:table-cell table:formula="of:=&quot;\book {   \bookOutputName &quot;&quot;&quot;&amp;[.K67]&amp;&quot;&quot;&quot;&quot;" office:value-type="string" office:string-value="\book {   \bookOutputName &quot;clementi-op42-les30-prel-besmaj&quot;">
            <text:p>\book { <text:s text:c="2"/>\bookOutputName "clementi-op42-les30-prel-besmaj"</text:p>
          </table:table-cell>
          <table:table-cell table:formula="of:=&quot;\include &quot;&quot;ilys/&quot;&amp;[.N67]&amp;&quot;&quot;&quot;&quot;" office:value-type="string" office:string-value="\include &quot;ilys/clementi-op42-mid-L30-prel-besmaj.ily&quot;">
            <text:p>\include "ilys/clementi-op42-mid-L30-prel-besmaj.ily"</text:p>
          </table:table-cell>
          <table:table-cell table:number-columns-repeated="5"/>
        </table:table-row>
        <table:table-row table:style-name="ro5">
          <table:table-cell office:value-type="string">
            <text:p>Minuetto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besmaj</text:p>
          </table:table-cell>
          <table:table-cell office:value-type="string">
            <text:p>scarlatti</text:p>
          </table:table-cell>
          <table:table-cell office:value-type="string">
            <text:p>minuetto</text:p>
          </table:table-cell>
          <table:table-cell/>
          <table:table-cell/>
          <table:table-cell office:value-type="string">
            <text:p>minuett</text:p>
          </table:table-cell>
          <table:table-cell/>
          <table:table-cell table:formula="of:=midiprefix&amp;&quot;les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IF(NOT(ISBLANK([.I68]));&quot;-&quot;&amp;[.I68];&quot;&quot;)" office:value-type="string" office:string-value="clementi-op42-les30-scarlatti-minuett">
            <text:p>clementi-op42-les30-scarlatti-minuett</text:p>
          </table:table-cell>
          <table:table-cell office:value-type="string">
            <text:p>art-of-playing-part2-lesson30-scarlatti.ily</text:p>
          </table:table-cell>
          <table:table-cell table:formula="of:=midiprefix&amp;&quot;lyt-L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&quot;.ily&quot;" office:value-type="string" office:string-value="clementi-op42-lyt-L30-scarlatti.ily">
            <text:p>clementi-op42-lyt-L30-scarlatti.ily</text:p>
          </table:table-cell>
          <table:table-cell table:formula="of:=midiprefix&amp;&quot;mid-L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&quot;.ily&quot;" office:value-type="string" office:string-value="clementi-op42-mid-L30-scarlatti.ily">
            <text:p>clementi-op42-mid-L30-scarlatti.ily</text:p>
          </table:table-cell>
          <table:table-cell table:style-name="ce5" table:formula="of:=midiprefix&amp;&quot;mus-L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&quot;.ily&quot;" office:value-type="string" office:string-value="clementi-op42-mus-L30-scarlatti.ily">
            <text:p>clementi-op42-mus-L30-scarlatti.ily</text:p>
          </table:table-cell>
          <table:table-cell table:formula="of:=&quot;cp &quot;&amp;[.L68]&amp;&quot; ./ilys/&quot;&amp;[.M68]" office:value-type="string" office:string-value="cp art-of-playing-part2-lesson30-scarlatti.ily ./ilys/clementi-op42-lyt-L30-scarlatti.ily">
            <text:p>cp art-of-playing-part2-lesson30-scarlatti.ily ./ilys/clementi-op42-lyt-L30-scarlatti.ily</text:p>
          </table:table-cell>
          <table:table-cell table:formula="of:=&quot;cp &quot;&amp;[.L68]&amp;&quot;  ./ilys/&quot;&amp;[.N68]" office:value-type="string" office:string-value="cp art-of-playing-part2-lesson30-scarlatti.ily  ./ilys/clementi-op42-mid-L30-scarlatti.ily">
            <text:p>cp art-of-playing-part2-lesson30-scarlatti.ily <text:s/>./ilys/clementi-op42-mid-L30-scarlatti.ily</text:p>
          </table:table-cell>
          <table:table-cell table:formula="of:=&quot;cp &quot;&amp;[.L68]&amp;&quot;  ./ilys/&quot;&amp;[.O68]" office:value-type="string" office:string-value="cp art-of-playing-part2-lesson30-scarlatti.ily  ./ilys/clementi-op42-mus-L30-scarlatti.ily">
            <text:p>cp art-of-playing-part2-lesson30-scarlatti.ily <text:s/>./ilys/clementi-op42-mus-L30-scarlatti.ily</text:p>
          </table:table-cell>
          <table:table-cell table:formula="of:=&quot;\include &quot;&quot;&quot;&amp;[.O68]&amp;&quot;&quot;&quot;&quot;" office:value-type="string" office:string-value="\include &quot;clementi-op42-mus-L30-scarlatti.ily&quot;">
            <text:p>\include "clementi-op42-mus-L30-scarlatti.ily"</text:p>
          </table:table-cell>
          <table:table-cell table:formula="of:=&quot;  \include &quot;&quot;ilys/&quot;&amp;[.M68]&amp;&quot;&quot;&quot;&quot;" office:value-type="string" office:string-value="  \include &quot;ilys/clementi-op42-lyt-L30-scarlatti.ily&quot;">
            <text:p><text:s text:c="2"/>\include "ilys/clementi-op42-lyt-L30-scarlatti.ily"</text:p>
          </table:table-cell>
          <table:table-cell table:formula="of:=&quot;\book {   \bookOutputName &quot;&quot;&quot;&amp;[.K68]&amp;&quot;&quot;&quot;&quot;" office:value-type="string" office:string-value="\book {   \bookOutputName &quot;clementi-op42-les30-scarlatti-minuett&quot;">
            <text:p>\book { <text:s text:c="2"/>\bookOutputName "clementi-op42-les30-scarlatti-minuett"</text:p>
          </table:table-cell>
          <table:table-cell table:formula="of:=&quot;\include &quot;&quot;ilys/&quot;&amp;[.N68]&amp;&quot;&quot;&quot;&quot;" office:value-type="string" office:string-value="\include &quot;ilys/clementi-op42-mid-L30-scarlatti.ily&quot;">
            <text:p>\include "ilys/clementi-op42-mid-L30-scarlatti.ily"</text:p>
          </table:table-cell>
          <table:table-cell table:number-columns-repeated="5"/>
        </table:table-row>
        <table:table-row table:style-name="ro5">
          <table:table-cell office:value-type="string">
            <text:p>Lindor an Air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besmaj</text:p>
          </table:table-cell>
          <table:table-cell/>
          <table:table-cell office:value-type="string">
            <text:p>air</text:p>
          </table:table-cell>
          <table:table-cell/>
          <table:table-cell/>
          <table:table-cell office:value-type="string">
            <text:p>besmaj</text:p>
          </table:table-cell>
          <table:table-cell/>
          <table:table-cell table:formula="of:=midiprefix&amp;&quot;les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IF(NOT(ISBLANK([.I69]));&quot;-&quot;&amp;[.I69];&quot;&quot;)" office:value-type="string" office:string-value="clementi-op42-les31-air-besmaj">
            <text:p>clementi-op42-les31-air-besmaj</text:p>
          </table:table-cell>
          <table:table-cell office:value-type="string">
            <text:p>art-of-playing-part2-lesson31-lindor.ily</text:p>
          </table:table-cell>
          <table:table-cell table:formula="of:=midiprefix&amp;&quot;lyt-L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&quot;.ily&quot;" office:value-type="string" office:string-value="clementi-op42-lyt-L31-air.ily">
            <text:p>clementi-op42-lyt-L31-air.ily</text:p>
          </table:table-cell>
          <table:table-cell table:formula="of:=midiprefix&amp;&quot;mid-L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&quot;.ily&quot;" office:value-type="string" office:string-value="clementi-op42-mid-L31-air.ily">
            <text:p>clementi-op42-mid-L31-air.ily</text:p>
          </table:table-cell>
          <table:table-cell table:style-name="ce5" table:formula="of:=midiprefix&amp;&quot;mus-L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&quot;.ily&quot;" office:value-type="string" office:string-value="clementi-op42-mus-L31-air.ily">
            <text:p>clementi-op42-mus-L31-air.ily</text:p>
          </table:table-cell>
          <table:table-cell table:formula="of:=&quot;cp &quot;&amp;[.L69]&amp;&quot; ./ilys/&quot;&amp;[.M69]" office:value-type="string" office:string-value="cp art-of-playing-part2-lesson31-lindor.ily ./ilys/clementi-op42-lyt-L31-air.ily">
            <text:p>cp art-of-playing-part2-lesson31-lindor.ily ./ilys/clementi-op42-lyt-L31-air.ily</text:p>
          </table:table-cell>
          <table:table-cell table:formula="of:=&quot;cp &quot;&amp;[.L69]&amp;&quot;  ./ilys/&quot;&amp;[.N69]" office:value-type="string" office:string-value="cp art-of-playing-part2-lesson31-lindor.ily  ./ilys/clementi-op42-mid-L31-air.ily">
            <text:p>cp art-of-playing-part2-lesson31-lindor.ily <text:s/>./ilys/clementi-op42-mid-L31-air.ily</text:p>
          </table:table-cell>
          <table:table-cell table:formula="of:=&quot;cp &quot;&amp;[.L69]&amp;&quot;  ./ilys/&quot;&amp;[.O69]" office:value-type="string" office:string-value="cp art-of-playing-part2-lesson31-lindor.ily  ./ilys/clementi-op42-mus-L31-air.ily">
            <text:p>cp art-of-playing-part2-lesson31-lindor.ily <text:s/>./ilys/clementi-op42-mus-L31-air.ily</text:p>
          </table:table-cell>
          <table:table-cell table:formula="of:=&quot;\include &quot;&quot;&quot;&amp;[.O69]&amp;&quot;&quot;&quot;&quot;" office:value-type="string" office:string-value="\include &quot;clementi-op42-mus-L31-air.ily&quot;">
            <text:p>\include "clementi-op42-mus-L31-air.ily"</text:p>
          </table:table-cell>
          <table:table-cell table:formula="of:=&quot;  \include &quot;&quot;ilys/&quot;&amp;[.M69]&amp;&quot;&quot;&quot;&quot;" office:value-type="string" office:string-value="  \include &quot;ilys/clementi-op42-lyt-L31-air.ily&quot;">
            <text:p><text:s text:c="2"/>\include "ilys/clementi-op42-lyt-L31-air.ily"</text:p>
          </table:table-cell>
          <table:table-cell table:formula="of:=&quot;\book {   \bookOutputName &quot;&quot;&quot;&amp;[.K69]&amp;&quot;&quot;&quot;&quot;" office:value-type="string" office:string-value="\book {   \bookOutputName &quot;clementi-op42-les31-air-besmaj&quot;">
            <text:p>\book { <text:s text:c="2"/>\bookOutputName "clementi-op42-les31-air-besmaj"</text:p>
          </table:table-cell>
          <table:table-cell table:formula="of:=&quot;\include &quot;&quot;ilys/&quot;&amp;[.N69]&amp;&quot;&quot;&quot;&quot;" office:value-type="string" office:string-value="\include &quot;ilys/clementi-op42-mid-L31-air.ily&quot;">
            <text:p>\include "ilys/clementi-op42-mid-L31-air.ily"</text:p>
          </table:table-cell>
          <table:table-cell table:number-columns-repeated="5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besmaj</text:p>
          </table:table-cell>
          <table:table-cell office:value-type="string">
            <text:p>mozart</text:p>
          </table:table-cell>
          <table:table-cell office:value-type="string">
            <text:p>minuet</text:p>
          </table:table-cell>
          <table:table-cell office:value-type="string">
            <text:p>tempo di ballo</text:p>
          </table:table-cell>
          <table:table-cell office:value-type="string">
            <text:p>minuet</text:p>
          </table:table-cell>
          <table:table-cell/>
          <table:table-cell/>
          <table:table-cell table:formula="of:=midiprefix&amp;&quot;les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IF(NOT(ISBLANK([.I70]));&quot;-&quot;&amp;[.I70];&quot;&quot;)" office:value-type="string" office:string-value="clementi-op42-les32-mozart-minuet">
            <text:p>clementi-op42-les32-mozart-minuet</text:p>
          </table:table-cell>
          <table:table-cell office:value-type="string">
            <text:p>art-of-playing-part2-lesson32-mozart.ily</text:p>
          </table:table-cell>
          <table:table-cell table:formula="of:=midiprefix&amp;&quot;lyt-L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&quot;.ily&quot;" office:value-type="string" office:string-value="clementi-op42-lyt-L32-mozart-minuet.ily">
            <text:p>clementi-op42-lyt-L32-mozart-minuet.ily</text:p>
          </table:table-cell>
          <table:table-cell table:formula="of:=midiprefix&amp;&quot;mid-L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&quot;.ily&quot;" office:value-type="string" office:string-value="clementi-op42-mid-L32-mozart-minuet.ily">
            <text:p>clementi-op42-mid-L32-mozart-minuet.ily</text:p>
          </table:table-cell>
          <table:table-cell table:style-name="ce5" table:formula="of:=midiprefix&amp;&quot;mus-L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&quot;.ily&quot;" office:value-type="string" office:string-value="clementi-op42-mus-L32-mozart-minuet.ily">
            <text:p>clementi-op42-mus-L32-mozart-minuet.ily</text:p>
          </table:table-cell>
          <table:table-cell table:formula="of:=&quot;cp &quot;&amp;[.L70]&amp;&quot; ./ilys/&quot;&amp;[.M70]" office:value-type="string" office:string-value="cp art-of-playing-part2-lesson32-mozart.ily ./ilys/clementi-op42-lyt-L32-mozart-minuet.ily">
            <text:p>cp art-of-playing-part2-lesson32-mozart.ily ./ilys/clementi-op42-lyt-L32-mozart-minuet.ily</text:p>
          </table:table-cell>
          <table:table-cell table:formula="of:=&quot;cp &quot;&amp;[.L70]&amp;&quot;  ./ilys/&quot;&amp;[.N70]" office:value-type="string" office:string-value="cp art-of-playing-part2-lesson32-mozart.ily  ./ilys/clementi-op42-mid-L32-mozart-minuet.ily">
            <text:p>cp art-of-playing-part2-lesson32-mozart.ily <text:s/>./ilys/clementi-op42-mid-L32-mozart-minuet.ily</text:p>
          </table:table-cell>
          <table:table-cell table:formula="of:=&quot;cp &quot;&amp;[.L70]&amp;&quot;  ./ilys/&quot;&amp;[.O70]" office:value-type="string" office:string-value="cp art-of-playing-part2-lesson32-mozart.ily  ./ilys/clementi-op42-mus-L32-mozart-minuet.ily">
            <text:p>cp art-of-playing-part2-lesson32-mozart.ily <text:s/>./ilys/clementi-op42-mus-L32-mozart-minuet.ily</text:p>
          </table:table-cell>
          <table:table-cell table:formula="of:=&quot;\include &quot;&quot;&quot;&amp;[.O70]&amp;&quot;&quot;&quot;&quot;" office:value-type="string" office:string-value="\include &quot;clementi-op42-mus-L32-mozart-minuet.ily&quot;">
            <text:p>\include "clementi-op42-mus-L32-mozart-minuet.ily"</text:p>
          </table:table-cell>
          <table:table-cell table:formula="of:=&quot;  \include &quot;&quot;ilys/&quot;&amp;[.M70]&amp;&quot;&quot;&quot;&quot;" office:value-type="string" office:string-value="  \include &quot;ilys/clementi-op42-lyt-L32-mozart-minuet.ily&quot;">
            <text:p><text:s text:c="2"/>\include "ilys/clementi-op42-lyt-L32-mozart-minuet.ily"</text:p>
          </table:table-cell>
          <table:table-cell table:formula="of:=&quot;\book {   \bookOutputName &quot;&quot;&quot;&amp;[.K70]&amp;&quot;&quot;&quot;&quot;" office:value-type="string" office:string-value="\book {   \bookOutputName &quot;clementi-op42-les32-mozart-minuet&quot;">
            <text:p>\book { <text:s text:c="2"/>\bookOutputName "clementi-op42-les32-mozart-minuet"</text:p>
          </table:table-cell>
          <table:table-cell table:formula="of:=&quot;\include &quot;&quot;ilys/&quot;&amp;[.N70]&amp;&quot;&quot;&quot;&quot;" office:value-type="string" office:string-value="\include &quot;ilys/clementi-op42-mid-L32-mozart-minuet.ily&quot;">
            <text:p>\include "ilys/clementi-op42-mid-L32-mozart-minuet.ily"</text:p>
          </table:table-cell>
          <table:table-cell table:number-columns-repeated="5"/>
        </table:table-row>
        <table:table-row table:style-name="ro5">
          <table:table-cell office:value-type="string">
            <text:p>Trio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besmaj</text:p>
          </table:table-cell>
          <table:table-cell office:value-type="string">
            <text:p>mozart</text:p>
          </table:table-cell>
          <table:table-cell office:value-type="string">
            <text:p>trio</text:p>
          </table:table-cell>
          <table:table-cell office:value-type="string">
            <text:p>tempo di ballo</text:p>
          </table:table-cell>
          <table:table-cell office:value-type="string">
            <text:p>trio</text:p>
          </table:table-cell>
          <table:table-cell/>
          <table:table-cell/>
          <table:table-cell table:formula="of:=midiprefix&amp;&quot;les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IF(NOT(ISBLANK([.I71]));&quot;-&quot;&amp;[.I71];&quot;&quot;)" office:value-type="string" office:string-value="clementi-op42-les32-mozart-trio">
            <text:p>clementi-op42-les32-mozart-trio</text:p>
          </table:table-cell>
          <table:table-cell office:value-type="string">
            <text:p>art-of-playing-part2-lesson32-trio-mozart.ily</text:p>
          </table:table-cell>
          <table:table-cell table:formula="of:=midiprefix&amp;&quot;lyt-L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&quot;.ily&quot;" office:value-type="string" office:string-value="clementi-op42-lyt-L32-mozart-trio.ily">
            <text:p>clementi-op42-lyt-L32-mozart-trio.ily</text:p>
          </table:table-cell>
          <table:table-cell table:formula="of:=midiprefix&amp;&quot;mid-L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&quot;.ily&quot;" office:value-type="string" office:string-value="clementi-op42-mid-L32-mozart-trio.ily">
            <text:p>clementi-op42-mid-L32-mozart-trio.ily</text:p>
          </table:table-cell>
          <table:table-cell table:style-name="ce5" table:formula="of:=midiprefix&amp;&quot;mus-L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&quot;.ily&quot;" office:value-type="string" office:string-value="clementi-op42-mus-L32-mozart-trio.ily">
            <text:p>clementi-op42-mus-L32-mozart-trio.ily</text:p>
          </table:table-cell>
          <table:table-cell table:formula="of:=&quot;cp &quot;&amp;[.L71]&amp;&quot; ./ilys/&quot;&amp;[.M71]" office:value-type="string" office:string-value="cp art-of-playing-part2-lesson32-trio-mozart.ily ./ilys/clementi-op42-lyt-L32-mozart-trio.ily">
            <text:p>cp art-of-playing-part2-lesson32-trio-mozart.ily ./ilys/clementi-op42-lyt-L32-mozart-trio.ily</text:p>
          </table:table-cell>
          <table:table-cell table:formula="of:=&quot;cp &quot;&amp;[.L71]&amp;&quot;  ./ilys/&quot;&amp;[.N71]" office:value-type="string" office:string-value="cp art-of-playing-part2-lesson32-trio-mozart.ily  ./ilys/clementi-op42-mid-L32-mozart-trio.ily">
            <text:p>cp art-of-playing-part2-lesson32-trio-mozart.ily <text:s/>./ilys/clementi-op42-mid-L32-mozart-trio.ily</text:p>
          </table:table-cell>
          <table:table-cell table:formula="of:=&quot;cp &quot;&amp;[.L71]&amp;&quot;  ./ilys/&quot;&amp;[.O71]" office:value-type="string" office:string-value="cp art-of-playing-part2-lesson32-trio-mozart.ily  ./ilys/clementi-op42-mus-L32-mozart-trio.ily">
            <text:p>cp art-of-playing-part2-lesson32-trio-mozart.ily <text:s/>./ilys/clementi-op42-mus-L32-mozart-trio.ily</text:p>
          </table:table-cell>
          <table:table-cell table:formula="of:=&quot;\include &quot;&quot;&quot;&amp;[.O71]&amp;&quot;&quot;&quot;&quot;" office:value-type="string" office:string-value="\include &quot;clementi-op42-mus-L32-mozart-trio.ily&quot;">
            <text:p>\include "clementi-op42-mus-L32-mozart-trio.ily"</text:p>
          </table:table-cell>
          <table:table-cell table:formula="of:=&quot;  \include &quot;&quot;ilys/&quot;&amp;[.M71]&amp;&quot;&quot;&quot;&quot;" office:value-type="string" office:string-value="  \include &quot;ilys/clementi-op42-lyt-L32-mozart-trio.ily&quot;">
            <text:p><text:s text:c="2"/>\include "ilys/clementi-op42-lyt-L32-mozart-trio.ily"</text:p>
          </table:table-cell>
          <table:table-cell table:formula="of:=&quot;\book {   \bookOutputName &quot;&quot;&quot;&amp;[.K71]&amp;&quot;&quot;&quot;&quot;" office:value-type="string" office:string-value="\book {   \bookOutputName &quot;clementi-op42-les32-mozart-trio&quot;">
            <text:p>\book { <text:s text:c="2"/>\bookOutputName "clementi-op42-les32-mozart-trio"</text:p>
          </table:table-cell>
          <table:table-cell table:formula="of:=&quot;\include &quot;&quot;ilys/&quot;&amp;[.N71]&amp;&quot;&quot;&quot;&quot;" office:value-type="string" office:string-value="\include &quot;ilys/clementi-op42-mid-L32-mozart-trio.ily&quot;">
            <text:p>\include "ilys/clementi-op42-mid-L32-mozart-trio.ily"</text:p>
          </table:table-cell>
          <table:table-cell table:number-columns-repeated="5"/>
        </table:table-row>
        <table:table-row table:style-name="ro5">
          <table:table-cell office:value-type="string">
            <text:p>Gavotta in Otho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besmaj</text:p>
          </table:table-cell>
          <table:table-cell office:value-type="string">
            <text:p>handel</text:p>
          </table:table-cell>
          <table:table-cell office:value-type="string">
            <text:p>gavotta</text:p>
          </table:table-cell>
          <table:table-cell/>
          <table:table-cell/>
          <table:table-cell office:value-type="string">
            <text:p>gavotta</text:p>
          </table:table-cell>
          <table:table-cell/>
          <table:table-cell table:formula="of:=midiprefix&amp;&quot;les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IF(NOT(ISBLANK([.I72]));&quot;-&quot;&amp;[.I72];&quot;&quot;)" office:value-type="string" office:string-value="clementi-op42-les33-handel-gavotta">
            <text:p>clementi-op42-les33-handel-gavotta</text:p>
          </table:table-cell>
          <table:table-cell office:value-type="string">
            <text:p>art-of-playing-part2-lesson33-handel.ily</text:p>
          </table:table-cell>
          <table:table-cell table:formula="of:=midiprefix&amp;&quot;lyt-L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&quot;.ily&quot;" office:value-type="string" office:string-value="clementi-op42-lyt-L33-handel.ily">
            <text:p>clementi-op42-lyt-L33-handel.ily</text:p>
          </table:table-cell>
          <table:table-cell table:formula="of:=midiprefix&amp;&quot;mid-L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&quot;.ily&quot;" office:value-type="string" office:string-value="clementi-op42-mid-L33-handel.ily">
            <text:p>clementi-op42-mid-L33-handel.ily</text:p>
          </table:table-cell>
          <table:table-cell table:style-name="ce5" table:formula="of:=midiprefix&amp;&quot;mus-L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&quot;.ily&quot;" office:value-type="string" office:string-value="clementi-op42-mus-L33-handel.ily">
            <text:p>clementi-op42-mus-L33-handel.ily</text:p>
          </table:table-cell>
          <table:table-cell table:formula="of:=&quot;cp &quot;&amp;[.L72]&amp;&quot; ./ilys/&quot;&amp;[.M72]" office:value-type="string" office:string-value="cp art-of-playing-part2-lesson33-handel.ily ./ilys/clementi-op42-lyt-L33-handel.ily">
            <text:p>cp art-of-playing-part2-lesson33-handel.ily ./ilys/clementi-op42-lyt-L33-handel.ily</text:p>
          </table:table-cell>
          <table:table-cell table:formula="of:=&quot;cp &quot;&amp;[.L72]&amp;&quot;  ./ilys/&quot;&amp;[.N72]" office:value-type="string" office:string-value="cp art-of-playing-part2-lesson33-handel.ily  ./ilys/clementi-op42-mid-L33-handel.ily">
            <text:p>cp art-of-playing-part2-lesson33-handel.ily <text:s/>./ilys/clementi-op42-mid-L33-handel.ily</text:p>
          </table:table-cell>
          <table:table-cell table:formula="of:=&quot;cp &quot;&amp;[.L72]&amp;&quot;  ./ilys/&quot;&amp;[.O72]" office:value-type="string" office:string-value="cp art-of-playing-part2-lesson33-handel.ily  ./ilys/clementi-op42-mus-L33-handel.ily">
            <text:p>cp art-of-playing-part2-lesson33-handel.ily <text:s/>./ilys/clementi-op42-mus-L33-handel.ily</text:p>
          </table:table-cell>
          <table:table-cell table:formula="of:=&quot;\include &quot;&quot;&quot;&amp;[.O72]&amp;&quot;&quot;&quot;&quot;" office:value-type="string" office:string-value="\include &quot;clementi-op42-mus-L33-handel.ily&quot;">
            <text:p>\include "clementi-op42-mus-L33-handel.ily"</text:p>
          </table:table-cell>
          <table:table-cell table:formula="of:=&quot;  \include &quot;&quot;ilys/&quot;&amp;[.M72]&amp;&quot;&quot;&quot;&quot;" office:value-type="string" office:string-value="  \include &quot;ilys/clementi-op42-lyt-L33-handel.ily&quot;">
            <text:p><text:s text:c="2"/>\include "ilys/clementi-op42-lyt-L33-handel.ily"</text:p>
          </table:table-cell>
          <table:table-cell table:formula="of:=&quot;\book {   \bookOutputName &quot;&quot;&quot;&amp;[.K72]&amp;&quot;&quot;&quot;&quot;" office:value-type="string" office:string-value="\book {   \bookOutputName &quot;clementi-op42-les33-handel-gavotta&quot;">
            <text:p>\book { <text:s text:c="2"/>\bookOutputName "clementi-op42-les33-handel-gavotta"</text:p>
          </table:table-cell>
          <table:table-cell table:formula="of:=&quot;\include &quot;&quot;ilys/&quot;&amp;[.N72]&amp;&quot;&quot;&quot;&quot;" office:value-type="string" office:string-value="\include &quot;ilys/clementi-op42-mid-L33-handel.ily&quot;">
            <text:p>\include "ilys/clementi-op42-mid-L33-handel.ily"</text:p>
          </table:table-cell>
          <table:table-cell table:number-columns-repeated="5"/>
        </table:table-row>
        <table:table-row table:style-name="ro5">
          <table:table-cell office:value-type="string">
            <text:p>Andante theme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theme</text:p>
          </table:table-cell>
          <table:table-cell office:value-type="string">
            <text:p>andante</text:p>
          </table:table-cell>
          <table:table-cell office:value-type="string">
            <text:p>theme</text:p>
          </table:table-cell>
          <table:table-cell/>
          <table:table-cell/>
          <table:table-cell table:formula="of:=midiprefix&amp;&quot;les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IF(NOT(ISBLANK([.I73]));&quot;-&quot;&amp;[.I73];&quot;&quot;)" office:value-type="string" office:string-value="clementi-op42-les34-cramer-theme">
            <text:p>clementi-op42-les34-cramer-theme</text:p>
          </table:table-cell>
          <table:table-cell office:value-type="string">
            <text:p>art-of-playing-part2-lesson34-cramer.ily</text:p>
          </table:table-cell>
          <table:table-cell table:formula="of:=midiprefix&amp;&quot;lyt-L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&quot;.ily&quot;" office:value-type="string" office:string-value="clementi-op42-lyt-L34-cramer-theme.ily">
            <text:p>clementi-op42-lyt-L34-cramer-theme.ily</text:p>
          </table:table-cell>
          <table:table-cell table:formula="of:=midiprefix&amp;&quot;mid-L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&quot;.ily&quot;" office:value-type="string" office:string-value="clementi-op42-mid-L34-cramer-theme.ily">
            <text:p>clementi-op42-mid-L34-cramer-theme.ily</text:p>
          </table:table-cell>
          <table:table-cell table:style-name="ce5" table:formula="of:=midiprefix&amp;&quot;mus-L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&quot;.ily&quot;" office:value-type="string" office:string-value="clementi-op42-mus-L34-cramer-theme.ily">
            <text:p>clementi-op42-mus-L34-cramer-theme.ily</text:p>
          </table:table-cell>
          <table:table-cell table:formula="of:=&quot;cp &quot;&amp;[.L73]&amp;&quot; ./ilys/&quot;&amp;[.M73]" office:value-type="string" office:string-value="cp art-of-playing-part2-lesson34-cramer.ily ./ilys/clementi-op42-lyt-L34-cramer-theme.ily">
            <text:p>cp art-of-playing-part2-lesson34-cramer.ily ./ilys/clementi-op42-lyt-L34-cramer-theme.ily</text:p>
          </table:table-cell>
          <table:table-cell table:formula="of:=&quot;cp &quot;&amp;[.L73]&amp;&quot;  ./ilys/&quot;&amp;[.N73]" office:value-type="string" office:string-value="cp art-of-playing-part2-lesson34-cramer.ily  ./ilys/clementi-op42-mid-L34-cramer-theme.ily">
            <text:p>cp art-of-playing-part2-lesson34-cramer.ily <text:s/>./ilys/clementi-op42-mid-L34-cramer-theme.ily</text:p>
          </table:table-cell>
          <table:table-cell table:formula="of:=&quot;cp &quot;&amp;[.L73]&amp;&quot;  ./ilys/&quot;&amp;[.O73]" office:value-type="string" office:string-value="cp art-of-playing-part2-lesson34-cramer.ily  ./ilys/clementi-op42-mus-L34-cramer-theme.ily">
            <text:p>cp art-of-playing-part2-lesson34-cramer.ily <text:s/>./ilys/clementi-op42-mus-L34-cramer-theme.ily</text:p>
          </table:table-cell>
          <table:table-cell table:formula="of:=&quot;\include &quot;&quot;&quot;&amp;[.O73]&amp;&quot;&quot;&quot;&quot;" office:value-type="string" office:string-value="\include &quot;clementi-op42-mus-L34-cramer-theme.ily&quot;">
            <text:p>\include "clementi-op42-mus-L34-cramer-theme.ily"</text:p>
          </table:table-cell>
          <table:table-cell table:formula="of:=&quot;  \include &quot;&quot;ilys/&quot;&amp;[.M73]&amp;&quot;&quot;&quot;&quot;" office:value-type="string" office:string-value="  \include &quot;ilys/clementi-op42-lyt-L34-cramer-theme.ily&quot;">
            <text:p><text:s text:c="2"/>\include "ilys/clementi-op42-lyt-L34-cramer-theme.ily"</text:p>
          </table:table-cell>
          <table:table-cell table:formula="of:=&quot;\book {   \bookOutputName &quot;&quot;&quot;&amp;[.K73]&amp;&quot;&quot;&quot;&quot;" office:value-type="string" office:string-value="\book {   \bookOutputName &quot;clementi-op42-les34-cramer-theme&quot;">
            <text:p>\book { <text:s text:c="2"/>\bookOutputName "clementi-op42-les34-cramer-theme"</text:p>
          </table:table-cell>
          <table:table-cell table:formula="of:=&quot;\include &quot;&quot;ilys/&quot;&amp;[.N73]&amp;&quot;&quot;&quot;&quot;" office:value-type="string" office:string-value="\include &quot;ilys/clementi-op42-mid-L34-cramer-theme.ily&quot;">
            <text:p>\include "ilys/clementi-op42-mid-L34-cramer-theme.ily"</text:p>
          </table:table-cell>
          <table:table-cell table:number-columns-repeated="5"/>
        </table:table-row>
        <table:table-row table:style-name="ro5">
          <table:table-cell office:value-type="string">
            <text:p>Andante var1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var1</text:p>
          </table:table-cell>
          <table:table-cell office:value-type="string">
            <text:p>andante</text:p>
          </table:table-cell>
          <table:table-cell office:value-type="string">
            <text:p>v1</text:p>
          </table:table-cell>
          <table:table-cell/>
          <table:table-cell/>
          <table:table-cell table:formula="of:=midiprefix&amp;&quot;les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IF(NOT(ISBLANK([.I74]));&quot;-&quot;&amp;[.I74];&quot;&quot;)" office:value-type="string" office:string-value="clementi-op42-les34-cramer-v1">
            <text:p>clementi-op42-les34-cramer-v1</text:p>
          </table:table-cell>
          <table:table-cell office:value-type="string">
            <text:p>art-of-playing-part2-lesson34-cramer-v1.ily</text:p>
          </table:table-cell>
          <table:table-cell table:formula="of:=midiprefix&amp;&quot;lyt-L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&quot;.ily&quot;" office:value-type="string" office:string-value="clementi-op42-lyt-L34-cramer-v1.ily">
            <text:p>clementi-op42-lyt-L34-cramer-v1.ily</text:p>
          </table:table-cell>
          <table:table-cell table:formula="of:=midiprefix&amp;&quot;mid-L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&quot;.ily&quot;" office:value-type="string" office:string-value="clementi-op42-mid-L34-cramer-v1.ily">
            <text:p>clementi-op42-mid-L34-cramer-v1.ily</text:p>
          </table:table-cell>
          <table:table-cell table:style-name="ce5" table:formula="of:=midiprefix&amp;&quot;mus-L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&quot;.ily&quot;" office:value-type="string" office:string-value="clementi-op42-mus-L34-cramer-v1.ily">
            <text:p>clementi-op42-mus-L34-cramer-v1.ily</text:p>
          </table:table-cell>
          <table:table-cell table:formula="of:=&quot;cp &quot;&amp;[.L74]&amp;&quot; ./ilys/&quot;&amp;[.M74]" office:value-type="string" office:string-value="cp art-of-playing-part2-lesson34-cramer-v1.ily ./ilys/clementi-op42-lyt-L34-cramer-v1.ily">
            <text:p>cp art-of-playing-part2-lesson34-cramer-v1.ily ./ilys/clementi-op42-lyt-L34-cramer-v1.ily</text:p>
          </table:table-cell>
          <table:table-cell table:formula="of:=&quot;cp &quot;&amp;[.L74]&amp;&quot;  ./ilys/&quot;&amp;[.N74]" office:value-type="string" office:string-value="cp art-of-playing-part2-lesson34-cramer-v1.ily  ./ilys/clementi-op42-mid-L34-cramer-v1.ily">
            <text:p>cp art-of-playing-part2-lesson34-cramer-v1.ily <text:s/>./ilys/clementi-op42-mid-L34-cramer-v1.ily</text:p>
          </table:table-cell>
          <table:table-cell table:formula="of:=&quot;cp &quot;&amp;[.L74]&amp;&quot;  ./ilys/&quot;&amp;[.O74]" office:value-type="string" office:string-value="cp art-of-playing-part2-lesson34-cramer-v1.ily  ./ilys/clementi-op42-mus-L34-cramer-v1.ily">
            <text:p>cp art-of-playing-part2-lesson34-cramer-v1.ily <text:s/>./ilys/clementi-op42-mus-L34-cramer-v1.ily</text:p>
          </table:table-cell>
          <table:table-cell table:formula="of:=&quot;\include &quot;&quot;&quot;&amp;[.O74]&amp;&quot;&quot;&quot;&quot;" office:value-type="string" office:string-value="\include &quot;clementi-op42-mus-L34-cramer-v1.ily&quot;">
            <text:p>\include "clementi-op42-mus-L34-cramer-v1.ily"</text:p>
          </table:table-cell>
          <table:table-cell table:formula="of:=&quot;  \include &quot;&quot;ilys/&quot;&amp;[.M74]&amp;&quot;&quot;&quot;&quot;" office:value-type="string" office:string-value="  \include &quot;ilys/clementi-op42-lyt-L34-cramer-v1.ily&quot;">
            <text:p><text:s text:c="2"/>\include "ilys/clementi-op42-lyt-L34-cramer-v1.ily"</text:p>
          </table:table-cell>
          <table:table-cell table:formula="of:=&quot;\book {   \bookOutputName &quot;&quot;&quot;&amp;[.K74]&amp;&quot;&quot;&quot;&quot;" office:value-type="string" office:string-value="\book {   \bookOutputName &quot;clementi-op42-les34-cramer-v1&quot;">
            <text:p>\book { <text:s text:c="2"/>\bookOutputName "clementi-op42-les34-cramer-v1"</text:p>
          </table:table-cell>
          <table:table-cell table:formula="of:=&quot;\include &quot;&quot;ilys/&quot;&amp;[.N74]&amp;&quot;&quot;&quot;&quot;" office:value-type="string" office:string-value="\include &quot;ilys/clementi-op42-mid-L34-cramer-v1.ily&quot;">
            <text:p>\include "ilys/clementi-op42-mid-L34-cramer-v1.ily"</text:p>
          </table:table-cell>
          <table:table-cell table:number-columns-repeated="5"/>
        </table:table-row>
        <table:table-row table:style-name="ro5">
          <table:table-cell office:value-type="string">
            <text:p>Andante var2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var2</text:p>
          </table:table-cell>
          <table:table-cell office:value-type="string">
            <text:p>andante</text:p>
          </table:table-cell>
          <table:table-cell office:value-type="string">
            <text:p>v2</text:p>
          </table:table-cell>
          <table:table-cell/>
          <table:table-cell/>
          <table:table-cell table:formula="of:=midiprefix&amp;&quot;les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IF(NOT(ISBLANK([.I75]));&quot;-&quot;&amp;[.I75];&quot;&quot;)" office:value-type="string" office:string-value="clementi-op42-les34-cramer-v2">
            <text:p>clementi-op42-les34-cramer-v2</text:p>
          </table:table-cell>
          <table:table-cell office:value-type="string">
            <text:p>art-of-playing-part2-lesson34-cramer-v2.ily</text:p>
          </table:table-cell>
          <table:table-cell table:formula="of:=midiprefix&amp;&quot;lyt-L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&quot;.ily&quot;" office:value-type="string" office:string-value="clementi-op42-lyt-L34-cramer-v2.ily">
            <text:p>clementi-op42-lyt-L34-cramer-v2.ily</text:p>
          </table:table-cell>
          <table:table-cell table:formula="of:=midiprefix&amp;&quot;mid-L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&quot;.ily&quot;" office:value-type="string" office:string-value="clementi-op42-mid-L34-cramer-v2.ily">
            <text:p>clementi-op42-mid-L34-cramer-v2.ily</text:p>
          </table:table-cell>
          <table:table-cell table:style-name="ce5" table:formula="of:=midiprefix&amp;&quot;mus-L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&quot;.ily&quot;" office:value-type="string" office:string-value="clementi-op42-mus-L34-cramer-v2.ily">
            <text:p>clementi-op42-mus-L34-cramer-v2.ily</text:p>
          </table:table-cell>
          <table:table-cell table:formula="of:=&quot;cp &quot;&amp;[.L75]&amp;&quot; ./ilys/&quot;&amp;[.M75]" office:value-type="string" office:string-value="cp art-of-playing-part2-lesson34-cramer-v2.ily ./ilys/clementi-op42-lyt-L34-cramer-v2.ily">
            <text:p>cp art-of-playing-part2-lesson34-cramer-v2.ily ./ilys/clementi-op42-lyt-L34-cramer-v2.ily</text:p>
          </table:table-cell>
          <table:table-cell table:formula="of:=&quot;cp &quot;&amp;[.L75]&amp;&quot;  ./ilys/&quot;&amp;[.N75]" office:value-type="string" office:string-value="cp art-of-playing-part2-lesson34-cramer-v2.ily  ./ilys/clementi-op42-mid-L34-cramer-v2.ily">
            <text:p>cp art-of-playing-part2-lesson34-cramer-v2.ily <text:s/>./ilys/clementi-op42-mid-L34-cramer-v2.ily</text:p>
          </table:table-cell>
          <table:table-cell table:formula="of:=&quot;cp &quot;&amp;[.L75]&amp;&quot;  ./ilys/&quot;&amp;[.O75]" office:value-type="string" office:string-value="cp art-of-playing-part2-lesson34-cramer-v2.ily  ./ilys/clementi-op42-mus-L34-cramer-v2.ily">
            <text:p>cp art-of-playing-part2-lesson34-cramer-v2.ily <text:s/>./ilys/clementi-op42-mus-L34-cramer-v2.ily</text:p>
          </table:table-cell>
          <table:table-cell table:formula="of:=&quot;\include &quot;&quot;&quot;&amp;[.O75]&amp;&quot;&quot;&quot;&quot;" office:value-type="string" office:string-value="\include &quot;clementi-op42-mus-L34-cramer-v2.ily&quot;">
            <text:p>\include "clementi-op42-mus-L34-cramer-v2.ily"</text:p>
          </table:table-cell>
          <table:table-cell table:formula="of:=&quot;  \include &quot;&quot;ilys/&quot;&amp;[.M75]&amp;&quot;&quot;&quot;&quot;" office:value-type="string" office:string-value="  \include &quot;ilys/clementi-op42-lyt-L34-cramer-v2.ily&quot;">
            <text:p><text:s text:c="2"/>\include "ilys/clementi-op42-lyt-L34-cramer-v2.ily"</text:p>
          </table:table-cell>
          <table:table-cell table:formula="of:=&quot;\book {   \bookOutputName &quot;&quot;&quot;&amp;[.K75]&amp;&quot;&quot;&quot;&quot;" office:value-type="string" office:string-value="\book {   \bookOutputName &quot;clementi-op42-les34-cramer-v2&quot;">
            <text:p>\book { <text:s text:c="2"/>\bookOutputName "clementi-op42-les34-cramer-v2"</text:p>
          </table:table-cell>
          <table:table-cell table:formula="of:=&quot;\include &quot;&quot;ilys/&quot;&amp;[.N75]&amp;&quot;&quot;&quot;&quot;" office:value-type="string" office:string-value="\include &quot;ilys/clementi-op42-mid-L34-cramer-v2.ily&quot;">
            <text:p>\include "ilys/clementi-op42-mid-L34-cramer-v2.ily"</text:p>
          </table:table-cell>
          <table:table-cell table:number-columns-repeated="5"/>
        </table:table-row>
        <table:table-row table:style-name="ro5">
          <table:table-cell office:value-type="string">
            <text:p>Andante var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var3</text:p>
          </table:table-cell>
          <table:table-cell office:value-type="string">
            <text:p>andante</text:p>
          </table:table-cell>
          <table:table-cell office:value-type="string">
            <text:p>v3</text:p>
          </table:table-cell>
          <table:table-cell/>
          <table:table-cell/>
          <table:table-cell table:formula="of:=midiprefix&amp;&quot;les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IF(NOT(ISBLANK([.I76]));&quot;-&quot;&amp;[.I76];&quot;&quot;)" office:value-type="string" office:string-value="clementi-op42-les34-cramer-v3">
            <text:p>clementi-op42-les34-cramer-v3</text:p>
          </table:table-cell>
          <table:table-cell office:value-type="string">
            <text:p>art-of-playing-part2-lesson34-cramer-v3.ily</text:p>
          </table:table-cell>
          <table:table-cell table:formula="of:=midiprefix&amp;&quot;lyt-L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&quot;.ily&quot;" office:value-type="string" office:string-value="clementi-op42-lyt-L34-cramer-v3.ily">
            <text:p>clementi-op42-lyt-L34-cramer-v3.ily</text:p>
          </table:table-cell>
          <table:table-cell table:formula="of:=midiprefix&amp;&quot;mid-L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&quot;.ily&quot;" office:value-type="string" office:string-value="clementi-op42-mid-L34-cramer-v3.ily">
            <text:p>clementi-op42-mid-L34-cramer-v3.ily</text:p>
          </table:table-cell>
          <table:table-cell table:style-name="ce5" table:formula="of:=midiprefix&amp;&quot;mus-L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&quot;.ily&quot;" office:value-type="string" office:string-value="clementi-op42-mus-L34-cramer-v3.ily">
            <text:p>clementi-op42-mus-L34-cramer-v3.ily</text:p>
          </table:table-cell>
          <table:table-cell table:formula="of:=&quot;cp &quot;&amp;[.L76]&amp;&quot; ./ilys/&quot;&amp;[.M76]" office:value-type="string" office:string-value="cp art-of-playing-part2-lesson34-cramer-v3.ily ./ilys/clementi-op42-lyt-L34-cramer-v3.ily">
            <text:p>cp art-of-playing-part2-lesson34-cramer-v3.ily ./ilys/clementi-op42-lyt-L34-cramer-v3.ily</text:p>
          </table:table-cell>
          <table:table-cell table:formula="of:=&quot;cp &quot;&amp;[.L76]&amp;&quot;  ./ilys/&quot;&amp;[.N76]" office:value-type="string" office:string-value="cp art-of-playing-part2-lesson34-cramer-v3.ily  ./ilys/clementi-op42-mid-L34-cramer-v3.ily">
            <text:p>cp art-of-playing-part2-lesson34-cramer-v3.ily <text:s/>./ilys/clementi-op42-mid-L34-cramer-v3.ily</text:p>
          </table:table-cell>
          <table:table-cell table:formula="of:=&quot;cp &quot;&amp;[.L76]&amp;&quot;  ./ilys/&quot;&amp;[.O76]" office:value-type="string" office:string-value="cp art-of-playing-part2-lesson34-cramer-v3.ily  ./ilys/clementi-op42-mus-L34-cramer-v3.ily">
            <text:p>cp art-of-playing-part2-lesson34-cramer-v3.ily <text:s/>./ilys/clementi-op42-mus-L34-cramer-v3.ily</text:p>
          </table:table-cell>
          <table:table-cell table:formula="of:=&quot;\include &quot;&quot;&quot;&amp;[.O76]&amp;&quot;&quot;&quot;&quot;" office:value-type="string" office:string-value="\include &quot;clementi-op42-mus-L34-cramer-v3.ily&quot;">
            <text:p>\include "clementi-op42-mus-L34-cramer-v3.ily"</text:p>
          </table:table-cell>
          <table:table-cell table:formula="of:=&quot;  \include &quot;&quot;ilys/&quot;&amp;[.M76]&amp;&quot;&quot;&quot;&quot;" office:value-type="string" office:string-value="  \include &quot;ilys/clementi-op42-lyt-L34-cramer-v3.ily&quot;">
            <text:p><text:s text:c="2"/>\include "ilys/clementi-op42-lyt-L34-cramer-v3.ily"</text:p>
          </table:table-cell>
          <table:table-cell table:formula="of:=&quot;\book {   \bookOutputName &quot;&quot;&quot;&amp;[.K76]&amp;&quot;&quot;&quot;&quot;" office:value-type="string" office:string-value="\book {   \bookOutputName &quot;clementi-op42-les34-cramer-v3&quot;">
            <text:p>\book { <text:s text:c="2"/>\bookOutputName "clementi-op42-les34-cramer-v3"</text:p>
          </table:table-cell>
          <table:table-cell table:formula="of:=&quot;\include &quot;&quot;ilys/&quot;&amp;[.N76]&amp;&quot;&quot;&quot;&quot;" office:value-type="string" office:string-value="\include &quot;ilys/clementi-op42-mid-L34-cramer-v3.ily&quot;">
            <text:p>\include "ilys/clementi-op42-mid-L34-cramer-v3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g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IF(NOT(ISBLANK([.I77]));&quot;-&quot;&amp;[.I77];&quot;&quot;)" office:value-type="string" office:string-value="clementi-op42-les35-prel-gmin">
            <text:p>clementi-op42-les35-prel-gmin</text:p>
          </table:table-cell>
          <table:table-cell office:value-type="string">
            <text:p>art-of-playing-part2-lesson35-prel-gmin.ily</text:p>
          </table:table-cell>
          <table:table-cell table:formula="of:=midiprefix&amp;&quot;lyt-L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&quot;.ily&quot;" office:value-type="string" office:string-value="clementi-op42-lyt-L35-prel-gmin.ily">
            <text:p>clementi-op42-lyt-L35-prel-gmin.ily</text:p>
          </table:table-cell>
          <table:table-cell table:formula="of:=midiprefix&amp;&quot;mid-L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&quot;.ily&quot;" office:value-type="string" office:string-value="clementi-op42-mid-L35-prel-gmin.ily">
            <text:p>clementi-op42-mid-L35-prel-gmin.ily</text:p>
          </table:table-cell>
          <table:table-cell table:style-name="ce5" table:formula="of:=midiprefix&amp;&quot;mus-L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&quot;.ily&quot;" office:value-type="string" office:string-value="clementi-op42-mus-L35-prel-gmin.ily">
            <text:p>clementi-op42-mus-L35-prel-gmin.ily</text:p>
          </table:table-cell>
          <table:table-cell table:formula="of:=&quot;cp &quot;&amp;[.L77]&amp;&quot; ./ilys/&quot;&amp;[.M77]" office:value-type="string" office:string-value="cp art-of-playing-part2-lesson35-prel-gmin.ily ./ilys/clementi-op42-lyt-L35-prel-gmin.ily">
            <text:p>cp art-of-playing-part2-lesson35-prel-gmin.ily ./ilys/clementi-op42-lyt-L35-prel-gmin.ily</text:p>
          </table:table-cell>
          <table:table-cell table:formula="of:=&quot;cp &quot;&amp;[.L77]&amp;&quot;  ./ilys/&quot;&amp;[.N77]" office:value-type="string" office:string-value="cp art-of-playing-part2-lesson35-prel-gmin.ily  ./ilys/clementi-op42-mid-L35-prel-gmin.ily">
            <text:p>cp art-of-playing-part2-lesson35-prel-gmin.ily <text:s/>./ilys/clementi-op42-mid-L35-prel-gmin.ily</text:p>
          </table:table-cell>
          <table:table-cell table:formula="of:=&quot;cp &quot;&amp;[.L77]&amp;&quot;  ./ilys/&quot;&amp;[.O77]" office:value-type="string" office:string-value="cp art-of-playing-part2-lesson35-prel-gmin.ily  ./ilys/clementi-op42-mus-L35-prel-gmin.ily">
            <text:p>cp art-of-playing-part2-lesson35-prel-gmin.ily <text:s/>./ilys/clementi-op42-mus-L35-prel-gmin.ily</text:p>
          </table:table-cell>
          <table:table-cell table:formula="of:=&quot;\include &quot;&quot;&quot;&amp;[.O77]&amp;&quot;&quot;&quot;&quot;" office:value-type="string" office:string-value="\include &quot;clementi-op42-mus-L35-prel-gmin.ily&quot;">
            <text:p>\include "clementi-op42-mus-L35-prel-gmin.ily"</text:p>
          </table:table-cell>
          <table:table-cell table:formula="of:=&quot;  \include &quot;&quot;ilys/&quot;&amp;[.M77]&amp;&quot;&quot;&quot;&quot;" office:value-type="string" office:string-value="  \include &quot;ilys/clementi-op42-lyt-L35-prel-gmin.ily&quot;">
            <text:p><text:s text:c="2"/>\include "ilys/clementi-op42-lyt-L35-prel-gmin.ily"</text:p>
          </table:table-cell>
          <table:table-cell table:formula="of:=&quot;\book {   \bookOutputName &quot;&quot;&quot;&amp;[.K77]&amp;&quot;&quot;&quot;&quot;" office:value-type="string" office:string-value="\book {   \bookOutputName &quot;clementi-op42-les35-prel-gmin&quot;">
            <text:p>\book { <text:s text:c="2"/>\bookOutputName "clementi-op42-les35-prel-gmin"</text:p>
          </table:table-cell>
          <table:table-cell table:formula="of:=&quot;\include &quot;&quot;ilys/&quot;&amp;[.N77]&amp;&quot;&quot;&quot;&quot;" office:value-type="string" office:string-value="\include &quot;ilys/clementi-op42-mid-L35-prel-gmin.ily&quot;">
            <text:p>\include "ilys/clementi-op42-mid-L35-prel-gmin.ily"</text:p>
          </table:table-cell>
          <table:table-cell table:number-columns-repeated="5"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gmin</text:p>
          </table:table-cell>
          <table:table-cell office:value-type="string">
            <text:p>scarlatti</text:p>
          </table:table-cell>
          <table:table-cell table:number-columns-repeated="2"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IF(NOT(ISBLANK([.I78]));&quot;-&quot;&amp;[.I78];&quot;&quot;)" office:value-type="string" office:string-value="clementi-op42-les35-scarlatti-alleg">
            <text:p>clementi-op42-les35-scarlatti-alleg</text:p>
          </table:table-cell>
          <table:table-cell office:value-type="string">
            <text:p>art-of-playing-part2-lesson35-scarlatti.ily</text:p>
          </table:table-cell>
          <table:table-cell table:formula="of:=midiprefix&amp;&quot;lyt-L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&quot;.ily&quot;" office:value-type="string" office:string-value="clementi-op42-lyt-L35-scarlatti.ily">
            <text:p>clementi-op42-lyt-L35-scarlatti.ily</text:p>
          </table:table-cell>
          <table:table-cell table:formula="of:=midiprefix&amp;&quot;mid-L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&quot;.ily&quot;" office:value-type="string" office:string-value="clementi-op42-mid-L35-scarlatti.ily">
            <text:p>clementi-op42-mid-L35-scarlatti.ily</text:p>
          </table:table-cell>
          <table:table-cell table:style-name="ce5" table:formula="of:=midiprefix&amp;&quot;mus-L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&quot;.ily&quot;" office:value-type="string" office:string-value="clementi-op42-mus-L35-scarlatti.ily">
            <text:p>clementi-op42-mus-L35-scarlatti.ily</text:p>
          </table:table-cell>
          <table:table-cell table:formula="of:=&quot;cp &quot;&amp;[.L78]&amp;&quot; ./ilys/&quot;&amp;[.M78]" office:value-type="string" office:string-value="cp art-of-playing-part2-lesson35-scarlatti.ily ./ilys/clementi-op42-lyt-L35-scarlatti.ily">
            <text:p>cp art-of-playing-part2-lesson35-scarlatti.ily ./ilys/clementi-op42-lyt-L35-scarlatti.ily</text:p>
          </table:table-cell>
          <table:table-cell table:formula="of:=&quot;cp &quot;&amp;[.L78]&amp;&quot;  ./ilys/&quot;&amp;[.N78]" office:value-type="string" office:string-value="cp art-of-playing-part2-lesson35-scarlatti.ily  ./ilys/clementi-op42-mid-L35-scarlatti.ily">
            <text:p>cp art-of-playing-part2-lesson35-scarlatti.ily <text:s/>./ilys/clementi-op42-mid-L35-scarlatti.ily</text:p>
          </table:table-cell>
          <table:table-cell table:formula="of:=&quot;cp &quot;&amp;[.L78]&amp;&quot;  ./ilys/&quot;&amp;[.O78]" office:value-type="string" office:string-value="cp art-of-playing-part2-lesson35-scarlatti.ily  ./ilys/clementi-op42-mus-L35-scarlatti.ily">
            <text:p>cp art-of-playing-part2-lesson35-scarlatti.ily <text:s/>./ilys/clementi-op42-mus-L35-scarlatti.ily</text:p>
          </table:table-cell>
          <table:table-cell table:formula="of:=&quot;\include &quot;&quot;&quot;&amp;[.O78]&amp;&quot;&quot;&quot;&quot;" office:value-type="string" office:string-value="\include &quot;clementi-op42-mus-L35-scarlatti.ily&quot;">
            <text:p>\include "clementi-op42-mus-L35-scarlatti.ily"</text:p>
          </table:table-cell>
          <table:table-cell table:formula="of:=&quot;  \include &quot;&quot;ilys/&quot;&amp;[.M78]&amp;&quot;&quot;&quot;&quot;" office:value-type="string" office:string-value="  \include &quot;ilys/clementi-op42-lyt-L35-scarlatti.ily&quot;">
            <text:p><text:s text:c="2"/>\include "ilys/clementi-op42-lyt-L35-scarlatti.ily"</text:p>
          </table:table-cell>
          <table:table-cell table:formula="of:=&quot;\book {   \bookOutputName &quot;&quot;&quot;&amp;[.K78]&amp;&quot;&quot;&quot;&quot;" office:value-type="string" office:string-value="\book {   \bookOutputName &quot;clementi-op42-les35-scarlatti-alleg&quot;">
            <text:p>\book { <text:s text:c="2"/>\bookOutputName "clementi-op42-les35-scarlatti-alleg"</text:p>
          </table:table-cell>
          <table:table-cell table:formula="of:=&quot;\include &quot;&quot;ilys/&quot;&amp;[.N78]&amp;&quot;&quot;&quot;&quot;" office:value-type="string" office:string-value="\include &quot;ilys/clementi-op42-mid-L35-scarlatti.ily&quot;">
            <text:p>\include "ilys/clementi-op42-mid-L35-scarlatti.ily"</text:p>
          </table:table-cell>
          <table:table-cell table:number-columns-repeated="5"/>
        </table:table-row>
        <table:table-row table:style-name="ro5">
          <table:table-cell office:value-type="string">
            <text:p>Preludio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d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allegro</text:p>
          </table:table-cell>
          <table:table-cell table:number-columns-repeated="2"/>
          <table:table-cell/>
          <table:table-cell table:formula="of:=midiprefix&amp;&quot;les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IF(NOT(ISBLANK([.I79]));&quot;-&quot;&amp;[.I79];&quot;&quot;)" office:value-type="string" office:string-value="clementi-op42-les36-prel-dmaj">
            <text:p>clementi-op42-les36-prel-dmaj</text:p>
          </table:table-cell>
          <table:table-cell office:value-type="string">
            <text:p>art-of-playing-part2-lesson36-prel-dmaj.ily</text:p>
          </table:table-cell>
          <table:table-cell table:formula="of:=midiprefix&amp;&quot;lyt-L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&quot;.ily&quot;" office:value-type="string" office:string-value="clementi-op42-lyt-L36-prel-dmaj.ily">
            <text:p>clementi-op42-lyt-L36-prel-dmaj.ily</text:p>
          </table:table-cell>
          <table:table-cell table:formula="of:=midiprefix&amp;&quot;mid-L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&quot;.ily&quot;" office:value-type="string" office:string-value="clementi-op42-mid-L36-prel-dmaj.ily">
            <text:p>clementi-op42-mid-L36-prel-dmaj.ily</text:p>
          </table:table-cell>
          <table:table-cell table:style-name="ce5" table:formula="of:=midiprefix&amp;&quot;mus-L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&quot;.ily&quot;" office:value-type="string" office:string-value="clementi-op42-mus-L36-prel-dmaj.ily">
            <text:p>clementi-op42-mus-L36-prel-dmaj.ily</text:p>
          </table:table-cell>
          <table:table-cell table:formula="of:=&quot;cp &quot;&amp;[.L79]&amp;&quot; ./ilys/&quot;&amp;[.M79]" office:value-type="string" office:string-value="cp art-of-playing-part2-lesson36-prel-dmaj.ily ./ilys/clementi-op42-lyt-L36-prel-dmaj.ily">
            <text:p>cp art-of-playing-part2-lesson36-prel-dmaj.ily ./ilys/clementi-op42-lyt-L36-prel-dmaj.ily</text:p>
          </table:table-cell>
          <table:table-cell table:formula="of:=&quot;cp &quot;&amp;[.L79]&amp;&quot;  ./ilys/&quot;&amp;[.N79]" office:value-type="string" office:string-value="cp art-of-playing-part2-lesson36-prel-dmaj.ily  ./ilys/clementi-op42-mid-L36-prel-dmaj.ily">
            <text:p>cp art-of-playing-part2-lesson36-prel-dmaj.ily <text:s/>./ilys/clementi-op42-mid-L36-prel-dmaj.ily</text:p>
          </table:table-cell>
          <table:table-cell table:formula="of:=&quot;cp &quot;&amp;[.L79]&amp;&quot;  ./ilys/&quot;&amp;[.O79]" office:value-type="string" office:string-value="cp art-of-playing-part2-lesson36-prel-dmaj.ily  ./ilys/clementi-op42-mus-L36-prel-dmaj.ily">
            <text:p>cp art-of-playing-part2-lesson36-prel-dmaj.ily <text:s/>./ilys/clementi-op42-mus-L36-prel-dmaj.ily</text:p>
          </table:table-cell>
          <table:table-cell table:formula="of:=&quot;\include &quot;&quot;&quot;&amp;[.O79]&amp;&quot;&quot;&quot;&quot;" office:value-type="string" office:string-value="\include &quot;clementi-op42-mus-L36-prel-dmaj.ily&quot;">
            <text:p>\include "clementi-op42-mus-L36-prel-dmaj.ily"</text:p>
          </table:table-cell>
          <table:table-cell table:formula="of:=&quot;  \include &quot;&quot;ilys/&quot;&amp;[.M79]&amp;&quot;&quot;&quot;&quot;" office:value-type="string" office:string-value="  \include &quot;ilys/clementi-op42-lyt-L36-prel-dmaj.ily&quot;">
            <text:p><text:s text:c="2"/>\include "ilys/clementi-op42-lyt-L36-prel-dmaj.ily"</text:p>
          </table:table-cell>
          <table:table-cell table:formula="of:=&quot;\book {   \bookOutputName &quot;&quot;&quot;&amp;[.K79]&amp;&quot;&quot;&quot;&quot;" office:value-type="string" office:string-value="\book {   \bookOutputName &quot;clementi-op42-les36-prel-dmaj&quot;">
            <text:p>\book { <text:s text:c="2"/>\bookOutputName "clementi-op42-les36-prel-dmaj"</text:p>
          </table:table-cell>
          <table:table-cell table:formula="of:=&quot;\include &quot;&quot;ilys/&quot;&amp;[.N79]&amp;&quot;&quot;&quot;&quot;" office:value-type="string" office:string-value="\include &quot;ilys/clementi-op42-mid-L36-prel-dmaj.ily&quot;">
            <text:p>\include "ilys/clementi-op42-mid-L36-prel-dmaj.ily"</text:p>
          </table:table-cell>
          <table:table-cell table:number-columns-repeated="5"/>
        </table:table-row>
        <table:table-row table:style-name="ro5">
          <table:table-cell office:value-type="string">
            <text:p>Gavotta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dmaj</text:p>
          </table:table-cell>
          <table:table-cell office:value-type="string">
            <text:p>corelli</text:p>
          </table:table-cell>
          <table:table-cell office:value-type="string">
            <text:p>gavotta</text:p>
          </table:table-cell>
          <table:table-cell office:value-type="string">
            <text:p>allegro</text:p>
          </table:table-cell>
          <table:table-cell/>
          <table:table-cell office:value-type="string">
            <text:p>gavotta</text:p>
          </table:table-cell>
          <table:table-cell/>
          <table:table-cell table:formula="of:=midiprefix&amp;&quot;les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IF(NOT(ISBLANK([.I80]));&quot;-&quot;&amp;[.I80];&quot;&quot;)" office:value-type="string" office:string-value="clementi-op42-les36-corelli-gavotta">
            <text:p>clementi-op42-les36-corelli-gavotta</text:p>
          </table:table-cell>
          <table:table-cell office:value-type="string">
            <text:p>art-of-playing-part2-lesson36-corelli.ily</text:p>
          </table:table-cell>
          <table:table-cell table:formula="of:=midiprefix&amp;&quot;lyt-L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&quot;.ily&quot;" office:value-type="string" office:string-value="clementi-op42-lyt-L36-corelli.ily">
            <text:p>clementi-op42-lyt-L36-corelli.ily</text:p>
          </table:table-cell>
          <table:table-cell table:formula="of:=midiprefix&amp;&quot;mid-L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&quot;.ily&quot;" office:value-type="string" office:string-value="clementi-op42-mid-L36-corelli.ily">
            <text:p>clementi-op42-mid-L36-corelli.ily</text:p>
          </table:table-cell>
          <table:table-cell table:style-name="ce5" table:formula="of:=midiprefix&amp;&quot;mus-L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&quot;.ily&quot;" office:value-type="string" office:string-value="clementi-op42-mus-L36-corelli.ily">
            <text:p>clementi-op42-mus-L36-corelli.ily</text:p>
          </table:table-cell>
          <table:table-cell table:formula="of:=&quot;cp &quot;&amp;[.L80]&amp;&quot; ./ilys/&quot;&amp;[.M80]" office:value-type="string" office:string-value="cp art-of-playing-part2-lesson36-corelli.ily ./ilys/clementi-op42-lyt-L36-corelli.ily">
            <text:p>cp art-of-playing-part2-lesson36-corelli.ily ./ilys/clementi-op42-lyt-L36-corelli.ily</text:p>
          </table:table-cell>
          <table:table-cell table:formula="of:=&quot;cp &quot;&amp;[.L80]&amp;&quot;  ./ilys/&quot;&amp;[.N80]" office:value-type="string" office:string-value="cp art-of-playing-part2-lesson36-corelli.ily  ./ilys/clementi-op42-mid-L36-corelli.ily">
            <text:p>cp art-of-playing-part2-lesson36-corelli.ily <text:s/>./ilys/clementi-op42-mid-L36-corelli.ily</text:p>
          </table:table-cell>
          <table:table-cell table:formula="of:=&quot;cp &quot;&amp;[.L80]&amp;&quot;  ./ilys/&quot;&amp;[.O80]" office:value-type="string" office:string-value="cp art-of-playing-part2-lesson36-corelli.ily  ./ilys/clementi-op42-mus-L36-corelli.ily">
            <text:p>cp art-of-playing-part2-lesson36-corelli.ily <text:s/>./ilys/clementi-op42-mus-L36-corelli.ily</text:p>
          </table:table-cell>
          <table:table-cell table:formula="of:=&quot;\include &quot;&quot;&quot;&amp;[.O80]&amp;&quot;&quot;&quot;&quot;" office:value-type="string" office:string-value="\include &quot;clementi-op42-mus-L36-corelli.ily&quot;">
            <text:p>\include "clementi-op42-mus-L36-corelli.ily"</text:p>
          </table:table-cell>
          <table:table-cell table:formula="of:=&quot;  \include &quot;&quot;ilys/&quot;&amp;[.M80]&amp;&quot;&quot;&quot;&quot;" office:value-type="string" office:string-value="  \include &quot;ilys/clementi-op42-lyt-L36-corelli.ily&quot;">
            <text:p><text:s text:c="2"/>\include "ilys/clementi-op42-lyt-L36-corelli.ily"</text:p>
          </table:table-cell>
          <table:table-cell table:formula="of:=&quot;\book {   \bookOutputName &quot;&quot;&quot;&amp;[.K80]&amp;&quot;&quot;&quot;&quot;" office:value-type="string" office:string-value="\book {   \bookOutputName &quot;clementi-op42-les36-corelli-gavotta&quot;">
            <text:p>\book { <text:s text:c="2"/>\bookOutputName "clementi-op42-les36-corelli-gavotta"</text:p>
          </table:table-cell>
          <table:table-cell table:formula="of:=&quot;\include &quot;&quot;ilys/&quot;&amp;[.N80]&amp;&quot;&quot;&quot;&quot;" office:value-type="string" office:string-value="\include &quot;ilys/clementi-op42-mid-L36-corelli.ily&quot;">
            <text:p>\include "ilys/clementi-op42-mid-L36-corelli.ily"</text:p>
          </table:table-cell>
          <table:table-cell table:number-columns-repeated="5"/>
        </table:table-row>
        <table:table-row table:style-name="ro5">
          <table:table-cell office:value-type="string">
            <text:p>Minuet in Ariadne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dmaj</text:p>
          </table:table-cell>
          <table:table-cell office:value-type="string">
            <text:p>handel</text:p>
          </table:table-cell>
          <table:table-cell office:value-type="string">
            <text:p>minuet</text:p>
          </table:table-cell>
          <table:table-cell/>
          <table:table-cell/>
          <table:table-cell office:value-type="string">
            <text:p>minuet</text:p>
          </table:table-cell>
          <table:table-cell/>
          <table:table-cell table:formula="of:=midiprefix&amp;&quot;les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IF(NOT(ISBLANK([.I81]));&quot;-&quot;&amp;[.I81];&quot;&quot;)" office:value-type="string" office:string-value="clementi-op42-les37-handel-minuet">
            <text:p>clementi-op42-les37-handel-minuet</text:p>
          </table:table-cell>
          <table:table-cell office:value-type="string">
            <text:p>art-of-playing-part2-lesson37-handel.ily</text:p>
          </table:table-cell>
          <table:table-cell table:formula="of:=midiprefix&amp;&quot;lyt-L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&quot;.ily&quot;" office:value-type="string" office:string-value="clementi-op42-lyt-L37-handel.ily">
            <text:p>clementi-op42-lyt-L37-handel.ily</text:p>
          </table:table-cell>
          <table:table-cell table:formula="of:=midiprefix&amp;&quot;mid-L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&quot;.ily&quot;" office:value-type="string" office:string-value="clementi-op42-mid-L37-handel.ily">
            <text:p>clementi-op42-mid-L37-handel.ily</text:p>
          </table:table-cell>
          <table:table-cell table:style-name="ce5" table:formula="of:=midiprefix&amp;&quot;mus-L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&quot;.ily&quot;" office:value-type="string" office:string-value="clementi-op42-mus-L37-handel.ily">
            <text:p>clementi-op42-mus-L37-handel.ily</text:p>
          </table:table-cell>
          <table:table-cell table:formula="of:=&quot;cp &quot;&amp;[.L81]&amp;&quot; ./ilys/&quot;&amp;[.M81]" office:value-type="string" office:string-value="cp art-of-playing-part2-lesson37-handel.ily ./ilys/clementi-op42-lyt-L37-handel.ily">
            <text:p>cp art-of-playing-part2-lesson37-handel.ily ./ilys/clementi-op42-lyt-L37-handel.ily</text:p>
          </table:table-cell>
          <table:table-cell table:formula="of:=&quot;cp &quot;&amp;[.L81]&amp;&quot;  ./ilys/&quot;&amp;[.N81]" office:value-type="string" office:string-value="cp art-of-playing-part2-lesson37-handel.ily  ./ilys/clementi-op42-mid-L37-handel.ily">
            <text:p>cp art-of-playing-part2-lesson37-handel.ily <text:s/>./ilys/clementi-op42-mid-L37-handel.ily</text:p>
          </table:table-cell>
          <table:table-cell table:formula="of:=&quot;cp &quot;&amp;[.L81]&amp;&quot;  ./ilys/&quot;&amp;[.O81]" office:value-type="string" office:string-value="cp art-of-playing-part2-lesson37-handel.ily  ./ilys/clementi-op42-mus-L37-handel.ily">
            <text:p>cp art-of-playing-part2-lesson37-handel.ily <text:s/>./ilys/clementi-op42-mus-L37-handel.ily</text:p>
          </table:table-cell>
          <table:table-cell table:formula="of:=&quot;\include &quot;&quot;&quot;&amp;[.O81]&amp;&quot;&quot;&quot;&quot;" office:value-type="string" office:string-value="\include &quot;clementi-op42-mus-L37-handel.ily&quot;">
            <text:p>\include "clementi-op42-mus-L37-handel.ily"</text:p>
          </table:table-cell>
          <table:table-cell table:formula="of:=&quot;  \include &quot;&quot;ilys/&quot;&amp;[.M81]&amp;&quot;&quot;&quot;&quot;" office:value-type="string" office:string-value="  \include &quot;ilys/clementi-op42-lyt-L37-handel.ily&quot;">
            <text:p><text:s text:c="2"/>\include "ilys/clementi-op42-lyt-L37-handel.ily"</text:p>
          </table:table-cell>
          <table:table-cell table:formula="of:=&quot;\book {   \bookOutputName &quot;&quot;&quot;&amp;[.K81]&amp;&quot;&quot;&quot;&quot;" office:value-type="string" office:string-value="\book {   \bookOutputName &quot;clementi-op42-les37-handel-minuet&quot;">
            <text:p>\book { <text:s text:c="2"/>\bookOutputName "clementi-op42-les37-handel-minuet"</text:p>
          </table:table-cell>
          <table:table-cell table:formula="of:=&quot;\include &quot;&quot;ilys/&quot;&amp;[.N81]&amp;&quot;&quot;&quot;&quot;" office:value-type="string" office:string-value="\include &quot;ilys/clementi-op42-mid-L37-handel.ily&quot;">
            <text:p>\include "ilys/clementi-op42-mid-L37-handel.ily"</text:p>
          </table:table-cell>
          <table:table-cell table:number-columns-repeated="5"/>
        </table:table-row>
        <table:table-row table:style-name="ro5">
          <table:table-cell office:value-type="string">
            <text:p>March in Occassional Oratorio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string">
            <text:p>dmaj</text:p>
          </table:table-cell>
          <table:table-cell office:value-type="string">
            <text:p>handel</text:p>
          </table:table-cell>
          <table:table-cell office:value-type="string">
            <text:p>march</text:p>
          </table:table-cell>
          <table:table-cell/>
          <table:table-cell/>
          <table:table-cell office:value-type="string">
            <text:p>march</text:p>
          </table:table-cell>
          <table:table-cell/>
          <table:table-cell table:formula="of:=midiprefix&amp;&quot;les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IF(NOT(ISBLANK([.I82]));&quot;-&quot;&amp;[.I82];&quot;&quot;)" office:value-type="string" office:string-value="clementi-op42-les38-handel-march">
            <text:p>clementi-op42-les38-handel-march</text:p>
          </table:table-cell>
          <table:table-cell office:value-type="string">
            <text:p>art-of-playing-part2-lesson38-handel.ily</text:p>
          </table:table-cell>
          <table:table-cell table:formula="of:=midiprefix&amp;&quot;lyt-L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&quot;.ily&quot;" office:value-type="string" office:string-value="clementi-op42-lyt-L38-handel.ily">
            <text:p>clementi-op42-lyt-L38-handel.ily</text:p>
          </table:table-cell>
          <table:table-cell table:formula="of:=midiprefix&amp;&quot;mid-L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&quot;.ily&quot;" office:value-type="string" office:string-value="clementi-op42-mid-L38-handel.ily">
            <text:p>clementi-op42-mid-L38-handel.ily</text:p>
          </table:table-cell>
          <table:table-cell table:style-name="ce5" table:formula="of:=midiprefix&amp;&quot;mus-L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&quot;.ily&quot;" office:value-type="string" office:string-value="clementi-op42-mus-L38-handel.ily">
            <text:p>clementi-op42-mus-L38-handel.ily</text:p>
          </table:table-cell>
          <table:table-cell table:formula="of:=&quot;cp &quot;&amp;[.L82]&amp;&quot; ./ilys/&quot;&amp;[.M82]" office:value-type="string" office:string-value="cp art-of-playing-part2-lesson38-handel.ily ./ilys/clementi-op42-lyt-L38-handel.ily">
            <text:p>cp art-of-playing-part2-lesson38-handel.ily ./ilys/clementi-op42-lyt-L38-handel.ily</text:p>
          </table:table-cell>
          <table:table-cell table:formula="of:=&quot;cp &quot;&amp;[.L82]&amp;&quot;  ./ilys/&quot;&amp;[.N82]" office:value-type="string" office:string-value="cp art-of-playing-part2-lesson38-handel.ily  ./ilys/clementi-op42-mid-L38-handel.ily">
            <text:p>cp art-of-playing-part2-lesson38-handel.ily <text:s/>./ilys/clementi-op42-mid-L38-handel.ily</text:p>
          </table:table-cell>
          <table:table-cell table:formula="of:=&quot;cp &quot;&amp;[.L82]&amp;&quot;  ./ilys/&quot;&amp;[.O82]" office:value-type="string" office:string-value="cp art-of-playing-part2-lesson38-handel.ily  ./ilys/clementi-op42-mus-L38-handel.ily">
            <text:p>cp art-of-playing-part2-lesson38-handel.ily <text:s/>./ilys/clementi-op42-mus-L38-handel.ily</text:p>
          </table:table-cell>
          <table:table-cell table:formula="of:=&quot;\include &quot;&quot;&quot;&amp;[.O82]&amp;&quot;&quot;&quot;&quot;" office:value-type="string" office:string-value="\include &quot;clementi-op42-mus-L38-handel.ily&quot;">
            <text:p>\include "clementi-op42-mus-L38-handel.ily"</text:p>
          </table:table-cell>
          <table:table-cell table:formula="of:=&quot;  \include &quot;&quot;ilys/&quot;&amp;[.M82]&amp;&quot;&quot;&quot;&quot;" office:value-type="string" office:string-value="  \include &quot;ilys/clementi-op42-lyt-L38-handel.ily&quot;">
            <text:p><text:s text:c="2"/>\include "ilys/clementi-op42-lyt-L38-handel.ily"</text:p>
          </table:table-cell>
          <table:table-cell table:formula="of:=&quot;\book {   \bookOutputName &quot;&quot;&quot;&amp;[.K82]&amp;&quot;&quot;&quot;&quot;" office:value-type="string" office:string-value="\book {   \bookOutputName &quot;clementi-op42-les38-handel-march&quot;">
            <text:p>\book { <text:s text:c="2"/>\bookOutputName "clementi-op42-les38-handel-march"</text:p>
          </table:table-cell>
          <table:table-cell table:formula="of:=&quot;\include &quot;&quot;ilys/&quot;&amp;[.N82]&amp;&quot;&quot;&quot;&quot;" office:value-type="string" office:string-value="\include &quot;ilys/clementi-op42-mid-L38-handel.ily&quot;">
            <text:p>\include "ilys/clementi-op42-mid-L38-handel.ily"</text:p>
          </table:table-cell>
          <table:table-cell table:number-columns-repeated="5"/>
        </table:table-row>
        <table:table-row table:style-name="ro5">
          <table:table-cell office:value-type="string">
            <text:p>Waltz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dmaj</text:p>
          </table:table-cell>
          <table:table-cell office:value-type="string">
            <text:p>beethoven</text:p>
          </table:table-cell>
          <table:table-cell office:value-type="string">
            <text:p>waltz</text:p>
          </table:table-cell>
          <table:table-cell office:value-type="string">
            <text:p>presto</text:p>
          </table:table-cell>
          <table:table-cell/>
          <table:table-cell office:value-type="string">
            <text:p>waltz</text:p>
          </table:table-cell>
          <table:table-cell/>
          <table:table-cell table:formula="of:=midiprefix&amp;&quot;les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IF(NOT(ISBLANK([.I83]));&quot;-&quot;&amp;[.I83];&quot;&quot;)" office:value-type="string" office:string-value="clementi-op42-les39-beethoven-waltz">
            <text:p>clementi-op42-les39-beethoven-waltz</text:p>
          </table:table-cell>
          <table:table-cell office:value-type="string">
            <text:p>art-of-playing-part2-lesson39-beethoven.ily</text:p>
          </table:table-cell>
          <table:table-cell table:formula="of:=midiprefix&amp;&quot;lyt-L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&quot;.ily&quot;" office:value-type="string" office:string-value="clementi-op42-lyt-L39-beethoven.ily">
            <text:p>clementi-op42-lyt-L39-beethoven.ily</text:p>
          </table:table-cell>
          <table:table-cell table:formula="of:=midiprefix&amp;&quot;mid-L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&quot;.ily&quot;" office:value-type="string" office:string-value="clementi-op42-mid-L39-beethoven.ily">
            <text:p>clementi-op42-mid-L39-beethoven.ily</text:p>
          </table:table-cell>
          <table:table-cell table:style-name="ce5" table:formula="of:=midiprefix&amp;&quot;mus-L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&quot;.ily&quot;" office:value-type="string" office:string-value="clementi-op42-mus-L39-beethoven.ily">
            <text:p>clementi-op42-mus-L39-beethoven.ily</text:p>
          </table:table-cell>
          <table:table-cell table:formula="of:=&quot;cp &quot;&amp;[.L83]&amp;&quot; ./ilys/&quot;&amp;[.M83]" office:value-type="string" office:string-value="cp art-of-playing-part2-lesson39-beethoven.ily ./ilys/clementi-op42-lyt-L39-beethoven.ily">
            <text:p>cp art-of-playing-part2-lesson39-beethoven.ily ./ilys/clementi-op42-lyt-L39-beethoven.ily</text:p>
          </table:table-cell>
          <table:table-cell table:formula="of:=&quot;cp &quot;&amp;[.L83]&amp;&quot;  ./ilys/&quot;&amp;[.N83]" office:value-type="string" office:string-value="cp art-of-playing-part2-lesson39-beethoven.ily  ./ilys/clementi-op42-mid-L39-beethoven.ily">
            <text:p>cp art-of-playing-part2-lesson39-beethoven.ily <text:s/>./ilys/clementi-op42-mid-L39-beethoven.ily</text:p>
          </table:table-cell>
          <table:table-cell table:formula="of:=&quot;cp &quot;&amp;[.L83]&amp;&quot;  ./ilys/&quot;&amp;[.O83]" office:value-type="string" office:string-value="cp art-of-playing-part2-lesson39-beethoven.ily  ./ilys/clementi-op42-mus-L39-beethoven.ily">
            <text:p>cp art-of-playing-part2-lesson39-beethoven.ily <text:s/>./ilys/clementi-op42-mus-L39-beethoven.ily</text:p>
          </table:table-cell>
          <table:table-cell table:formula="of:=&quot;\include &quot;&quot;&quot;&amp;[.O83]&amp;&quot;&quot;&quot;&quot;" office:value-type="string" office:string-value="\include &quot;clementi-op42-mus-L39-beethoven.ily&quot;">
            <text:p>\include "clementi-op42-mus-L39-beethoven.ily"</text:p>
          </table:table-cell>
          <table:table-cell table:formula="of:=&quot;  \include &quot;&quot;ilys/&quot;&amp;[.M83]&amp;&quot;&quot;&quot;&quot;" office:value-type="string" office:string-value="  \include &quot;ilys/clementi-op42-lyt-L39-beethoven.ily&quot;">
            <text:p><text:s text:c="2"/>\include "ilys/clementi-op42-lyt-L39-beethoven.ily"</text:p>
          </table:table-cell>
          <table:table-cell table:formula="of:=&quot;\book {   \bookOutputName &quot;&quot;&quot;&amp;[.K83]&amp;&quot;&quot;&quot;&quot;" office:value-type="string" office:string-value="\book {   \bookOutputName &quot;clementi-op42-les39-beethoven-waltz&quot;">
            <text:p>\book { <text:s text:c="2"/>\bookOutputName "clementi-op42-les39-beethoven-waltz"</text:p>
          </table:table-cell>
          <table:table-cell table:formula="of:=&quot;\include &quot;&quot;ilys/&quot;&amp;[.N83]&amp;&quot;&quot;&quot;&quot;" office:value-type="string" office:string-value="\include &quot;ilys/clementi-op42-mid-L39-beethoven.ily&quot;">
            <text:p>\include "ilys/clementi-op42-mid-L39-beethoven.ily"</text:p>
          </table:table-cell>
          <table:table-cell table:number-columns-repeated="5"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dmaj</text:p>
          </table:table-cell>
          <table:table-cell office:value-type="string">
            <text:p>corelli</text:p>
          </table:table-cell>
          <table:table-cell table:number-columns-repeated="2"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IF(NOT(ISBLANK([.I84]));&quot;-&quot;&amp;[.I84];&quot;&quot;)" office:value-type="string" office:string-value="clementi-op42-les40-corelli-alleg">
            <text:p>clementi-op42-les40-corelli-alleg</text:p>
          </table:table-cell>
          <table:table-cell office:value-type="string">
            <text:p>art-of-playing-part2-lesson40-corelli.ily</text:p>
          </table:table-cell>
          <table:table-cell table:formula="of:=midiprefix&amp;&quot;lyt-L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&quot;.ily&quot;" office:value-type="string" office:string-value="clementi-op42-lyt-L40-corelli.ily">
            <text:p>clementi-op42-lyt-L40-corelli.ily</text:p>
          </table:table-cell>
          <table:table-cell table:formula="of:=midiprefix&amp;&quot;mid-L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&quot;.ily&quot;" office:value-type="string" office:string-value="clementi-op42-mid-L40-corelli.ily">
            <text:p>clementi-op42-mid-L40-corelli.ily</text:p>
          </table:table-cell>
          <table:table-cell table:style-name="ce5" table:formula="of:=midiprefix&amp;&quot;mus-L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&quot;.ily&quot;" office:value-type="string" office:string-value="clementi-op42-mus-L40-corelli.ily">
            <text:p>clementi-op42-mus-L40-corelli.ily</text:p>
          </table:table-cell>
          <table:table-cell table:formula="of:=&quot;cp &quot;&amp;[.L84]&amp;&quot; ./ilys/&quot;&amp;[.M84]" office:value-type="string" office:string-value="cp art-of-playing-part2-lesson40-corelli.ily ./ilys/clementi-op42-lyt-L40-corelli.ily">
            <text:p>cp art-of-playing-part2-lesson40-corelli.ily ./ilys/clementi-op42-lyt-L40-corelli.ily</text:p>
          </table:table-cell>
          <table:table-cell table:formula="of:=&quot;cp &quot;&amp;[.L84]&amp;&quot;  ./ilys/&quot;&amp;[.N84]" office:value-type="string" office:string-value="cp art-of-playing-part2-lesson40-corelli.ily  ./ilys/clementi-op42-mid-L40-corelli.ily">
            <text:p>cp art-of-playing-part2-lesson40-corelli.ily <text:s/>./ilys/clementi-op42-mid-L40-corelli.ily</text:p>
          </table:table-cell>
          <table:table-cell table:formula="of:=&quot;cp &quot;&amp;[.L84]&amp;&quot;  ./ilys/&quot;&amp;[.O84]" office:value-type="string" office:string-value="cp art-of-playing-part2-lesson40-corelli.ily  ./ilys/clementi-op42-mus-L40-corelli.ily">
            <text:p>cp art-of-playing-part2-lesson40-corelli.ily <text:s/>./ilys/clementi-op42-mus-L40-corelli.ily</text:p>
          </table:table-cell>
          <table:table-cell table:formula="of:=&quot;\include &quot;&quot;&quot;&amp;[.O84]&amp;&quot;&quot;&quot;&quot;" office:value-type="string" office:string-value="\include &quot;clementi-op42-mus-L40-corelli.ily&quot;">
            <text:p>\include "clementi-op42-mus-L40-corelli.ily"</text:p>
          </table:table-cell>
          <table:table-cell table:formula="of:=&quot;  \include &quot;&quot;ilys/&quot;&amp;[.M84]&amp;&quot;&quot;&quot;&quot;" office:value-type="string" office:string-value="  \include &quot;ilys/clementi-op42-lyt-L40-corelli.ily&quot;">
            <text:p><text:s text:c="2"/>\include "ilys/clementi-op42-lyt-L40-corelli.ily"</text:p>
          </table:table-cell>
          <table:table-cell table:formula="of:=&quot;\book {   \bookOutputName &quot;&quot;&quot;&amp;[.K84]&amp;&quot;&quot;&quot;&quot;" office:value-type="string" office:string-value="\book {   \bookOutputName &quot;clementi-op42-les40-corelli-alleg&quot;">
            <text:p>\book { <text:s text:c="2"/>\bookOutputName "clementi-op42-les40-corelli-alleg"</text:p>
          </table:table-cell>
          <table:table-cell table:formula="of:=&quot;\include &quot;&quot;ilys/&quot;&amp;[.N84]&amp;&quot;&quot;&quot;&quot;" office:value-type="string" office:string-value="\include &quot;ilys/clementi-op42-mid-L40-corelli.ily&quot;">
            <text:p>\include "ilys/clementi-op42-mid-L40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b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IF(NOT(ISBLANK([.I85]));&quot;-&quot;&amp;[.I85];&quot;&quot;)" office:value-type="string" office:string-value="clementi-op42-les41-prel-bmin">
            <text:p>clementi-op42-les41-prel-bmin</text:p>
          </table:table-cell>
          <table:table-cell office:value-type="string">
            <text:p>art-of-playing-part2-lesson41-prel-bmin.ily</text:p>
          </table:table-cell>
          <table:table-cell table:formula="of:=midiprefix&amp;&quot;lyt-L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&quot;.ily&quot;" office:value-type="string" office:string-value="clementi-op42-lyt-L41-prel-bmin.ily">
            <text:p>clementi-op42-lyt-L41-prel-bmin.ily</text:p>
          </table:table-cell>
          <table:table-cell table:formula="of:=midiprefix&amp;&quot;mid-L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&quot;.ily&quot;" office:value-type="string" office:string-value="clementi-op42-mid-L41-prel-bmin.ily">
            <text:p>clementi-op42-mid-L41-prel-bmin.ily</text:p>
          </table:table-cell>
          <table:table-cell table:style-name="ce5" table:formula="of:=midiprefix&amp;&quot;mus-L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&quot;.ily&quot;" office:value-type="string" office:string-value="clementi-op42-mus-L41-prel-bmin.ily">
            <text:p>clementi-op42-mus-L41-prel-bmin.ily</text:p>
          </table:table-cell>
          <table:table-cell table:formula="of:=&quot;cp &quot;&amp;[.L85]&amp;&quot; ./ilys/&quot;&amp;[.M85]" office:value-type="string" office:string-value="cp art-of-playing-part2-lesson41-prel-bmin.ily ./ilys/clementi-op42-lyt-L41-prel-bmin.ily">
            <text:p>cp art-of-playing-part2-lesson41-prel-bmin.ily ./ilys/clementi-op42-lyt-L41-prel-bmin.ily</text:p>
          </table:table-cell>
          <table:table-cell table:formula="of:=&quot;cp &quot;&amp;[.L85]&amp;&quot;  ./ilys/&quot;&amp;[.N85]" office:value-type="string" office:string-value="cp art-of-playing-part2-lesson41-prel-bmin.ily  ./ilys/clementi-op42-mid-L41-prel-bmin.ily">
            <text:p>cp art-of-playing-part2-lesson41-prel-bmin.ily <text:s/>./ilys/clementi-op42-mid-L41-prel-bmin.ily</text:p>
          </table:table-cell>
          <table:table-cell table:formula="of:=&quot;cp &quot;&amp;[.L85]&amp;&quot;  ./ilys/&quot;&amp;[.O85]" office:value-type="string" office:string-value="cp art-of-playing-part2-lesson41-prel-bmin.ily  ./ilys/clementi-op42-mus-L41-prel-bmin.ily">
            <text:p>cp art-of-playing-part2-lesson41-prel-bmin.ily <text:s/>./ilys/clementi-op42-mus-L41-prel-bmin.ily</text:p>
          </table:table-cell>
          <table:table-cell table:formula="of:=&quot;\include &quot;&quot;&quot;&amp;[.O85]&amp;&quot;&quot;&quot;&quot;" office:value-type="string" office:string-value="\include &quot;clementi-op42-mus-L41-prel-bmin.ily&quot;">
            <text:p>\include "clementi-op42-mus-L41-prel-bmin.ily"</text:p>
          </table:table-cell>
          <table:table-cell table:formula="of:=&quot;  \include &quot;&quot;ilys/&quot;&amp;[.M85]&amp;&quot;&quot;&quot;&quot;" office:value-type="string" office:string-value="  \include &quot;ilys/clementi-op42-lyt-L41-prel-bmin.ily&quot;">
            <text:p><text:s text:c="2"/>\include "ilys/clementi-op42-lyt-L41-prel-bmin.ily"</text:p>
          </table:table-cell>
          <table:table-cell table:formula="of:=&quot;\book {   \bookOutputName &quot;&quot;&quot;&amp;[.K85]&amp;&quot;&quot;&quot;&quot;" office:value-type="string" office:string-value="\book {   \bookOutputName &quot;clementi-op42-les41-prel-bmin&quot;">
            <text:p>\book { <text:s text:c="2"/>\bookOutputName "clementi-op42-les41-prel-bmin"</text:p>
          </table:table-cell>
          <table:table-cell table:formula="of:=&quot;\include &quot;&quot;ilys/&quot;&amp;[.N85]&amp;&quot;&quot;&quot;&quot;" office:value-type="string" office:string-value="\include &quot;ilys/clementi-op42-mid-L41-prel-bmin.ily&quot;">
            <text:p>\include "ilys/clementi-op42-mid-L41-prel-bmin.ily"</text:p>
          </table:table-cell>
          <table:table-cell table:number-columns-repeated="5"/>
        </table:table-row>
        <table:table-row table:style-name="ro5">
          <table:table-cell office:value-type="string">
            <text:p>Giga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bmin</text:p>
          </table:table-cell>
          <table:table-cell office:value-type="string">
            <text:p>corelli</text:p>
          </table:table-cell>
          <table:table-cell office:value-type="string">
            <text:p>giga</text:p>
          </table:table-cell>
          <table:table-cell/>
          <table:table-cell/>
          <table:table-cell office:value-type="string">
            <text:p>giga</text:p>
          </table:table-cell>
          <table:table-cell/>
          <table:table-cell table:formula="of:=midiprefix&amp;&quot;les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IF(NOT(ISBLANK([.I86]));&quot;-&quot;&amp;[.I86];&quot;&quot;)" office:value-type="string" office:string-value="clementi-op42-les41-corelli-giga">
            <text:p>clementi-op42-les41-corelli-giga</text:p>
          </table:table-cell>
          <table:table-cell office:value-type="string">
            <text:p>art-of-playing-part2-lesson41-corelli.ily</text:p>
          </table:table-cell>
          <table:table-cell table:formula="of:=midiprefix&amp;&quot;lyt-L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&quot;.ily&quot;" office:value-type="string" office:string-value="clementi-op42-lyt-L41-corelli.ily">
            <text:p>clementi-op42-lyt-L41-corelli.ily</text:p>
          </table:table-cell>
          <table:table-cell table:formula="of:=midiprefix&amp;&quot;mid-L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&quot;.ily&quot;" office:value-type="string" office:string-value="clementi-op42-mid-L41-corelli.ily">
            <text:p>clementi-op42-mid-L41-corelli.ily</text:p>
          </table:table-cell>
          <table:table-cell table:style-name="ce5" table:formula="of:=midiprefix&amp;&quot;mus-L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&quot;.ily&quot;" office:value-type="string" office:string-value="clementi-op42-mus-L41-corelli.ily">
            <text:p>clementi-op42-mus-L41-corelli.ily</text:p>
          </table:table-cell>
          <table:table-cell table:formula="of:=&quot;cp &quot;&amp;[.L86]&amp;&quot; ./ilys/&quot;&amp;[.M86]" office:value-type="string" office:string-value="cp art-of-playing-part2-lesson41-corelli.ily ./ilys/clementi-op42-lyt-L41-corelli.ily">
            <text:p>cp art-of-playing-part2-lesson41-corelli.ily ./ilys/clementi-op42-lyt-L41-corelli.ily</text:p>
          </table:table-cell>
          <table:table-cell table:formula="of:=&quot;cp &quot;&amp;[.L86]&amp;&quot;  ./ilys/&quot;&amp;[.N86]" office:value-type="string" office:string-value="cp art-of-playing-part2-lesson41-corelli.ily  ./ilys/clementi-op42-mid-L41-corelli.ily">
            <text:p>cp art-of-playing-part2-lesson41-corelli.ily <text:s/>./ilys/clementi-op42-mid-L41-corelli.ily</text:p>
          </table:table-cell>
          <table:table-cell table:formula="of:=&quot;cp &quot;&amp;[.L86]&amp;&quot;  ./ilys/&quot;&amp;[.O86]" office:value-type="string" office:string-value="cp art-of-playing-part2-lesson41-corelli.ily  ./ilys/clementi-op42-mus-L41-corelli.ily">
            <text:p>cp art-of-playing-part2-lesson41-corelli.ily <text:s/>./ilys/clementi-op42-mus-L41-corelli.ily</text:p>
          </table:table-cell>
          <table:table-cell table:formula="of:=&quot;\include &quot;&quot;&quot;&amp;[.O86]&amp;&quot;&quot;&quot;&quot;" office:value-type="string" office:string-value="\include &quot;clementi-op42-mus-L41-corelli.ily&quot;">
            <text:p>\include "clementi-op42-mus-L41-corelli.ily"</text:p>
          </table:table-cell>
          <table:table-cell table:formula="of:=&quot;  \include &quot;&quot;ilys/&quot;&amp;[.M86]&amp;&quot;&quot;&quot;&quot;" office:value-type="string" office:string-value="  \include &quot;ilys/clementi-op42-lyt-L41-corelli.ily&quot;">
            <text:p><text:s text:c="2"/>\include "ilys/clementi-op42-lyt-L41-corelli.ily"</text:p>
          </table:table-cell>
          <table:table-cell table:formula="of:=&quot;\book {   \bookOutputName &quot;&quot;&quot;&amp;[.K86]&amp;&quot;&quot;&quot;&quot;" office:value-type="string" office:string-value="\book {   \bookOutputName &quot;clementi-op42-les41-corelli-giga&quot;">
            <text:p>\book { <text:s text:c="2"/>\bookOutputName "clementi-op42-les41-corelli-giga"</text:p>
          </table:table-cell>
          <table:table-cell table:formula="of:=&quot;\include &quot;&quot;ilys/&quot;&amp;[.N86]&amp;&quot;&quot;&quot;&quot;" office:value-type="string" office:string-value="\include &quot;ilys/clementi-op42-mid-L41-corelli.ily&quot;">
            <text:p>\include "ilys/clementi-op42-mid-L41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ees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allegro</text:p>
          </table:table-cell>
          <table:table-cell table:number-columns-repeated="2"/>
          <table:table-cell/>
          <table:table-cell table:formula="of:=midiprefix&amp;&quot;les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IF(NOT(ISBLANK([.I87]));&quot;-&quot;&amp;[.I87];&quot;&quot;)" office:value-type="string" office:string-value="clementi-op42-les42-prel-eesmaj">
            <text:p>clementi-op42-les42-prel-eesmaj</text:p>
          </table:table-cell>
          <table:table-cell office:value-type="string">
            <text:p>art-of-playing-part2-lesson42-prel-eesmaj.ily</text:p>
          </table:table-cell>
          <table:table-cell table:formula="of:=midiprefix&amp;&quot;lyt-L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&quot;.ily&quot;" office:value-type="string" office:string-value="clementi-op42-lyt-L42-prel-eesmaj.ily">
            <text:p>clementi-op42-lyt-L42-prel-eesmaj.ily</text:p>
          </table:table-cell>
          <table:table-cell table:formula="of:=midiprefix&amp;&quot;mid-L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&quot;.ily&quot;" office:value-type="string" office:string-value="clementi-op42-mid-L42-prel-eesmaj.ily">
            <text:p>clementi-op42-mid-L42-prel-eesmaj.ily</text:p>
          </table:table-cell>
          <table:table-cell table:style-name="ce5" table:formula="of:=midiprefix&amp;&quot;mus-L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&quot;.ily&quot;" office:value-type="string" office:string-value="clementi-op42-mus-L42-prel-eesmaj.ily">
            <text:p>clementi-op42-mus-L42-prel-eesmaj.ily</text:p>
          </table:table-cell>
          <table:table-cell table:formula="of:=&quot;cp &quot;&amp;[.L87]&amp;&quot; ./ilys/&quot;&amp;[.M87]" office:value-type="string" office:string-value="cp art-of-playing-part2-lesson42-prel-eesmaj.ily ./ilys/clementi-op42-lyt-L42-prel-eesmaj.ily">
            <text:p>cp art-of-playing-part2-lesson42-prel-eesmaj.ily ./ilys/clementi-op42-lyt-L42-prel-eesmaj.ily</text:p>
          </table:table-cell>
          <table:table-cell table:formula="of:=&quot;cp &quot;&amp;[.L87]&amp;&quot;  ./ilys/&quot;&amp;[.N87]" office:value-type="string" office:string-value="cp art-of-playing-part2-lesson42-prel-eesmaj.ily  ./ilys/clementi-op42-mid-L42-prel-eesmaj.ily">
            <text:p>cp art-of-playing-part2-lesson42-prel-eesmaj.ily <text:s/>./ilys/clementi-op42-mid-L42-prel-eesmaj.ily</text:p>
          </table:table-cell>
          <table:table-cell table:formula="of:=&quot;cp &quot;&amp;[.L87]&amp;&quot;  ./ilys/&quot;&amp;[.O87]" office:value-type="string" office:string-value="cp art-of-playing-part2-lesson42-prel-eesmaj.ily  ./ilys/clementi-op42-mus-L42-prel-eesmaj.ily">
            <text:p>cp art-of-playing-part2-lesson42-prel-eesmaj.ily <text:s/>./ilys/clementi-op42-mus-L42-prel-eesmaj.ily</text:p>
          </table:table-cell>
          <table:table-cell table:formula="of:=&quot;\include &quot;&quot;&quot;&amp;[.O87]&amp;&quot;&quot;&quot;&quot;" office:value-type="string" office:string-value="\include &quot;clementi-op42-mus-L42-prel-eesmaj.ily&quot;">
            <text:p>\include "clementi-op42-mus-L42-prel-eesmaj.ily"</text:p>
          </table:table-cell>
          <table:table-cell table:formula="of:=&quot;  \include &quot;&quot;ilys/&quot;&amp;[.M87]&amp;&quot;&quot;&quot;&quot;" office:value-type="string" office:string-value="  \include &quot;ilys/clementi-op42-lyt-L42-prel-eesmaj.ily&quot;">
            <text:p><text:s text:c="2"/>\include "ilys/clementi-op42-lyt-L42-prel-eesmaj.ily"</text:p>
          </table:table-cell>
          <table:table-cell table:formula="of:=&quot;\book {   \bookOutputName &quot;&quot;&quot;&amp;[.K87]&amp;&quot;&quot;&quot;&quot;" office:value-type="string" office:string-value="\book {   \bookOutputName &quot;clementi-op42-les42-prel-eesmaj&quot;">
            <text:p>\book { <text:s text:c="2"/>\bookOutputName "clementi-op42-les42-prel-eesmaj"</text:p>
          </table:table-cell>
          <table:table-cell table:formula="of:=&quot;\include &quot;&quot;ilys/&quot;&amp;[.N87]&amp;&quot;&quot;&quot;&quot;" office:value-type="string" office:string-value="\include &quot;ilys/clementi-op42-mid-L42-prel-eesmaj.ily&quot;">
            <text:p>\include "ilys/clementi-op42-mid-L42-prel-eesmaj.ily"</text:p>
          </table:table-cell>
          <table:table-cell table:number-columns-repeated="5"/>
        </table:table-row>
        <table:table-row table:style-name="ro5">
          <table:table-cell office:value-type="string">
            <text:p>Rondo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eesmaj</text:p>
          </table:table-cell>
          <table:table-cell office:value-type="string">
            <text:p>cpebach</text:p>
          </table:table-cell>
          <table:table-cell office:value-type="string">
            <text:p>rondo</text:p>
          </table:table-cell>
          <table:table-cell office:value-type="string">
            <text:p>andantino</text:p>
          </table:table-cell>
          <table:table-cell/>
          <table:table-cell office:value-type="string">
            <text:p>rondo</text:p>
          </table:table-cell>
          <table:table-cell/>
          <table:table-cell table:formula="of:=midiprefix&amp;&quot;les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IF(NOT(ISBLANK([.I88]));&quot;-&quot;&amp;[.I88];&quot;&quot;)" office:value-type="string" office:string-value="clementi-op42-les42-cpebach-rondo">
            <text:p>clementi-op42-les42-cpebach-rondo</text:p>
          </table:table-cell>
          <table:table-cell office:value-type="string">
            <text:p>art-of-playing-part2-lesson42-cpebach.ily</text:p>
          </table:table-cell>
          <table:table-cell table:formula="of:=midiprefix&amp;&quot;lyt-L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&quot;.ily&quot;" office:value-type="string" office:string-value="clementi-op42-lyt-L42-cpebach.ily">
            <text:p>clementi-op42-lyt-L42-cpebach.ily</text:p>
          </table:table-cell>
          <table:table-cell table:formula="of:=midiprefix&amp;&quot;mid-L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&quot;.ily&quot;" office:value-type="string" office:string-value="clementi-op42-mid-L42-cpebach.ily">
            <text:p>clementi-op42-mid-L42-cpebach.ily</text:p>
          </table:table-cell>
          <table:table-cell table:style-name="ce5" table:formula="of:=midiprefix&amp;&quot;mus-L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&quot;.ily&quot;" office:value-type="string" office:string-value="clementi-op42-mus-L42-cpebach.ily">
            <text:p>clementi-op42-mus-L42-cpebach.ily</text:p>
          </table:table-cell>
          <table:table-cell table:formula="of:=&quot;cp &quot;&amp;[.L88]&amp;&quot; ./ilys/&quot;&amp;[.M88]" office:value-type="string" office:string-value="cp art-of-playing-part2-lesson42-cpebach.ily ./ilys/clementi-op42-lyt-L42-cpebach.ily">
            <text:p>cp art-of-playing-part2-lesson42-cpebach.ily ./ilys/clementi-op42-lyt-L42-cpebach.ily</text:p>
          </table:table-cell>
          <table:table-cell table:formula="of:=&quot;cp &quot;&amp;[.L88]&amp;&quot;  ./ilys/&quot;&amp;[.N88]" office:value-type="string" office:string-value="cp art-of-playing-part2-lesson42-cpebach.ily  ./ilys/clementi-op42-mid-L42-cpebach.ily">
            <text:p>cp art-of-playing-part2-lesson42-cpebach.ily <text:s/>./ilys/clementi-op42-mid-L42-cpebach.ily</text:p>
          </table:table-cell>
          <table:table-cell table:formula="of:=&quot;cp &quot;&amp;[.L88]&amp;&quot;  ./ilys/&quot;&amp;[.O88]" office:value-type="string" office:string-value="cp art-of-playing-part2-lesson42-cpebach.ily  ./ilys/clementi-op42-mus-L42-cpebach.ily">
            <text:p>cp art-of-playing-part2-lesson42-cpebach.ily <text:s/>./ilys/clementi-op42-mus-L42-cpebach.ily</text:p>
          </table:table-cell>
          <table:table-cell table:formula="of:=&quot;\include &quot;&quot;&quot;&amp;[.O88]&amp;&quot;&quot;&quot;&quot;" office:value-type="string" office:string-value="\include &quot;clementi-op42-mus-L42-cpebach.ily&quot;">
            <text:p>\include "clementi-op42-mus-L42-cpebach.ily"</text:p>
          </table:table-cell>
          <table:table-cell table:formula="of:=&quot;  \include &quot;&quot;ilys/&quot;&amp;[.M88]&amp;&quot;&quot;&quot;&quot;" office:value-type="string" office:string-value="  \include &quot;ilys/clementi-op42-lyt-L42-cpebach.ily&quot;">
            <text:p><text:s text:c="2"/>\include "ilys/clementi-op42-lyt-L42-cpebach.ily"</text:p>
          </table:table-cell>
          <table:table-cell table:formula="of:=&quot;\book {   \bookOutputName &quot;&quot;&quot;&amp;[.K88]&amp;&quot;&quot;&quot;&quot;" office:value-type="string" office:string-value="\book {   \bookOutputName &quot;clementi-op42-les42-cpebach-rondo&quot;">
            <text:p>\book { <text:s text:c="2"/>\bookOutputName "clementi-op42-les42-cpebach-rondo"</text:p>
          </table:table-cell>
          <table:table-cell table:formula="of:=&quot;\include &quot;&quot;ilys/&quot;&amp;[.N88]&amp;&quot;&quot;&quot;&quot;" office:value-type="string" office:string-value="\include &quot;ilys/clementi-op42-mid-L42-cpebach.ily&quot;">
            <text:p>\include "ilys/clementi-op42-mid-L42-cpebach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c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IF(NOT(ISBLANK([.I89]));&quot;-&quot;&amp;[.I89];&quot;&quot;)" office:value-type="string" office:string-value="clementi-op42-les43-prel-cmin">
            <text:p>clementi-op42-les43-prel-cmin</text:p>
          </table:table-cell>
          <table:table-cell office:value-type="string">
            <text:p>art-of-playing-part2-lesson43-prel-cmin.ily</text:p>
          </table:table-cell>
          <table:table-cell table:formula="of:=midiprefix&amp;&quot;lyt-L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&quot;.ily&quot;" office:value-type="string" office:string-value="clementi-op42-lyt-L43-prel-cmin.ily">
            <text:p>clementi-op42-lyt-L43-prel-cmin.ily</text:p>
          </table:table-cell>
          <table:table-cell table:formula="of:=midiprefix&amp;&quot;mid-L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&quot;.ily&quot;" office:value-type="string" office:string-value="clementi-op42-mid-L43-prel-cmin.ily">
            <text:p>clementi-op42-mid-L43-prel-cmin.ily</text:p>
          </table:table-cell>
          <table:table-cell table:style-name="ce5" table:formula="of:=midiprefix&amp;&quot;mus-L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&quot;.ily&quot;" office:value-type="string" office:string-value="clementi-op42-mus-L43-prel-cmin.ily">
            <text:p>clementi-op42-mus-L43-prel-cmin.ily</text:p>
          </table:table-cell>
          <table:table-cell table:formula="of:=&quot;cp &quot;&amp;[.L89]&amp;&quot; ./ilys/&quot;&amp;[.M89]" office:value-type="string" office:string-value="cp art-of-playing-part2-lesson43-prel-cmin.ily ./ilys/clementi-op42-lyt-L43-prel-cmin.ily">
            <text:p>cp art-of-playing-part2-lesson43-prel-cmin.ily ./ilys/clementi-op42-lyt-L43-prel-cmin.ily</text:p>
          </table:table-cell>
          <table:table-cell table:formula="of:=&quot;cp &quot;&amp;[.L89]&amp;&quot;  ./ilys/&quot;&amp;[.N89]" office:value-type="string" office:string-value="cp art-of-playing-part2-lesson43-prel-cmin.ily  ./ilys/clementi-op42-mid-L43-prel-cmin.ily">
            <text:p>cp art-of-playing-part2-lesson43-prel-cmin.ily <text:s/>./ilys/clementi-op42-mid-L43-prel-cmin.ily</text:p>
          </table:table-cell>
          <table:table-cell table:formula="of:=&quot;cp &quot;&amp;[.L89]&amp;&quot;  ./ilys/&quot;&amp;[.O89]" office:value-type="string" office:string-value="cp art-of-playing-part2-lesson43-prel-cmin.ily  ./ilys/clementi-op42-mus-L43-prel-cmin.ily">
            <text:p>cp art-of-playing-part2-lesson43-prel-cmin.ily <text:s/>./ilys/clementi-op42-mus-L43-prel-cmin.ily</text:p>
          </table:table-cell>
          <table:table-cell table:formula="of:=&quot;\include &quot;&quot;&quot;&amp;[.O89]&amp;&quot;&quot;&quot;&quot;" office:value-type="string" office:string-value="\include &quot;clementi-op42-mus-L43-prel-cmin.ily&quot;">
            <text:p>\include "clementi-op42-mus-L43-prel-cmin.ily"</text:p>
          </table:table-cell>
          <table:table-cell table:formula="of:=&quot;  \include &quot;&quot;ilys/&quot;&amp;[.M89]&amp;&quot;&quot;&quot;&quot;" office:value-type="string" office:string-value="  \include &quot;ilys/clementi-op42-lyt-L43-prel-cmin.ily&quot;">
            <text:p><text:s text:c="2"/>\include "ilys/clementi-op42-lyt-L43-prel-cmin.ily"</text:p>
          </table:table-cell>
          <table:table-cell table:formula="of:=&quot;\book {   \bookOutputName &quot;&quot;&quot;&amp;[.K89]&amp;&quot;&quot;&quot;&quot;" office:value-type="string" office:string-value="\book {   \bookOutputName &quot;clementi-op42-les43-prel-cmin&quot;">
            <text:p>\book { <text:s text:c="2"/>\bookOutputName "clementi-op42-les43-prel-cmin"</text:p>
          </table:table-cell>
          <table:table-cell table:formula="of:=&quot;\include &quot;&quot;ilys/&quot;&amp;[.N89]&amp;&quot;&quot;&quot;&quot;" office:value-type="string" office:string-value="\include &quot;ilys/clementi-op42-mid-L43-prel-cmin.ily&quot;">
            <text:p>\include "ilys/clementi-op42-mid-L43-prel-cmin.ily"</text:p>
          </table:table-cell>
          <table:table-cell table:number-columns-repeated="5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cmin</text:p>
          </table:table-cell>
          <table:table-cell office:value-type="string">
            <text:p>scarlatti</text:p>
          </table:table-cell>
          <table:table-cell office:value-type="string">
            <text:p>minuet</text:p>
          </table:table-cell>
          <table:table-cell/>
          <table:table-cell/>
          <table:table-cell office:value-type="string">
            <text:p>minuet</text:p>
          </table:table-cell>
          <table:table-cell/>
          <table:table-cell table:formula="of:=midiprefix&amp;&quot;les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IF(NOT(ISBLANK([.I90]));&quot;-&quot;&amp;[.I90];&quot;&quot;)" office:value-type="string" office:string-value="clementi-op42-les43-scarlatti-minuet">
            <text:p>clementi-op42-les43-scarlatti-minuet</text:p>
          </table:table-cell>
          <table:table-cell office:value-type="string">
            <text:p>art-of-playing-part2-lesson43-scarlatti.ily</text:p>
          </table:table-cell>
          <table:table-cell table:formula="of:=midiprefix&amp;&quot;lyt-L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&quot;.ily&quot;" office:value-type="string" office:string-value="clementi-op42-lyt-L43-scarlatti.ily">
            <text:p>clementi-op42-lyt-L43-scarlatti.ily</text:p>
          </table:table-cell>
          <table:table-cell table:formula="of:=midiprefix&amp;&quot;mid-L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&quot;.ily&quot;" office:value-type="string" office:string-value="clementi-op42-mid-L43-scarlatti.ily">
            <text:p>clementi-op42-mid-L43-scarlatti.ily</text:p>
          </table:table-cell>
          <table:table-cell table:style-name="ce5" table:formula="of:=midiprefix&amp;&quot;mus-L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&quot;.ily&quot;" office:value-type="string" office:string-value="clementi-op42-mus-L43-scarlatti.ily">
            <text:p>clementi-op42-mus-L43-scarlatti.ily</text:p>
          </table:table-cell>
          <table:table-cell table:formula="of:=&quot;cp &quot;&amp;[.L90]&amp;&quot; ./ilys/&quot;&amp;[.M90]" office:value-type="string" office:string-value="cp art-of-playing-part2-lesson43-scarlatti.ily ./ilys/clementi-op42-lyt-L43-scarlatti.ily">
            <text:p>cp art-of-playing-part2-lesson43-scarlatti.ily ./ilys/clementi-op42-lyt-L43-scarlatti.ily</text:p>
          </table:table-cell>
          <table:table-cell table:formula="of:=&quot;cp &quot;&amp;[.L90]&amp;&quot;  ./ilys/&quot;&amp;[.N90]" office:value-type="string" office:string-value="cp art-of-playing-part2-lesson43-scarlatti.ily  ./ilys/clementi-op42-mid-L43-scarlatti.ily">
            <text:p>cp art-of-playing-part2-lesson43-scarlatti.ily <text:s/>./ilys/clementi-op42-mid-L43-scarlatti.ily</text:p>
          </table:table-cell>
          <table:table-cell table:formula="of:=&quot;cp &quot;&amp;[.L90]&amp;&quot;  ./ilys/&quot;&amp;[.O90]" office:value-type="string" office:string-value="cp art-of-playing-part2-lesson43-scarlatti.ily  ./ilys/clementi-op42-mus-L43-scarlatti.ily">
            <text:p>cp art-of-playing-part2-lesson43-scarlatti.ily <text:s/>./ilys/clementi-op42-mus-L43-scarlatti.ily</text:p>
          </table:table-cell>
          <table:table-cell table:formula="of:=&quot;\include &quot;&quot;&quot;&amp;[.O90]&amp;&quot;&quot;&quot;&quot;" office:value-type="string" office:string-value="\include &quot;clementi-op42-mus-L43-scarlatti.ily&quot;">
            <text:p>\include "clementi-op42-mus-L43-scarlatti.ily"</text:p>
          </table:table-cell>
          <table:table-cell table:formula="of:=&quot;  \include &quot;&quot;ilys/&quot;&amp;[.M90]&amp;&quot;&quot;&quot;&quot;" office:value-type="string" office:string-value="  \include &quot;ilys/clementi-op42-lyt-L43-scarlatti.ily&quot;">
            <text:p><text:s text:c="2"/>\include "ilys/clementi-op42-lyt-L43-scarlatti.ily"</text:p>
          </table:table-cell>
          <table:table-cell table:formula="of:=&quot;\book {   \bookOutputName &quot;&quot;&quot;&amp;[.K90]&amp;&quot;&quot;&quot;&quot;" office:value-type="string" office:string-value="\book {   \bookOutputName &quot;clementi-op42-les43-scarlatti-minuet&quot;">
            <text:p>\book { <text:s text:c="2"/>\bookOutputName "clementi-op42-les43-scarlatti-minuet"</text:p>
          </table:table-cell>
          <table:table-cell table:formula="of:=&quot;\include &quot;&quot;ilys/&quot;&amp;[.N90]&amp;&quot;&quot;&quot;&quot;" office:value-type="string" office:string-value="\include &quot;ilys/clementi-op42-mid-L43-scarlatti.ily&quot;">
            <text:p>\include "ilys/clementi-op42-mid-L43-scarlatt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a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IF(NOT(ISBLANK([.I91]));&quot;-&quot;&amp;[.I91];&quot;&quot;)" office:value-type="string" office:string-value="clementi-op42-les44-prel-amaj">
            <text:p>clementi-op42-les44-prel-amaj</text:p>
          </table:table-cell>
          <table:table-cell office:value-type="string">
            <text:p>art-of-playing-part2-lesson44-prel-amaj.ily</text:p>
          </table:table-cell>
          <table:table-cell table:formula="of:=midiprefix&amp;&quot;lyt-L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&quot;.ily&quot;" office:value-type="string" office:string-value="clementi-op42-lyt-L44-prel-amaj.ily">
            <text:p>clementi-op42-lyt-L44-prel-amaj.ily</text:p>
          </table:table-cell>
          <table:table-cell table:formula="of:=midiprefix&amp;&quot;mid-L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&quot;.ily&quot;" office:value-type="string" office:string-value="clementi-op42-mid-L44-prel-amaj.ily">
            <text:p>clementi-op42-mid-L44-prel-amaj.ily</text:p>
          </table:table-cell>
          <table:table-cell table:style-name="ce5" table:formula="of:=midiprefix&amp;&quot;mus-L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&quot;.ily&quot;" office:value-type="string" office:string-value="clementi-op42-mus-L44-prel-amaj.ily">
            <text:p>clementi-op42-mus-L44-prel-amaj.ily</text:p>
          </table:table-cell>
          <table:table-cell table:formula="of:=&quot;cp &quot;&amp;[.L91]&amp;&quot; ./ilys/&quot;&amp;[.M91]" office:value-type="string" office:string-value="cp art-of-playing-part2-lesson44-prel-amaj.ily ./ilys/clementi-op42-lyt-L44-prel-amaj.ily">
            <text:p>cp art-of-playing-part2-lesson44-prel-amaj.ily ./ilys/clementi-op42-lyt-L44-prel-amaj.ily</text:p>
          </table:table-cell>
          <table:table-cell table:formula="of:=&quot;cp &quot;&amp;[.L91]&amp;&quot;  ./ilys/&quot;&amp;[.N91]" office:value-type="string" office:string-value="cp art-of-playing-part2-lesson44-prel-amaj.ily  ./ilys/clementi-op42-mid-L44-prel-amaj.ily">
            <text:p>cp art-of-playing-part2-lesson44-prel-amaj.ily <text:s/>./ilys/clementi-op42-mid-L44-prel-amaj.ily</text:p>
          </table:table-cell>
          <table:table-cell table:formula="of:=&quot;cp &quot;&amp;[.L91]&amp;&quot;  ./ilys/&quot;&amp;[.O91]" office:value-type="string" office:string-value="cp art-of-playing-part2-lesson44-prel-amaj.ily  ./ilys/clementi-op42-mus-L44-prel-amaj.ily">
            <text:p>cp art-of-playing-part2-lesson44-prel-amaj.ily <text:s/>./ilys/clementi-op42-mus-L44-prel-amaj.ily</text:p>
          </table:table-cell>
          <table:table-cell table:formula="of:=&quot;\include &quot;&quot;&quot;&amp;[.O91]&amp;&quot;&quot;&quot;&quot;" office:value-type="string" office:string-value="\include &quot;clementi-op42-mus-L44-prel-amaj.ily&quot;">
            <text:p>\include "clementi-op42-mus-L44-prel-amaj.ily"</text:p>
          </table:table-cell>
          <table:table-cell table:formula="of:=&quot;  \include &quot;&quot;ilys/&quot;&amp;[.M91]&amp;&quot;&quot;&quot;&quot;" office:value-type="string" office:string-value="  \include &quot;ilys/clementi-op42-lyt-L44-prel-amaj.ily&quot;">
            <text:p><text:s text:c="2"/>\include "ilys/clementi-op42-lyt-L44-prel-amaj.ily"</text:p>
          </table:table-cell>
          <table:table-cell table:formula="of:=&quot;\book {   \bookOutputName &quot;&quot;&quot;&amp;[.K91]&amp;&quot;&quot;&quot;&quot;" office:value-type="string" office:string-value="\book {   \bookOutputName &quot;clementi-op42-les44-prel-amaj&quot;">
            <text:p>\book { <text:s text:c="2"/>\bookOutputName "clementi-op42-les44-prel-amaj"</text:p>
          </table:table-cell>
          <table:table-cell table:formula="of:=&quot;\include &quot;&quot;ilys/&quot;&amp;[.N91]&amp;&quot;&quot;&quot;&quot;" office:value-type="string" office:string-value="\include &quot;ilys/clementi-op42-mid-L44-prel-amaj.ily&quot;">
            <text:p>\include "ilys/clementi-op42-mid-L44-prel-amaj.ily"</text:p>
          </table:table-cell>
          <table:table-cell table:number-columns-repeated="5"/>
        </table:table-row>
        <table:table-row table:style-name="ro5">
          <table:table-cell office:value-type="string">
            <text:p>Andante allegretto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amaj</text:p>
          </table:table-cell>
          <table:table-cell office:value-type="string">
            <text:p>paradies</text:p>
          </table:table-cell>
          <table:table-cell/>
          <table:table-cell office:value-type="string">
            <text:p>andant-alleg</text:p>
          </table:table-cell>
          <table:table-cell/>
          <table:table-cell office:value-type="string">
            <text:p>and-alleg</text:p>
          </table:table-cell>
          <table:table-cell/>
          <table:table-cell table:formula="of:=midiprefix&amp;&quot;les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IF(NOT(ISBLANK([.I92]));&quot;-&quot;&amp;[.I92];&quot;&quot;)" office:value-type="string" office:string-value="clementi-op42-les44-paradies-and-alleg">
            <text:p>clementi-op42-les44-paradies-and-alleg</text:p>
          </table:table-cell>
          <table:table-cell office:value-type="string">
            <text:p>art-of-playing-part2-lesson44-paradies.ily</text:p>
          </table:table-cell>
          <table:table-cell table:formula="of:=midiprefix&amp;&quot;lyt-L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&quot;.ily&quot;" office:value-type="string" office:string-value="clementi-op42-lyt-L44-paradies.ily">
            <text:p>clementi-op42-lyt-L44-paradies.ily</text:p>
          </table:table-cell>
          <table:table-cell table:formula="of:=midiprefix&amp;&quot;mid-L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&quot;.ily&quot;" office:value-type="string" office:string-value="clementi-op42-mid-L44-paradies.ily">
            <text:p>clementi-op42-mid-L44-paradies.ily</text:p>
          </table:table-cell>
          <table:table-cell table:style-name="ce5" table:formula="of:=midiprefix&amp;&quot;mus-L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&quot;.ily&quot;" office:value-type="string" office:string-value="clementi-op42-mus-L44-paradies.ily">
            <text:p>clementi-op42-mus-L44-paradies.ily</text:p>
          </table:table-cell>
          <table:table-cell table:formula="of:=&quot;cp &quot;&amp;[.L92]&amp;&quot; ./ilys/&quot;&amp;[.M92]" office:value-type="string" office:string-value="cp art-of-playing-part2-lesson44-paradies.ily ./ilys/clementi-op42-lyt-L44-paradies.ily">
            <text:p>cp art-of-playing-part2-lesson44-paradies.ily ./ilys/clementi-op42-lyt-L44-paradies.ily</text:p>
          </table:table-cell>
          <table:table-cell table:formula="of:=&quot;cp &quot;&amp;[.L92]&amp;&quot;  ./ilys/&quot;&amp;[.N92]" office:value-type="string" office:string-value="cp art-of-playing-part2-lesson44-paradies.ily  ./ilys/clementi-op42-mid-L44-paradies.ily">
            <text:p>cp art-of-playing-part2-lesson44-paradies.ily <text:s/>./ilys/clementi-op42-mid-L44-paradies.ily</text:p>
          </table:table-cell>
          <table:table-cell table:formula="of:=&quot;cp &quot;&amp;[.L92]&amp;&quot;  ./ilys/&quot;&amp;[.O92]" office:value-type="string" office:string-value="cp art-of-playing-part2-lesson44-paradies.ily  ./ilys/clementi-op42-mus-L44-paradies.ily">
            <text:p>cp art-of-playing-part2-lesson44-paradies.ily <text:s/>./ilys/clementi-op42-mus-L44-paradies.ily</text:p>
          </table:table-cell>
          <table:table-cell table:formula="of:=&quot;\include &quot;&quot;&quot;&amp;[.O92]&amp;&quot;&quot;&quot;&quot;" office:value-type="string" office:string-value="\include &quot;clementi-op42-mus-L44-paradies.ily&quot;">
            <text:p>\include "clementi-op42-mus-L44-paradies.ily"</text:p>
          </table:table-cell>
          <table:table-cell table:formula="of:=&quot;  \include &quot;&quot;ilys/&quot;&amp;[.M92]&amp;&quot;&quot;&quot;&quot;" office:value-type="string" office:string-value="  \include &quot;ilys/clementi-op42-lyt-L44-paradies.ily&quot;">
            <text:p><text:s text:c="2"/>\include "ilys/clementi-op42-lyt-L44-paradies.ily"</text:p>
          </table:table-cell>
          <table:table-cell table:formula="of:=&quot;\book {   \bookOutputName &quot;&quot;&quot;&amp;[.K92]&amp;&quot;&quot;&quot;&quot;" office:value-type="string" office:string-value="\book {   \bookOutputName &quot;clementi-op42-les44-paradies-and-alleg&quot;">
            <text:p>\book { <text:s text:c="2"/>\bookOutputName "clementi-op42-les44-paradies-and-alleg"</text:p>
          </table:table-cell>
          <table:table-cell table:formula="of:=&quot;\include &quot;&quot;ilys/&quot;&amp;[.N92]&amp;&quot;&quot;&quot;&quot;" office:value-type="string" office:string-value="\include &quot;ilys/clementi-op42-mid-L44-paradies.ily&quot;">
            <text:p>\include "ilys/clementi-op42-mid-L44-paradies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fis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IF(NOT(ISBLANK([.I93]));&quot;-&quot;&amp;[.I93];&quot;&quot;)" office:value-type="string" office:string-value="clementi-op42-les45-prel-fismin">
            <text:p>clementi-op42-les45-prel-fismin</text:p>
          </table:table-cell>
          <table:table-cell office:value-type="string">
            <text:p>art-of-playing-part2-lesson45-prel-fsmin.ily</text:p>
          </table:table-cell>
          <table:table-cell table:formula="of:=midiprefix&amp;&quot;lyt-L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&quot;.ily&quot;" office:value-type="string" office:string-value="clementi-op42-lyt-L45-prel-fismin.ily">
            <text:p>clementi-op42-lyt-L45-prel-fismin.ily</text:p>
          </table:table-cell>
          <table:table-cell table:formula="of:=midiprefix&amp;&quot;mid-L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&quot;.ily&quot;" office:value-type="string" office:string-value="clementi-op42-mid-L45-prel-fismin.ily">
            <text:p>clementi-op42-mid-L45-prel-fismin.ily</text:p>
          </table:table-cell>
          <table:table-cell table:style-name="ce5" table:formula="of:=midiprefix&amp;&quot;mus-L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&quot;.ily&quot;" office:value-type="string" office:string-value="clementi-op42-mus-L45-prel-fismin.ily">
            <text:p>clementi-op42-mus-L45-prel-fismin.ily</text:p>
          </table:table-cell>
          <table:table-cell table:formula="of:=&quot;cp &quot;&amp;[.L93]&amp;&quot; ./ilys/&quot;&amp;[.M93]" office:value-type="string" office:string-value="cp art-of-playing-part2-lesson45-prel-fsmin.ily ./ilys/clementi-op42-lyt-L45-prel-fismin.ily">
            <text:p>cp art-of-playing-part2-lesson45-prel-fsmin.ily ./ilys/clementi-op42-lyt-L45-prel-fismin.ily</text:p>
          </table:table-cell>
          <table:table-cell table:formula="of:=&quot;cp &quot;&amp;[.L93]&amp;&quot;  ./ilys/&quot;&amp;[.N93]" office:value-type="string" office:string-value="cp art-of-playing-part2-lesson45-prel-fsmin.ily  ./ilys/clementi-op42-mid-L45-prel-fismin.ily">
            <text:p>cp art-of-playing-part2-lesson45-prel-fsmin.ily <text:s/>./ilys/clementi-op42-mid-L45-prel-fismin.ily</text:p>
          </table:table-cell>
          <table:table-cell table:formula="of:=&quot;cp &quot;&amp;[.L93]&amp;&quot;  ./ilys/&quot;&amp;[.O93]" office:value-type="string" office:string-value="cp art-of-playing-part2-lesson45-prel-fsmin.ily  ./ilys/clementi-op42-mus-L45-prel-fismin.ily">
            <text:p>cp art-of-playing-part2-lesson45-prel-fsmin.ily <text:s/>./ilys/clementi-op42-mus-L45-prel-fismin.ily</text:p>
          </table:table-cell>
          <table:table-cell table:formula="of:=&quot;\include &quot;&quot;&quot;&amp;[.O93]&amp;&quot;&quot;&quot;&quot;" office:value-type="string" office:string-value="\include &quot;clementi-op42-mus-L45-prel-fismin.ily&quot;">
            <text:p>\include "clementi-op42-mus-L45-prel-fismin.ily"</text:p>
          </table:table-cell>
          <table:table-cell table:formula="of:=&quot;  \include &quot;&quot;ilys/&quot;&amp;[.M93]&amp;&quot;&quot;&quot;&quot;" office:value-type="string" office:string-value="  \include &quot;ilys/clementi-op42-lyt-L45-prel-fismin.ily&quot;">
            <text:p><text:s text:c="2"/>\include "ilys/clementi-op42-lyt-L45-prel-fismin.ily"</text:p>
          </table:table-cell>
          <table:table-cell table:formula="of:=&quot;\book {   \bookOutputName &quot;&quot;&quot;&amp;[.K93]&amp;&quot;&quot;&quot;&quot;" office:value-type="string" office:string-value="\book {   \bookOutputName &quot;clementi-op42-les45-prel-fismin&quot;">
            <text:p>\book { <text:s text:c="2"/>\bookOutputName "clementi-op42-les45-prel-fismin"</text:p>
          </table:table-cell>
          <table:table-cell table:formula="of:=&quot;\include &quot;&quot;ilys/&quot;&amp;[.N93]&amp;&quot;&quot;&quot;&quot;" office:value-type="string" office:string-value="\include &quot;ilys/clementi-op42-mid-L45-prel-fismin.ily&quot;">
            <text:p>\include "ilys/clementi-op42-mid-L45-prel-fismin.ily"</text:p>
          </table:table-cell>
          <table:table-cell table:number-columns-repeated="5"/>
        </table:table-row>
        <table:table-row table:style-name="ro5">
          <table:table-cell office:value-type="string">
            <text:p>Adagio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fismin</text:p>
          </table:table-cell>
          <table:table-cell office:value-type="string">
            <text:p>corelli</text:p>
          </table:table-cell>
          <table:table-cell table:number-columns-repeated="2" office:value-type="string">
            <text:p>adagio</text:p>
          </table:table-cell>
          <table:table-cell/>
          <table:table-cell office:value-type="string">
            <text:p>adag</text:p>
          </table:table-cell>
          <table:table-cell/>
          <table:table-cell table:formula="of:=midiprefix&amp;&quot;les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IF(NOT(ISBLANK([.I94]));&quot;-&quot;&amp;[.I94];&quot;&quot;)" office:value-type="string" office:string-value="clementi-op42-les45-corelli-adag">
            <text:p>clementi-op42-les45-corelli-adag</text:p>
          </table:table-cell>
          <table:table-cell office:value-type="string">
            <text:p>art-of-playing-part2-lesson45-corelli.ily</text:p>
          </table:table-cell>
          <table:table-cell table:formula="of:=midiprefix&amp;&quot;lyt-L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&quot;.ily&quot;" office:value-type="string" office:string-value="clementi-op42-lyt-L45-corelli.ily">
            <text:p>clementi-op42-lyt-L45-corelli.ily</text:p>
          </table:table-cell>
          <table:table-cell table:formula="of:=midiprefix&amp;&quot;mid-L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&quot;.ily&quot;" office:value-type="string" office:string-value="clementi-op42-mid-L45-corelli.ily">
            <text:p>clementi-op42-mid-L45-corelli.ily</text:p>
          </table:table-cell>
          <table:table-cell table:style-name="ce5" table:formula="of:=midiprefix&amp;&quot;mus-L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&quot;.ily&quot;" office:value-type="string" office:string-value="clementi-op42-mus-L45-corelli.ily">
            <text:p>clementi-op42-mus-L45-corelli.ily</text:p>
          </table:table-cell>
          <table:table-cell table:formula="of:=&quot;cp &quot;&amp;[.L94]&amp;&quot; ./ilys/&quot;&amp;[.M94]" office:value-type="string" office:string-value="cp art-of-playing-part2-lesson45-corelli.ily ./ilys/clementi-op42-lyt-L45-corelli.ily">
            <text:p>cp art-of-playing-part2-lesson45-corelli.ily ./ilys/clementi-op42-lyt-L45-corelli.ily</text:p>
          </table:table-cell>
          <table:table-cell table:formula="of:=&quot;cp &quot;&amp;[.L94]&amp;&quot;  ./ilys/&quot;&amp;[.N94]" office:value-type="string" office:string-value="cp art-of-playing-part2-lesson45-corelli.ily  ./ilys/clementi-op42-mid-L45-corelli.ily">
            <text:p>cp art-of-playing-part2-lesson45-corelli.ily <text:s/>./ilys/clementi-op42-mid-L45-corelli.ily</text:p>
          </table:table-cell>
          <table:table-cell table:formula="of:=&quot;cp &quot;&amp;[.L94]&amp;&quot;  ./ilys/&quot;&amp;[.O94]" office:value-type="string" office:string-value="cp art-of-playing-part2-lesson45-corelli.ily  ./ilys/clementi-op42-mus-L45-corelli.ily">
            <text:p>cp art-of-playing-part2-lesson45-corelli.ily <text:s/>./ilys/clementi-op42-mus-L45-corelli.ily</text:p>
          </table:table-cell>
          <table:table-cell table:formula="of:=&quot;\include &quot;&quot;&quot;&amp;[.O94]&amp;&quot;&quot;&quot;&quot;" office:value-type="string" office:string-value="\include &quot;clementi-op42-mus-L45-corelli.ily&quot;">
            <text:p>\include "clementi-op42-mus-L45-corelli.ily"</text:p>
          </table:table-cell>
          <table:table-cell table:formula="of:=&quot;  \include &quot;&quot;ilys/&quot;&amp;[.M94]&amp;&quot;&quot;&quot;&quot;" office:value-type="string" office:string-value="  \include &quot;ilys/clementi-op42-lyt-L45-corelli.ily&quot;">
            <text:p><text:s text:c="2"/>\include "ilys/clementi-op42-lyt-L45-corelli.ily"</text:p>
          </table:table-cell>
          <table:table-cell table:formula="of:=&quot;\book {   \bookOutputName &quot;&quot;&quot;&amp;[.K94]&amp;&quot;&quot;&quot;&quot;" office:value-type="string" office:string-value="\book {   \bookOutputName &quot;clementi-op42-les45-corelli-adag&quot;">
            <text:p>\book { <text:s text:c="2"/>\bookOutputName "clementi-op42-les45-corelli-adag"</text:p>
          </table:table-cell>
          <table:table-cell table:formula="of:=&quot;\include &quot;&quot;ilys/&quot;&amp;[.N94]&amp;&quot;&quot;&quot;&quot;" office:value-type="string" office:string-value="\include &quot;ilys/clementi-op42-mid-L45-corelli.ily&quot;">
            <text:p>\include "ilys/clementi-op42-mid-L45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aes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IF(NOT(ISBLANK([.I95]));&quot;-&quot;&amp;[.I95];&quot;&quot;)" office:value-type="string" office:string-value="clementi-op42-les46-prel-aesmaj">
            <text:p>clementi-op42-les46-prel-aesmaj</text:p>
          </table:table-cell>
          <table:table-cell office:value-type="string">
            <text:p>art-of-playing-part2-lesson46-prel-abmaj.ily</text:p>
          </table:table-cell>
          <table:table-cell table:formula="of:=midiprefix&amp;&quot;lyt-L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&quot;.ily&quot;" office:value-type="string" office:string-value="clementi-op42-lyt-L46-prel-aesmaj.ily">
            <text:p>clementi-op42-lyt-L46-prel-aesmaj.ily</text:p>
          </table:table-cell>
          <table:table-cell table:formula="of:=midiprefix&amp;&quot;mid-L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&quot;.ily&quot;" office:value-type="string" office:string-value="clementi-op42-mid-L46-prel-aesmaj.ily">
            <text:p>clementi-op42-mid-L46-prel-aesmaj.ily</text:p>
          </table:table-cell>
          <table:table-cell table:style-name="ce5" table:formula="of:=midiprefix&amp;&quot;mus-L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&quot;.ily&quot;" office:value-type="string" office:string-value="clementi-op42-mus-L46-prel-aesmaj.ily">
            <text:p>clementi-op42-mus-L46-prel-aesmaj.ily</text:p>
          </table:table-cell>
          <table:table-cell table:formula="of:=&quot;cp &quot;&amp;[.L95]&amp;&quot; ./ilys/&quot;&amp;[.M95]" office:value-type="string" office:string-value="cp art-of-playing-part2-lesson46-prel-abmaj.ily ./ilys/clementi-op42-lyt-L46-prel-aesmaj.ily">
            <text:p>cp art-of-playing-part2-lesson46-prel-abmaj.ily ./ilys/clementi-op42-lyt-L46-prel-aesmaj.ily</text:p>
          </table:table-cell>
          <table:table-cell table:formula="of:=&quot;cp &quot;&amp;[.L95]&amp;&quot;  ./ilys/&quot;&amp;[.N95]" office:value-type="string" office:string-value="cp art-of-playing-part2-lesson46-prel-abmaj.ily  ./ilys/clementi-op42-mid-L46-prel-aesmaj.ily">
            <text:p>cp art-of-playing-part2-lesson46-prel-abmaj.ily <text:s/>./ilys/clementi-op42-mid-L46-prel-aesmaj.ily</text:p>
          </table:table-cell>
          <table:table-cell table:formula="of:=&quot;cp &quot;&amp;[.L95]&amp;&quot;  ./ilys/&quot;&amp;[.O95]" office:value-type="string" office:string-value="cp art-of-playing-part2-lesson46-prel-abmaj.ily  ./ilys/clementi-op42-mus-L46-prel-aesmaj.ily">
            <text:p>cp art-of-playing-part2-lesson46-prel-abmaj.ily <text:s/>./ilys/clementi-op42-mus-L46-prel-aesmaj.ily</text:p>
          </table:table-cell>
          <table:table-cell table:formula="of:=&quot;\include &quot;&quot;&quot;&amp;[.O95]&amp;&quot;&quot;&quot;&quot;" office:value-type="string" office:string-value="\include &quot;clementi-op42-mus-L46-prel-aesmaj.ily&quot;">
            <text:p>\include "clementi-op42-mus-L46-prel-aesmaj.ily"</text:p>
          </table:table-cell>
          <table:table-cell table:formula="of:=&quot;  \include &quot;&quot;ilys/&quot;&amp;[.M95]&amp;&quot;&quot;&quot;&quot;" office:value-type="string" office:string-value="  \include &quot;ilys/clementi-op42-lyt-L46-prel-aesmaj.ily&quot;">
            <text:p><text:s text:c="2"/>\include "ilys/clementi-op42-lyt-L46-prel-aesmaj.ily"</text:p>
          </table:table-cell>
          <table:table-cell table:formula="of:=&quot;\book {   \bookOutputName &quot;&quot;&quot;&amp;[.K95]&amp;&quot;&quot;&quot;&quot;" office:value-type="string" office:string-value="\book {   \bookOutputName &quot;clementi-op42-les46-prel-aesmaj&quot;">
            <text:p>\book { <text:s text:c="2"/>\bookOutputName "clementi-op42-les46-prel-aesmaj"</text:p>
          </table:table-cell>
          <table:table-cell table:formula="of:=&quot;\include &quot;&quot;ilys/&quot;&amp;[.N95]&amp;&quot;&quot;&quot;&quot;" office:value-type="string" office:string-value="\include &quot;ilys/clementi-op42-mid-L46-prel-aesmaj.ily&quot;">
            <text:p>\include "ilys/clementi-op42-mid-L46-prel-aesmaj.ily"</text:p>
          </table:table-cell>
          <table:table-cell table:number-columns-repeated="5"/>
        </table:table-row>
        <table:table-row table:style-name="ro5">
          <table:table-cell office:value-type="string">
            <text:p>Slow March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aesmaj</text:p>
          </table:table-cell>
          <table:table-cell office:value-type="string">
            <text:p>couperin</text:p>
          </table:table-cell>
          <table:table-cell office:value-type="string">
            <text:p>march</text:p>
          </table:table-cell>
          <table:table-cell office:value-type="string">
            <text:p>Poco-andante</text:p>
          </table:table-cell>
          <table:table-cell/>
          <table:table-cell office:value-type="string">
            <text:p>march</text:p>
          </table:table-cell>
          <table:table-cell/>
          <table:table-cell table:formula="of:=midiprefix&amp;&quot;les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IF(NOT(ISBLANK([.I96]));&quot;-&quot;&amp;[.I96];&quot;&quot;)" office:value-type="string" office:string-value="clementi-op42-les46-couperin-march">
            <text:p>clementi-op42-les46-couperin-march</text:p>
          </table:table-cell>
          <table:table-cell office:value-type="string">
            <text:p>art-of-playing-part2-lesson46-couperin.ily</text:p>
          </table:table-cell>
          <table:table-cell table:formula="of:=midiprefix&amp;&quot;lyt-L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&quot;.ily&quot;" office:value-type="string" office:string-value="clementi-op42-lyt-L46-couperin.ily">
            <text:p>clementi-op42-lyt-L46-couperin.ily</text:p>
          </table:table-cell>
          <table:table-cell table:formula="of:=midiprefix&amp;&quot;mid-L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&quot;.ily&quot;" office:value-type="string" office:string-value="clementi-op42-mid-L46-couperin.ily">
            <text:p>clementi-op42-mid-L46-couperin.ily</text:p>
          </table:table-cell>
          <table:table-cell table:style-name="ce5" table:formula="of:=midiprefix&amp;&quot;mus-L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&quot;.ily&quot;" office:value-type="string" office:string-value="clementi-op42-mus-L46-couperin.ily">
            <text:p>clementi-op42-mus-L46-couperin.ily</text:p>
          </table:table-cell>
          <table:table-cell table:formula="of:=&quot;cp &quot;&amp;[.L96]&amp;&quot; ./ilys/&quot;&amp;[.M96]" office:value-type="string" office:string-value="cp art-of-playing-part2-lesson46-couperin.ily ./ilys/clementi-op42-lyt-L46-couperin.ily">
            <text:p>cp art-of-playing-part2-lesson46-couperin.ily ./ilys/clementi-op42-lyt-L46-couperin.ily</text:p>
          </table:table-cell>
          <table:table-cell table:formula="of:=&quot;cp &quot;&amp;[.L96]&amp;&quot;  ./ilys/&quot;&amp;[.N96]" office:value-type="string" office:string-value="cp art-of-playing-part2-lesson46-couperin.ily  ./ilys/clementi-op42-mid-L46-couperin.ily">
            <text:p>cp art-of-playing-part2-lesson46-couperin.ily <text:s/>./ilys/clementi-op42-mid-L46-couperin.ily</text:p>
          </table:table-cell>
          <table:table-cell table:formula="of:=&quot;cp &quot;&amp;[.L96]&amp;&quot;  ./ilys/&quot;&amp;[.O96]" office:value-type="string" office:string-value="cp art-of-playing-part2-lesson46-couperin.ily  ./ilys/clementi-op42-mus-L46-couperin.ily">
            <text:p>cp art-of-playing-part2-lesson46-couperin.ily <text:s/>./ilys/clementi-op42-mus-L46-couperin.ily</text:p>
          </table:table-cell>
          <table:table-cell table:formula="of:=&quot;\include &quot;&quot;&quot;&amp;[.O96]&amp;&quot;&quot;&quot;&quot;" office:value-type="string" office:string-value="\include &quot;clementi-op42-mus-L46-couperin.ily&quot;">
            <text:p>\include "clementi-op42-mus-L46-couperin.ily"</text:p>
          </table:table-cell>
          <table:table-cell table:formula="of:=&quot;  \include &quot;&quot;ilys/&quot;&amp;[.M96]&amp;&quot;&quot;&quot;&quot;" office:value-type="string" office:string-value="  \include &quot;ilys/clementi-op42-lyt-L46-couperin.ily&quot;">
            <text:p><text:s text:c="2"/>\include "ilys/clementi-op42-lyt-L46-couperin.ily"</text:p>
          </table:table-cell>
          <table:table-cell table:formula="of:=&quot;\book {   \bookOutputName &quot;&quot;&quot;&amp;[.K96]&amp;&quot;&quot;&quot;&quot;" office:value-type="string" office:string-value="\book {   \bookOutputName &quot;clementi-op42-les46-couperin-march&quot;">
            <text:p>\book { <text:s text:c="2"/>\bookOutputName "clementi-op42-les46-couperin-march"</text:p>
          </table:table-cell>
          <table:table-cell table:formula="of:=&quot;\include &quot;&quot;ilys/&quot;&amp;[.N96]&amp;&quot;&quot;&quot;&quot;" office:value-type="string" office:string-value="\include &quot;ilys/clementi-op42-mid-L46-couperin.ily&quot;">
            <text:p>\include "ilys/clementi-op42-mid-L46-couperin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f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IF(NOT(ISBLANK([.I97]));&quot;-&quot;&amp;[.I97];&quot;&quot;)" office:value-type="string" office:string-value="clementi-op42-les47-prel-fmin">
            <text:p>clementi-op42-les47-prel-fmin</text:p>
          </table:table-cell>
          <table:table-cell office:value-type="string">
            <text:p>art-of-playing-part2-lesson47-prel-fmin.ily</text:p>
          </table:table-cell>
          <table:table-cell table:formula="of:=midiprefix&amp;&quot;lyt-L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&quot;.ily&quot;" office:value-type="string" office:string-value="clementi-op42-lyt-L47-prel-fmin.ily">
            <text:p>clementi-op42-lyt-L47-prel-fmin.ily</text:p>
          </table:table-cell>
          <table:table-cell table:formula="of:=midiprefix&amp;&quot;mid-L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&quot;.ily&quot;" office:value-type="string" office:string-value="clementi-op42-mid-L47-prel-fmin.ily">
            <text:p>clementi-op42-mid-L47-prel-fmin.ily</text:p>
          </table:table-cell>
          <table:table-cell table:style-name="ce5" table:formula="of:=midiprefix&amp;&quot;mus-L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&quot;.ily&quot;" office:value-type="string" office:string-value="clementi-op42-mus-L47-prel-fmin.ily">
            <text:p>clementi-op42-mus-L47-prel-fmin.ily</text:p>
          </table:table-cell>
          <table:table-cell table:formula="of:=&quot;cp &quot;&amp;[.L97]&amp;&quot; ./ilys/&quot;&amp;[.M97]" office:value-type="string" office:string-value="cp art-of-playing-part2-lesson47-prel-fmin.ily ./ilys/clementi-op42-lyt-L47-prel-fmin.ily">
            <text:p>cp art-of-playing-part2-lesson47-prel-fmin.ily ./ilys/clementi-op42-lyt-L47-prel-fmin.ily</text:p>
          </table:table-cell>
          <table:table-cell table:formula="of:=&quot;cp &quot;&amp;[.L97]&amp;&quot;  ./ilys/&quot;&amp;[.N97]" office:value-type="string" office:string-value="cp art-of-playing-part2-lesson47-prel-fmin.ily  ./ilys/clementi-op42-mid-L47-prel-fmin.ily">
            <text:p>cp art-of-playing-part2-lesson47-prel-fmin.ily <text:s/>./ilys/clementi-op42-mid-L47-prel-fmin.ily</text:p>
          </table:table-cell>
          <table:table-cell table:formula="of:=&quot;cp &quot;&amp;[.L97]&amp;&quot;  ./ilys/&quot;&amp;[.O97]" office:value-type="string" office:string-value="cp art-of-playing-part2-lesson47-prel-fmin.ily  ./ilys/clementi-op42-mus-L47-prel-fmin.ily">
            <text:p>cp art-of-playing-part2-lesson47-prel-fmin.ily <text:s/>./ilys/clementi-op42-mus-L47-prel-fmin.ily</text:p>
          </table:table-cell>
          <table:table-cell table:formula="of:=&quot;\include &quot;&quot;&quot;&amp;[.O97]&amp;&quot;&quot;&quot;&quot;" office:value-type="string" office:string-value="\include &quot;clementi-op42-mus-L47-prel-fmin.ily&quot;">
            <text:p>\include "clementi-op42-mus-L47-prel-fmin.ily"</text:p>
          </table:table-cell>
          <table:table-cell table:formula="of:=&quot;  \include &quot;&quot;ilys/&quot;&amp;[.M97]&amp;&quot;&quot;&quot;&quot;" office:value-type="string" office:string-value="  \include &quot;ilys/clementi-op42-lyt-L47-prel-fmin.ily&quot;">
            <text:p><text:s text:c="2"/>\include "ilys/clementi-op42-lyt-L47-prel-fmin.ily"</text:p>
          </table:table-cell>
          <table:table-cell table:formula="of:=&quot;\book {   \bookOutputName &quot;&quot;&quot;&amp;[.K97]&amp;&quot;&quot;&quot;&quot;" office:value-type="string" office:string-value="\book {   \bookOutputName &quot;clementi-op42-les47-prel-fmin&quot;">
            <text:p>\book { <text:s text:c="2"/>\bookOutputName "clementi-op42-les47-prel-fmin"</text:p>
          </table:table-cell>
          <table:table-cell table:formula="of:=&quot;\include &quot;&quot;ilys/&quot;&amp;[.N97]&amp;&quot;&quot;&quot;&quot;" office:value-type="string" office:string-value="\include &quot;ilys/clementi-op42-mid-L47-prel-fmin.ily&quot;">
            <text:p>\include "ilys/clementi-op42-mid-L47-prel-fmin.ily"</text:p>
          </table:table-cell>
          <table:table-cell table:number-columns-repeated="5"/>
        </table:table-row>
        <table:table-row table:style-name="ro5">
          <table:table-cell office:value-type="string">
            <text:p>Allegretto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fmin</text:p>
          </table:table-cell>
          <table:table-cell office:value-type="string">
            <text:p>couperin</text:p>
          </table:table-cell>
          <table:table-cell office:value-type="string">
            <text:p>allegretto</text:p>
          </table:table-cell>
          <table:table-cell office:value-type="string">
            <text:p>Piu-tosto-vivace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IF(NOT(ISBLANK([.I98]));&quot;-&quot;&amp;[.I98];&quot;&quot;)" office:value-type="string" office:string-value="clementi-op42-les47-couperin-alleg">
            <text:p>clementi-op42-les47-couperin-alleg</text:p>
          </table:table-cell>
          <table:table-cell office:value-type="string">
            <text:p>art-of-playing-part2-lesson47-couperin.ily</text:p>
          </table:table-cell>
          <table:table-cell table:formula="of:=midiprefix&amp;&quot;lyt-L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&quot;.ily&quot;" office:value-type="string" office:string-value="clementi-op42-lyt-L47-couperin.ily">
            <text:p>clementi-op42-lyt-L47-couperin.ily</text:p>
          </table:table-cell>
          <table:table-cell table:formula="of:=midiprefix&amp;&quot;mid-L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&quot;.ily&quot;" office:value-type="string" office:string-value="clementi-op42-mid-L47-couperin.ily">
            <text:p>clementi-op42-mid-L47-couperin.ily</text:p>
          </table:table-cell>
          <table:table-cell table:style-name="ce5" table:formula="of:=midiprefix&amp;&quot;mus-L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&quot;.ily&quot;" office:value-type="string" office:string-value="clementi-op42-mus-L47-couperin.ily">
            <text:p>clementi-op42-mus-L47-couperin.ily</text:p>
          </table:table-cell>
          <table:table-cell table:formula="of:=&quot;cp &quot;&amp;[.L98]&amp;&quot; ./ilys/&quot;&amp;[.M98]" office:value-type="string" office:string-value="cp art-of-playing-part2-lesson47-couperin.ily ./ilys/clementi-op42-lyt-L47-couperin.ily">
            <text:p>cp art-of-playing-part2-lesson47-couperin.ily ./ilys/clementi-op42-lyt-L47-couperin.ily</text:p>
          </table:table-cell>
          <table:table-cell table:formula="of:=&quot;cp &quot;&amp;[.L98]&amp;&quot;  ./ilys/&quot;&amp;[.N98]" office:value-type="string" office:string-value="cp art-of-playing-part2-lesson47-couperin.ily  ./ilys/clementi-op42-mid-L47-couperin.ily">
            <text:p>cp art-of-playing-part2-lesson47-couperin.ily <text:s/>./ilys/clementi-op42-mid-L47-couperin.ily</text:p>
          </table:table-cell>
          <table:table-cell table:formula="of:=&quot;cp &quot;&amp;[.L98]&amp;&quot;  ./ilys/&quot;&amp;[.O98]" office:value-type="string" office:string-value="cp art-of-playing-part2-lesson47-couperin.ily  ./ilys/clementi-op42-mus-L47-couperin.ily">
            <text:p>cp art-of-playing-part2-lesson47-couperin.ily <text:s/>./ilys/clementi-op42-mus-L47-couperin.ily</text:p>
          </table:table-cell>
          <table:table-cell table:formula="of:=&quot;\include &quot;&quot;&quot;&amp;[.O98]&amp;&quot;&quot;&quot;&quot;" office:value-type="string" office:string-value="\include &quot;clementi-op42-mus-L47-couperin.ily&quot;">
            <text:p>\include "clementi-op42-mus-L47-couperin.ily"</text:p>
          </table:table-cell>
          <table:table-cell table:formula="of:=&quot;  \include &quot;&quot;ilys/&quot;&amp;[.M98]&amp;&quot;&quot;&quot;&quot;" office:value-type="string" office:string-value="  \include &quot;ilys/clementi-op42-lyt-L47-couperin.ily&quot;">
            <text:p><text:s text:c="2"/>\include "ilys/clementi-op42-lyt-L47-couperin.ily"</text:p>
          </table:table-cell>
          <table:table-cell table:formula="of:=&quot;\book {   \bookOutputName &quot;&quot;&quot;&amp;[.K98]&amp;&quot;&quot;&quot;&quot;" office:value-type="string" office:string-value="\book {   \bookOutputName &quot;clementi-op42-les47-couperin-alleg&quot;">
            <text:p>\book { <text:s text:c="2"/>\bookOutputName "clementi-op42-les47-couperin-alleg"</text:p>
          </table:table-cell>
          <table:table-cell table:formula="of:=&quot;\include &quot;&quot;ilys/&quot;&amp;[.N98]&amp;&quot;&quot;&quot;&quot;" office:value-type="string" office:string-value="\include &quot;ilys/clementi-op42-mid-L47-couperin.ily&quot;">
            <text:p>\include "ilys/clementi-op42-mid-L47-couperin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e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IF(NOT(ISBLANK([.I99]));&quot;-&quot;&amp;[.I99];&quot;&quot;)" office:value-type="string" office:string-value="clementi-op42-les48-prel-emaj">
            <text:p>clementi-op42-les48-prel-emaj</text:p>
          </table:table-cell>
          <table:table-cell office:value-type="string">
            <text:p>art-of-playing-part2-lesson48-prel-emaj.ily</text:p>
          </table:table-cell>
          <table:table-cell table:formula="of:=midiprefix&amp;&quot;lyt-L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&quot;.ily&quot;" office:value-type="string" office:string-value="clementi-op42-lyt-L48-prel-emaj.ily">
            <text:p>clementi-op42-lyt-L48-prel-emaj.ily</text:p>
          </table:table-cell>
          <table:table-cell table:formula="of:=midiprefix&amp;&quot;mid-L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&quot;.ily&quot;" office:value-type="string" office:string-value="clementi-op42-mid-L48-prel-emaj.ily">
            <text:p>clementi-op42-mid-L48-prel-emaj.ily</text:p>
          </table:table-cell>
          <table:table-cell table:style-name="ce5" table:formula="of:=midiprefix&amp;&quot;mus-L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&quot;.ily&quot;" office:value-type="string" office:string-value="clementi-op42-mus-L48-prel-emaj.ily">
            <text:p>clementi-op42-mus-L48-prel-emaj.ily</text:p>
          </table:table-cell>
          <table:table-cell table:formula="of:=&quot;cp &quot;&amp;[.L99]&amp;&quot; ./ilys/&quot;&amp;[.M99]" office:value-type="string" office:string-value="cp art-of-playing-part2-lesson48-prel-emaj.ily ./ilys/clementi-op42-lyt-L48-prel-emaj.ily">
            <text:p>cp art-of-playing-part2-lesson48-prel-emaj.ily ./ilys/clementi-op42-lyt-L48-prel-emaj.ily</text:p>
          </table:table-cell>
          <table:table-cell table:formula="of:=&quot;cp &quot;&amp;[.L99]&amp;&quot;  ./ilys/&quot;&amp;[.N99]" office:value-type="string" office:string-value="cp art-of-playing-part2-lesson48-prel-emaj.ily  ./ilys/clementi-op42-mid-L48-prel-emaj.ily">
            <text:p>cp art-of-playing-part2-lesson48-prel-emaj.ily <text:s/>./ilys/clementi-op42-mid-L48-prel-emaj.ily</text:p>
          </table:table-cell>
          <table:table-cell table:formula="of:=&quot;cp &quot;&amp;[.L99]&amp;&quot;  ./ilys/&quot;&amp;[.O99]" office:value-type="string" office:string-value="cp art-of-playing-part2-lesson48-prel-emaj.ily  ./ilys/clementi-op42-mus-L48-prel-emaj.ily">
            <text:p>cp art-of-playing-part2-lesson48-prel-emaj.ily <text:s/>./ilys/clementi-op42-mus-L48-prel-emaj.ily</text:p>
          </table:table-cell>
          <table:table-cell table:formula="of:=&quot;\include &quot;&quot;&quot;&amp;[.O99]&amp;&quot;&quot;&quot;&quot;" office:value-type="string" office:string-value="\include &quot;clementi-op42-mus-L48-prel-emaj.ily&quot;">
            <text:p>\include "clementi-op42-mus-L48-prel-emaj.ily"</text:p>
          </table:table-cell>
          <table:table-cell table:formula="of:=&quot;  \include &quot;&quot;ilys/&quot;&amp;[.M99]&amp;&quot;&quot;&quot;&quot;" office:value-type="string" office:string-value="  \include &quot;ilys/clementi-op42-lyt-L48-prel-emaj.ily&quot;">
            <text:p><text:s text:c="2"/>\include "ilys/clementi-op42-lyt-L48-prel-emaj.ily"</text:p>
          </table:table-cell>
          <table:table-cell table:formula="of:=&quot;\book {   \bookOutputName &quot;&quot;&quot;&amp;[.K99]&amp;&quot;&quot;&quot;&quot;" office:value-type="string" office:string-value="\book {   \bookOutputName &quot;clementi-op42-les48-prel-emaj&quot;">
            <text:p>\book { <text:s text:c="2"/>\bookOutputName "clementi-op42-les48-prel-emaj"</text:p>
          </table:table-cell>
          <table:table-cell table:formula="of:=&quot;\include &quot;&quot;ilys/&quot;&amp;[.N99]&amp;&quot;&quot;&quot;&quot;" office:value-type="string" office:string-value="\include &quot;ilys/clementi-op42-mid-L48-prel-emaj.ily&quot;">
            <text:p>\include "ilys/clementi-op42-mid-L48-prel-emaj.ily"</text:p>
          </table:table-cell>
          <table:table-cell table:number-columns-repeated="5"/>
        </table:table-row>
        <table:table-row table:style-name="ro5">
          <table:table-cell office:value-type="string">
            <text:p>Polonaise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emaj</text:p>
          </table:table-cell>
          <table:table-cell office:value-type="string">
            <text:p>bach</text:p>
          </table:table-cell>
          <table:table-cell office:value-type="string">
            <text:p>polonaise</text:p>
          </table:table-cell>
          <table:table-cell office:value-type="string">
            <text:p>andante</text:p>
          </table:table-cell>
          <table:table-cell office:value-type="string">
            <text:p>polonaise</text:p>
          </table:table-cell>
          <table:table-cell/>
          <table:table-cell/>
          <table:table-cell table:formula="of:=midiprefix&amp;&quot;les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IF(NOT(ISBLANK([.I100]));&quot;-&quot;&amp;[.I100];&quot;&quot;)" office:value-type="string" office:string-value="clementi-op42-les48-bach-polonaise">
            <text:p>clementi-op42-les48-bach-polonaise</text:p>
          </table:table-cell>
          <table:table-cell office:value-type="string">
            <text:p>art-of-playing-part2-lesson48-pol-emaj.ily</text:p>
          </table:table-cell>
          <table:table-cell table:formula="of:=midiprefix&amp;&quot;lyt-L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&quot;.ily&quot;" office:value-type="string" office:string-value="clementi-op42-lyt-L48-bach-polonaise.ily">
            <text:p>clementi-op42-lyt-L48-bach-polonaise.ily</text:p>
          </table:table-cell>
          <table:table-cell table:formula="of:=midiprefix&amp;&quot;mid-L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&quot;.ily&quot;" office:value-type="string" office:string-value="clementi-op42-mid-L48-bach-polonaise.ily">
            <text:p>clementi-op42-mid-L48-bach-polonaise.ily</text:p>
          </table:table-cell>
          <table:table-cell table:style-name="ce5" table:formula="of:=midiprefix&amp;&quot;mus-L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&quot;.ily&quot;" office:value-type="string" office:string-value="clementi-op42-mus-L48-bach-polonaise.ily">
            <text:p>clementi-op42-mus-L48-bach-polonaise.ily</text:p>
          </table:table-cell>
          <table:table-cell table:formula="of:=&quot;cp &quot;&amp;[.L100]&amp;&quot; ./ilys/&quot;&amp;[.M100]" office:value-type="string" office:string-value="cp art-of-playing-part2-lesson48-pol-emaj.ily ./ilys/clementi-op42-lyt-L48-bach-polonaise.ily">
            <text:p>cp art-of-playing-part2-lesson48-pol-emaj.ily ./ilys/clementi-op42-lyt-L48-bach-polonaise.ily</text:p>
          </table:table-cell>
          <table:table-cell table:formula="of:=&quot;cp &quot;&amp;[.L100]&amp;&quot;  ./ilys/&quot;&amp;[.N100]" office:value-type="string" office:string-value="cp art-of-playing-part2-lesson48-pol-emaj.ily  ./ilys/clementi-op42-mid-L48-bach-polonaise.ily">
            <text:p>cp art-of-playing-part2-lesson48-pol-emaj.ily <text:s/>./ilys/clementi-op42-mid-L48-bach-polonaise.ily</text:p>
          </table:table-cell>
          <table:table-cell table:formula="of:=&quot;cp &quot;&amp;[.L100]&amp;&quot;  ./ilys/&quot;&amp;[.O100]" office:value-type="string" office:string-value="cp art-of-playing-part2-lesson48-pol-emaj.ily  ./ilys/clementi-op42-mus-L48-bach-polonaise.ily">
            <text:p>cp art-of-playing-part2-lesson48-pol-emaj.ily <text:s/>./ilys/clementi-op42-mus-L48-bach-polonaise.ily</text:p>
          </table:table-cell>
          <table:table-cell table:formula="of:=&quot;\include &quot;&quot;&quot;&amp;[.O100]&amp;&quot;&quot;&quot;&quot;" office:value-type="string" office:string-value="\include &quot;clementi-op42-mus-L48-bach-polonaise.ily&quot;">
            <text:p>\include "clementi-op42-mus-L48-bach-polonaise.ily"</text:p>
          </table:table-cell>
          <table:table-cell table:formula="of:=&quot;  \include &quot;&quot;ilys/&quot;&amp;[.M100]&amp;&quot;&quot;&quot;&quot;" office:value-type="string" office:string-value="  \include &quot;ilys/clementi-op42-lyt-L48-bach-polonaise.ily&quot;">
            <text:p><text:s text:c="2"/>\include "ilys/clementi-op42-lyt-L48-bach-polonaise.ily"</text:p>
          </table:table-cell>
          <table:table-cell table:formula="of:=&quot;\book {   \bookOutputName &quot;&quot;&quot;&amp;[.K100]&amp;&quot;&quot;&quot;&quot;" office:value-type="string" office:string-value="\book {   \bookOutputName &quot;clementi-op42-les48-bach-polonaise&quot;">
            <text:p>\book { <text:s text:c="2"/>\bookOutputName "clementi-op42-les48-bach-polonaise"</text:p>
          </table:table-cell>
          <table:table-cell table:formula="of:=&quot;\include &quot;&quot;ilys/&quot;&amp;[.N100]&amp;&quot;&quot;&quot;&quot;" office:value-type="string" office:string-value="\include &quot;ilys/clementi-op42-mid-L48-bach-polonaise.ily&quot;">
            <text:p>\include "ilys/clementi-op42-mid-L48-bach-polonaise.ily"</text:p>
          </table:table-cell>
          <table:table-cell table:number-columns-repeated="5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emaj</text:p>
          </table:table-cell>
          <table:table-cell office:value-type="string">
            <text:p>bach</text:p>
          </table:table-cell>
          <table:table-cell office:value-type="string">
            <text:p>minuet</text:p>
          </table:table-cell>
          <table:table-cell office:value-type="string">
            <text:p>allegretto</text:p>
          </table:table-cell>
          <table:table-cell office:value-type="string">
            <text:p>minuet</text:p>
          </table:table-cell>
          <table:table-cell/>
          <table:table-cell/>
          <table:table-cell table:formula="of:=midiprefix&amp;&quot;les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IF(NOT(ISBLANK([.I101]));&quot;-&quot;&amp;[.I101];&quot;&quot;)" office:value-type="string" office:string-value="clementi-op42-les48-bach-minuet">
            <text:p>clementi-op42-les48-bach-minuet</text:p>
          </table:table-cell>
          <table:table-cell office:value-type="string">
            <text:p>art-of-playing-part2-lesson48-men-emaj.ily</text:p>
          </table:table-cell>
          <table:table-cell table:formula="of:=midiprefix&amp;&quot;lyt-L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&quot;.ily&quot;" office:value-type="string" office:string-value="clementi-op42-lyt-L48-bach-minuet.ily">
            <text:p>clementi-op42-lyt-L48-bach-minuet.ily</text:p>
          </table:table-cell>
          <table:table-cell table:formula="of:=midiprefix&amp;&quot;mid-L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&quot;.ily&quot;" office:value-type="string" office:string-value="clementi-op42-mid-L48-bach-minuet.ily">
            <text:p>clementi-op42-mid-L48-bach-minuet.ily</text:p>
          </table:table-cell>
          <table:table-cell table:style-name="ce5" table:formula="of:=midiprefix&amp;&quot;mus-L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&quot;.ily&quot;" office:value-type="string" office:string-value="clementi-op42-mus-L48-bach-minuet.ily">
            <text:p>clementi-op42-mus-L48-bach-minuet.ily</text:p>
          </table:table-cell>
          <table:table-cell table:formula="of:=&quot;cp &quot;&amp;[.L101]&amp;&quot; ./ilys/&quot;&amp;[.M101]" office:value-type="string" office:string-value="cp art-of-playing-part2-lesson48-men-emaj.ily ./ilys/clementi-op42-lyt-L48-bach-minuet.ily">
            <text:p>cp art-of-playing-part2-lesson48-men-emaj.ily ./ilys/clementi-op42-lyt-L48-bach-minuet.ily</text:p>
          </table:table-cell>
          <table:table-cell table:formula="of:=&quot;cp &quot;&amp;[.L101]&amp;&quot;  ./ilys/&quot;&amp;[.N101]" office:value-type="string" office:string-value="cp art-of-playing-part2-lesson48-men-emaj.ily  ./ilys/clementi-op42-mid-L48-bach-minuet.ily">
            <text:p>cp art-of-playing-part2-lesson48-men-emaj.ily <text:s/>./ilys/clementi-op42-mid-L48-bach-minuet.ily</text:p>
          </table:table-cell>
          <table:table-cell table:formula="of:=&quot;cp &quot;&amp;[.L101]&amp;&quot;  ./ilys/&quot;&amp;[.O101]" office:value-type="string" office:string-value="cp art-of-playing-part2-lesson48-men-emaj.ily  ./ilys/clementi-op42-mus-L48-bach-minuet.ily">
            <text:p>cp art-of-playing-part2-lesson48-men-emaj.ily <text:s/>./ilys/clementi-op42-mus-L48-bach-minuet.ily</text:p>
          </table:table-cell>
          <table:table-cell table:formula="of:=&quot;\include &quot;&quot;&quot;&amp;[.O101]&amp;&quot;&quot;&quot;&quot;" office:value-type="string" office:string-value="\include &quot;clementi-op42-mus-L48-bach-minuet.ily&quot;">
            <text:p>\include "clementi-op42-mus-L48-bach-minuet.ily"</text:p>
          </table:table-cell>
          <table:table-cell table:formula="of:=&quot;  \include &quot;&quot;ilys/&quot;&amp;[.M101]&amp;&quot;&quot;&quot;&quot;" office:value-type="string" office:string-value="  \include &quot;ilys/clementi-op42-lyt-L48-bach-minuet.ily&quot;">
            <text:p><text:s text:c="2"/>\include "ilys/clementi-op42-lyt-L48-bach-minuet.ily"</text:p>
          </table:table-cell>
          <table:table-cell table:formula="of:=&quot;\book {   \bookOutputName &quot;&quot;&quot;&amp;[.K101]&amp;&quot;&quot;&quot;&quot;" office:value-type="string" office:string-value="\book {   \bookOutputName &quot;clementi-op42-les48-bach-minuet&quot;">
            <text:p>\book { <text:s text:c="2"/>\bookOutputName "clementi-op42-les48-bach-minuet"</text:p>
          </table:table-cell>
          <table:table-cell table:formula="of:=&quot;\include &quot;&quot;ilys/&quot;&amp;[.N101]&amp;&quot;&quot;&quot;&quot;" office:value-type="string" office:string-value="\include &quot;ilys/clementi-op42-mid-L48-bach-minuet.ily&quot;">
            <text:p>\include "ilys/clementi-op42-mid-L48-bach-minuet.ily"</text:p>
          </table:table-cell>
          <table:table-cell table:number-columns-repeated="5"/>
        </table:table-row>
        <table:table-row table:style-name="ro5">
          <table:table-cell office:value-type="string">
            <text:p>Gavotta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string">
            <text:p>emaj</text:p>
          </table:table-cell>
          <table:table-cell office:value-type="string">
            <text:p>corelli</text:p>
          </table:table-cell>
          <table:table-cell office:value-type="string">
            <text:p>gavotta</text:p>
          </table:table-cell>
          <table:table-cell office:value-type="string">
            <text:p>allegro</text:p>
          </table:table-cell>
          <table:table-cell/>
          <table:table-cell office:value-type="string">
            <text:p>gavotta</text:p>
          </table:table-cell>
          <table:table-cell/>
          <table:table-cell table:formula="of:=midiprefix&amp;&quot;les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IF(NOT(ISBLANK([.I102]));&quot;-&quot;&amp;[.I102];&quot;&quot;)" office:value-type="string" office:string-value="clementi-op42-les49-corelli-gavotta">
            <text:p>clementi-op42-les49-corelli-gavotta</text:p>
          </table:table-cell>
          <table:table-cell office:value-type="string">
            <text:p>art-of-playing-part2-lesson49-corelli.ily</text:p>
          </table:table-cell>
          <table:table-cell table:formula="of:=midiprefix&amp;&quot;lyt-L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&quot;.ily&quot;" office:value-type="string" office:string-value="clementi-op42-lyt-L49-corelli.ily">
            <text:p>clementi-op42-lyt-L49-corelli.ily</text:p>
          </table:table-cell>
          <table:table-cell table:formula="of:=midiprefix&amp;&quot;mid-L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&quot;.ily&quot;" office:value-type="string" office:string-value="clementi-op42-mid-L49-corelli.ily">
            <text:p>clementi-op42-mid-L49-corelli.ily</text:p>
          </table:table-cell>
          <table:table-cell table:style-name="ce5" table:formula="of:=midiprefix&amp;&quot;mus-L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&quot;.ily&quot;" office:value-type="string" office:string-value="clementi-op42-mus-L49-corelli.ily">
            <text:p>clementi-op42-mus-L49-corelli.ily</text:p>
          </table:table-cell>
          <table:table-cell table:formula="of:=&quot;cp &quot;&amp;[.L102]&amp;&quot; ./ilys/&quot;&amp;[.M102]" office:value-type="string" office:string-value="cp art-of-playing-part2-lesson49-corelli.ily ./ilys/clementi-op42-lyt-L49-corelli.ily">
            <text:p>cp art-of-playing-part2-lesson49-corelli.ily ./ilys/clementi-op42-lyt-L49-corelli.ily</text:p>
          </table:table-cell>
          <table:table-cell table:formula="of:=&quot;cp &quot;&amp;[.L102]&amp;&quot;  ./ilys/&quot;&amp;[.N102]" office:value-type="string" office:string-value="cp art-of-playing-part2-lesson49-corelli.ily  ./ilys/clementi-op42-mid-L49-corelli.ily">
            <text:p>cp art-of-playing-part2-lesson49-corelli.ily <text:s/>./ilys/clementi-op42-mid-L49-corelli.ily</text:p>
          </table:table-cell>
          <table:table-cell table:formula="of:=&quot;cp &quot;&amp;[.L102]&amp;&quot;  ./ilys/&quot;&amp;[.O102]" office:value-type="string" office:string-value="cp art-of-playing-part2-lesson49-corelli.ily  ./ilys/clementi-op42-mus-L49-corelli.ily">
            <text:p>cp art-of-playing-part2-lesson49-corelli.ily <text:s/>./ilys/clementi-op42-mus-L49-corelli.ily</text:p>
          </table:table-cell>
          <table:table-cell table:formula="of:=&quot;\include &quot;&quot;&quot;&amp;[.O102]&amp;&quot;&quot;&quot;&quot;" office:value-type="string" office:string-value="\include &quot;clementi-op42-mus-L49-corelli.ily&quot;">
            <text:p>\include "clementi-op42-mus-L49-corelli.ily"</text:p>
          </table:table-cell>
          <table:table-cell table:formula="of:=&quot;  \include &quot;&quot;ilys/&quot;&amp;[.M102]&amp;&quot;&quot;&quot;&quot;" office:value-type="string" office:string-value="  \include &quot;ilys/clementi-op42-lyt-L49-corelli.ily&quot;">
            <text:p><text:s text:c="2"/>\include "ilys/clementi-op42-lyt-L49-corelli.ily"</text:p>
          </table:table-cell>
          <table:table-cell table:formula="of:=&quot;\book {   \bookOutputName &quot;&quot;&quot;&amp;[.K102]&amp;&quot;&quot;&quot;&quot;" office:value-type="string" office:string-value="\book {   \bookOutputName &quot;clementi-op42-les49-corelli-gavotta&quot;">
            <text:p>\book { <text:s text:c="2"/>\bookOutputName "clementi-op42-les49-corelli-gavotta"</text:p>
          </table:table-cell>
          <table:table-cell table:formula="of:=&quot;\include &quot;&quot;ilys/&quot;&amp;[.N102]&amp;&quot;&quot;&quot;&quot;" office:value-type="string" office:string-value="\include &quot;ilys/clementi-op42-mid-L49-corelli.ily&quot;">
            <text:p>\include "ilys/clementi-op42-mid-L49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cis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IF(NOT(ISBLANK([.I103]));&quot;-&quot;&amp;[.I103];&quot;&quot;)" office:value-type="string" office:string-value="clementi-op42-les50-prel-cismin">
            <text:p>clementi-op42-les50-prel-cismin</text:p>
          </table:table-cell>
          <table:table-cell office:value-type="string">
            <text:p>art-of-playing-part2-lesson50-prel-csharpmin.ily</text:p>
          </table:table-cell>
          <table:table-cell table:formula="of:=midiprefix&amp;&quot;lyt-L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&quot;.ily&quot;" office:value-type="string" office:string-value="clementi-op42-lyt-L50-prel-cismin.ily">
            <text:p>clementi-op42-lyt-L50-prel-cismin.ily</text:p>
          </table:table-cell>
          <table:table-cell table:formula="of:=midiprefix&amp;&quot;mid-L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&quot;.ily&quot;" office:value-type="string" office:string-value="clementi-op42-mid-L50-prel-cismin.ily">
            <text:p>clementi-op42-mid-L50-prel-cismin.ily</text:p>
          </table:table-cell>
          <table:table-cell table:style-name="ce5" table:formula="of:=midiprefix&amp;&quot;mus-L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&quot;.ily&quot;" office:value-type="string" office:string-value="clementi-op42-mus-L50-prel-cismin.ily">
            <text:p>clementi-op42-mus-L50-prel-cismin.ily</text:p>
          </table:table-cell>
          <table:table-cell table:formula="of:=&quot;cp &quot;&amp;[.L103]&amp;&quot; ./ilys/&quot;&amp;[.M103]" office:value-type="string" office:string-value="cp art-of-playing-part2-lesson50-prel-csharpmin.ily ./ilys/clementi-op42-lyt-L50-prel-cismin.ily">
            <text:p>cp art-of-playing-part2-lesson50-prel-csharpmin.ily ./ilys/clementi-op42-lyt-L50-prel-cismin.ily</text:p>
          </table:table-cell>
          <table:table-cell table:formula="of:=&quot;cp &quot;&amp;[.L103]&amp;&quot;  ./ilys/&quot;&amp;[.N103]" office:value-type="string" office:string-value="cp art-of-playing-part2-lesson50-prel-csharpmin.ily  ./ilys/clementi-op42-mid-L50-prel-cismin.ily">
            <text:p>cp art-of-playing-part2-lesson50-prel-csharpmin.ily <text:s/>./ilys/clementi-op42-mid-L50-prel-cismin.ily</text:p>
          </table:table-cell>
          <table:table-cell table:formula="of:=&quot;cp &quot;&amp;[.L103]&amp;&quot;  ./ilys/&quot;&amp;[.O103]" office:value-type="string" office:string-value="cp art-of-playing-part2-lesson50-prel-csharpmin.ily  ./ilys/clementi-op42-mus-L50-prel-cismin.ily">
            <text:p>cp art-of-playing-part2-lesson50-prel-csharpmin.ily <text:s/>./ilys/clementi-op42-mus-L50-prel-cismin.ily</text:p>
          </table:table-cell>
          <table:table-cell table:formula="of:=&quot;\include &quot;&quot;&quot;&amp;[.O103]&amp;&quot;&quot;&quot;&quot;" office:value-type="string" office:string-value="\include &quot;clementi-op42-mus-L50-prel-cismin.ily&quot;">
            <text:p>\include "clementi-op42-mus-L50-prel-cismin.ily"</text:p>
          </table:table-cell>
          <table:table-cell table:formula="of:=&quot;  \include &quot;&quot;ilys/&quot;&amp;[.M103]&amp;&quot;&quot;&quot;&quot;" office:value-type="string" office:string-value="  \include &quot;ilys/clementi-op42-lyt-L50-prel-cismin.ily&quot;">
            <text:p><text:s text:c="2"/>\include "ilys/clementi-op42-lyt-L50-prel-cismin.ily"</text:p>
          </table:table-cell>
          <table:table-cell table:formula="of:=&quot;\book {   \bookOutputName &quot;&quot;&quot;&amp;[.K103]&amp;&quot;&quot;&quot;&quot;" office:value-type="string" office:string-value="\book {   \bookOutputName &quot;clementi-op42-les50-prel-cismin&quot;">
            <text:p>\book { <text:s text:c="2"/>\bookOutputName "clementi-op42-les50-prel-cismin"</text:p>
          </table:table-cell>
          <table:table-cell table:formula="of:=&quot;\include &quot;&quot;ilys/&quot;&amp;[.N103]&amp;&quot;&quot;&quot;&quot;" office:value-type="string" office:string-value="\include &quot;ilys/clementi-op42-mid-L50-prel-cismin.ily&quot;">
            <text:p>\include "ilys/clementi-op42-mid-L50-prel-cismin.ily"</text:p>
          </table:table-cell>
          <table:table-cell table:number-columns-repeated="5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cismin</text:p>
          </table:table-cell>
          <table:table-cell office:value-type="string">
            <text:p>haydn</text:p>
          </table:table-cell>
          <table:table-cell office:value-type="string">
            <text:p>minuet</text:p>
          </table:table-cell>
          <table:table-cell office:value-type="string">
            <text:p>moderato</text:p>
          </table:table-cell>
          <table:table-cell/>
          <table:table-cell office:value-type="string">
            <text:p>minuet</text:p>
          </table:table-cell>
          <table:table-cell/>
          <table:table-cell table:formula="of:=midiprefix&amp;&quot;les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IF(NOT(ISBLANK([.I104]));&quot;-&quot;&amp;[.I104];&quot;&quot;)" office:value-type="string" office:string-value="clementi-op42-les50-haydn-minuet">
            <text:p>clementi-op42-les50-haydn-minuet</text:p>
          </table:table-cell>
          <table:table-cell office:value-type="string">
            <text:p>art-of-playing-part2-lesson50-haydn.ily</text:p>
          </table:table-cell>
          <table:table-cell table:formula="of:=midiprefix&amp;&quot;lyt-L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&quot;.ily&quot;" office:value-type="string" office:string-value="clementi-op42-lyt-L50-haydn.ily">
            <text:p>clementi-op42-lyt-L50-haydn.ily</text:p>
          </table:table-cell>
          <table:table-cell table:formula="of:=midiprefix&amp;&quot;mid-L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&quot;.ily&quot;" office:value-type="string" office:string-value="clementi-op42-mid-L50-haydn.ily">
            <text:p>clementi-op42-mid-L50-haydn.ily</text:p>
          </table:table-cell>
          <table:table-cell table:style-name="ce5" table:formula="of:=midiprefix&amp;&quot;mus-L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&quot;.ily&quot;" office:value-type="string" office:string-value="clementi-op42-mus-L50-haydn.ily">
            <text:p>clementi-op42-mus-L50-haydn.ily</text:p>
          </table:table-cell>
          <table:table-cell table:formula="of:=&quot;cp &quot;&amp;[.L104]&amp;&quot; ./ilys/&quot;&amp;[.M104]" office:value-type="string" office:string-value="cp art-of-playing-part2-lesson50-haydn.ily ./ilys/clementi-op42-lyt-L50-haydn.ily">
            <text:p>cp art-of-playing-part2-lesson50-haydn.ily ./ilys/clementi-op42-lyt-L50-haydn.ily</text:p>
          </table:table-cell>
          <table:table-cell table:formula="of:=&quot;cp &quot;&amp;[.L104]&amp;&quot;  ./ilys/&quot;&amp;[.N104]" office:value-type="string" office:string-value="cp art-of-playing-part2-lesson50-haydn.ily  ./ilys/clementi-op42-mid-L50-haydn.ily">
            <text:p>cp art-of-playing-part2-lesson50-haydn.ily <text:s/>./ilys/clementi-op42-mid-L50-haydn.ily</text:p>
          </table:table-cell>
          <table:table-cell table:formula="of:=&quot;cp &quot;&amp;[.L104]&amp;&quot;  ./ilys/&quot;&amp;[.O104]" office:value-type="string" office:string-value="cp art-of-playing-part2-lesson50-haydn.ily  ./ilys/clementi-op42-mus-L50-haydn.ily">
            <text:p>cp art-of-playing-part2-lesson50-haydn.ily <text:s/>./ilys/clementi-op42-mus-L50-haydn.ily</text:p>
          </table:table-cell>
          <table:table-cell table:formula="of:=&quot;\include &quot;&quot;&quot;&amp;[.O104]&amp;&quot;&quot;&quot;&quot;" office:value-type="string" office:string-value="\include &quot;clementi-op42-mus-L50-haydn.ily&quot;">
            <text:p>\include "clementi-op42-mus-L50-haydn.ily"</text:p>
          </table:table-cell>
          <table:table-cell table:formula="of:=&quot;  \include &quot;&quot;ilys/&quot;&amp;[.M104]&amp;&quot;&quot;&quot;&quot;" office:value-type="string" office:string-value="  \include &quot;ilys/clementi-op42-lyt-L50-haydn.ily&quot;">
            <text:p><text:s text:c="2"/>\include "ilys/clementi-op42-lyt-L50-haydn.ily"</text:p>
          </table:table-cell>
          <table:table-cell table:formula="of:=&quot;\book {   \bookOutputName &quot;&quot;&quot;&amp;[.K104]&amp;&quot;&quot;&quot;&quot;" office:value-type="string" office:string-value="\book {   \bookOutputName &quot;clementi-op42-les50-haydn-minuet&quot;">
            <text:p>\book { <text:s text:c="2"/>\bookOutputName "clementi-op42-les50-haydn-minuet"</text:p>
          </table:table-cell>
          <table:table-cell table:formula="of:=&quot;\include &quot;&quot;ilys/&quot;&amp;[.N104]&amp;&quot;&quot;&quot;&quot;" office:value-type="string" office:string-value="\include &quot;ilys/clementi-op42-mid-L50-haydn.ily&quot;">
            <text:p>\include "ilys/clementi-op42-mid-L50-haydn.ily"</text:p>
          </table:table-cell>
          <table:table-cell table:number-columns-repeated="5"/>
        </table:table-row>
        <table:table-row table:style-name="ro2" table:number-rows-repeated="1048471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constants" table:style-name="ta1">
        <table:table-column table:style-name="co2" table:default-cell-style-name="Default"/>
        <table:table-column table:style-name="co7" table:default-cell-style-name="Default"/>
        <table:table-row table:style-name="ro3">
          <table:table-cell table:number-columns-repeated="2"/>
        </table:table-row>
        <table:table-row table:style-name="ro1">
          <table:table-cell office:value-type="string">
            <text:p>MidiPrefix</text:p>
          </table:table-cell>
          <table:table-cell office:value-type="string">
            <text:p>clementi-op42-</text:p>
          </table:table-cell>
        </table:table-row>
        <table:table-row table:style-name="ro1">
          <table:table-cell office:value-type="string">
            <text:p>FilePrefix</text:p>
          </table:table-cell>
          <table:table-cell office:value-type="string">
            <text:p>clementi-op42-</text:p>
          </table:table-cell>
        </table:table-row>
      </table:table>
      <table:table table:name="Sheet3" table:style-name="ta1">
        <table:table-column table:style-name="co2" table:number-columns-repeated="4" table:default-cell-style-name="Default"/>
        <table:table-column table:style-name="co8" table:default-cell-style-name="Default"/>
        <table:table-column table:style-name="co2" table:default-cell-style-name="Default"/>
        <table:table-row table:style-name="ro3" table:number-rows-repeated="6"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chapter "Music Notation"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iminarie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Preliminaries 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Clef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Clef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he Scale, or Gamut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Scale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6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Interval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Interval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enor, Counter-tenor, and Soprano clefs explained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ClefsExplained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Figure, Length, and the relative Value of Notes and Rest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ValueOfNot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ime and its Division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TimeAndItsDivision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harps, Flats, etc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SharpsFlat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%{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Various other marks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OtherMark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bbreviation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Abbreviations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tyle, Graces, and marks of Expression, etc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StyleGrac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urns, Shakes, and Beats, explained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TurnsShakesBeat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8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ajor and Minor Modes or Keys; vulgarly called Sharp and Flat Keys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MajorMinorKey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Explanation of Various Term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VariousTerm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chapter "Fingering"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Fingering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iminary Direction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PrelimDirections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cales in all the Major keys, with their relative Minor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MajorMinorScal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eneral Remarks on the foregoing Scale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RemarksOnScal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Extensions and Contractions etc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ExtensionsContraction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Examples of fingering for the right hand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FingeringRightHand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he left hand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FingeringLeftHand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chapter "Preludes and Lessons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TwoIntroduction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C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-prel-c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way with melancholy: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-moderato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ria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-aria.ily"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ir, in Atalanta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-air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ir, in Saul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-air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Dead March, in Saul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5-march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6-allegro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A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7-prel-a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avotta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7-gavotta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F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8-prel-f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ir, in Judas Maccabeus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8-air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arch, in Judas Maccabeus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9-march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3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araband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0-sarabanda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 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3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ig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1-giga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5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rietta,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2-arietta-mozart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and Trio,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3-minuet-mozart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3-trio-mozart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e Réveilmatin, by Couperi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4-couper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D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5-prel-d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arghetto, by Scarlatt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5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mand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6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araband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7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G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8-prel-g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h vous dirai - je maman"<text:tab/>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8-dirai-mama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riste Raiso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9-triste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Fal, lal, la. Air in the Cherokee.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0-fal-lal-la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arghetto, by Pley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1-pley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3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rietta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2-arietta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erman Hymn, with Variations by Pley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-v1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-v2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-v3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ndantino, by Dussek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4-dussek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5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in Samson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6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%Arpeggio warning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od Save the Emperor, composed by Dr. Hayd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7-hayd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Rondo in the Gipsy stile, by Dr. Hayd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8-hayd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E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9-prel-e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ambourin by Rameau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9-rameau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B flat,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0-prel-bf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to by Scarlatt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0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indor - an Ai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1-lindor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and Trio,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2-mozart.ily" </text:p>
          </table:table-cell>
          <table:table-cell office:value-type="string">
            <text:p>noPageBreak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2-trio-mozart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avotta in Otho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3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ndante with Variations, by Crame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-v1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-v2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-v3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G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5-prel-g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, by Scarlatt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5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D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6-prel-d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avott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6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in Ariadne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7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arch in the Occasional Oratorio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8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Waltz, by Beethove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9-beethove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0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B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1-prel-b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ig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1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Rondo by C.P.E. Bach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2-cpebach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C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3-prel-c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Minuet, by Scarlatti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3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A Maj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4-prel-a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Andante Allegretto by Paradies.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4-paradies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F#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5-prel-fs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Adagio by Corelli.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5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A flat Maj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6-prel-ab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Slow March by Couperin.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6-couper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F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7-prel-f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Allegretto by Couperin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7-couper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E Maj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8-prel-e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olonoise and Minuet, by Sebastian Bach" %BWV 817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8-pol-emaj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8-men-e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Gavotta, by Corelli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9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L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C#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50-prel-csharp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Minuet, by Dr. Haydn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50-haydn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%}</text:p>
          </table:table-cell>
          <table:table-cell table:number-columns-repeated="2"/>
        </table:table-row>
        <table:table-row table:style-name="ro3" table:number-rows-repeated="2"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-prel-c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-moderato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-aria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-air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-air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5-march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6-allegro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7-prel-a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7-gavotta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8-prel-f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8-air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9-march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0-sarabanda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1-giga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2-arietta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3-minuet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3-trio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4-couper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5-prel-d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5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6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7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8-prel-g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8-dirai-mama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9-triste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0-fal-lal-la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1-pley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2-arietta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-v1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-v2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-v3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4-dussek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5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6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7-hayd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8-hayd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9-prel-e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9-rameau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0-prel-bf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0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1-lindor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2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2-trio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3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-v1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-v2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-v3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5-prel-g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5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6-prel-d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6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7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8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9-beethove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0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1-prel-b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1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2-cpebach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3-prel-c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3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4-prel-a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4-paradies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5-prel-fs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5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6-prel-ab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6-couper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7-prel-f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7-couper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8-prel-e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8-pol-e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8-men-e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9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50-prel-csharp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50-haydn.ily</text:p>
          </table:table-cell>
        </table:table-row>
      </table:table>
      <table:named-expressions>
        <table:named-range table:name="midiprefix" table:base-cell-address="$constants.$B$2" table:cell-range-address="$constants.$B$2"/>
        <table:named-range table:name="prefix" table:base-cell-address="$constants.$B$3" table:cell-range-address="$constants.$B$3"/>
      </table:named-expressions>
      <table:database-ranges>
        <table:database-range table:name="__Anonymous_Sheet_DB__2" table:target-range-address="Sheet3.E7:Sheet3.E365" table:display-filter-buttons="true" table:orientation="column">
          <table:filter>
            <table:filter-or>
              <table:filter-condition table:field-number="-2" table:value="include" table:operator="begins-with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10 10" svg:d="m0 0h10v10h-10z"/>
    <draw:marker draw:name="Arrowheads_20_2" draw:display-name="Arrowheads 2" svg:viewBox="0 0 20 30" svg:d="m10 0-10 30h20z"/>
    <draw:marker draw:name="Arrowheads_20_3" draw:display-name="Arrowheads 3" svg:viewBox="0 0 200 200" svg:d="m100 0c0 18-4 34-13 50s-21 27-37 37-32 13-50 13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Ruiz</meta:initial-creator>
    <meta:creation-date>2014-02-03T16:29:28</meta:creation-date>
    <dc:date>2014-02-08T18:38:42</dc:date>
    <dc:creator>Javier Ruiz</dc:creator>
    <meta:editing-duration>PT20H41M16S</meta:editing-duration>
    <meta:editing-cycles>7</meta:editing-cycles>
    <meta:generator>LibreOffice/3.5$Linux_x86 LibreOffice_project/350m1$Build-2</meta:generator>
    <meta:document-statistic meta:table-count="3" meta:cell-count="2700" meta:object-count="0"/>
  </office:meta>
</office:document-meta>
</file>